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2846in"/>
    </style:style>
    <style:style style:name="co3" style:family="table-column">
      <style:table-column-properties fo:break-before="auto" style:column-width="2.6882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2098in"/>
    </style:style>
    <style:style style:name="co8" style:family="table-column">
      <style:table-column-properties fo:break-before="auto" style:column-width="6.2799in"/>
    </style:style>
    <style:style style:name="co9" style:family="table-column">
      <style:table-column-properties fo:break-before="auto" style:column-width="3.863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161in"/>
    </style:style>
    <style:style style:name="co12" style:family="table-column">
      <style:table-column-properties fo:break-before="auto" style:column-width="3.709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3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&gt;15" style:apply-style-name="Untitled2" style:base-cell-address="Numbers.B1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gt;15" style:apply-style-name="Untitled2" style:base-cell-address="Number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36" style:family="table-cell" style:parent-style-name="Default">
      <style:text-properties style:font-name="Liberation Sans"/>
    </style:style>
    <style:style style:name="ce34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39" style:family="table-cell" style:parent-style-name="Default">
      <style:text-properties fo:font-weight="bold" style:font-weight-asian="bold" style:font-weight-complex="bold"/>
      <style:map style:condition="cell-content-is-between(1,14)" style:apply-style-name="Untitled3" style:base-cell-address="Numbers.B1"/>
    </style:style>
    <style:style style:name="ce40" style:family="table-cell" style:parent-style-name="Default">
      <style:map style:condition="cell-content()&gt;15" style:apply-style-name="Untitled2" style:base-cell-address="Numbers.B1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43" style:family="table-cell" style:parent-style-name="Default">
      <style:table-cell-properties fo:background-color="transparent"/>
      <style:map style:condition="cell-content()&gt;15" style:apply-style-name="Untitled2" style:base-cell-address="Numbers.B1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15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19" style:family="table-cell" style:parent-style-name="Default">
      <style:table-cell-properties style:rotation-angle="90"/>
    </style:style>
    <style:style style:name="ce5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4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9" table:default-cell-style-name="Default"/>
        <table:table-column table:style-name="co7" table:number-columns-repeated="2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number-columns-repeated="4" table:default-cell-style-name="Default"/>
        <table:table-column table:style-name="co7" table:default-cell-style-name="ce15"/>
        <table:table-column table:style-name="co7" table:number-columns-repeated="13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52" table:default-cell-style-name="ce15"/>
        <table:table-column table:style-name="co7" table:number-columns-repeated="884" table:default-cell-style-name="Default"/>
        <table:table-row table:style-name="ro1">
          <table:table-cell table:style-name="ce1" table:formula="of:=COM.MICROSOFT.TEXTJOIN(&quot;$&quot;; 1; [List.A$1:.A$1048576]) &amp; CHAR(10) &amp; CHAR(10) &amp; [.D1] &amp; CHAR(10) &amp; [.E1]" office:value-type="string" office:string-value="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$[b]2. [url=https://www.moddb.com/mods/brutal-doom/addons/project-brutality]Project Brutality[/url][/b] [[b]67[/b]: [size=85]Koto: 3, JDSH98: 2, TDRR: 1, MasterBeavis: 2, AlexThePianoNailer: 5, ErrantMasa: 4, iamcarrotmaster: 5, A_D_M_E_R_A_L: 5, Martinoz: 5, LastManonEarth: 5, Cacodemon345: 5, Craneo: 2, Dawn111: 4, Elodorian: 5, TheZombie: 2, DoomKrakken: 1, Valken: 2, Doomguy914: 2, omxgamer127: 5, Zonky: 2[/size]]$[b]3. [url=https://forum.zdoom.org/viewtopic.php?t=37044#p703341]DoomRL Arsenal[/url][/b] [[b]65[/b]: [size=85]wildweasel: 3,  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, headlesszombie: 3[/size]]$[b]4. [url=https://forum.zdoom.org/viewtopic.php?f=43&amp;t=37066#p703762]Guncaster[/url][/b] [[b]61[/b]: [size=85]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, Zonky: 2[/size]]$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$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$[b]7. [url=https://forum.zdoom.org/viewtopic.php?f=43&amp;t=57098#p1006858]High Noon Drifter[/url][/b] [[b]45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, Infirnex: 1[/size]]$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$[b]9. [url=https://forum.zdoom.org/viewtopic.php?t=54750#p965349]Death Foretold (D4T)[/url][/b] [[b]43[/b]: [size=85] TheNightATK300: 2, D3athStalker: 2, insightguy: 3, DoodGuy: 4, JDSH98: 5, AlphaEnt: 2, SunPraiser: 3, The_Abysswalker: 3, BerserkerNoir: 2, excedentia: 2, shotfan: 1, Craneo: 3, Dawn111: 5, kultasakaali: 2, DYD: 1, Valken: 1, rayburn: 1, omxgamer127: 1[/size]]$[b]10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$[b]11. [url=https://forum.zdoom.org/viewtopic.php?f=43&amp;t=57964#p1019776]Netronian Chaos[/url][/b] [[b]36[/b]: [size=85]TerminusEst13: 2, DrPyspy: 3, phantombeta: 5, undeadmonk354: 1,  TheNightATK300: 2, PlayerLin: 5, Turbo: 2, TheLightBad96: 2, Vostyok: 3, lizardcommando: 1, TDRR: 1, silentzora: 3, Jarewill: 1, spart_n: 2, terminator44: 1, Infirnex: 2[/size]]$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$[b]13. [url=https://forum.zdoom.org/viewtopic.php?f=43&amp;t=47980#p818030]Colourful Hell[/url][/b] [[b]31[/b]: [size=85]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[/size]]$[b]14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$[b]15. [url=http://www.moddb.com/mods/brutal-doom]Brutal Doom[/url][/b] [[b]28[/b]: [size=85]lil'devil: 1, Olroda: 1, Zcat: 1, Zan: 3, wolfmanfp: 1, Rowsol: 1, BerserkerNoir: 1, MasterBeavis: 1, AlexThePianoNailer: 5, Martinoz: 3, Dinosaur_Nerd: 2, Valken: 1, omxgamer127: 3,  Inconspicuousduck : 4[/size]]$[b]15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$[b]15. [url=https://forum.zdoom.org/viewtopic.php?f=19&amp;t=21681#p426527]Psychic[/url][/b] [[b]28[/b]: [size=85]TerminusEst13: 5, phantombeta: 2, Somagu: 1, Marrub: 5, Crazy Toni: 2, Tapwave: 3, Arcterezion: 5, Infirnex: 5[/size]]$[b]18. [url=https://forum.zdoom.org/viewtopic.php?t=51771#p902709]Samsara[/url][/b] [[b]27[/b]: [size=85]Matt: 1, Combine_Kegan: 3, Untitled: 5, Turbo: 3, Crazy Toni: 2, Cyanide: 1, GeneralDelphox: 1, Revae: 5, Hellser: 3, Dylan558: 3[/size]]$[b]18. [url=http://adventuresofsquare.com/]The Adventures of Square[/url][/b] [[b]27[/b]: [size=85]m8f: 1, Combine_Kegan: 3, ZippeyKeys12: 4, TriMetall: 1, Bigger C: 2, TheLightBad96: 2, Revae: 3, QuakedoomNukem Cz: 1, AlphaEnt: 2, Vostyok: 3, MasterBeavis: 2, DoomKrakken: 3[/size]]$[b]20. [url=https://forum.zdoom.org/viewtopic.php?f=19&amp;t=47573#p807968]Ashes 2063 TC[/url][/b] [[b]26[/b]: [size=85]m8f: 1, Olroda: 2, Bigger C: 3, TheLightBad96: 2, The_Abysswalker: 3, Error313: 3, Jarewill: 1, Curunir: 5, ReformedJoe: 5, rayburn: 1[/size]]$[b]20. [url=https://forum.zdoom.org/viewtopic.php?f=46&amp;t=62641#p1080654]Nash's Gore Mod[/url][/b] [[b]26[/b]: [size=85]Hipnotic Rogue: 1, AlphaEnt: 1, BerserkerNoir: 2, xim: 2, Rex705: 1, Craneo: 5, Hexereticdoom: 1, terminator44: 1, Lagi: 2, Arcterezion: 4, CherubCorps: 1, Xangelxal: 2,  Inconspicuousduck : 2, headlesszombie: 1[/size]]$[b]22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$[b]22. [url=https://forum.zdoom.org/viewtopic.php?f=43&amp;t=67025#p1132672]Hexen: Walpurgis[/url][/b] [[b]25[/b]: [size=85]eharper256: 1, Jarewill: 1, SallazarSpellcaster: 5, MaxRideWizardLord: 3, Lagi: 2, Valken: 1, ClessxAlghazanth: 2,  Inconspicuousduck : 4, Infirnex: 1, headlesszombie: 5[/size]]$[b]24. [url=https://boa.realm667.com/]Blade of Agony[/url][/b] [[b]24[/b]: [size=85]Caligari87: 2, ZikShadow: 1, The Ultimate DooMer: 1, dard22: 2, Zcat: 2, Zan: 1, Ravick: 1, Koto: 4, Solmir : 5, kultasakaali: 2, headlesszombie: 3[/size]]$[b]24. [url=https://forum.zdoom.org/viewtopic.php?t=46787#p786254]Demonsteele[/url][/b] [[b]24[/b]: [size=85]Untitled: 4, Captain J: 2, Azba: 1, Eric_: 3, Zcat: 5, TheMightyHeracross: 3, sycspysycspy: 3, Ikazu-san: 1, Tartlman: 1, terminator44: 1[/size]]$[b]24. [url=https://forum.zdoom.org/viewtopic.php?t=57817#p1017445]Touhou Doom[/url][/b] [[b]24[/b]: [size=85]ZikShadow: 3, Master Medi: 5, GeneralDelphox: 5, dard22: 4, insightguy: 2, Dylan558: 5[/size]]$[b]27. [url=https://forum.zdoom.org/viewtopic.php?f=43&amp;t=58343#p1025452]La Tailor Girl[/url][/b] [[b]23[/b]: [size=85]leodoom85: 1, Rachael: 1, Marisa Kirisame: 3, Somagu: 1, Accensus: 1, 4thcharacter: 1, insightguy: 2, eharper256: 1, QuakedoomNukem Cz: 1, SunPraiser: 2, TDRR: 2, MasterBeavis: 1, CherubCorps: 1, Xangelxal: 5[/size]]$[b]28. [url=https://forum.zdoom.org/viewtopic.php?f=43&amp;t=58594#p1029236]Doom Incarnate[/url][/b] [[b]21[/b]: [size=85]Somagu: 1, TheLightBad96: 4, Koto: 1, Error313: 3, xim: 5, Cacodemon345: 4, Elodorian: 1, ClessxAlghazanth: 2[/size]]$[b]28. [url=https://store.steampowered.com/app/1072150/Hedon/]Hedon[/url][/b] [[b]21[/b]: [size=85]m8f: 1, Vostyok: 3, spart_n: 5, DoomKrakken: 3, ReformedJoe: 4, rayburn: 5[/size]]$[b]28. [url=http://action.mancubus.net/ad2free.htm]Urban Brawl: Action Doom 2[/url][/b] [[b]21[/b]: [size=85]DrPyspy: 3, wildweasel: 4, Captain J: 2, PlayerLin: 1, dard22: 5, QuakedoomNukem Cz: 1, TDRR: 5[/size]]$[b]31. [url=https://forum.zdoom.org/viewtopic.php?f=43&amp;t=54843#p967174]DOOM For DooM (D4D)[/url][/b] [[b]20[/b]: [size=85]Caligari87: 3, Shi No Hime: 2, ZippeyKeys12: 1, Beed28: 3, GeneralDelphox: 3, Rowsol: 1, Dylan558: 1, shotfan: 1, xim: 3, MasterBeavis: 2[/size]]$[b]31. [url=https://forum.zdoom.org/viewtopic.php?f=43&amp;t=58191#p1023165]Enhanced Vanilla Project (EVP)[/url][/b] [[b]20[/b]: [size=85]Rex705: 2, Craneo: 4, ChocoGuevara: 4, TheZombie: 5, fcas3t: 5[/size]]$[b]33. [url=https://forum.zdoom.org/viewtopic.php?f=19&amp;t=47574#p808023]Doom: The Golden Souls 2[/url][/b] [[b]18[/b]: [size=85]QuakedoomNukem Cz: 1, Apaul27 : 2, wolfmanfp: 2, Мichаеlis: 2, DoodGuy: 2, Tartlman: 2, ReformedJoe: 3, Doomguy914: 1, headlesszombie: 3[/size]]$[b]34. [url=https://forum.zdoom.org/viewtopic.php?f=43&amp;t=50004]Beautiful Doom[/url][/b] [[b]17[/b]: [size=85]m8f: 1, ZippeyKeys12: 1, Dr_Cosmobyte: 1, Мichаеlis: 1, SunPraiser: 3, Squirb: 3, Rex705: 1, A_D_M_E_R_A_L: 2, Cacodemon345: 3, terminator44: 1[/size]]$[b]34. [url=https://forum.zdoom.org/viewtopic.php?t=53010#p928835]MetaDoom[/url][/b] [[b]17[/b]: [size=85]Shadelight: 1, DrPyspy: 3, undeadmonk354: 1, Sumwunn: 1, Crazy Toni: 2, DoodGuy: 3, ErrantMasa: 1, ClessxAlghazanth: 1, SuyaSS: 4[/size]]$[b]34. [url=https://forum.zdoom.org/viewtopic.php?t=35846#p676444]Wrath of Cronos RPG[/url][/b] [[b]17[/b]: [size=85]Master Medi: 2, Zan: 1, TheMightyHeracross: 3, IdiotBitz: 1, SallazarSpellcaster: 2, MaxRideWizardLord: 1, Doomguy914: 4, rayburn: 3[/size]]$[b]37. [url=https://forum.zdoom.org/viewtopic.php?f=19&amp;t=33292#p630099]Doom RPG[/url][/b] [[b]16[/b]: [size=85]kadu522: 3, ZikShadow: 1, Sumwunn: 5, Marrub: 2, Master Medi: 3, Ikazu-san: 2[/size]]$[b]37. [url=http://www.thekinsie.com/reelism/]Reelism[/url][/b] [[b]16[/b]: [size=85]Marisa Kirisame: 1, Untitled: 3, Beed28: 2, Hege Cactus: 2, TriMetall: 1, Captain J: 2, Crazy Toni: 2, QuakedoomNukem Cz: 1, IdiotBitz: 1, Shredder: 1[/size]]$[b]39. [url=https://www.doomworld.com/vb/wads-mods/91854-wip-doom-64-retribution/]Doom 64: Retribution[/url][/b] [[b]15[/b]: [size=85]leodoom85: 1, Jaxxoon R: 3, YukesVonFaust: 1, silentzora: 3, A_D_M_E_R_A_L: 4, SuyaSS: 3[/size]]$[b]39. [url=https://forum.zdoom.org/viewtopic.php?t=61301#p1063747]Slayer's Rampage[/url][/b] [[b]15[/b]: [size=85]Rex705: 2, iamcarrotmaster: 4, Martinoz: 1, TheZombie: 5, omxgamer127: 3[/size]]$[b]41. [url=https://forum.zdoom.org/viewtopic.php?f=19&amp;t=35135#p661646]Doom: The Golden Souls[/url][/b] [[b]14[/b]: [size=85]The Ultimate DooMer: 1, Koto: 1, Apaul27 : 2, Мichаеlis: 1, excedentia: 5, Zonky: 4[/size]]$[b]41. [url=https://forum.zdoom.org/viewtopic.php?f=43&amp;t=54904#p969133]Lithium[/url][/b] [[b]14[/b]: [size=85]Dr_Cosmobyte: 1, Somagu: 1, TriMetall: 3, Ikazu-san: 3, Dawn111: 2, DYD: 4[/size]]$[b]41. [url=https://forum.zdoom.org/viewtopic.php?t=45550#p753192]Smooth Doom[/url][/b] [[b]14[/b]: [size=85]Dr_Cosmobyte: 1, lizardcommando: 1, AlexThePianoNailer: 2, Cacodemon345: 2, Curunir: 4, terminator44: 1, Lagi: 2, Arcterezion: 1[/size]]$[b]44. [url=https://forum.zdoom.org/viewtopic.php?f=19&amp;t=13397#p273718]Hell-Forged[/url][/b] [[b]13[/b]: [size=85]m8f: 1, undeadmonk354: 3, PlayerLin: 5,  Inconspicuousduck : 4[/size]]$[b]44. [url=https://forum.zdoom.org/viewtopic.php?f=43&amp;t=51035#p888249]LegenDoom[/url][/b] [[b]13[/b]: [size=85]Hege Cactus: 3, 4thcharacter: 3, ZikShadow: 1, Sumwunn: 3, Crazy Toni: 2, IdiotBitz: 1[/size]]$[b]46. [url=https://forum.zdoom.org/viewtopic.php?t=30942#p586255]Hunter’s Moon[/url][/b] [[b]12[/b]: [size=85]ibm5155: 3, D3athStalker: 1, Мichаеlis: 1, shotfan: 2, DYD: 5[/size]]$[b]46. [url=https://forum.zdoom.org/viewtopic.php?f=43&amp;t=57053#p1006227]Kriegsland: Blutorden[/url][/b] [[b]12[/b]: [size=85]TheLightBad96: 2, erni945: 2, Apaul27 : 1, DoodGuy: 1, YukesVonFaust: 1, JDSH98: 2, Vostyok: 3[/size]]$[b]46. [url=https://forum.zdoom.org/viewtopic.php?t=32674#p618450]Pirate Doom[/url][/b] [[b]12[/b]: [size=85]Combine_Kegan: 4, Zcat: 4, Ravick: 1, MasterBeavis: 1, Dinosaur_Nerd: 1,  Inconspicuousduck : 1[/size]]$[b]49. [url=https://forum.zdoom.org/viewtopic.php?f=46&amp;t=48780#p839642]Ultimate DoomVisor[/url][/b] [[b]11[/b]: [size=85]BerserkerNoir: 1, LastManonEarth: 5, Elodorian: 5[/size]]$[b]50. [url=https://www.doomworld.com/idgames/levels/doom2/Ports/v-z/zendyn_x]Zen Dynamics[/url][/b] [[b]10[/b]: [size=85]TerminusEst13: 1, Captain J: 4, Crazy Toni: 2, Tapwave: 3[/size]]$[b]51. [url=https://forum.zdoom.org/viewtopic.php?f=43&amp;t=51066#p888943]Combined Arms[/url][/b] [[b]9[/b]: [size=85]ChocoGuevara: 3, Arcterezion: 2, CherubCorps: 4[/size]]$[b]51. [url=https://forum.zdoom.org/viewtopic.php?t=22008#p433365]Legacy of Suffering[/url][/b] [[b]9[/b]: [size=85]ibm5155: 5, Ravick: 1, Koto: 1, AlphaEnt: 1, Kappes Buur: 1[/size]]$[b]51. [url=https://forum.zdoom.org/viewtopic.php?f=43&amp;t=60054#p1047705]ouch_m 2: abort_m[/url][/b] [[b]9[/b]: [size=85]leodoom85: 1, ZippeyKeys12: 5, Azba: 1, wolfmanfp: 2[/size]]$[b]51. [url=https://forum.zdoom.org/viewtopic.php?t=52301#p913612]Shadow Of The Wool Ball[/url][/b] [[b]9[/b]: [size=85]QuakedoomNukem Cz: 1, Apaul27 : 3, AlphaEnt: 2, fcas3t: 3[/size]]$[b]51. [url=https://forum.zdoom.org/viewtopic.php?f=19&amp;t=54380#p957591]The Inquisitor III[/url][/b] [[b]9[/b]: [size=85]The Ultimate DooMer: 1, Zan: 5, Curunir: 2, ReformedJoe: 1[/size]]$[b]51. [url=https://forum.zdoom.org/viewtopic.php?t=14722&amp;#p297378]The Ultimate Torment and Torture[/url][/b] [[b]9[/b]: [size=85]DrPyspy: 3, ibm5155: 2, JDSH98: 1, silentzora: 3[/size]]$[b]57. [url=https://forum.zdoom.org/viewtopic.php?f=43&amp;t=68111#p1145548]Embers Of Armageddon[/url][/b] [[b]8[/b]: [size=85]DoomKrakken: 1, Xangelxal: 3, SuyaSS: 4[/size]]$[b]57. [url=https://forum.zdoom.org/viewtopic.php?t=45804#p760002]Hocusdoom[/url][/b] [[b]8[/b]: [size=85]Master Medi: 2, Мichаеlis: 2, MaxRideWizardLord: 4[/size]]$[b]57. [url=https://www.doomworld.com/forum/topic/57957-psx-doomfinal-doom-tc-version-2135-now-released/]PlayStation Doom TC[/url][/b] [[b]8[/b]: [size=85]leodoom85: 1, lil'devil: 1, Olroda: 5, Ravick: 1[/size]]$[b]60. [url=https://forum.zdoom.org/viewtopic.php?f=43&amp;t=66059#p1120875]HexArcana[/url][/b] [[b]7[/b]: [size=85]SallazarSpellcaster: 5, Lagi: 2[/size]]$[b]60. [url=https://reelism.dog/]Reelism 2[/url][/b] [[b]7[/b]: [size=85]undeadmonk354: 4, SuyaSS: 3[/size]]$[b]60. [url=https://forum.zdoom.org/viewtopic.php?t=56668#p1000996]Rise Of The Wool Ball[/url][/b] [[b]7[/b]: [size=85]TheMightyHeracross: 3, QuakedoomNukem Cz: 1, Apaul27 : 3[/size]]$[b]60. [url=https://forum.zdoom.org/viewtopic.php?f=43&amp;t=55465#p982269]WW-Cola3[/url][/b] [[b]7[/b]: [size=85]phantombeta: 2, Apaul27 : 2, wolfmanfp: 3[/size]]$[b]64. [url=https://forum.zdoom.org/viewtopic.php?f=19&amp;t=50299#p874982]Aracnocide[/url][/b] [[b]6[/b]: [size=85]TheLightBad96: 1, erni945: 1, YukesVonFaust: 3, Jarewill: 1[/size]]$[b]64. [url=https://forum.zdoom.org/viewtopic.php?f=19&amp;t=63102#p1085786]Ascension[/url][/b] [[b]6[/b]: [size=85]SallazarSpellcaster: 2, rayburn: 4[/size]]$[b]64. [url=https://forum.zdoom.org/viewtopic.php?f=19&amp;t=55387#p980696]Daytime Drama[/url][/b] [[b]6[/b]: [size=85]leodoom85: 1, Marisa Kirisame: 1, lil'devil: 4[/size]]$[b]64. [url=https://forum.zdoom.org/viewtopic.php?t=34430#p651069]DTS-T[/url][/b] [[b]6[/b]: [size=85]Sgt. Shivers: 5, IdiotBitz: 1[/size]]$[b]64. [url=https://forum.zdoom.org/viewtopic.php?f=43&amp;t=48985#p845608]Faspons[/url][/b] [[b]6[/b]: [size=85]Somagu: 1, Bigger C: 4, fcas3t: 1[/size]]$[b]64. [url=https://forum.zdoom.org/viewtopic.php?f=43&amp;t=48074#p820532]HXRTC Project[/url][/b] [[b]6[/b]: [size=85]leodoom85: 1, ErrantMasa: 3, ClessxAlghazanth: 2[/size]]$[b]64. [url=https://forum.zdoom.org/viewtopic.php?f=19&amp;t=52867#p925329]Project Einherjar[/url][/b] [[b]6[/b]: [size=85]Rachael: 1, TheLightBad96: 2, YukesVonFaust: 1, Vostyok: 2[/size]]$[b]64. [url=https://forum.zdoom.org/viewtopic.php?f=46&amp;t=58340#p1025419]Reikall's Voxels[/url][/b] [[b]6[/b]: [size=85]m8f: 1, LastManonEarth: 3, Lagi: 2[/size]]$[b]64. [url=https://forum.zdoom.org/viewtopic.php?f=19&amp;t=36821#p698354]Weapons of Saturn[/url][/b] [[b]6[/b]: [size=85]m8f: 1, Cyanide: 1, eharper256: 2, lizardcommando: 1, BerserkerNoir: 1[/size]]$[b]64. [url=https://forum.zdoom.org/viewtopic.php?f=43&amp;t=60436#p1052527]Zagemod[/url][/b] [[b]6[/b]: [size=85]Error313: 3, Squirb: 3[/size]]$[b]64. [url=https://forum.zdoom.org/viewtopic.php?t=51000#p887649]Zero Tolerance[/url][/b] [[b]6[/b]: [size=85]Combine_Kegan: 1, Tapwave: 3, Hellser: 2[/size]]$[b]75. [url=https://forum.zdoom.org/viewtopic.php?f=43&amp;t=55487#p982784]AEons Of Death[/url][/b] [[b]5[/b]: [size=85]leodoom85: 1, lil'devil: 1, The_Abysswalker: 2, MaxRideWizardLord: 1[/size]]$[b]75. [url=https://www.moddb.com/mods/brutal-doom-64]Brutal Doom 64[/url][/b] [[b]5[/b]: [size=85]MasterBeavis: 2, AlexThePianoNailer: 1, Martinoz: 1, TheZombie: 1[/size]]$[b]75. [url=https://forum.zdoom.org/viewtopic.php?f=43&amp;t=67939]Corruption Cards[/url][/b] [[b]5[/b]: [size=85]Infirnex: 5[/size]]$[b]75. [url=https://www.doomworld.com/idgames/levels/doom2/Ports/a-c/circus2]Happy Time Circus ][[/url][/b] [[b]5[/b]: [size=85]Ravick: 1, Major Cooke: 4[/size]]$[b]75. [url=https://forum.zdoom.org/viewtopic.php?f=43&amp;t=64378]Lt. Typhon[/url][/b] [[b]5[/b]: [size=85]terminator44: 1, Zonky: 4[/size]]$[b]75. [url=https://forum.zdoom.org/viewtopic.php?t=29815#p565772]Nazis![/url][/b] [[b]5[/b]: [size=85]ZikShadow: 1, Sgt. Shivers: 4[/size]]$[b]75. [url=http://doomworld.com/idgames/?id=12747]RTC-3057 Hub 1[/url][/b] [[b]5[/b]: [size=85]wildweasel: 5[/size]]$[b]75. [url=https://forum.zdoom.org/viewtopic.php?f=42&amp;t=35879#p677083]S.U.P.E.R Natural[/url][/b] [[b]5[/b]: [size=85]Major Cooke: 5[/size]]$[b]75. [url=https://forum.zdoom.org/viewtopic.php?f=42&amp;t=60219#p1049804]Soundless Mound[/url][/b] [[b]5[/b]: [size=85]Rachael: 1, dard22: 3, MasterBeavis: 1[/size]]$[b]75. [url=http://stronghold.drdteam.org/]Stronghold: On the Edge of Chaos[/url][/b] [[b]5[/b]: [size=85]Caligari87: 2, The Ultimate DooMer: 1, Ravick: 1, AlphaEnt: 1[/size]]$[b]75. [url=https://www.doomworld.com/forum/topic/109107-supercharge-gameplay-mod-v28-031521-grenadier-enemy/]Supercharge[/url][/b] [[b]5[/b]: [size=85]terminator44: 1, CherubCorps: 4[/size]]$[b]75. [url=https://forum.zdoom.org/viewtopic.php?t=33330#p630834]Terrorists![/url][/b] [[b]5[/b]: [size=85] TheNightATK300: 2, TriMetall: 2, ZikShadow: 1[/size]]$[b]75. [url=https://forum.zdoom.org/viewtopic.php?f=43&amp;t=57655#p1015050]The Soldier Z[/url][/b] [[b]5[/b]: [size=85]Shi No Hime: 5[/size]]$[b]75. [url=https://forum.zdoom.org/viewtopic.php?f=42&amp;t=45877#p761802]Threshold Of Pain[/url][/b] [[b]5[/b]: [size=85]JDSH98: 2, silentzora: 3[/size]]$[b]75. [url=https://forum.zdoom.org/viewtopic.php?f=42&amp;t=25358#p484506]Unloved[/url][/b] [[b]5[/b]: [size=85]Rachael: 1, Ravick: 1, excedentia: 2, MasterBeavis: 1[/size]]$[b]90. [url=https://forum.zdoom.org/viewtopic.php?f=43&amp;t=48872#p842280]10x[/url][/b] [[b]4[/b]: [size=85]Beed28: 4[/size]]$[b]90. [url=http://action.mancubus.net/actiondoom/]Action Doom[/url][/b] [[b]4[/b]: [size=85]lil'devil: 2, QuakedoomNukem Cz: 1, IdiotBitz: 1[/size]]$[b]90. [url=https://forum.zdoom.org/viewtopic.php?f=43&amp;t=69883]Angelic Waifus[/url][/b] [[b]4[/b]: [size=85]CherubCorps: 1, Xangelxal: 3[/size]]$[b]90. [url=https://forum.zdoom.org/viewtopic.php?f=43&amp;t=52363#p914958]Argent[/url][/b] [[b]4[/b]: [size=85]Cyanide: 1, eharper256: 2, terminator44: 1[/size]]$[b]90. [url=https://www.doomworld.com/idgames/levels/doom2/Ports/m-o/njbgpabh]BGPA Missions Liberation[/url][/b] [[b]4[/b]: [size=85]Ravick: 1, Koto: 3[/size]]$[b]90. [url=https://forum.zdoom.org/viewtopic.php?f=43&amp;t=52102#p909138]Bratwurst[/url][/b] [[b]4[/b]: [size=85]xim: 4[/size]]$[b]90. [url=https://forum.zdoom.org/viewtopic.php?f=43&amp;t=54322#p956169]Bullet-Eye[/url][/b] [[b]4[/b]: [size=85]eharper256: 1, Ikazu-san: 3[/size]]$[b]90. [url=https://forum.zdoom.org/viewtopic.php?f=19&amp;t=35458#p668203]Burl Tumd[/url][/b] [[b]4[/b]: [size=85]Matt: 1, Combine_Kegan: 2, Azba: 1[/size]]$[b]90. [url=https://www.doomworld.com/idgames/levels/doom2/Ports/d-f/de-pkg]Demon Eclipse[/url][/b] [[b]4[/b]: [size=85]The Ultimate DooMer: 1, Solmir : 3[/size]]$[b]90. [url=https://forum.zdoom.org/viewtopic.php?f=43&amp;t=52262#p912321]Doom Delta[/url][/b] [[b]4[/b]: [size=85]Hellser: 2, YukesVonFaust: 1, terminator44: 1[/size]]$[b]90. [url=https://forum.zdoom.org/viewtopic.php?f=19&amp;t=46509#p778245]Droplets: Simulated Blood[/url][/b] [[b]4[/b]: [size=85]Hipnotic Rogue: 1, Dr_Cosmobyte: 1, IdiotBitz: 1, Hexereticdoom: 1[/size]]$[b]90. [url=https://forum.zdoom.org/viewtopic.php?f=43&amp;t=56762]Heretical Doom[/url][/b] [[b]4[/b]: [size=85]eharper256: 2, Valken: 1, rayburn: 1[/size]]$[b]90. [url=https://forum.zdoom.org/viewtopic.php?f=19&amp;t=59198]Irontusk’s Diablo 3D[/url][/b] [[b]4[/b]: [size=85]PlayerLin: 3, Valken: 1[/size]]$[b]90. [url=https://forum.zdoom.org/viewtopic.php?f=43&amp;t=47229#p798227]JohnnyDoom[/url][/b] [[b]4[/b]: [size=85]Brohnesorge: 3, Turbo: 1[/size]]$[b]90. [url=https://forum.zdoom.org/viewtopic.php?f=43&amp;t=57092#p1006758]Juvenile Power Fantasy[/url][/b] [[b]4[/b]: [size=85]Brohnesorge: 2, Rachael: 1, Shi No Hime: 1[/size]]$[b]90. [url=https://forum.zdoom.org/viewtopic.php?f=46&amp;t=33079#p626384]NC HUD[/url][/b] [[b]4[/b]: [size=85]m8f: 1, Squirb: 3[/size]]$[b]90. [url=http://www.perkristian.net/game_doom-sfx.shtml]Perkristan's HD Sounds[/url][/b] [[b]4[/b]: [size=85]Caligari87: 1, AlexThePianoNailer: 2, LastManonEarth: 1[/size]]$[b]90. [url=https://forum.zdoom.org/viewtopic.php?t=23024&amp;#p451257]Serpent Resurrection[/url][/b] [[b]4[/b]: [size=85]The Ultimate DooMer: 1, TheMightyHeracross: 3[/size]]$[b]90. [url=https://forum.zdoom.org/viewtopic.php?f=43&amp;t=57310#p1010252]Shades of Doom[/url][/b] [[b]4[/b]: [size=85]Dr_Cosmobyte: 2, eharper256: 2[/size]]$[b]90. [url=https://forum.zdoom.org/viewtopic.php?t=47302#p800865]Shut up and Bleed[/url][/b] [[b]4[/b]: [size=85]Dr_Cosmobyte: 1, Somagu: 1, Azba: 1, YukesVonFaust: 1[/size]]$[b]90. [url=https://forum.zdoom.org/viewtopic.php?f=105&amp;t=54992#p971348]SpriteShadow[/url][/b] [[b]4[/b]: [size=85]m8f: 1, Caligari87: 1, Hipnotic Rogue: 1, Cyanide: 1[/size]]$[b]90. [url=https://www.moddb.com/mods/total-chaos]Total Chaos[/url][/b] [[b]4[/b]: [size=85]kultasakaali: 4[/size]]$[b]90. [url=https://forum.zdoom.org/viewtopic.php?t=55741#p985511]Waterlab GZD[/url][/b] [[b]4[/b]: [size=85]Caligari87: 1, Jaxxoon R: 3[/size]]$[b]90. [url=https://zandronum.com/forum/viewtopic.php?t=123]Who Dun It[/url][/b] [[b]4[/b]: [size=85]Matt: 2, Revae: 2[/size]]$[b]114. [url=https://forum.zdoom.org/viewtopic.php?f=43&amp;t=65962]10.5x[/url][/b] [[b]3[/b]: [size=85]fcas3t: 3[/size]]$[b]114. [url=https://www.doomworld.com/idgames/combos/alanguns]Alandoguns[/url][/b] [[b]3[/b]: [size=85]lil'devil: 1, Мichаеlis: 2[/size]]$[b]114. [url=https://www.doomworld.com/forum/topic/106932-demov3-release-aliens-eradication/]Aliens: Eradication[/url][/b] [[b]3[/b]: [size=85]Curunir: 3[/size]]$[b]114. [url=https://forum.zdoom.org/viewtopic.php?t=34569#p653208]Call of Dooty[/url][/b] [[b]3[/b]: [size=85]wolfmanfp: 1, kultasakaali: 2[/size]]$[b]114. [url=https://forum.zdoom.org/viewtopic.php?f=19&amp;t=57800#p1017196]Castlevania - Simon's Destiny[/url][/b] [[b]3[/b]: [size=85]Rachael: 1, QuakedoomNukem Cz: 1, MasterBeavis: 1[/size]]$[b]114. [url=https://zdoom.org/wiki/Cold_as_Hell]Cold as Hell[/url][/b] [[b]3[/b]: [size=85]Ravick: 1, Solmir : 2[/size]]$[b]114. [url=https://forum.zdoom.org/viewtopic.php?f=19&amp;t=61211]Compendium[/url][/b] [[b]3[/b]: [size=85]fcas3t: 3[/size]]$[b]114. [url=https://forum.zdoom.org/viewtopic.php?f=43&amp;t=58535#p1028376]Complex Doom[/url][/b] [[b]3[/b]: [size=85]leodoom85: 1, Rowsol: 1, iamcarrotmaster: 1[/size]]$[b]114. [url=https://forum.zdoom.org/viewtopic.php?t=55048#p972862]DamNums[/url][/b] [[b]3[/b]: [size=85]Hipnotic Rogue: 1, Мichаеlis: 1, Hexereticdoom: 1[/size]]$[b]114. [url=https://forum.zdoom.org/viewtopic.php?t=58375#p1025963]Dark Encounters[/url][/b] [[b]3[/b]: [size=85]The Ultimate DooMer: 1, TheZombie: 2[/size]]$[b]114. [url=https://www.doomworld.com/idgames/combos/wwhcdiaz]Diaz: Last Hours of Purity[/url][/b] [[b]3[/b]: [size=85]TheMightyHeracross: 3[/size]]$[b]114. [url=https://forum.zdoom.org/viewtopic.php?f=43&amp;t=60984]Dusted's Pandemonia[/url][/b] [[b]3[/b]: [size=85]omxgamer127: 3[/size]]$[b]114. [url=https://forum.zdoom.org/viewtopic.php?f=43&amp;t=58486#p1027620]Factotum[/url][/b] [[b]3[/b]: [size=85]kadu522: 1, YukesVonFaust: 2[/size]]$[b]114. [url=https://forum.zdoom.org/viewtopic.php?f=46&amp;t=16768#p330879]Full GZDoom Skybox Set[/url][/b] [[b]3[/b]: [size=85]Matt: 2, Hexereticdoom: 1[/size]]$[b]114. [url=https://www.doomworld.com/idgames/levels/doom2/Ports/a-c/circus666]Happy Time Circus[/url][/b] [[b]3[/b]: [size=85]Major Cooke: 3[/size]]$[b]114. [url=https://forum.zdoom.org/viewtopic.php?f=43&amp;t=45145]Hard-Doom[/url][/b] [[b]3[/b]: [size=85]Zonky: 3[/size]]$[b]114. [url=https://forum.zdoom.org/viewtopic.php?f=43&amp;t=37130#p705156]Insanity's Requiem[/url][/b] [[b]3[/b]: [size=85]D3athStalker: 2, Martinoz: 1[/size]]$[b]114. [url=https://forum.zdoom.org/viewtopic.php?f=46&amp;t=29117#p553405]Jimmy’s Jukebox[/url][/b] [[b]3[/b]: [size=85]Tapwave: 3[/size]]$[b]114. [url=https://forum.zdoom.org/viewtopic.php?f=19&amp;t=16480#p326745]PlayStation Doom TC[/url][/b] [[b]3[/b]: [size=85]A_D_M_E_R_A_L: 3[/size]]$[b]114. [url=https://doomwiki.org/wiki/Psychophobia]Psychophobia[/url][/b] [[b]3[/b]: [size=85]Doomguy914: 3[/size]]$[b]114. [url=http://www.prodigal-game.com/doomwads.html]Redux E2M4[/url][/b] [[b]3[/b]: [size=85]Jaxxoon R: 3[/size]]$[b]114. [url=https://forum.zdoom.org/viewtopic.php?f=45&amp;t=24974#p479313]scalliano's 667 Shuffle[/url][/b] [[b]3[/b]: [size=85]leodoom85: 1, Мichаеlis: 2[/size]]$[b]114. [url=https://forum.zdoom.org/viewtopic.php?t=49369#p854693]Strange Aeons[/url][/b] [[b]3[/b]: [size=85]Rachael: 1, Мichаеlis: 1, Jarewill: 1[/size]]$[b]114. [url=https://forum.zdoom.org/viewtopic.php?f=45&amp;t=13704#p278356]The Ghoul's Forest 3[/url][/b] [[b]3[/b]: [size=85]ibm5155: 1, lil'devil: 2[/size]]$[b]114. [url=https://forum.zdoom.org/viewtopic.php?f=43&amp;t=66995]Treasure Tech[/url][/b] [[b]3[/b]: [size=85]DYD: 1, Tombstone665: 2[/size]]$[b]114. [url=https://www.doomworld.com/idgames/levels/doom2/Ports/v-z/void]Void[/url][/b] [[b]3[/b]: [size=85]Jaxxoon R: 3[/size]]$[b]114. [url=http://lazrojas.com/wolfendoom/arctic_2.html]WolfenDOOM: Operation: Arctic Wolf[/url][/b] [[b]3[/b]: [size=85]Sgt. Shivers: 3[/size]]$[b]114. [url=https://forum.zdoom.org/viewtopic.php?f=19&amp;t=27258#p520682]ZBlood+[/url][/b] [[b]3[/b]: [size=85]Мichаеlis: 1, The_Abysswalker: 2[/size]]$[b]142. [url=https://forum.zdoom.org/viewtopic.php?t=56483#p998194]All Clear Message[/url][/b] [[b]2[/b]: [size=85]Cyanide: 1, Hexereticdoom: 1[/size]]$[b]142. [url=https://forum.zdoom.org/viewtopic.php?f=43&amp;t=60456#p1052735]Champions[/url][/b] [[b]2[/b]: [size=85]IdiotBitz: 1, CherubCorps: 1[/size]]$[b]142. [url=https://forum.zdoom.org/viewtopic.php?f=19&amp;t=55298#p978283]Consolation Prize: The PSX Doom TC[/url][/b] [[b]2[/b]: [size=85]Dr_Cosmobyte: 1, IdiotBitz: 1[/size]]$[b]142. [url=https://forum.zdoom.org/viewtopic.php?t=36667#p694653]Crossfire[/url][/b] [[b]2[/b]: [size=85]Somagu: 1, Marrub: 1[/size]]$[b]142. [url=https://forum.zdoom.org/viewtopic.php?f=19&amp;t=36608]Cyberrunner[/url][/b] [[b]2[/b]: [size=85]Revae: 2[/size]]$[b]142. [url=https://forum.zdoom.org/viewtopic.php?f=43&amp;t=58521#p1028226]Dead Marine[/url][/b] [[b]2[/b]: [size=85]m8f: 1, Dr_Cosmobyte: 1[/size]]$[b]142. [url=https://forum.zdoom.org/viewtopic.php?f=42&amp;t=54708#p964549]dead.air[/url][/b] [[b]2[/b]: [size=85]Rachael: 1, Мichаеlis: 1[/size]]$[b]142. [url=https://forum.zdoom.org/viewtopic.php?f=43&amp;t=59887#p1045489]Demon CounterStrike[/url][/b] [[b]2[/b]: [size=85]Shadelight: 2[/size]]$[b]142. [url=https://forum.zdoom.org/viewtopic.php?f=19&amp;t=48208#p824651]Eriguns 2[/url][/b] [[b]2[/b]: [size=85]Hipnotic Rogue: 1, Cyanide: 1[/size]]$[b]142. [url=https://forum.zdoom.org/viewtopic.php?t=31034#p587707]Error: Doom[/url][/b] [[b]2[/b]: [size=85]Marrub: 2[/size]]$[b]142. [url=http://www.moddb.com/mods/final-neodoom]Final NeoDoom[/url][/b] [[b]2[/b]: [size=85]The Ultimate DooMer: 1, Ravick: 1[/size]]$[b]142. [url=https://forum.zdoom.org/viewtopic.php?f=105&amp;t=35388#p666921]Footsteps[/url][/b] [[b]2[/b]: [size=85]m8f: 1, Hexereticdoom: 1[/size]]$[b]142. [url=https://forum.zdoom.org/viewtopic.php?f=43&amp;t=46413#p775648]FragTrak[/url][/b] [[b]2[/b]: [size=85]Ikazu-san: 2[/size]]$[b]142. [url=https://forum.zdoom.org/viewtopic.php?f=19&amp;t=46718#p784166]Gene-Tech: Before the Storm[/url][/b] [[b]2[/b]: [size=85]Rachael: 1, Ravick: 1[/size]]$[b]142. [url=https://forum.zdoom.org/viewtopic.php?t=69090#p1156925]Gothic Skins for Doom[/url][/b] [[b]2[/b]: [size=85]Matt: 2[/size]]$[b]142. [url=https://forum.zdoom.org/viewtopic.php?t=58009#p1020405]HeXeReTiC Fantasy[/url][/b] [[b]2[/b]: [size=85]Sumwunn: 2[/size]]$[b]142. [url=https://forum.zdoom.org/viewtopic.php?f=46&amp;t=60356&amp;hilit=hitmarkers#p1051578]HitMarkers[/url][/b] [[b]2[/b]: [size=85]Hexereticdoom: 1, ClessxAlghazanth: 1[/size]]$[b]142. [url=https://forum.zdoom.org/viewtopic.php?f=43&amp;t=58687#p1030431]Lambda[/url][/b] [[b]2[/b]: [size=85]ChocoGuevara: 2[/size]]$[b]142. [url=https://www.doomworld.com/idgames/levels/doom2/Ports/m-o/massm2]MassMouth 2[/url][/b] [[b]2[/b]: [size=85]The Ultimate DooMer: 1, lizardcommando: 1[/size]]$[b]142. [url=https://mikestoybox.net/2017/09/13/midgard-outlaw/]Midgard Outlaw[/url][/b] [[b]2[/b]: [size=85]Rex705: 2[/size]]$[b]142. [url=https://forum.zdoom.org/viewtopic.php?f=43&amp;t=68043]Nightshift[/url][/b] [[b]2[/b]: [size=85]Jarewill: 1, Tombstone665: 1[/size]]$[b]142. [url=https://forum.zdoom.org/viewtopic.php?t=47988#p818163]Paranoid and Paranoiac[/url][/b] [[b]2[/b]: [size=85]The Ultimate DooMer: 1, Kappes Buur: 1[/size]]$[b]142. [url=https://forum.zdoom.org/viewtopic.php?f=43&amp;t=53876#p947619]Project Ironclad[/url][/b] [[b]2[/b]: [size=85]Brohnesorge: 1, Rachael: 1[/size]]$[b]142. [url=https://forum.zdoom.org/viewtopic.php?f=19&amp;t=46438#p776148]QUAKE: Descent into Heresy[/url][/b] [[b]2[/b]: [size=85]Dr_Cosmobyte: 1, Craneo: 1[/size]]$[b]142. [url=https://forum.zdoom.org/viewtopic.php?f=3&amp;t=13117#p267820]Queen's Crusade[/url][/b] [[b]2[/b]: [size=85]Matt: 2[/size]]$[b]142. [url=https://forum.zdoom.org/viewtopic.php?t=29792#p565461]SBrightmaps[/url][/b] [[b]2[/b]: [size=85]Hipnotic Rogue: 1, LastManonEarth: 1[/size]]$[b]142. [url=https://www.joshuaosullivan.co.uk/skulldash/]Skulldash[/url][/b] [[b]2[/b]: [size=85]The Ultimate DooMer: 1, QuakedoomNukem Cz: 1[/size]]$[b]142. [url=https://forum.zdoom.org/viewtopic.php?t=57013#p1005651]Slomo Bullettime Ultimate[/url][/b] [[b]2[/b]: [size=85]Hexereticdoom: 1, ClessxAlghazanth: 1[/size]]$[b]142. [url=https://forum.zdoom.org/viewtopic.php?f=43&amp;t=46174#p769209]Sneaky Doom[/url][/b] [[b]2[/b]: [size=85]sycspysycspy: 2[/size]]$[b]142. [url=https://www.doomworld.com/forum/topic/71133-sound-caulking-now-on-idgames/]Sound Caulking[/url][/b] [[b]2[/b]: [size=85]m8f: 1, A_D_M_E_R_A_L: 1[/size]]$[b]142. [url=https://forum.zdoom.org/viewtopic.php?f=42&amp;t=62163#p1074598]Spooktober Community Mapping Project[/url][/b] [[b]2[/b]: [size=85]Rex705: 2[/size]]$[b]142. [url=https://forum.zdoom.org/viewtopic.php?f=43&amp;t=60784]Target Spy[/url][/b] [[b]2[/b]: [size=85]Hexereticdoom: 1, Lagi: 1[/size]]$[b]142. [url=https://forum.zdoom.org/viewtopic.php?f=19&amp;t=49164#p850102]Temple of the Lizard Men 4[/url][/b] [[b]2[/b]: [size=85]Rex705: 2[/size]]$[b]142. [url=https://forum.zdoom.org/viewtopic.php?t=37064#p703739]The Space Pirate[/url][/b] [[b]2[/b]: [size=85]Olroda: 2[/size]]$[b]142. [url=https://forum.zdoom.org/viewtopic.php?f=43&amp;t=64374]The Wayfarer's Tome [/url][/b] [[b]2[/b]: [size=85]Lagi: 2[/size]]$[b]142. [url=https://forum.zdoom.org/viewtopic.php?f=105&amp;t=55413#p981192]Tilt++[/url][/b] [[b]2[/b]: [size=85]Hipnotic Rogue: 1, Hexereticdoom: 1[/size]]$[b]142. [url=https://zdoom.org/wiki/Town_Infection]Town Infection: The Flooding[/url][/b] [[b]2[/b]: [size=85]IdiotBitz: 1, excedentia: 1[/size]]$[b]142. [url=https://forum.zdoom.org/viewtopic.php?f=19&amp;t=27981#p535716]TurboCharged ARCADE![/url][/b] [[b]2[/b]: [size=85]Major Cooke: 2[/size]]$[b]142. [url=https://forum.zdoom.org/viewtopic.php?t=61009#p1059953]Ugly as Sin[/url][/b] [[b]2[/b]: [size=85]Matt: 2[/size]]$[b]142. [url=https://forum.zdoom.org/viewtopic.php?f=43&amp;t=60612]Ultra Crispy[/url][/b] [[b]2[/b]: [size=85]YukesVonFaust: 2[/size]]$[b]142. [url=http://lazrojas.com/wolfendoom/astrostein_2.html]WolfenDOOM: Astrostein[/url][/b] [[b]2[/b]: [size=85]Sgt. Shivers: 2[/size]]$[b]142. [url=https://forum.zdoom.org/viewtopic.php?f=43&amp;t=65095]ZMovement[/url][/b] [[b]2[/b]: [size=85]DYD: 1, SuyaSS: 1[/size]]$[b]184. [url=https://www.doomworld.com/idgames/levels/doom/Ports/0-9/007ltsd]007: Licence to Spell DooM[/url][/b] [[b]1[/b]: [size=85]The Ultimate DooMer: 1[/size]]$[b]184. [url=https://forum.zdoom.org/viewtopic.php?f=42&amp;t=54247#p954473]20 Monsters Challenge[/url][/b] [[b]1[/b]: [size=85]Rachael: 1[/size]]$[b]184. [url=https://www.doomworld.com/idgames/levels/doom2/deathmatch/Ports/a-c/amisery]Abandoned Misery[/url][/b] [[b]1[/b]: [size=85]Kappes Buur: 1[/size]]$[b]184. [url=https://forum.zdoom.org/viewtopic.php?t=36877#p699326]Accessories to Murder[/url][/b] [[b]1[/b]: [size=85]Cyanide: 1[/size]]$[b]184. [url=https://forum.zdoom.org/viewtopic.php?f=43&amp;t=54914#p969409]Aetherius[/url][/b] [[b]1[/b]: [size=85]PlayerLin: 1[/size]]$[b]184. [url=https://forum.zdoom.org/viewtopic.php?t=58501#p1027895]Alfonzone[/url][/b] [[b]1[/b]: [size=85]The Ultimate DooMer: 1[/size]]$[b]184. [url=https://www.moddb.com/mods/acm-2014]Aliens: Colonial Marines TC[/url][/b] [[b]1[/b]: [size=85]Ravick: 1[/size]]$[b]184. [url=https://forum.zdoom.org/viewtopic.php?f=19&amp;t=45213]Aliens: The Ultimate Doom[/url][/b] [[b]1[/b]: [size=85]Valken: 1[/size]]$[b]184. [url=https://forum.zdoom.org/viewtopic.php?t=45192#p744669]AvP 2.0[/url][/b] [[b]1[/b]: [size=85]shotfan: 1[/size]]$[b]184. [url=https://forum.zdoom.org/viewtopic.php?f=43&amp;t=57464#p1012472]Banhammer[/url][/b] [[b]1[/b]: [size=85]leodoom85: 1[/size]]$[b]184. [url=https://www.doomworld.com/idgames/levels/doom2/Ports/a-c/brfinal]Beyond Reality[/url][/b] [[b]1[/b]: [size=85]Kappes Buur: 1[/size]]$[b]184. [url=https://forum.zdoom.org/viewtopic.php?f=43&amp;t=66881]Bitter Heretic[/url][/b] [[b]1[/b]: [size=85]Jarewill: 1[/size]]$[b]184. [url=https://forum.zdoom.org/viewtopic.php?f=43&amp;t=53545#p940527]BlackWarrior[/url][/b] [[b]1[/b]: [size=85]Somagu: 1[/size]]$[b]184. [url=https://www.moddb.com/mods/brutal-doom/addons/tomtefars-extension]Brutal Doom: Tomtefars Extension[/url][/b] [[b]1[/b]: [size=85]eharper256: 1[/size]]$[b]184. [url=https://forum.zdoom.org/viewtopic.php?f=45&amp;t=68735]Brutal Heretic RPG[/url][/b] [[b]1[/b]: [size=85]Valken: 1[/size]]$[b]184. [url=https://forum.zdoom.org/viewtopic.php?f=45&amp;t=65691]Brutal Hexen RPG[/url][/b] [[b]1[/b]: [size=85]Valken: 1[/size]]$[b]184. [url=https://forum.zdoom.org/viewtopic.php?f=3&amp;t=37949#p722987]Brutalkick[/url][/b] [[b]1[/b]: [size=85]Hipnotic Rogue: 1[/size]]$[b]184. [url=https://www.doomworld.com/idgames/levels/doom2/Ports/a-c/cheogsh]Cheogsh[/url][/b] [[b]1[/b]: [size=85]Kappes Buur: 1[/size]]$[b]184. [url=https://www.doomworld.com/idgames/levels/doom2/Ports/a-c/cheogsh2.zip]Cheogsh 2[/url][/b] [[b]1[/b]: [size=85]Kappes Buur: 1[/size]]$[b]184. [url=https://www.doomworld.com/idgames/?id=12363]Chosen[/url][/b] [[b]1[/b]: [size=85]Bigger C: 1[/size]]$[b]184. [url=https://forum.zdoom.org/viewtopic.php?f=61&amp;t=57834#p1017698]Complex Doom: LCA[/url][/b] [[b]1[/b]: [size=85]leodoom85: 1[/size]]$[b]184. [url=https://www.moddb.com/mods/counter-strike-doom-martian-offensive-2017]Counter-Strike Doom: Martian Offensive[/url][/b] [[b]1[/b]: [size=85]AlphaEnt: 1[/size]]$[b]184. [url=https://forum.zdoom.org/viewtopic.php?f=37&amp;t=22137#p435505]Custom Crosshair Pack [/url][/b] [[b]1[/b]: [size=85]Hexereticdoom: 1[/size]]$[b]184. [url=https://www.doomworld.com/idgames/levels/doom2/Ports/d-f/dark7]Dark 7 (with Mission Pack)[/url][/b] [[b]1[/b]: [size=85]The Ultimate DooMer: 1[/size]]$[b]184. [url=https://forum.zdoom.org/viewtopic.php?t=57247#p1009500]DarkDoomZ[/url][/b] [[b]1[/b]: [size=85]Hexereticdoom: 1[/size]]$[b]184. [url=https://forum.zdoom.org/viewtopic.php?f=19&amp;t=65458#p1112779]Darkmoon[/url][/b] [[b]1[/b]: [size=85]Kappes Buur: 1[/size]]$[b]184. [url=https://www.doomworld.com/idgames/levels/doom2/Ports/d-f/dor]Dawn of Reality[/url][/b] [[b]1[/b]: [size=85]Kappes Buur: 1[/size]]$[b]184. [url=https://forum.zdoom.org/viewtopic.php?t=46787#p786254]Demonsteele: NowThatsWhatICallMIDI[/url][/b] [[b]1[/b]: [size=85]HaraSwift: 1[/size]]$[b]184. [url=https://forum.zdoom.org/viewtopic.php?f=43&amp;t=67864]DN3DooM[/url][/b] [[b]1[/b]: [size=85]ClessxAlghazanth: 1[/size]]$[b]184. [url=https://www.moddb.com/mods/dont-play-with-hell-black-edition]Don’t play with HELL – Black Edition[/url][/b] [[b]1[/b]: [size=85]Ravick: 1[/size]]$[b]184. [url=https://www.doomworld.com/forum/topic/62403-doom-2-minor-sprite-fixing-project-v19-release-updated-12718/]Doom 2 Minor Sprite Fixing Project[/url][/b] [[b]1[/b]: [size=85]m8f: 1[/size]]$[b]184. [url=https://www.doomworld.com/forum/topic/108725-doom-4-vanilla-new-v12-released-faster-weapons/]DOOM 4 VANILLA[/url][/b] [[b]1[/b]: [size=85]Rex705: 1[/size]]$[b]184. [url=https://forum.zdoom.org/viewtopic.php?f=43&amp;t=51596]Doom 64 'weapons only'[/url][/b] [[b]1[/b]: [size=85]Hipnotic Rogue: 1[/size]]$[b]184. [url=https://forum.zdoom.org/viewtopic.php?t=45060#p741205]Doom Ambient Pack[/url][/b] [[b]1[/b]: [size=85]Hexereticdoom: 1[/size]]$[b]184. [url=https://forum.zdoom.org/viewtopic.php?f=43&amp;t=58499#p1027836]Doom Loot Box Mod[/url][/b] [[b]1[/b]: [size=85]IdiotBitz: 1[/size]]$[b]184. [url=https://www.doomworld.com/vb/thread/15965]Doom Raider:Crypt of the Vile[/url][/b] [[b]1[/b]: [size=85]Kappes Buur: 1[/size]]$[b]184. [url=https://forum.zdoom.org/viewtopic.php?f=43&amp;t=62911#p1083812]DoomKrakken's Monster Randomizer[/url][/b] [[b]1[/b]: [size=85]shotfan: 1[/size]]$[b]184. [url=https://forum.zdoom.org/viewtopic.php?f=19&amp;t=48208#p824651]Eriguns 1[/url][/b] [[b]1[/b]: [size=85]Cyanide: 1[/size]]$[b]184. [url=https://www.doomworld.com/idgames/themes/TeamTNT/ed4_rfo/ed4_rfo1]Eternal DOOM IV: Return from Oblivion[/url][/b] [[b]1[/b]: [size=85]Kappes Buur: 1[/size]]$[b]184. [url=https://forum.zdoom.org/viewtopic.php?f=43&amp;t=58923#p1033516]FamiliarDoom[/url][/b] [[b]1[/b]: [size=85]kadu522: 1[/size]]$[b]184. [url=https://forum.zdoom.org/viewtopic.php?f=43&amp;t=69504]FantasyMonsters 4 Heretic[/url][/b] [[b]1[/b]: [size=85]Valken: 1[/size]]$[b]184. [url=https://www.doomworld.com/forum/topic/74722-release-fearrific-project-brutality-revised/]Fearrific[/url][/b] [[b]1[/b]: [size=85]Valken: 1[/size]]$[b]184. [url=https://iamsparky.wordpress.com/foreverhood/]Foreverhood[/url][/b] [[b]1[/b]: [size=85]Kappes Buur: 1[/size]]$[b]184. [url=https://forum.zdoom.org/viewtopic.php?f=43&amp;t=71086]Gearbox[/url][/b] [[b]1[/b]: [size=85]ClessxAlghazanth: 1[/size]]$[b]184. [url=https://forum.zdoom.org/viewtopic.php?f=19&amp;t=57252#p1009564]Ghoul School 3D[/url][/b] [[b]1[/b]: [size=85]Rachael: 1[/size]]$[b]184. [url=https://forum.zdoom.org/viewtopic.php?f=46&amp;t=56148#p994037]GZSHud[/url][/b] [[b]1[/b]: [size=85]Hipnotic Rogue: 1[/size]]$[b]184. [url=http://painkiller.allfearthesentinel.net/download?file=te13-harder-event.pk3]Harder Event[/url][/b] [[b]1[/b]: [size=85]Dr_Cosmobyte: 1[/size]]$[b]184. [url=https://zdoom.org/wiki/Haze_(working_title)]Haze[/url][/b] [[b]1[/b]: [size=85]Dr_Cosmobyte: 1[/size]]$[b]184. [url=https://www.doomworld.com/forum/topic/98309-hellwalker-mod/]Hellwalker﻿ Mod[/url][/b] [[b]1[/b]: [size=85]Valken: 1[/size]]$[b]184. [url=https://forum.zdoom.org/viewtopic.php?f=37&amp;t=47973#p817851]Heretic Widescreened HUD[/url][/b] [[b]1[/b]: [size=85]Hipnotic Rogue: 1[/size]]$[b]184. [url=https://www.doomworld.com/idgames/levels/hexen/v-z/viscerus]Hexen: Scourge of Viscerus[/url][/b] [[b]1[/b]: [size=85]Solmir : 1[/size]]$[b]184. [url=https://forum.zdoom.org/viewtopic.php?f=43&amp;t=33766#p638587]HeXercise[/url][/b] [[b]1[/b]: [size=85]Eric_: 1[/size]]$[b]184. [url=https://forum.zdoom.org/viewtopic.php?f=43&amp;t=66819]Highway Acceleroid Booster[/url][/b] [[b]1[/b]: [size=85]Jarewill: 1[/size]]$[b]184. [url=https://www.doomworld.com/idgames/levels/heretic/Ports/hocx]Hordes of Chaos[/url][/b] [[b]1[/b]: [size=85]The Ultimate DooMer: 1[/size]]$[b]184. [url=https://jp.itch.io/jphud-doom]JP's HUD[/url][/b] [[b]1[/b]: [size=85]Hexereticdoom: 1[/size]]$[b]184. [url=https://mikestoybox.net/2017/06/29/karnak/]Karnak[/url][/b] [[b]1[/b]: [size=85]Matt: 1[/size]]$[b]184. [url=https://jp.itch.io/doom-keymaster]Keymaster[/url][/b] [[b]1[/b]: [size=85]IdiotBitz: 1[/size]]$[b]184. [url=https://forum.zdoom.org/viewtopic.php?t=37786#p719312]Lasting Light[/url][/b] [[b]1[/b]: [size=85]Ravick: 1[/size]]$[b]184. [url=https://forum.zdoom.org/viewtopic.php?f=43&amp;t=65583]Legion of Bones[/url][/b] [[b]1[/b]: [size=85]Brohnesorge: 1[/size]]$[b]184. [url=https://forum.zdoom.org/viewtopic.php?f=42&amp;t=57364#p1011019]Lilith[/url][/b] [[b]1[/b]: [size=85]AlphaEnt: 1[/size]]$[b]184. [url=https://forum.zdoom.org/viewtopic.php?t=15793#p315526]Lizard Squad[/url][/b] [[b]1[/b]: [size=85]lizardcommando: 1[/size]]$[b]184. [url=https://www.doomworld.com/idgames/levels/doom2/Ports/j-l/lslsp_gd]LOST SOULSPHERE: Gold Edition[/url][/b] [[b]1[/b]: [size=85]Major Cooke: 1[/size]]$[b]184. [url=https://forum.zdoom.org/viewtopic.php?f=43&amp;t=52041#p907566]Lowtech Remake[/url][/b] [[b]1[/b]: [size=85]YukesVonFaust: 1[/size]]$[b]184. [url=https://forum.zdoom.org/viewtopic.php?f=19&amp;t=28589&amp;start=2490#p925995]MAIS[/url][/b] [[b]1[/b]: [size=85]Sgt. Shivers: 1[/size]]$[b]184. [url=https://forum.zdoom.org/viewtopic.php?f=43&amp;t=69492]Malice[/url][/b] [[b]1[/b]: [size=85]Valken: 1[/size]]$[b]184. [url=https://forum.zdoom.org/viewtopic.php?t=48924#p843884]Megabounce[/url][/b] [[b]1[/b]: [size=85]Beed28: 1[/size]]$[b]184. [url=https://forum.zdoom.org/viewtopic.php?t=45872#p761776]Metroid: Dreadnought[/url][/b] [[b]1[/b]: [size=85]Cyanide: 1[/size]]$[b]184. [url=https://forum.zdoom.org/viewtopic.php?f=42&amp;t=53887#p947837]MMDCXIV - Journey into 27 Century[/url][/b] [[b]1[/b]: [size=85]Kappes Buur: 1[/size]]$[b]184. [url=https://forum.zdoom.org/viewtopic.php?t=56838#p1003369]Monster Scouter[/url][/b] [[b]1[/b]: [size=85]Cyanide: 1[/size]]$[b]184. [url=https://forum.zdoom.org/viewtopic.php?f=43&amp;t=56272]Nameless Lite RPG Mod[/url][/b] [[b]1[/b]: [size=85]IdiotBitz: 1[/size]]$[b]184. [url=https://mikestoybox.net/2017/01/04/nerves-of-steel/]Nerves of Steel[/url][/b] [[b]1[/b]: [size=85]Rex705: 1[/size]]$[b]184. [url=http://web.archive.org/web/20100527012514/http://members.multimania.co.uk/Enjay001/]njsplash[/url][/b] [[b]1[/b]: [size=85]Hipnotic Rogue: 1[/size]]$[b]184. [url=https://forum.zdoom.org/viewtopic.php?f=43&amp;t=67319]Nobody Told Me About id[/url][/b] [[b]1[/b]: [size=85]terminator44: 1[/size]]$[b]184. [url=https://forum.zdoom.org/viewtopic.php?f=43&amp;t=68188]Omega Zero mod[/url][/b] [[b]1[/b]: [size=85]Jarewill: 1[/size]]$[b]184. [url=https://www.doomworld.com/idgames/combos/omgwpnv2]OMG Weapons! (and Monsters)[/url][/b] [[b]1[/b]: [size=85]TDRR: 1[/size]]$[b]184. [url=https://forum.zdoom.org/viewtopic.php?f=43&amp;t=72567]Painslayer[/url][/b] [[b]1[/b]: [size=85]Infirnex: 1[/size]]$[b]184. [url=https://www.doomworld.com/forum/topic/106058-paradise-v2-final-version-8222019/]Paradise[/url][/b] [[b]1[/b]: [size=85]Kappes Buur: 1[/size]]$[b]184. [url=https://forum.zdoom.org/viewtopic.php?f=19&amp;t=26057#p496393]Parkour[/url][/b] [[b]1[/b]: [size=85]TDRR: 1[/size]]$[b]184. [url=https://forum.zdoom.org/viewtopic.php?f=19&amp;t=27649#p529231]Pokémon Doom[/url][/b] [[b]1[/b]: [size=85]Marrub: 1[/size]]$[b]184. [url=https://forum.zdoom.org/viewtopic.php?t=70993]Project Re-Blood[/url][/b] [[b]1[/b]: [size=85]ClessxAlghazanth: 1[/size]]$[b]184. [url=https://sites.google.com/site/realgunshardcore/]Real Guns Hardcore[/url][/b] [[b]1[/b]: [size=85]Koto: 1[/size]]$[b]184. [url=https://www.doomworld.com/idgames/levels/doom2/Ports/p-r/roch]Realm of Cheogsh[/url][/b] [[b]1[/b]: [size=85]Ravick: 1[/size]]$[b]184. [url=https://www.doomworld.com/forum/topic/103167-brutal-bolognese-gore-mod-the-sucessor-to-ketchup-version-20-released/]Bolognese[/url][/b] [[b]1[/b]: [size=85]IdiotBitz: 1[/size]]$[b]184. [url=https://forum.zdoom.org/viewtopic.php?f=43&amp;t=68575]Hellrider[/url][/b] [[b]1[/b]: [size=85]Hipnotic Rogue: 1[/size]]$[b]184. [url=https://forum.zdoom.org/viewtopic.php?f=43&amp;t=63575]Left 4 Doom[/url][/b] [[b]1[/b]: [size=85]Kappes Buur: 1[/size]]$[b]184. [url=http://waltersgameboy.tripod.com/simpdoom/]The Ultimate Simpsons Doom [/url][/b] [[b]1[/b]: [size=85]Rachael: 1[/size]]$[b]184. [url=https://forum.zdoom.org/viewtopic.php?t=56600#p1000024]StatsKeeper[/url][/b] [[b]1[/b]: [size=85]Cyanide: 1[/size]]$[b]184. [url=https://forum.zdoom.org/viewtopic.php?f=43&amp;t=57902#p1018827]Sun Damage Omen[/url][/b] [[b]1[/b]: [size=85]Matt: 1[/size]]$[b]184. [url=https://forum.zdoom.org/viewtopic.php?p=883878#p883878]TGRDM3 (Morgenstern)[/url][/b] [[b]1[/b]: [size=85]Rachael: 1[/size]]$[b]184. [url=https://www.doomworld.com/idgames/levels/doom2/Ports/s-u/tcotd21me]The City of The Damned : Apocalypse[/url][/b] [[b]1[/b]: [size=85]Zan: 1[/size]]$[b]184. [url=http://www.prodigal-game.com/doomwads.html]The Island[/url][/b] [[b]1[/b]: [size=85]Kappes Buur: 1[/size]]$[b]184. [url=https://forum.zdoom.org/viewtopic.php?f=43&amp;t=55321#p978965]The Trooper[/url][/b] [[b]1[/b]: [size=85]lil'devil: 1[/size]]$[b]184. [url=https://forum.zdoom.org/viewtopic.php?f=46&amp;t=69564]CBLOOD Ultimate Edition[/url][/b] [[b]1[/b]: [size=85]Curunir: 1[/size]]$[b]184. [url=https://forum.zdoom.org/viewtopic.php?f=43&amp;t=64678]Ultimate Custom Doom[/url][/b] [[b]1[/b]: [size=85]Lagi: 1[/size]]$[b]184. [url=https://www.moddb.com/mods/vietdoom]VietDoom[/url][/b] [[b]1[/b]: [size=85]undeadmonk354: 1[/size]]$[b]184. [url=https://forum.zdoom.org/viewtopic.php?t=57338#p1010714]Vignette Shader[/url][/b] [[b]1[/b]: [size=85]Hexereticdoom: 1[/size]]$[b]184. [url=https://forum.zdoom.org/viewtopic.php?f=43&amp;t=67054#p1132997]War Trophies[/url][/b] [[b]1[/b]: [size=85]m8f: 1[/size]]$[b]184. [url=http://www.moddb.com/addons/na132689]WARDUST heretic Sprites[/url][/b] [[b]1[/b]: [size=85]Hipnotic Rogue: 1[/size]]$[b]184. [url=https://www.afadoomer.com/wolf3d/default.php]Wolfenstein 3D TC[/url][/b] [[b]1[/b]: [size=85]sycspysycspy: 1[/size]]$[b]184. [url=https://forum.zdoom.org/viewtopic.php?f=43&amp;t=37254#p707405]X-Weapon: Helsturm[/url][/b] [[b]1[/b]: [size=85]shotfan: 1[/size]]$[b]184. [url=https://forum.zdoom.org/viewtopic.php?f=43&amp;t=63652&amp;p=1091577#p1091263]Xim's Star Wars Doom[/url][/b] [[b]1[/b]: [size=85]xim: 1[/size]]$[b]184. [url=https://forum.zdoom.org/viewtopic.php?f=43&amp;t=50744#p882979]Zion[/url][/b] [[b]1[/b]: [size=85]Apaul27 : 1[/size]]&#10;&#10;Mods: 285&#10;Voters: 133" calcext:value-type="string" table:number-columns-spanned="3" table:number-rows-spanned="1">
            <text:p>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$[b]2. [url=https://www.moddb.com/mods/brutal-doom/addons/project-brutality]Project Brutality[/url][/b] [[b]67[/b]: [size=85]Koto: 3, JDSH98: 2, TDRR: 1, MasterBeavis: 2, AlexThePianoNailer: 5, ErrantMasa: 4, iamcarrotmaster: 5, A_D_M_E_R_A_L: 5, Martinoz: 5, LastManonEarth: 5, Cacodemon345: 5, Craneo: 2, Dawn111: 4, Elodorian: 5, TheZombie: 2, DoomKrakken: 1, Valken: 2, Doomguy914: 2, omxgamer127: 5, Zonky: 2[/size]]$[b]3. [url=https://forum.zdoom.org/viewtopic.php?t=37044#p703341]DoomRL Arsenal[/url][/b] [[b]65[/b]: [size=85]wildweasel: 3,  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, headlesszombie: 3[/size]]$[b]4. [url=https://forum.zdoom.org/viewtopic.php?f=43&amp;t=37066#p703762]Guncaster[/url][/b] [[b]61[/b]: [size=85]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, Zonky: 2[/size]]$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$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$[b]7. [url=https://forum.zdoom.org/viewtopic.php?f=43&amp;t=57098#p1006858]High Noon Drifter[/url][/b] [[b]45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, Infirnex: 1[/size]]$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$[b]9. [url=https://forum.zdoom.org/viewtopic.php?t=54750#p965349]Death Foretold (D4T)[/url][/b] [[b]43[/b]: [size=85] TheNightATK300: 2, D3athStalker: 2, insightguy: 3, DoodGuy: 4, JDSH98: 5, AlphaEnt: 2, SunPraiser: 3, The_Abysswalker: 3, BerserkerNoir: 2, excedentia: 2, shotfan: 1, Craneo: 3, Dawn111: 5, kultasakaali: 2, DYD: 1, Valken: 1, rayburn: 1, omxgamer127: 1[/size]]$[b]10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$[b]11. [url=https://forum.zdoom.org/viewtopic.php?f=43&amp;t=57964#p1019776]Netronian Chaos[/url][/b] [[b]36[/b]: [size=85]TerminusEst13: 2, DrPyspy: 3, phantombeta: 5, undeadmonk354: 1,  TheNightATK300: 2, PlayerLin: 5, Turbo: 2, TheLightBad96: 2, Vostyok: 3, lizardcommando: 1, TDRR: 1, silentzora: 3, Jarewill: 1, spart_n: 2, terminator44: 1, Infirnex: 2[/size]]$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$[b]13. [url=https://forum.zdoom.org/viewtopic.php?f=43&amp;t=47980#p818030]Colourful Hell[/url][/b] [[b]31[/b]: [size=85]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[/size]]$[b]14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$[b]15. [url=http://www.moddb.com/mods/brutal-doom]Brutal Doom[/url][/b] [[b]28[/b]: [size=85]lil'devil: 1, Olroda: 1, Zcat: 1, Zan: 3, wolfmanfp: 1, Rowsol: 1, BerserkerNoir: 1, MasterBeavis: 1, AlexThePianoNailer: 5, Martinoz: 3, Dinosaur_Nerd: 2, Valken: 1, omxgamer127: 3,  Inconspicuousduck : 4[/size]]$[b]15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$[b]15. [url=https://forum.zdoom.org/viewtopic.php?f=19&amp;t=21681#p426527]Psychic[/url][/b] [[b]28[/b]: [size=85]TerminusEst13: 5, phantombeta: 2, Somagu: 1, Marrub: 5, Crazy Toni: 2, Tapwave: 3, Arcterezion: 5, Infirnex: 5[/size]]$[b]18. [url=https://forum.zdoom.org/viewtopic.php?t=51771#p902709]Samsara[/url][/b] [[b]27[/b]: [size=85]Matt: 1, Combine_Kegan: 3, Untitled: 5, Turbo: 3, Crazy Toni: 2, Cyanide: 1, GeneralDelphox: 1, Revae: 5, Hellser: 3, Dylan558: 3[/size]]$[b]18. [url=http://adventuresofsquare.com/]The Adventures of Square[/url][/b] [[b]27[/b]: [size=85]m8f: 1, Combine_Kegan: 3, ZippeyKeys12: 4, TriMetall: 1, Bigger C: 2, TheLightBad96: 2, Revae: 3, QuakedoomNukem Cz: 1, AlphaEnt: 2, Vostyok: 3, MasterBeavis: 2, DoomKrakken: 3[/size]]$[b]20. [url=https://forum.zdoom.org/viewtopic.php?f=19&amp;t=47573#p807968]Ashes 2063 TC[/url][/b] [[b]26[/b]: [size=85]m8f: 1, Olroda: 2, Bigger C: 3, TheLightBad96: 2, The_Abysswalker: 3, Error313: 3, Jarewill: 1, Curunir: 5, ReformedJoe: 5, rayburn: 1[/size]]$[b]20. [url=https://forum.zdoom.org/viewtopic.php?f=46&amp;t=62641#p1080654]Nash's Gore Mod[/url][/b] [[b]26[/b]: [size=85]Hipnotic Rogue: 1, AlphaEnt: 1, BerserkerNoir: 2, xim: 2, Rex705: 1, Craneo: 5, Hexereticdoom: 1, terminator44: 1, Lagi: 2, Arcterezion: 4, CherubCorps: 1, Xangelxal: 2,  Inconspicuousduck : 2, headlesszombie: 1[/size]]$[b]22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$[b]22. [url=https://forum.zdoom.org/viewtopic.php?f=43&amp;t=67025#p1132672]Hexen: Walpurgis[/url][/b] [[b]25[/b]: [size=85]eharper256: 1, Jarewill: 1, SallazarSpellcaster: 5, MaxRideWizardLord: 3, Lagi: 2, Valken: 1, ClessxAlghazanth: 2,  Inconspicuousduck : 4, Infirnex: 1, headlesszombie: 5[/size]]$[b]24. [url=https://boa.realm667.com/]Blade of Agony[/url][/b] [[b]24[/b]: [size=85]Caligari87: 2, ZikShadow: 1, The Ultimate DooMer: 1, dard22: 2, Zcat: 2, Zan: 1, Ravick: 1, Koto: 4, Solmir : 5, kultasakaali: 2, headlesszombie: 3[/size]]$[b]24. [url=https://forum.zdoom.org/viewtopic.php?t=46787#p786254]Demonsteele[/url][/b] [[b]24[/b]: [size=85]Untitled: 4, Captain J: 2, Azba: 1, Eric_: 3, Zcat: 5, TheMightyHeracross: 3, sycspysycspy: 3, Ikazu-san: 1, Tartlman: 1, terminator44: 1[/size]]$[b]24. [url=https://forum.zdoom.org/viewtopic.php?t=57817#p1017445]Touhou Doom[/url][/b] [[b]24[/b]: [size=85]ZikShadow: 3, Master Medi: 5, GeneralDelphox: 5, dard22: 4, insightguy: 2, Dylan558: 5[/size]]$[b]27. [url=https://forum.zdoom.org/viewtopic.php?f=43&amp;t=58343#p1025452]La Tailor Girl[/url][/b] [[b]23[/b]: [size=85]leodoom85: 1, Rachael: 1, Marisa Kirisame: 3, Somagu: 1, Accensus: 1, 4thcharacter: 1, insightguy: 2, eharper256: 1, QuakedoomNukem Cz: 1, SunPraiser: 2, TDRR: 2, MasterBeavis: 1, CherubCorps: 1, Xangelxal: 5[/size]]$[b]28. [url=https://forum.zdoom.org/viewtopic.php?f=43&amp;t=58594#p1029236]Doom Incarnate[/url][/b] [[b]21[/b]: [size=85]Somagu: 1, TheLightBad96: 4, Koto: 1, Error313: 3, xim: 5, Cacodemon345: 4, Elodorian: 1, ClessxAlghazanth: 2[/size]]$[b]28. [url=https://store.steampowered.com/app/1072150/Hedon/]Hedon[/url][/b] [[b]21[/b]: [size=85]m8f: 1, Vostyok: 3, spart_n: 5, DoomKrakken: 3, ReformedJoe: 4, rayburn: 5[/size]]$[b]28. [url=http://action.mancubus.net/ad2free.htm]Urban Brawl: Action Doom 2[/url][/b] [[b]21[/b]: [size=85]DrPyspy: 3, wildweasel: 4, Captain J: 2, PlayerLin: 1, dard22: 5, QuakedoomNukem Cz: 1, TDRR: 5[/size]]$[b]31. [url=https://forum.zdoom.org/viewtopic.php?f=43&amp;t=54843#p967174]DOOM For DooM (D4D)[/url][/b] [[b]20[/b]: [size=85]Caligari87: 3, Shi No Hime: 2, ZippeyKeys12: 1, Beed28: 3, GeneralDelphox: 3, Rowsol: 1, Dylan558: 1, shotfan: 1, xim: 3, MasterBeavis: 2[/size]]$[b]31. [url=https://forum.zdoom.org/viewtopic.php?f=43&amp;t=58191#p1023165]Enhanced Vanilla Project (EVP)[/url][/b] [[b]20[/b]: [size=85]Rex705: 2, Craneo: 4, ChocoGuevara: 4, TheZombie: 5, fcas3t: 5[/size]]$[b]33. [url=https://forum.zdoom.org/viewtopic.php?f=19&amp;t=47574#p808023]Doom: The Golden Souls 2[/url][/b] [[b]18[/b]: [size=85]QuakedoomNukem Cz: 1, Apaul27 : 2, wolfmanfp: 2, Мichаеlis: 2, DoodGuy: 2, Tartlman: 2, ReformedJoe: 3, Doomguy914: 1, headlesszombie: 3[/size]]$[b]34. [url=https://forum.zdoom.org/viewtopic.php?f=43&amp;t=50004]Beautiful Doom[/url][/b] [[b]17[/b]: [size=85]m8f: 1, ZippeyKeys12: 1, Dr_Cosmobyte: 1, Мichаеlis: 1, SunPraiser: 3, Squirb: 3, Rex705: 1, A_D_M_E_R_A_L: 2, Cacodemon345: 3, terminator44: 1[/size]]$[b]34. [url=https://forum.zdoom.org/viewtopic.php?t=53010#p928835]MetaDoom[/url][/b] [[b]17[/b]: [size=85]Shadelight: 1, DrPyspy: 3, undeadmonk354: 1, Sumwunn: 1, Crazy Toni: 2, DoodGuy: 3, ErrantMasa: 1, ClessxAlghazanth: 1, SuyaSS: 4[/size]]$[b]34. [url=https://forum.zdoom.org/viewtopic.php?t=35846#p676444]Wrath of Cronos RPG[/url][/b] [[b]17[/b]: [size=85]Master Medi: 2, Zan: 1, TheMightyHeracross: 3, IdiotBitz: 1, SallazarSpellcaster: 2, MaxRideWizardLord: 1, Doomguy914: 4, rayburn: 3[/size]]$[b]37. [url=https://forum.zdoom.org/viewtopic.php?f=19&amp;t=33292#p630099]Doom RPG[/url][/b] [[b]16[/b]: [size=85]kadu522: 3, ZikShadow: 1, Sumwunn: 5, Marrub: 2, Master Medi: 3, Ikazu-san: 2[/size]]$[b]37. [url=http://www.thekinsie.com/reelism/]Reelism[/url][/b] [[b]16[/b]: [size=85]Marisa Kirisame: 1, Untitled: 3, Beed28: 2, Hege Cactus: 2, TriMetall: 1, Captain J: 2, Crazy Toni: 2, QuakedoomNukem Cz: 1, IdiotBitz: 1, Shredder: 1[/size]]$[b]39. [url=https://www.doomworld.com/vb/wads-mods/91854-wip-doom-64-retribution/]Doom 64: Retribution[/url][/b] [[b]15[/b]: [size=85]leodoom85: 1, Jaxxoon R: 3, YukesVonFaust: 1, silentzora: 3, A_D_M_E_R_A_L: 4, SuyaSS: 3[/size]]$[b]39. [url=https://forum.zdoom.org/viewtopic.php?t=61301#p1063747]Slayer's Rampage[/url][/b] [[b]15[/b]: [size=85]Rex705: 2, iamcarrotmaster: 4, Martinoz: 1, TheZombie: 5, omxgamer127: 3[/size]]$[b]41. [url=https://forum.zdoom.org/viewtopic.php?f=19&amp;t=35135#p661646]Doom: The Golden Souls[/url][/b] [[b]14[/b]: [size=85]The Ultimate DooMer: 1, Koto: 1, Apaul27 : 2, Мichаеlis: 1, excedentia: 5, Zonky: 4[/size]]$[b]41. [url=https://forum.zdoom.org/viewtopic.php?f=43&amp;t=54904#p969133]Lithium[/url][/b] [[b]14[/b]: [size=85]Dr_Cosmobyte: 1, Somagu: 1, TriMetall: 3, Ikazu-san: 3, Dawn111: 2, DYD: 4[/size]]$[b]41. [url=https://forum.zdoom.org/viewtopic.php?t=45550#p753192]Smooth Doom[/url][/b] [[b]14[/b]: [size=85]Dr_Cosmobyte: 1, lizardcommando: 1, AlexThePianoNailer: 2, Cacodemon345: 2, Curunir: 4, terminator44: 1, Lagi: 2, Arcterezion: 1[/size]]$[b]44. [url=https://forum.zdoom.org/viewtopic.php?f=19&amp;t=13397#p273718]Hell-Forged[/url][/b] [[b]13[/b]: [size=85]m8f: 1, undeadmonk354: 3, PlayerLin: 5,  Inconspicuousduck : 4[/size]]$[b]44. [url=https://forum.zdoom.org/viewtopic.php?f=43&amp;t=51035#p888249]LegenDoom[/url][/b] [[b]13[/b]: [size=85]Hege Cactus: 3, 4thcharacter: 3, ZikShadow: 1, Sumwunn: 3, Crazy Toni: 2, IdiotBitz: 1[/size]]$[b]46. [url=https://forum.zdoom.org/viewtopic.php?t=30942#p586255]Hunter’s Moon[/url][/b] [[b]12[/b]: [size=85]ibm5155: 3, D3athStalker: 1, Мichаеlis: 1, shotfan: 2, DYD: 5[/size]]$[b]46. [url=https://forum.zdoom.org/viewtopic.php?f=43&amp;t=57053#p1006227]Kriegsland: Blutorden[/url][/b] [[b]12[/b]: [size=85]TheLightBad96: 2, erni945: 2, Apaul27 : 1, DoodGuy: 1, YukesVonFaust: 1, JDSH98: 2, Vostyok: 3[/size]]$[b]46. [url=https://forum.zdoom.org/viewtopic.php?t=32674#p618450]Pirate Doom[/url][/b] [[b]12[/b]: [size=85]Combine_Kegan: 4, Zcat: 4, Ravick: 1, MasterBeavis: 1, Dinosaur_Nerd: 1,  Inconspicuousduck : 1[/size]]$[b]49. [url=https://forum.zdoom.org/viewtopic.php?f=46&amp;t=48780#p839642]Ultimate DoomVisor[/url][/b] [[b]11[/b]: [size=85]BerserkerNoir: 1, LastManonEarth: 5, Elodorian: 5[/size]]$[b]50. [url=https://www.doomworld.com/idgames/levels/doom2/Ports/v-z/zendyn_x]Zen Dynamics[/url][/b] [[b]10[/b]: [size=85]TerminusEst13: 1, Captain J: 4, Crazy Toni: 2, Tapwave: 3[/size]]$[b]51. [url=https://forum.zdoom.org/viewtopic.php?f=43&amp;t=51066#p888943]Combined Arms[/url][/b] [[b]9[/b]: [size=85]ChocoGuevara: 3, Arcterezion: 2, CherubCorps: 4[/size]]$[b]51. [url=https://forum.zdoom.org/viewtopic.php?t=22008#p433365]Legacy of Suffering[/url][/b] [[b]9[/b]: [size=85]ibm5155: 5, Ravick: 1, Koto: 1, AlphaEnt: 1, Kappes Buur: 1[/size]]$[b]51. [url=https://forum.zdoom.org/viewtopic.php?f=43&amp;t=60054#p1047705]ouch_m 2: abort_m[/url][/b] [[b]9[/b]: [size=85]leodoom85: 1, ZippeyKeys12: 5, Azba: 1, wolfmanfp: 2[/size]]$[b]51. [url=https://forum.zdoom.org/viewtopic.php?t=52301#p913612]Shadow Of The Wool Ball[/url][/b] [[b]9[/b]: [size=85]QuakedoomNukem Cz: 1, Apaul27 : 3, AlphaEnt: 2, fcas3t: 3[/size]]$[b]51. [url=https://forum.zdoom.org/viewtopic.php?f=19&amp;t=54380#p957591]The Inquisitor III[/url][/b] [[b]9[/b]: [size=85]The Ultimate DooMer: 1, Zan: 5, Curunir: 2, ReformedJoe: 1[/size]]$[b]51. [url=https://forum.zdoom.org/viewtopic.php?t=14722&amp;#p297378]The Ultimate Torment and Torture[/url][/b] [[b]9[/b]: [size=85]DrPyspy: 3, ibm5155: 2, JDSH98: 1, silentzora: 3[/size]]$[b]57. [url=https://forum.zdoom.org/viewtopic.php?f=43&amp;t=68111#p1145548]Embers Of Armageddon[/url][/b] [[b]8[/b]: [size=85]DoomKrakken: 1, Xangelxal: 3, SuyaSS: 4[/size]]$[b]57. [url=https://forum.zdoom.org/viewtopic.php?t=45804#p760002]Hocusdoom[/url][/b] [[b]8[/b]: [size=85]Master Medi: 2, Мichаеlis: 2, MaxRideWizardLord: 4[/size]]$[b]57. [url=https://www.doomworld.com/forum/topic/57957-psx-doomfinal-doom-tc-version-2135-now-released/]PlayStation Doom TC[/url][/b] [[b]8[/b]: [size=85]leodoom85: 1, lil'devil: 1, Olroda: 5, Ravick: 1[/size]]$[b]60. [url=https://forum.zdoom.org/viewtopic.php?f=43&amp;t=66059#p1120875]HexArcana[/url][/b] [[b]7[/b]: [size=85]SallazarSpellcaster: 5, Lagi: 2[/size]]$[b]60. [url=https://reelism.dog/]Reelism 2[/url][/b] [[b]7[/b]: [size=85]undeadmonk354: 4, SuyaSS: 3[/size]]$[b]60. [url=https://forum.zdoom.org/viewtopic.php?t=56668#p1000996]Rise Of The Wool Ball[/url][/b] [[b]7[/b]: [size=85]TheMightyHeracross: 3, QuakedoomNukem Cz: 1, Apaul27 : 3[/size]]$[b]60. [url=https://forum.zdoom.org/viewtopic.php?f=43&amp;t=55465#p982269]WW-Cola3[/url][/b] [[b]7[/b]: [size=85]phantombeta: 2, Apaul27 : 2, wolfmanfp: 3[/size]]$[b]64. [url=https://forum.zdoom.org/viewtopic.php?f=19&amp;t=50299#p874982]Aracnocide[/url][/b] [[b]6[/b]: [size=85]TheLightBad96: 1, erni945: 1, YukesVonFaust: 3, Jarewill: 1[/size]]$[b]64. [url=https://forum.zdoom.org/viewtopic.php?f=19&amp;t=63102#p1085786]Ascension[/url][/b] [[b]6[/b]: [size=85]SallazarSpellcaster: 2, rayburn: 4[/size]]$[b]64. [url=https://forum.zdoom.org/viewtopic.php?f=19&amp;t=55387#p980696]Daytime Drama[/url][/b] [[b]6[/b]: [size=85]leodoom85: 1, Marisa Kirisame: 1, lil'devil: 4[/size]]$[b]64. [url=https://forum.zdoom.org/viewtopic.php?t=34430#p651069]DTS-T[/url][/b] [[b]6[/b]: [size=85]Sgt. Shivers: 5, IdiotBitz: 1[/size]]$[b]64. [url=https://forum.zdoom.org/viewtopic.php?f=43&amp;t=48985#p845608]Faspons[/url][/b] [[b]6[/b]: [size=85]Somagu: 1, Bigger C: 4, fcas3t: 1[/size]]$[b]64. [url=https://forum.zdoom.org/viewtopic.php?f=43&amp;t=48074#p820532]HXRTC Project[/url][/b] [[b]6[/b]: [size=85]leodoom85: 1, ErrantMasa: 3, ClessxAlghazanth: 2[/size]]$[b]64. [url=https://forum.zdoom.org/viewtopic.php?f=19&amp;t=52867#p925329]Project Einherjar[/url][/b] [[b]6[/b]: [size=85]Rachael: 1, TheLightBad96: 2, YukesVonFaust: 1, Vostyok: 2[/size]]$[b]64. [url=https://forum.zdoom.org/viewtopic.php?f=46&amp;t=58340#p1025419]Reikall's Voxels[/url][/b] [[b]6[/b]: [size=85]m8f: 1, LastManonEarth: 3, Lagi: 2[/size]]$[b]64. [url=https://forum.zdoom.org/viewtopic.php?f=19&amp;t=36821#p698354]Weapons of Saturn[/url][/b] [[b]6[/b]: [size=85]m8f: 1, Cyanide: 1, eharper256: 2, lizardcommando: 1, BerserkerNoir: 1[/size]]$[b]64. [url=https://forum.zdoom.org/viewtopic.php?f=43&amp;t=60436#p1052527]Zagemod[/url][/b] [[b]6[/b]: [size=85]Error313: 3, Squirb: 3[/size]]$[b]64. [url=https://forum.zdoom.org/viewtopic.php?t=51000#p887649]Zero Tolerance[/url][/b] [[b]6[/b]: [size=85]Combine_Kegan: 1, Tapwave: 3, Hellser: 2[/size]]$[b]75. [url=https://forum.zdoom.org/viewtopic.php?f=43&amp;t=55487#p982784]AEons Of Death[/url][/b] [[b]5[/b]: [size=85]leodoom85: 1, lil'devil: 1, The_Abysswalker: 2, MaxRideWizardLord: 1[/size]]$[b]75. [url=https://www.moddb.com/mods/brutal-doom-64]Brutal Doom 64[/url][/b] [[b]5[/b]: [size=85]MasterBeavis: 2, AlexThePianoNailer: 1, Martinoz: 1, TheZombie: 1[/size]]$[b]75. [url=https://forum.zdoom.org/viewtopic.php?f=43&amp;t=67939]Corruption Cards[/url][/b] [[b]5[/b]: [size=85]Infirnex: 5[/size]]$[b]75. [url=https://www.doomworld.com/idgames/levels/doom2/Ports/a-c/circus2]Happy Time Circus ][[/url][/b] [[b]5[/b]: [size=85]Ravick: 1, Major Cooke: 4[/size]]$[b]75. [url=https://forum.zdoom.org/viewtopic.php?f=43&amp;t=64378]Lt. Typhon[/url][/b] [[b]5[/b]: [size=85]terminator44: 1, Zonky: 4[/size]]$[b]75. [url=https://forum.zdoom.org/viewtopic.php?t=29815#p565772]Nazis![/url][/b] [[b]5[/b]: [size=85]ZikShadow: 1, Sgt. Shivers: 4[/size]]$[b]75. [url=http://doomworld.com/idgames/?id=12747]RTC-3057 Hub 1[/url][/b] [[b]5[/b]: [size=85]wildweasel: 5[/size]]$[b]75. [url=https://forum.zdoom.org/viewtopic.php?f=42&amp;t=35879#p677083]S.U.P.E.R Natural[/url][/b] [[b]5[/b]: [size=85]Major Cooke: 5[/size]]$[b]75. [url=https://forum.zdoom.org/viewtopic.php?f=42&amp;t=60219#p1049804]Soundless Mound[/url][/b] [[b]5[/b]: [size=85]Rachael: 1, dard22: 3, MasterBeavis: 1[/size]]$[b]75. [url=http://stronghold.drdteam.org/]Stronghold: On the Edge of Chaos[/url][/b] [[b]5[/b]: [size=85]Caligari87: 2, The Ultimate DooMer: 1, Ravick: 1, AlphaEnt: 1[/size]]$[b]75. [url=https://www.doomworld.com/forum/topic/109107-supercharge-gameplay-mod-v28-031521-grenadier-enemy/]Supercharge[/url][/b] [[b]5[/b]: [size=85]terminator44: 1, CherubCorps: 4[/size]]$[b]75. [url=https://forum.zdoom.org/viewtopic.php?t=33330#p630834]Terrorists![/url][/b] [[b]5[/b]: [size=85] TheNightATK300: 2, TriMetall: 2, ZikShadow: 1[/size]]$[b]75. [url=https://forum.zdoom.org/viewtopic.php?f=43&amp;t=57655#p1015050]The Soldier Z[/url][/b] [[b]5[/b]: [size=85]Shi No Hime: 5[/size]]$[b]75. [url=https://forum.zdoom.org/viewtopic.php?f=42&amp;t=45877#p761802]Threshold Of Pain[/url][/b] [[b]5[/b]: [size=85]JDSH98: 2, silentzora: 3[/size]]$[b]75. [url=https://forum.zdoom.org/viewtopic.php?f=42&amp;t=25358#p484506]Unloved[/url][/b] [[b]5[/b]: [size=85]Rachael: 1, Ravick: 1, excedentia: 2, MasterBeavis: 1[/size]]$[b]90. [url=https://forum.zdoom.org/viewtopic.php?f=43&amp;t=48872#p842280]10x[/url][/b] [[b]4[/b]: [size=85]Beed28: 4[/size]]$[b]90. [url=http://action.mancubus.net/actiondoom/]Action Doom[/url][/b] [[b]4[/b]: [size=85]lil'devil: 2, QuakedoomNukem Cz: 1, IdiotBitz: 1[/size]]$[b]90. [url=https://forum.zdoom.org/viewtopic.php?f=43&amp;t=69883]Angelic Waifus[/url][/b] [[b]4[/b]: [size=85]CherubCorps: 1, Xangelxal: 3[/size]]$[b]90. [url=https://forum.zdoom.org/viewtopic.php?f=43&amp;t=52363#p914958]Argent[/url][/b] [[b]4[/b]: [size=85]Cyanide: 1, eharper256: 2, terminator44: 1[/size]]$[b]90. [url=https://www.doomworld.com/idgames/levels/doom2/Ports/m-o/njbgpabh]BGPA Missions Liberation[/url][/b] [[b]4[/b]: [size=85]Ravick: 1, Koto: 3[/size]]$[b]90. [url=https://forum.zdoom.org/viewtopic.php?f=43&amp;t=52102#p909138]Bratwurst[/url][/b] [[b]4[/b]: [size=85]xim: 4[/size]]$[b]90. [url=https://forum.zdoom.org/viewtopic.php?f=43&amp;t=54322#p956169]Bullet-Eye[/url][/b] [[b]4[/b]: [size=85]eharper256: 1, Ikazu-san: 3[/size]]$[b]90. [url=https://forum.zdoom.org/viewtopic.php?f=19&amp;t=35458#p668203]Burl Tumd[/url][/b] [[b]4[/b]: [size=85]Matt: 1, Combine_Kegan: 2, Azba: 1[/size]]$[b]90. [url=https://www.doomworld.com/idgames/levels/doom2/Ports/d-f/de-pkg]Demon Eclipse[/url][/b] [[b]4[/b]: [size=85]The Ultimate DooMer: 1, Solmir : 3[/size]]$[b]90. [url=https://forum.zdoom.org/viewtopic.php?f=43&amp;t=52262#p912321]Doom Delta[/url][/b] [[b]4[/b]: [size=85]Hellser: 2, YukesVonFaust: 1, terminator44: 1[/size]]$[b]90. [url=https://forum.zdoom.org/viewtopic.php?f=19&amp;t=46509#p778245]Droplets: Simulated Blood[/url][/b] [[b]4[/b]: [size=85]Hipnotic Rogue: 1, Dr_Cosmobyte: 1, IdiotBitz: 1, Hexereticdoom: 1[/size]]$[b]90. [url=https://forum.zdoom.org/viewtopic.php?f=43&amp;t=56762]Heretical Doom[/url][/b] [[b]4[/b]: [size=85]eharper256: 2, Valken: 1, rayburn: 1[/size]]$[b]90. [url=https://forum.zdoom.org/viewtopic.php?f=19&amp;t=59198]Irontusk’s Diablo 3D[/url][/b] [[b]4[/b]: [size=85]PlayerLin: 3, Valken: 1[/size]]$[b]90. [url=https://forum.zdoom.org/viewtopic.php?f=43&amp;t=47229#p798227]JohnnyDoom[/url][/b] [[b]4[/b]: [size=85]Brohnesorge: 3, Turbo: 1[/size]]$[b]90. [url=https://forum.zdoom.org/viewtopic.php?f=43&amp;t=57092#p1006758]Juvenile Power Fantasy[/url][/b] [[b]4[/b]: [size=85]Brohnesorge: 2, Rachael: 1, Shi No Hime: 1[/size]]$[b]90. [url=https://forum.zdoom.org/viewtopic.php?f=46&amp;t=33079#p626384]NC HUD[/url][/b] [[b]4[/b]: [size=85]m8f: 1, Squirb: 3[/size]]$[b]90. [url=http://www.perkristian.net/game_doom-sfx.shtml]Perkristan's HD Sounds[/url][/b] [[b]4[/b]: [size=85]Caligari87: 1, AlexThePianoNailer: 2, LastManonEarth: 1[/size]]$[b]90. [url=https://forum.zdoom.org/viewtopic.php?t=23024&amp;#p451257]Serpent Resurrection[/url][/b] [[b]4[/b]: [size=85]The Ultimate DooMer: 1, TheMightyHeracross: 3[/size]]$[b]90. [url=https://forum.zdoom.org/viewtopic.php?f=43&amp;t=57310#p1010252]Shades of Doom[/url][/b] [[b]4[/b]: [size=85]Dr_Cosmobyte: 2, eharper256: 2[/size]]$[b]90. [url=https://forum.zdoom.org/viewtopic.php?t=47302#p800865]Shut up and Bleed[/url][/b] [[b]4[/b]: [size=85]Dr_Cosmobyte: 1, Somagu: 1, Azba: 1, YukesVonFaust: 1[/size]]$[b]90. [url=https://forum.zdoom.org/viewtopic.php?f=105&amp;t=54992#p971348]SpriteShadow[/url][/b] [[b]4[/b]: [size=85]m8f: 1, Caligari87: 1, Hipnotic Rogue: 1, Cyanide: 1[/size]]$[b]90. [url=https://www.moddb.com/mods/total-chaos]Total Chaos[/url][/b] [[b]4[/b]: [size=85]kultasakaali: 4[/size]]$[b]90. [url=https://forum.zdoom.org/viewtopic.php?t=55741#p985511]Waterlab GZD[/url][/b] [[b]4[/b]: [size=85]Caligari87: 1, Jaxxoon R: 3[/size]]$[b]90. [url=https://zandronum.com/forum/viewtopic.php?t=123]Who Dun It[/url][/b] [[b]4[/b]: [size=85]Matt: 2, Revae: 2[/size]]$[b]114. [url=https://forum.zdoom.org/viewtopic.php?f=43&amp;t=65962]10.5x[/url][/b] [[b]3[/b]: [size=85]fcas3t: 3[/size]]$[b]114. [url=https://www.doomworld.com/idgames/combos/alanguns]Alandoguns[/url][/b] [[b]3[/b]: [size=85]lil'devil: 1, Мichаеlis: 2[/size]]$[b]114. [url=https://www.doomworld.com/forum/topic/106932-demov3-release-aliens-eradication/]Aliens: Eradication[/url][/b] [[b]3[/b]: [size=85]Curunir: 3[/size]]$[b]114. [url=https://forum.zdoom.org/viewtopic.php?t=34569#p653208]Call of Dooty[/url][/b] [[b]3[/b]: [size=85]wolfmanfp: 1, kultasakaali: 2[/size]]$[b]114. [url=https://forum.zdoom.org/viewtopic.php?f=19&amp;t=57800#p1017196]Castlevania - Simon's Destiny[/url][/b] [[b]3[/b]: [size=85]Rachael: 1, QuakedoomNukem Cz: 1, MasterBeavis: 1[/size]]$[b]114. [url=https://zdoom.org/wiki/Cold_as_Hell]Cold as Hell[/url][/b] [[b]3[/b]: [size=85]Ravick: 1, Solmir : 2[/size]]$[b]114. [url=https://forum.zdoom.org/viewtopic.php?f=19&amp;t=61211]Compendium[/url][/b] [[b]3[/b]: [size=85]fcas3t: 3[/size]]$[b]114. [url=https://forum.zdoom.org/viewtopic.php?f=43&amp;t=58535#p1028376]Complex Doom[/url][/b] [[b]3[/b]: [size=85]leodoom85: 1, Rowsol: 1, iamcarrotmaster: 1[/size]]$[b]114. [url=https://forum.zdoom.org/viewtopic.php?t=55048#p972862]DamNums[/url][/b] [[b]3[/b]: [size=85]Hipnotic Rogue: 1, Мichаеlis: 1, Hexereticdoom: 1[/size]]$[b]114. [url=https://forum.zdoom.org/viewtopic.php?t=58375#p1025963]Dark Encounters[/url][/b] [[b]3[/b]: [size=85]The Ultimate DooMer: 1, TheZombie: 2[/size]]$[b]114. [url=https://www.doomworld.com/idgames/combos/wwhcdiaz]Diaz: Last Hours of Purity[/url][/b] [[b]3[/b]: [size=85]TheMightyHeracross: 3[/size]]$[b]114. [url=https://forum.zdoom.org/viewtopic.php?f=43&amp;t=60984]Dusted's Pandemonia[/url][/b] [[b]3[/b]: [size=85]omxgamer127: 3[/size]]$[b]114. [url=https://forum.zdoom.org/viewtopic.php?f=43&amp;t=58486#p1027620]Factotum[/url][/b] [[b]3[/b]: [size=85]kadu522: 1, YukesVonFaust: 2[/size]]$[b]114. [url=https://forum.zdoom.org/viewtopic.php?f=46&amp;t=16768#p330879]Full GZDoom Skybox Set[/url][/b] [[b]3[/b]: [size=85]Matt: 2, Hexereticdoom: 1[/size]]$[b]114. [url=https://www.doomworld.com/idgames/levels/doom2/Ports/a-c/circus666]Happy Time Circus[/url][/b] [[b]3[/b]: [size=85]Major Cooke: 3[/size]]$[b]114. [url=https://forum.zdoom.org/viewtopic.php?f=43&amp;t=45145]Hard-Doom[/url][/b] [[b]3[/b]: [size=85]Zonky: 3[/size]]$[b]114. [url=https://forum.zdoom.org/viewtopic.php?f=43&amp;t=37130#p705156]Insanity's Requiem[/url][/b] [[b]3[/b]: [size=85]D3athStalker: 2, Martinoz: 1[/size]]$[b]114. [url=https://forum.zdoom.org/viewtopic.php?f=46&amp;t=29117#p553405]Jimmy’s Jukebox[/url][/b] [[b]3[/b]: [size=85]Tapwave: 3[/size]]$[b]114. [url=https://forum.zdoom.org/viewtopic.php?f=19&amp;t=16480#p326745]PlayStation Doom TC[/url][/b] [[b]3[/b]: [size=85]A_D_M_E_R_A_L: 3[/size]]$[b]114. [url=https://doomwiki.org/wiki/Psychophobia]Psychophobia[/url][/b] [[b]3[/b]: [size=85]Doomguy914: 3[/size]]$[b]114. [url=http://www.prodigal-game.com/doomwads.html]Redux E2M4[/url][/b] [[b]3[/b]: [size=85]Jaxxoon R: 3[/size]]$[b]114. [url=https://forum.zdoom.org/viewtopic.php?f=45&amp;t=24974#p479313]scalliano's 667 Shuffle[/url][/b] [[b]3[/b]: [size=85]leodoom85: 1, Мichаеlis: 2[/size]]$[b]114. [url=https://forum.zdoom.org/viewtopic.php?t=49369#p854693]Strange Aeons[/url][/b] [[b]3[/b]: [size=85]Rachael: 1, Мichаеlis: 1, Jarewill: 1[/size]]$[b]114. [url=https://forum.zdoom.org/viewtopic.php?f=45&amp;t=13704#p278356]The Ghoul's Forest 3[/url][/b] [[b]3[/b]: [size=85]ibm5155: 1, lil'devil: 2[/size]]$[b]114. [url=https://forum.zdoom.org/viewtopic.php?f=43&amp;t=66995]Treasure Tech[/url][/b] [[b]3[/b]: [size=85]DYD: 1, Tombstone665: 2[/size]]$[b]114. [url=https://www.doomworld.com/idgames/levels/doom2/Ports/v-z/void]Void[/url][/b] [[b]3[/b]: [size=85]Jaxxoon R: 3[/size]]$[b]114. [url=http://lazrojas.com/wolfendoom/arctic_2.html]WolfenDOOM: Operation: Arctic Wolf[/url][/b] [[b]3[/b]: [size=85]Sgt. Shivers: 3[/size]]$[b]114. [url=https://forum.zdoom.org/viewtopic.php?f=19&amp;t=27258#p520682]ZBlood+[/url][/b] [[b]3[/b]: [size=85]Мichаеlis: 1, The_Abysswalker: 2[/size]]$[b]142. [url=https://forum.zdoom.org/viewtopic.php?t=56483#p998194]All Clear Message[/url][/b] [[b]2[/b]: [size=85]Cyanide: 1, Hexereticdoom: 1[/size]]$[b]142. [url=https://forum.zdoom.org/viewtopic.php?f=43&amp;t=60456#p1052735]Champions[/url][/b] [[b]2[/b]: [size=85]IdiotBitz: 1, CherubCorps: 1[/size]]$[b]142. [url=https://forum.zdoom.org/viewtopic.php?f=19&amp;t=55298#p978283]Consolation Prize: The PSX Doom TC[/url][/b] [[b]2[/b]: [size=85]Dr_Cosmobyte: 1, IdiotBitz: 1[/size]]$[b]142. [url=https://forum.zdoom.org/viewtopic.php?t=36667#p694653]Crossfire[/url][/b] [[b]2[/b]: [size=85]Somagu: 1, Marrub: 1[/size]]$[b]142. [url=https://forum.zdoom.org/viewtopic.php?f=19&amp;t=36608]Cyberrunner[/url][/b] [[b]2[/b]: [size=85]Revae: 2[/size]]$[b]142. [url=https://forum.zdoom.org/viewtopic.php?f=43&amp;t=58521#p1028226]Dead Marine[/url][/b] [[b]2[/b]: [size=85]m8f: 1, Dr_Cosmobyte: 1[/size]]$[b]142. [url=https://forum.zdoom.org/viewtopic.php?f=42&amp;t=54708#p964549]dead.air[/url][/b] [[b]2[/b]: [size=85]Rachael: 1, Мichаеlis: 1[/size]]$[b]142. [url=https://forum.zdoom.org/viewtopic.php?f=43&amp;t=59887#p1045489]Demon CounterStrike[/url][/b] [[b]2[/b]: [size=85]Shadelight: 2[/size]]$[b]142. [url=https://forum.zdoom.org/viewtopic.php?f=19&amp;t=48208#p824651]Eriguns 2[/url][/b] [[b]2[/b]: [size=85]Hipnotic Rogue: 1, Cyanide: 1[/size]]$[b]142. [url=https://forum.zdoom.org/viewtopic.php?t=31034#p587707]Error: Doom[/url][/b] [[b]2[/b]: [size=85]Marrub: 2[/size]]$[b]142. [url=http://www.moddb.com/mods/final-neodoom]Final NeoDoom[/url][/b] [[b]2[/b]: [size=85]The Ultimate DooMer: 1, Ravick: 1[/size]]$[b]142. [url=https://forum.zdoom.org/viewtopic.php?f=105&amp;t=35388#p666921]Footsteps[/url][/b] [[b]2[/b]: [size=85]m8f: 1, Hexereticdoom: 1[/size]]$[b]142. [url=https://forum.zdoom.org/viewtopic.php?f=43&amp;t=46413#p775648]FragTrak[/url][/b] [[b]2[/b]: [size=85]Ikazu-san: 2[/size]]$[b]142. [url=https://forum.zdoom.org/viewtopic.php?f=19&amp;t=46718#p784166]Gene-Tech: Before the Storm[/url][/b] [[b]2[/b]: [size=85]Rachael: 1, Ravick: 1[/size]]$[b]142. [url=https://forum.zdoom.org/viewtopic.php?t=69090#p1156925]Gothic Skins for Doom[/url][/b] [[b]2[/b]: [size=85]Matt: 2[/size]]$[b]142. [url=https://forum.zdoom.org/viewtopic.php?t=58009#p1020405]HeXeReTiC Fantasy[/url][/b] [[b]2[/b]: [size=85]Sumwunn: 2[/size]]$[b]142. [url=https://forum.zdoom.org/viewtopic.php?f=46&amp;t=60356&amp;hilit=hitmarkers#p1051578]HitMarkers[/url][/b] [[b]2[/b]: [size=85]Hexereticdoom: 1, ClessxAlghazanth: 1[/size]]$[b]142. [url=https://forum.zdoom.org/viewtopic.php?f=43&amp;t=58687#p1030431]Lambda[/url][/b] [[b]2[/b]: [size=85]ChocoGuevara: 2[/size]]$[b]142. [url=https://www.doomworld.com/idgames/levels/doom2/Ports/m-o/massm2]MassMouth 2[/url][/b] [[b]2[/b]: [size=85]The Ultimate DooMer: 1, lizardcommando: 1[/size]]$[b]142. [url=https://mikestoybox.net/2017/09/13/midgard-outlaw/]Midgard Outlaw[/url][/b] [[b]2[/b]: [size=85]Rex705: 2[/size]]$[b]142. [url=https://forum.zdoom.org/viewtopic.php?f=43&amp;t=68043]Nightshift[/url][/b] [[b]2[/b]: [size=85]Jarewill: 1, Tombstone665: 1[/size]]$[b]142. [url=https://forum.zdoom.org/viewtopic.php?t=47988#p818163]Paranoid and Paranoiac[/url][/b] [[b]2[/b]: [size=85]The Ultimate DooMer: 1, Kappes Buur: 1[/size]]$[b]142. [url=https://forum.zdoom.org/viewtopic.php?f=43&amp;t=53876#p947619]Project Ironclad[/url][/b] [[b]2[/b]: [size=85]Brohnesorge: 1, Rachael: 1[/size]]$[b]142. [url=https://forum.zdoom.org/viewtopic.php?f=19&amp;t=46438#p776148]QUAKE: Descent into Heresy[/url][/b] [[b]2[/b]: [size=85]Dr_Cosmobyte: 1, Craneo: 1[/size]]$[b]142. [url=https://forum.zdoom.org/viewtopic.php?f=3&amp;t=13117#p267820]Queen's Crusade[/url][/b] [[b]2[/b]: [size=85]Matt: 2[/size]]$[b]142. [url=https://forum.zdoom.org/viewtopic.php?t=29792#p565461]SBrightmaps[/url][/b] [[b]2[/b]: [size=85]Hipnotic Rogue: 1, LastManonEarth: 1[/size]]$[b]142. [url=https://www.joshuaosullivan.co.uk/skulldash/]Skulldash[/url][/b] [[b]2[/b]: [size=85]The Ultimate DooMer: 1, QuakedoomNukem Cz: 1[/size]]$[b]142. [url=https://forum.zdoom.org/viewtopic.php?t=57013#p1005651]Slomo Bullettime Ultimate[/url][/b] [[b]2[/b]: [size=85]Hexereticdoom: 1, ClessxAlghazanth: 1[/size]]$[b]142. [url=https://forum.zdoom.org/viewtopic.php?f=43&amp;t=46174#p769209]Sneaky Doom[/url][/b] [[b]2[/b]: [size=85]sycspysycspy: 2[/size]]$[b]142. [url=https://www.doomworld.com/forum/topic/71133-sound-caulking-now-on-idgames/]Sound Caulking[/url][/b] [[b]2[/b]: [size=85]m8f: 1, A_D_M_E_R_A_L: 1[/size]]$[b]142. [url=https://forum.zdoom.org/viewtopic.php?f=42&amp;t=62163#p1074598]Spooktober Community Mapping Project[/url][/b] [[b]2[/b]: [size=85]Rex705: 2[/size]]$[b]142. [url=https://forum.zdoom.org/viewtopic.php?f=43&amp;t=60784]Target Spy[/url][/b] [[b]2[/b]: [size=85]Hexereticdoom: 1, Lagi: 1[/size]]$[b]142. [url=https://forum.zdoom.org/viewtopic.php?f=19&amp;t=49164#p850102]Temple of the Lizard Men 4[/url][/b] [[b]2[/b]: [size=85]Rex705: 2[/size]]$[b]142. [url=https://forum.zdoom.org/viewtopic.php?t=37064#p703739]The Space Pirate[/url][/b] [[b]2[/b]: [size=85]Olroda: 2[/size]]$[b]142. [url=https://forum.zdoom.org/viewtopic.php?f=43&amp;t=64374]The Wayfarer's Tome [/url][/b] [[b]2[/b]: [size=85]Lagi: 2[/size]]$[b]142. [url=https://forum.zdoom.org/viewtopic.php?f=105&amp;t=55413#p981192]Tilt++[/url][/b] [[b]2[/b]: [size=85]Hipnotic Rogue: 1, Hexereticdoom: 1[/size]]$[b]142. [url=https://zdoom.org/wiki/Town_Infection]Town Infection: The Flooding[/url][/b] [[b]2[/b]: [size=85]IdiotBitz: 1, excedentia: 1[/size]]$[b]142. [url=https://forum.zdoom.org/viewtopic.php?f=19&amp;t=27981#p535716]TurboCharged ARCADE![/url][/b] [[b]2[/b]: [size=85]Major Cooke: 2[/size]]$[b]142. [url=https://forum.zdoom.org/viewtopic.php?t=61009#p1059953]Ugly as Sin[/url][/b] [[b]2[/b]: [size=85]Matt: 2[/size]]$[b]142. [url=https://forum.zdoom.org/viewtopic.php?f=43&amp;t=60612]Ultra Crispy[/url][/b] [[b]2[/b]: [size=85]YukesVonFaust: 2[/size]]$[b]142. [url=http://lazrojas.com/wolfendoom/astrostein_2.html]WolfenDOOM: Astrostein[/url][/b] [[b]2[/b]: [size=85]Sgt. Shivers: 2[/size]]$[b]142. [url=https://forum.zdoom.org/viewtopic.php?f=43&amp;t=65095]ZMovement[/url][/b] [[b]2[/b]: [size=85]DYD: 1, SuyaSS: 1[/size]]$[b]184. [url=https://www.doomworld.com/idgames/levels/doom/Ports/0-9/007ltsd]007: Licence to Spell DooM[/url][/b] [[b]1[/b]: [size=85]The Ultimate DooMer: 1[/size]]$[b]184. [url=https://forum.zdoom.org/viewtopic.php?f=42&amp;t=54247#p954473]20 Monsters Challenge[/url][/b] [[b]1[/b]: [size=85]Rachael: 1[/size]]$[b]184. [url=https://www.doomworld.com/idgames/levels/doom2/deathmatch/Ports/a-c/amisery]Abandoned Misery[/url][/b] [[b]1[/b]: [size=85]Kappes Buur: 1[/size]]$[b]184. [url=https://forum.zdoom.org/viewtopic.php?t=36877#p699326]Accessories to Murder[/url][/b] [[b]1[/b]: [size=85]Cyanide: 1[/size]]$[b]184. [url=https://forum.zdoom.org/viewtopic.php?f=43&amp;t=54914#p969409]Aetherius[/url][/b] [[b]1[/b]: [size=85]PlayerLin: 1[/size]]$[b]184. [url=https://forum.zdoom.org/viewtopic.php?t=58501#p1027895]Alfonzone[/url][/b] [[b]1[/b]: [size=85]The Ultimate DooMer: 1[/size]]$[b]184. [url=https://www.moddb.com/mods/acm-2014]Aliens: Colonial Marines TC[/url][/b] [[b]1[/b]: [size=85]Ravick: 1[/size]]$[b]184. [url=https://forum.zdoom.org/viewtopic.php?f=19&amp;t=45213]Aliens: The Ultimate Doom[/url][/b] [[b]1[/b]: [size=85]Valken: 1[/size]]$[b]184. [url=https://forum.zdoom.org/viewtopic.php?t=45192#p744669]AvP 2.0[/url][/b] [[b]1[/b]: [size=85]shotfan: 1[/size]]$[b]184. [url=https://forum.zdoom.org/viewtopic.php?f=43&amp;t=57464#p1012472]Banhammer[/url][/b] [[b]1[/b]: [size=85]leodoom85: 1[/size]]$[b]184. [url=https://www.doomworld.com/idgames/levels/doom2/Ports/a-c/brfinal]Beyond Reality[/url][/b] [[b]1[/b]: [size=85]Kappes Buur: 1[/size]]$[b]184. [url=https://forum.zdoom.org/viewtopic.php?f=43&amp;t=66881]Bitter Heretic[/url][/b] [[b]1[/b]: [size=85]Jarewill: 1[/size]]$[b]184. [url=https://forum.zdoom.org/viewtopic.php?f=43&amp;t=53545#p940527]BlackWarrior[/url][/b] [[b]1[/b]: [size=85]Somagu: 1[/size]]$[b]184. [url=https://www.moddb.com/mods/brutal-doom/addons/tomtefars-extension]Brutal Doom: Tomtefars Extension[/url][/b] [[b]1[/b]: [size=85]eharper256: 1[/size]]$[b]184. [url=https://forum.zdoom.org/viewtopic.php?f=45&amp;t=68735]Brutal Heretic RPG[/url][/b] [[b]1[/b]: [size=85]Valken: 1[/size]]$[b]184. [url=https://forum.zdoom.org/viewtopic.php?f=45&amp;t=65691]Brutal Hexen RPG[/url][/b] [[b]1[/b]: [size=85]Valken: 1[/size]]$[b]184. [url=https://forum.zdoom.org/viewtopic.php?f=3&amp;t=37949#p722987]Brutalkick[/url][/b] [[b]1[/b]: [size=85]Hipnotic Rogue: 1[/size]]$[b]184. [url=https://www.doomworld.com/idgames/levels/doom2/Ports/a-c/cheogsh]Cheogsh[/url][/b] [[b]1[/b]: [size=85]Kappes Buur: 1[/size]]$[b]184. [url=https://www.doomworld.com/idgames/levels/doom2/Ports/a-c/cheogsh2.zip]Cheogsh 2[/url][/b] [[b]1[/b]: [size=85]Kappes Buur: 1[/size]]$[b]184. [url=https://www.doomworld.com/idgames/?id=12363]Chosen[/url][/b] [[b]1[/b]: [size=85]Bigger C: 1[/size]]$[b]184. [url=https://forum.zdoom.org/viewtopic.php?f=61&amp;t=57834#p1017698]Complex Doom: LCA[/url][/b] [[b]1[/b]: [size=85]leodoom85: 1[/size]]$[b]184. [url=https://www.moddb.com/mods/counter-strike-doom-martian-offensive-2017]Counter-Strike Doom: Martian Offensive[/url][/b] [[b]1[/b]: [size=85]AlphaEnt: 1[/size]]$[b]184. [url=https://forum.zdoom.org/viewtopic.php?f=37&amp;t=22137#p435505]Custom Crosshair Pack [/url][/b] [[b]1[/b]: [size=85]Hexereticdoom: 1[/size]]$[b]184. [url=https://www.doomworld.com/idgames/levels/doom2/Ports/d-f/dark7]Dark 7 (with Mission Pack)[/url][/b] [[b]1[/b]: [size=85]The Ultimate DooMer: 1[/size]]$[b]184. [url=https://forum.zdoom.org/viewtopic.php?t=57247#p1009500]DarkDoomZ[/url][/b] [[b]1[/b]: [size=85]Hexereticdoom: 1[/size]]$[b]184. [url=https://forum.zdoom.org/viewtopic.php?f=19&amp;t=65458#p1112779]Darkmoon[/url][/b] [[b]1[/b]: [size=85]Kappes Buur: 1[/size]]$[b]184. [url=https://www.doomworld.com/idgames/levels/doom2/Ports/d-f/dor]Dawn of Reality[/url][/b] [[b]1[/b]: [size=85]Kappes Buur: 1[/size]]$[b]184. [url=https://forum.zdoom.org/viewtopic.php?t=46787#p786254]Demonsteele: NowThatsWhatICallMIDI[/url][/b] [[b]1[/b]: [size=85]HaraSwift: 1[/size]]$[b]184. [url=https://forum.zdoom.org/viewtopic.php?f=43&amp;t=67864]DN3DooM[/url][/b] [[b]1[/b]: [size=85]ClessxAlghazanth: 1[/size]]$[b]184. [url=https://www.moddb.com/mods/dont-play-with-hell-black-edition]Don’t play with HELL – Black Edition[/url][/b] [[b]1[/b]: [size=85]Ravick: 1[/size]]$[b]184. [url=https://www.doomworld.com/forum/topic/62403-doom-2-minor-sprite-fixing-project-v19-release-updated-12718/]Doom 2 Minor Sprite Fixing Project[/url][/b] [[b]1[/b]: [size=85]m8f: 1[/size]]$[b]184. [url=https://www.doomworld.com/forum/topic/108725-doom-4-vanilla-new-v12-released-faster-weapons/]DOOM 4 VANILLA[/url][/b] [[b]1[/b]: [size=85]Rex705: 1[/size]]$[b]184. [url=https://forum.zdoom.org/viewtopic.php?f=43&amp;t=51596]Doom 64 'weapons only'[/url][/b] [[b]1[/b]: [size=85]Hipnotic Rogue: 1[/size]]$[b]184. [url=https://forum.zdoom.org/viewtopic.php?t=45060#p741205]Doom Ambient Pack[/url][/b] [[b]1[/b]: [size=85]Hexereticdoom: 1[/size]]$[b]184. [url=https://forum.zdoom.org/viewtopic.php?f=43&amp;t=58499#p1027836]Doom Loot Box Mod[/url][/b] [[b]1[/b]: [size=85]IdiotBitz: 1[/size]]$[b]184. [url=https://www.doomworld.com/vb/thread/15965]Doom Raider:Crypt of the Vile[/url][/b] [[b]1[/b]: [size=85]Kappes Buur: 1[/size]]$[b]184. [url=https://forum.zdoom.org/viewtopic.php?f=43&amp;t=62911#p1083812]DoomKrakken's Monster Randomizer[/url][/b] [[b]1[/b]: [size=85]shotfan: 1[/size]]$[b]184. [url=https://forum.zdoom.org/viewtopic.php?f=19&amp;t=48208#p824651]Eriguns 1[/url][/b] [[b]1[/b]: [size=85]Cyanide: 1[/size]]$[b]184. [url=https://www.doomworld.com/idgames/themes/TeamTNT/ed4_rfo/ed4_rfo1]Eternal DOOM IV: Return from Oblivion[/url][/b] [[b]1[/b]: [size=85]Kappes Buur: 1[/size]]$[b]184. [url=https://forum.zdoom.org/viewtopic.php?f=43&amp;t=58923#p1033516]FamiliarDoom[/url][/b] [[b]1[/b]: [size=85]kadu522: 1[/size]]$[b]184. [url=https://forum.zdoom.org/viewtopic.php?f=43&amp;t=69504]FantasyMonsters 4 Heretic[/url][/b] [[b]1[/b]: [size=85]Valken: 1[/size]]$[b]184. [url=https://www.doomworld.com/forum/topic/74722-release-fearrific-project-brutality-revised/]Fearrific[/url][/b] [[b]1[/b]: [size=85]Valken: 1[/size]]$[b]184. [url=https://iamsparky.wordpress.com/foreverhood/]Foreverhood[/url][/b] [[b]1[/b]: [size=85]Kappes Buur: 1[/size]]$[b]184. [url=https://forum.zdoom.org/viewtopic.php?f=43&amp;t=71086]Gearbox[/url][/b] [[b]1[/b]: [size=85]ClessxAlghazanth: 1[/size]]$[b]184. [url=https://forum.zdoom.org/viewtopic.php?f=19&amp;t=57252#p1009564]Ghoul School 3D[/url][/b] [[b]1[/b]: [size=85]Rachael: 1[/size]]$[b]184. [url=https://forum.zdoom.org/viewtopic.php?f=46&amp;t=56148#p994037]GZSHud[/url][/b] [[b]1[/b]: [size=85]Hipnotic Rogue: 1[/size]]$[b]184. [url=http://painkiller.allfearthesentinel.net/download?file=te13-harder-event.pk3]Harder Event[/url][/b] [[b]1[/b]: [size=85]Dr_Cosmobyte: 1[/size]]$[b]184. [url=https://zdoom.org/wiki/Haze_(working_title)]Haze[/url][/b] [[b]1[/b]: [size=85]Dr_Cosmobyte: 1[/size]]$[b]184. [url=https://www.doomworld.com/forum/topic/98309-hellwalker-mod/]Hellwalker﻿ Mod[/url][/b] [[b]1[/b]: [size=85]Valken: 1[/size]]$[b]184. [url=https://forum.zdoom.org/viewtopic.php?f=37&amp;t=47973#p817851]Heretic Widescreened HUD[/url][/b] [[b]1[/b]: [size=85]Hipnotic Rogue: 1[/size]]$[b]184. [url=https://www.doomworld.com/idgames/levels/hexen/v-z/viscerus]Hexen: Scourge of Viscerus[/url][/b] [[b]1[/b]: [size=85]Solmir : 1[/size]]$[b]184. [url=https://forum.zdoom.org/viewtopic.php?f=43&amp;t=33766#p638587]HeXercise[/url][/b] [[b]1[/b]: [size=85]Eric_: 1[/size]]$[b]184. [url=https://forum.zdoom.org/viewtopic.php?f=43&amp;t=66819]Highway Acceleroid Booster[/url][/b] [[b]1[/b]: [size=85]Jarewill: 1[/size]]$[b]184. [url=https://www.doomworld.com/idgames/levels/heretic/Ports/hocx]Hordes of Chaos[/url][/b] [[b]1[/b]: [size=85]The Ultimate DooMer: 1[/size]]$[b]184. [url=https://jp.itch.io/jphud-doom]JP's HUD[/url][/b] [[b]1[/b]: [size=85]Hexereticdoom: 1[/size]]$[b]184. [url=https://mikestoybox.net/2017/06/29/karnak/]Karnak[/url][/b] [[b]1[/b]: [size=85]Matt: 1[/size]]$[b]184. [url=https://jp.itch.io/doom-keymaster]Keymaster[/url][/b] [[b]1[/b]: [size=85]IdiotBitz: 1[/size]]$[b]184. [url=https://forum.zdoom.org/viewtopic.php?t=37786#p719312]Lasting Light[/url][/b] [[b]1[/b]: [size=85]Ravick: 1[/size]]$[b]184. [url=https://forum.zdoom.org/viewtopic.php?f=43&amp;t=65583]Legion of Bones[/url][/b] [[b]1[/b]: [size=85]Brohnesorge: 1[/size]]$[b]184. [url=https://forum.zdoom.org/viewtopic.php?f=42&amp;t=57364#p1011019]Lilith[/url][/b] [[b]1[/b]: [size=85]AlphaEnt: 1[/size]]$[b]184. [url=https://forum.zdoom.org/viewtopic.php?t=15793#p315526]Lizard Squad[/url][/b] [[b]1[/b]: [size=85]lizardcommando: 1[/size]]$[b]184. [url=https://www.doomworld.com/idgames/levels/doom2/Ports/j-l/lslsp_gd]LOST SOULSPHERE: Gold Edition[/url][/b] [[b]1[/b]: [size=85]Major Cooke: 1[/size]]$[b]184. [url=https://forum.zdoom.org/viewtopic.php?f=43&amp;t=52041#p907566]Lowtech Remake[/url][/b] [[b]1[/b]: [size=85]YukesVonFaust: 1[/size]]$[b]184. [url=https://forum.zdoom.org/viewtopic.php?f=19&amp;t=28589&amp;start=2490#p925995]MAIS[/url][/b] [[b]1[/b]: [size=85]Sgt. Shivers: 1[/size]]$[b]184. [url=https://forum.zdoom.org/viewtopic.php?f=43&amp;t=69492]Malice[/url][/b] [[b]1[/b]: [size=85]Valken: 1[/size]]$[b]184. [url=https://forum.zdoom.org/viewtopic.php?t=48924#p843884]Megabounce[/url][/b] [[b]1[/b]: [size=85]Beed28: 1[/size]]$[b]184. [url=https://forum.zdoom.org/viewtopic.php?t=45872#p761776]Metroid: Dreadnought[/url][/b] [[b]1[/b]: [size=85]Cyanide: 1[/size]]$[b]184. [url=https://forum.zdoom.org/viewtopic.php?f=42&amp;t=53887#p947837]MMDCXIV - Journey into 27 Century[/url][/b] [[b]1[/b]: [size=85]Kappes Buur: 1[/size]]$[b]184. [url=https://forum.zdoom.org/viewtopic.php?t=56838#p1003369]Monster Scouter[/url][/b] [[b]1[/b]: [size=85]Cyanide: 1[/size]]$[b]184. [url=https://forum.zdoom.org/viewtopic.php?f=43&amp;t=56272]Nameless Lite RPG Mod[/url][/b] [[b]1[/b]: [size=85]IdiotBitz: 1[/size]]$[b]184. [url=https://mikestoybox.net/2017/01/04/nerves-of-steel/]Nerves of Steel[/url][/b] [[b]1[/b]: [size=85]Rex705: 1[/size]]$[b]184. [url=http://web.archive.org/web/20100527012514/http://members.multimania.co.uk/Enjay001/]njsplash[/url][/b] [[b]1[/b]: [size=85]Hipnotic Rogue: 1[/size]]$[b]184. [url=https://forum.zdoom.org/viewtopic.php?f=43&amp;t=67319]Nobody Told Me About id[/url][/b] [[b]1[/b]: [size=85]terminator44: 1[/size]]$[b]184. [url=https://forum.zdoom.org/viewtopic.php?f=43&amp;t=68188]Omega Zero mod[/url][/b] [[b]1[/b]: [size=85]Jarewill: 1[/size]]$[b]184. [url=https://www.doomworld.com/idgames/combos/omgwpnv2]OMG Weapons! (and Monsters)[/url][/b] [[b]1[/b]: [size=85]TDRR: 1[/size]]$[b]184. [url=https://forum.zdoom.org/viewtopic.php?f=43&amp;t=72567]Painslayer[/url][/b] [[b]1[/b]: [size=85]Infirnex: 1[/size]]$[b]184. [url=https://www.doomworld.com/forum/topic/106058-paradise-v2-final-version-8222019/]Paradise[/url][/b] [[b]1[/b]: [size=85]Kappes Buur: 1[/size]]$[b]184. [url=https://forum.zdoom.org/viewtopic.php?f=19&amp;t=26057#p496393]Parkour[/url][/b] [[b]1[/b]: [size=85]TDRR: 1[/size]]$[b]184. [url=https://forum.zdoom.org/viewtopic.php?f=19&amp;t=27649#p529231]Pokémon Doom[/url][/b] [[b]1[/b]: [size=85]Marrub: 1[/size]]$[b]184. [url=https://forum.zdoom.org/viewtopic.php?t=70993]Project Re-Blood[/url][/b] [[b]1[/b]: [size=85]ClessxAlghazanth: 1[/size]]$[b]184. [url=https://sites.google.com/site/realgunshardcore/]Real Guns Hardcore[/url][/b] [[b]1[/b]: [size=85]Koto: 1[/size]]$[b]184. [url=https://www.doomworld.com/idgames/levels/doom2/Ports/p-r/roch]Realm of Cheogsh[/url][/b] [[b]1[/b]: [size=85]Ravick: 1[/size]]$[b]184. [url=https://www.doomworld.com/forum/topic/103167-brutal-bolognese-gore-mod-the-sucessor-to-ketchup-version-20-released/]Bolognese[/url][/b] [[b]1[/b]: [size=85]IdiotBitz: 1[/size]]$[b]184. [url=https://forum.zdoom.org/viewtopic.php?f=43&amp;t=68575]Hellrider[/url][/b] [[b]1[/b]: [size=85]Hipnotic Rogue: 1[/size]]$[b]184. [url=https://forum.zdoom.org/viewtopic.php?f=43&amp;t=63575]Left 4 Doom[/url][/b] [[b]1[/b]: [size=85]Kappes Buur: 1[/size]]$[b]184. [url=http://waltersgameboy.tripod.com/simpdoom/]The Ultimate Simpsons Doom [/url][/b] [[b]1[/b]: [size=85]Rachael: 1[/size]]$[b]184. [url=https://forum.zdoom.org/viewtopic.php?t=56600#p1000024]StatsKeeper[/url][/b] [[b]1[/b]: [size=85]Cyanide: 1[/size]]$[b]184. [url=https://forum.zdoom.org/viewtopic.php?f=43&amp;t=57902#p1018827]Sun Damage Omen[/url][/b] [[b]1[/b]: [size=85]Matt: 1[/size]]$[b]184. [url=https://forum.zdoom.org/viewtopic.php?p=883878#p883878]TGRDM3 (Morgenstern)[/url][/b] [[b]1[/b]: [size=85]Rachael: 1[/size]]$[b]184. [url=https://www.doomworld.com/idgames/levels/doom2/Ports/s-u/tcotd21me]The City of The Damned : Apocalypse[/url][/b] [[b]1[/b]: [size=85]Zan: 1[/size]]$[b]184. [url=http://www.prodigal-game.com/doomwads.html]The Island[/url][/b] [[b]1[/b]: [size=85]Kappes Buur: 1[/size]]$[b]184. [url=https://forum.zdoom.org/viewtopic.php?f=43&amp;t=55321#p978965]The Trooper[/url][/b] [[b]1[/b]: [size=85]lil'devil: 1[/size]]$[b]184. [url=https://forum.zdoom.org/viewtopic.php?f=46&amp;t=69564]CBLOOD Ultimate Edition[/url][/b] [[b]1[/b]: [size=85]Curunir: 1[/size]]$[b]184. [url=https://forum.zdoom.org/viewtopic.php?f=43&amp;t=64678]Ultimate Custom Doom[/url][/b] [[b]1[/b]: [size=85]Lagi: 1[/size]]$[b]184. [url=https://www.moddb.com/mods/vietdoom]VietDoom[/url][/b] [[b]1[/b]: [size=85]undeadmonk354: 1[/size]]$[b]184. [url=https://forum.zdoom.org/viewtopic.php?t=57338#p1010714]Vignette Shader[/url][/b] [[b]1[/b]: [size=85]Hexereticdoom: 1[/size]]$[b]184. [url=https://forum.zdoom.org/viewtopic.php?f=43&amp;t=67054#p1132997]War Trophies[/url][/b] [[b]1[/b]: [size=85]m8f: 1[/size]]$[b]184. [url=http://www.moddb.com/addons/na132689]WARDUST heretic Sprites[/url][/b] [[b]1[/b]: [size=85]Hipnotic Rogue: 1[/size]]$[b]184. [url=https://www.afadoomer.com/wolf3d/default.php]Wolfenstein 3D TC[/url][/b] [[b]1[/b]: [size=85]sycspysycspy: 1[/size]]$[b]184. [url=https://forum.zdoom.org/viewtopic.php?f=43&amp;t=37254#p707405]X-Weapon: Helsturm[/url][/b] [[b]1[/b]: [size=85]shotfan: 1[/size]]$[b]184. [url=https://forum.zdoom.org/viewtopic.php?f=43&amp;t=63652&amp;p=1091577#p1091263]Xim's Star Wars Doom[/url][/b] [[b]1[/b]: [size=85]xim: 1[/size]]$[b]184. [url=https://forum.zdoom.org/viewtopic.php?f=43&amp;t=50744#p882979]Zion[/url][/b] [[b]1[/b]: [size=85]Apaul27 : 1[/size]]</text:p>
            <text:p/>
            <text:p>Mods: 285</text:p>
            <text:p>Voters: 133</text:p>
          </table:table-cell>
          <table:covered-table-cell table:style-name="ce20"/>
          <table:covered-table-cell table:style-name="ce28"/>
          <table:table-cell table:style-name="ce12" table:formula="of:=&quot;Mods: &quot; &amp; SUMPRODUCT(NOT(ISBLANK([.D4:.D1048576])))" office:value-type="string" office:string-value="Mods: 285" calcext:value-type="string">
            <text:p>Mods: 285</text:p>
          </table:table-cell>
          <table:table-cell table:style-name="ce12" table:formula="of:=&quot;Voters: &quot; &amp; SUMPRODUCT(NOT(ISBLANK([.H2:.AMJ2])))" office:value-type="string" office:string-value="Voters: 133" calcext:value-type="string">
            <text:p>Voters: 133</text:p>
          </table:table-cell>
          <table:table-cell table:style-name="ce12" office:value-type="string" calcext:value-type="string">
            <text:p>Sums:</text:p>
          </table:table-cell>
          <table:table-cell table:style-name="ce39" table:formula="of:=SUM([.H1:.AMJ1])" office:value-type="float" office:value="1973" calcext:value-type="float">
            <text:p>1973</text:p>
          </table:table-cell>
          <table:table-cell table:style-name="ce40" table:formula="of:=SUM([.H4:.H1048576])" office:value-type="float" office:value="15" calcext:value-type="float">
            <text:p>15</text:p>
          </table:table-cell>
          <table:table-cell table:style-name="ce40" table:formula="of:=SUM([.I4:.I1048576])" office:value-type="float" office:value="13" calcext:value-type="float">
            <text:p>13</text:p>
          </table:table-cell>
          <table:table-cell table:style-name="ce43" table:formula="of:=SUM([.J4:.J1048576])" office:value-type="float" office:value="15" calcext:value-type="float">
            <text:p>15</text:p>
          </table:table-cell>
          <table:table-cell table:style-name="ce40" table:formula="of:=SUM([.K4:.K1048576])" office:value-type="float" office:value="15" calcext:value-type="float">
            <text:p>15</text:p>
          </table:table-cell>
          <table:table-cell table:style-name="ce40" table:formula="of:=SUM([.L4:.L1048576])" office:value-type="float" office:value="15" calcext:value-type="float">
            <text:p>15</text:p>
          </table:table-cell>
          <table:table-cell table:style-name="ce40" table:formula="of:=SUM([.M4:.M1048576])" office:value-type="float" office:value="14" calcext:value-type="float">
            <text:p>14</text:p>
          </table:table-cell>
          <table:table-cell table:style-name="ce40" table:formula="of:=SUM([.N4:.N1048576])" office:value-type="float" office:value="15" calcext:value-type="float">
            <text:p>15</text:p>
          </table:table-cell>
          <table:table-cell table:style-name="ce40" table:formula="of:=SUM([.O4:.O1048576])" office:value-type="float" office:value="15" calcext:value-type="float">
            <text:p>15</text:p>
          </table:table-cell>
          <table:table-cell table:style-name="ce43" table:formula="of:=SUM([.P4:.P1048576])" office:value-type="float" office:value="15" calcext:value-type="float">
            <text:p>15</text:p>
          </table:table-cell>
          <table:table-cell table:style-name="ce40" table:formula="of:=SUM([.Q4:.Q1048576])" office:value-type="float" office:value="15" calcext:value-type="float">
            <text:p>15</text:p>
          </table:table-cell>
          <table:table-cell table:style-name="ce40" table:formula="of:=SUM([.R4:.R1048576])" office:value-type="float" office:value="15" calcext:value-type="float">
            <text:p>15</text:p>
          </table:table-cell>
          <table:table-cell table:style-name="ce40" table:formula="of:=SUM([.S4:.S1048576])" office:value-type="float" office:value="15" calcext:value-type="float">
            <text:p>15</text:p>
          </table:table-cell>
          <table:table-cell table:style-name="ce40" table:formula="of:=SUM([.T4:.T1048576])" office:value-type="float" office:value="15" calcext:value-type="float">
            <text:p>15</text:p>
          </table:table-cell>
          <table:table-cell table:style-name="ce40" table:formula="of:=SUM([.U4:.U1048576])" office:value-type="float" office:value="15" calcext:value-type="float">
            <text:p>15</text:p>
          </table:table-cell>
          <table:table-cell table:style-name="ce43" table:formula="of:=SUM([.V4:.V1048576])" office:value-type="float" office:value="15" calcext:value-type="float">
            <text:p>15</text:p>
          </table:table-cell>
          <table:table-cell table:style-name="ce40" table:formula="of:=SUM([.W4:.W1048576])" office:value-type="float" office:value="15" calcext:value-type="float">
            <text:p>15</text:p>
          </table:table-cell>
          <table:table-cell table:style-name="ce40" table:formula="of:=SUM([.X4:.X1048576])" office:value-type="float" office:value="15" calcext:value-type="float">
            <text:p>15</text:p>
          </table:table-cell>
          <table:table-cell table:style-name="ce40" table:formula="of:=SUM([.Y4:.Y1048576])" office:value-type="float" office:value="15" calcext:value-type="float">
            <text:p>15</text:p>
          </table:table-cell>
          <table:table-cell table:style-name="ce40" table:formula="of:=SUM([.Z4:.Z1048576])" office:value-type="float" office:value="15" calcext:value-type="float">
            <text:p>15</text:p>
          </table:table-cell>
          <table:table-cell table:style-name="ce40" table:formula="of:=SUM([.AA4:.AA1048576])" office:value-type="float" office:value="15" calcext:value-type="float">
            <text:p>15</text:p>
          </table:table-cell>
          <table:table-cell table:style-name="ce43" table:formula="of:=SUM([.AB4:.AB1048576])" office:value-type="float" office:value="10" calcext:value-type="float">
            <text:p>10</text:p>
          </table:table-cell>
          <table:table-cell table:style-name="ce40" table:formula="of:=SUM([.AC4:.AC1048576])" office:value-type="float" office:value="15" calcext:value-type="float">
            <text:p>15</text:p>
          </table:table-cell>
          <table:table-cell table:style-name="ce40" table:formula="of:=SUM([.AD4:.AD1048576])" office:value-type="float" office:value="15" calcext:value-type="float">
            <text:p>15</text:p>
          </table:table-cell>
          <table:table-cell table:style-name="ce40" table:formula="of:=SUM([.AE4:.AE1048576])" office:value-type="float" office:value="15" calcext:value-type="float">
            <text:p>15</text:p>
          </table:table-cell>
          <table:table-cell table:style-name="ce40" table:formula="of:=SUM([.AF4:.AF1048576])" office:value-type="float" office:value="15" calcext:value-type="float">
            <text:p>15</text:p>
          </table:table-cell>
          <table:table-cell table:style-name="ce40" table:formula="of:=SUM([.AG4:.AG1048576])" office:value-type="float" office:value="15" calcext:value-type="float">
            <text:p>15</text:p>
          </table:table-cell>
          <table:table-cell table:style-name="ce40" table:formula="of:=SUM([.AH4:.AH1048576])" office:value-type="float" office:value="15" calcext:value-type="float">
            <text:p>15</text:p>
          </table:table-cell>
          <table:table-cell table:style-name="ce40" table:formula="of:=SUM([.AI4:.AI1048576])" office:value-type="float" office:value="15" calcext:value-type="float">
            <text:p>15</text:p>
          </table:table-cell>
          <table:table-cell table:style-name="ce40" table:formula="of:=SUM([.AJ4:.AJ1048576])" office:value-type="float" office:value="15" calcext:value-type="float">
            <text:p>15</text:p>
          </table:table-cell>
          <table:table-cell table:style-name="ce40" table:formula="of:=SUM([.AK4:.AK1048576])" office:value-type="float" office:value="15" calcext:value-type="float">
            <text:p>15</text:p>
          </table:table-cell>
          <table:table-cell table:style-name="ce43" table:formula="of:=SUM([.AL4:.AL1048576])" office:value-type="float" office:value="15" calcext:value-type="float">
            <text:p>15</text:p>
          </table:table-cell>
          <table:table-cell table:style-name="ce43" table:formula="of:=SUM([.AM4:.AM1048576])" office:value-type="float" office:value="15" calcext:value-type="float">
            <text:p>15</text:p>
          </table:table-cell>
          <table:table-cell table:style-name="ce40" table:formula="of:=SUM([.AN4:.AN1048576])" office:value-type="float" office:value="15" calcext:value-type="float">
            <text:p>15</text:p>
          </table:table-cell>
          <table:table-cell table:style-name="ce40" table:formula="of:=SUM([.AO4:.AO1048576])" office:value-type="float" office:value="15" calcext:value-type="float">
            <text:p>15</text:p>
          </table:table-cell>
          <table:table-cell table:style-name="ce40" table:formula="of:=SUM([.AP4:.AP1048576])" office:value-type="float" office:value="15" calcext:value-type="float">
            <text:p>15</text:p>
          </table:table-cell>
          <table:table-cell table:style-name="ce43" table:formula="of:=SUM([.AQ4:.AQ1048576])" office:value-type="float" office:value="15" calcext:value-type="float">
            <text:p>15</text:p>
          </table:table-cell>
          <table:table-cell table:style-name="ce40" table:formula="of:=SUM([.AR4:.AR1048576])" office:value-type="float" office:value="15" calcext:value-type="float">
            <text:p>15</text:p>
          </table:table-cell>
          <table:table-cell table:style-name="ce40" table:formula="of:=SUM([.AS4:.AS1048576])" office:value-type="float" office:value="15" calcext:value-type="float">
            <text:p>15</text:p>
          </table:table-cell>
          <table:table-cell table:style-name="ce40" table:formula="of:=SUM([.AT4:.AT1048576])" office:value-type="float" office:value="15" calcext:value-type="float">
            <text:p>15</text:p>
          </table:table-cell>
          <table:table-cell table:style-name="ce40" table:formula="of:=SUM([.AU4:.AU1048576])" office:value-type="float" office:value="15" calcext:value-type="float">
            <text:p>15</text:p>
          </table:table-cell>
          <table:table-cell table:style-name="ce43" table:formula="of:=SUM([.AV4:.AV1048576])" office:value-type="float" office:value="15" calcext:value-type="float">
            <text:p>15</text:p>
          </table:table-cell>
          <table:table-cell table:style-name="ce40" table:formula="of:=SUM([.AW4:.AW1048576])" office:value-type="float" office:value="15" calcext:value-type="float">
            <text:p>15</text:p>
          </table:table-cell>
          <table:table-cell table:style-name="ce40" table:formula="of:=SUM([.AX4:.AX1048576])" office:value-type="float" office:value="15" calcext:value-type="float">
            <text:p>15</text:p>
          </table:table-cell>
          <table:table-cell table:style-name="ce40" table:formula="of:=SUM([.AY4:.AY1048576])" office:value-type="float" office:value="15" calcext:value-type="float">
            <text:p>15</text:p>
          </table:table-cell>
          <table:table-cell table:style-name="ce40" table:formula="of:=SUM([.AZ4:.AZ1048576])" office:value-type="float" office:value="15" calcext:value-type="float">
            <text:p>15</text:p>
          </table:table-cell>
          <table:table-cell table:style-name="ce40" table:formula="of:=SUM([.BA4:.BA1048576])" office:value-type="float" office:value="15" calcext:value-type="float">
            <text:p>15</text:p>
          </table:table-cell>
          <table:table-cell table:style-name="ce40" table:formula="of:=SUM([.BB4:.BB1048576])" office:value-type="float" office:value="15" calcext:value-type="float">
            <text:p>15</text:p>
          </table:table-cell>
          <table:table-cell table:style-name="ce40" table:formula="of:=SUM([.BC4:.BC1048576])" office:value-type="float" office:value="15" calcext:value-type="float">
            <text:p>15</text:p>
          </table:table-cell>
          <table:table-cell table:style-name="ce40" table:formula="of:=SUM([.BD4:.BD1048576])" office:value-type="float" office:value="15" calcext:value-type="float">
            <text:p>15</text:p>
          </table:table-cell>
          <table:table-cell table:style-name="ce40" table:formula="of:=SUM([.BE4:.BE1048576])" office:value-type="float" office:value="15" calcext:value-type="float">
            <text:p>15</text:p>
          </table:table-cell>
          <table:table-cell table:style-name="ce40" table:formula="of:=SUM([.BF4:.BF1048576])" office:value-type="float" office:value="15" calcext:value-type="float">
            <text:p>15</text:p>
          </table:table-cell>
          <table:table-cell table:style-name="ce40" table:formula="of:=SUM([.BG4:.BG1048576])" office:value-type="float" office:value="15" calcext:value-type="float">
            <text:p>15</text:p>
          </table:table-cell>
          <table:table-cell table:style-name="ce40" table:formula="of:=SUM([.BH4:.BH1048576])" office:value-type="float" office:value="15" calcext:value-type="float">
            <text:p>15</text:p>
          </table:table-cell>
          <table:table-cell table:style-name="ce40" table:formula="of:=SUM([.BI4:.BI1048576])" office:value-type="float" office:value="15" calcext:value-type="float">
            <text:p>15</text:p>
          </table:table-cell>
          <table:table-cell table:style-name="ce43" table:formula="of:=SUM([.BJ4:.BJ1048576])" office:value-type="float" office:value="15" calcext:value-type="float">
            <text:p>15</text:p>
          </table:table-cell>
          <table:table-cell table:style-name="ce40" table:formula="of:=SUM([.BK4:.BK1048576])" office:value-type="float" office:value="15" calcext:value-type="float">
            <text:p>15</text:p>
          </table:table-cell>
          <table:table-cell table:style-name="ce40" table:formula="of:=SUM([.BL4:.BL1048576])" office:value-type="float" office:value="15" calcext:value-type="float">
            <text:p>15</text:p>
          </table:table-cell>
          <table:table-cell table:style-name="ce40" table:formula="of:=SUM([.BM4:.BM1048576])" office:value-type="float" office:value="15" calcext:value-type="float">
            <text:p>15</text:p>
          </table:table-cell>
          <table:table-cell table:style-name="ce40" table:formula="of:=SUM([.BN4:.BN1048576])" office:value-type="float" office:value="15" calcext:value-type="float">
            <text:p>15</text:p>
          </table:table-cell>
          <table:table-cell table:style-name="ce40" table:formula="of:=SUM([.BO4:.BO1048576])" office:value-type="float" office:value="15" calcext:value-type="float">
            <text:p>15</text:p>
          </table:table-cell>
          <table:table-cell table:style-name="ce40" table:formula="of:=SUM([.BP4:.BP1048576])" office:value-type="float" office:value="15" calcext:value-type="float">
            <text:p>15</text:p>
          </table:table-cell>
          <table:table-cell table:style-name="ce40" table:formula="of:=SUM([.BQ4:.BQ1048576])" office:value-type="float" office:value="15" calcext:value-type="float">
            <text:p>15</text:p>
          </table:table-cell>
          <table:table-cell table:style-name="ce40" table:formula="of:=SUM([.BR4:.BR1048576])" office:value-type="float" office:value="15" calcext:value-type="float">
            <text:p>15</text:p>
          </table:table-cell>
          <table:table-cell table:style-name="ce40" table:formula="of:=SUM([.BS4:.BS1048576])" office:value-type="float" office:value="15" calcext:value-type="float">
            <text:p>15</text:p>
          </table:table-cell>
          <table:table-cell table:style-name="ce40" table:formula="of:=SUM([.BT4:.BT1048576])" office:value-type="float" office:value="15" calcext:value-type="float">
            <text:p>15</text:p>
          </table:table-cell>
          <table:table-cell table:style-name="ce40" table:formula="of:=SUM([.BU4:.BU1048576])" office:value-type="float" office:value="15" calcext:value-type="float">
            <text:p>15</text:p>
          </table:table-cell>
          <table:table-cell table:style-name="ce40" table:formula="of:=SUM([.BV4:.BV1048576])" office:value-type="float" office:value="15" calcext:value-type="float">
            <text:p>15</text:p>
          </table:table-cell>
          <table:table-cell table:style-name="ce40" table:formula="of:=SUM([.BW4:.BW1048576])" office:value-type="float" office:value="15" calcext:value-type="float">
            <text:p>15</text:p>
          </table:table-cell>
          <table:table-cell table:style-name="ce40" table:formula="of:=SUM([.BX4:.BX1048576])" office:value-type="float" office:value="15" calcext:value-type="float">
            <text:p>15</text:p>
          </table:table-cell>
          <table:table-cell table:style-name="ce40" table:formula="of:=SUM([.BY4:.BY1048576])" office:value-type="float" office:value="15" calcext:value-type="float">
            <text:p>15</text:p>
          </table:table-cell>
          <table:table-cell table:style-name="ce40" table:formula="of:=SUM([.BZ4:.BZ1048576])" office:value-type="float" office:value="15" calcext:value-type="float">
            <text:p>15</text:p>
          </table:table-cell>
          <table:table-cell table:style-name="ce40" table:formula="of:=SUM([.CA4:.CA1048576])" office:value-type="float" office:value="14" calcext:value-type="float">
            <text:p>14</text:p>
          </table:table-cell>
          <table:table-cell table:style-name="ce40" table:formula="of:=SUM([.CB4:.CB1048576])" office:value-type="float" office:value="15" calcext:value-type="float">
            <text:p>15</text:p>
          </table:table-cell>
          <table:table-cell table:style-name="ce40" table:formula="of:=SUM([.CC4:.CC1048576])" office:value-type="float" office:value="15" calcext:value-type="float">
            <text:p>15</text:p>
          </table:table-cell>
          <table:table-cell table:style-name="ce40" table:formula="of:=SUM([.CD4:.CD1048576])" office:value-type="float" office:value="15" calcext:value-type="float">
            <text:p>15</text:p>
          </table:table-cell>
          <table:table-cell table:style-name="ce43" table:formula="of:=SUM([.CE4:.CE1048576])" office:value-type="float" office:value="15" calcext:value-type="float">
            <text:p>15</text:p>
          </table:table-cell>
          <table:table-cell table:style-name="ce40" table:formula="of:=SUM([.CF4:.CF1048576])" office:value-type="float" office:value="15" calcext:value-type="float">
            <text:p>15</text:p>
          </table:table-cell>
          <table:table-cell table:style-name="ce40" table:formula="of:=SUM([.CG4:.CG1048576])" office:value-type="float" office:value="15" calcext:value-type="float">
            <text:p>15</text:p>
          </table:table-cell>
          <table:table-cell table:style-name="ce40" table:formula="of:=SUM([.CH4:.CH1048576])" office:value-type="float" office:value="5" calcext:value-type="float">
            <text:p>5</text:p>
          </table:table-cell>
          <table:table-cell table:style-name="ce43" table:formula="of:=SUM([.CI4:.CI1048576])" office:value-type="float" office:value="15" calcext:value-type="float">
            <text:p>15</text:p>
          </table:table-cell>
          <table:table-cell table:style-name="ce40" table:formula="of:=SUM([.CJ4:.CJ1048576])" office:value-type="float" office:value="15" calcext:value-type="float">
            <text:p>15</text:p>
          </table:table-cell>
          <table:table-cell table:style-name="ce43" table:formula="of:=SUM([.CK4:.CK1048576])" office:value-type="float" office:value="15" calcext:value-type="float">
            <text:p>15</text:p>
          </table:table-cell>
          <table:table-cell table:style-name="ce43" table:formula="of:=SUM([.CL4:.CL1048576])" office:value-type="float" office:value="15" calcext:value-type="float">
            <text:p>15</text:p>
          </table:table-cell>
          <table:table-cell table:style-name="ce43" table:formula="of:=SUM([.CM4:.CM1048576])" office:value-type="float" office:value="15" calcext:value-type="float">
            <text:p>15</text:p>
          </table:table-cell>
          <table:table-cell table:style-name="ce43" table:formula="of:=SUM([.CN4:.CN1048576])" office:value-type="float" office:value="15" calcext:value-type="float">
            <text:p>15</text:p>
          </table:table-cell>
          <table:table-cell table:style-name="ce43" table:formula="of:=SUM([.CO4:.CO1048576])" office:value-type="float" office:value="15" calcext:value-type="float">
            <text:p>15</text:p>
          </table:table-cell>
          <table:table-cell table:style-name="ce43" table:formula="of:=SUM([.CP4:.CP1048576])" office:value-type="float" office:value="12" calcext:value-type="float">
            <text:p>12</text:p>
          </table:table-cell>
          <table:table-cell table:style-name="ce43" table:formula="of:=SUM([.CQ4:.CQ1048576])" office:value-type="float" office:value="15" calcext:value-type="float">
            <text:p>15</text:p>
          </table:table-cell>
          <table:table-cell table:style-name="ce43" table:formula="of:=SUM([.CR4:.CR1048576])" office:value-type="float" office:value="15" calcext:value-type="float">
            <text:p>15</text:p>
          </table:table-cell>
          <table:table-cell table:style-name="ce43" table:formula="of:=SUM([.CS4:.CS1048576])" office:value-type="float" office:value="15" calcext:value-type="float">
            <text:p>15</text:p>
          </table:table-cell>
          <table:table-cell table:style-name="ce43" table:formula="of:=SUM([.CT4:.CT1048576])" office:value-type="float" office:value="15" calcext:value-type="float">
            <text:p>15</text:p>
          </table:table-cell>
          <table:table-cell table:style-name="ce43" table:formula="of:=SUM([.CU4:.CU1048576])" office:value-type="float" office:value="15" calcext:value-type="float">
            <text:p>15</text:p>
          </table:table-cell>
          <table:table-cell table:style-name="ce43" table:formula="of:=SUM([.CV4:.CV1048576])" office:value-type="float" office:value="15" calcext:value-type="float">
            <text:p>15</text:p>
          </table:table-cell>
          <table:table-cell table:style-name="ce43" table:formula="of:=SUM([.CW4:.CW1048576])" office:value-type="float" office:value="15" calcext:value-type="float">
            <text:p>15</text:p>
          </table:table-cell>
          <table:table-cell table:style-name="ce43" table:formula="of:=SUM([.CX4:.CX1048576])" office:value-type="float" office:value="15" calcext:value-type="float">
            <text:p>15</text:p>
          </table:table-cell>
          <table:table-cell table:style-name="ce43" table:formula="of:=SUM([.CY4:.CY1048576])" office:value-type="float" office:value="15" calcext:value-type="float">
            <text:p>15</text:p>
          </table:table-cell>
          <table:table-cell table:style-name="ce43" table:formula="of:=SUM([.CZ4:.CZ1048576])" office:value-type="float" office:value="15" calcext:value-type="float">
            <text:p>15</text:p>
          </table:table-cell>
          <table:table-cell table:style-name="ce43" table:formula="of:=SUM([.DA4:.DA1048576])" office:value-type="float" office:value="15" calcext:value-type="float">
            <text:p>15</text:p>
          </table:table-cell>
          <table:table-cell table:style-name="ce43" table:formula="of:=SUM([.DB4:.DB1048576])" office:value-type="float" office:value="15" calcext:value-type="float">
            <text:p>15</text:p>
          </table:table-cell>
          <table:table-cell table:style-name="ce43" table:formula="of:=SUM([.DC4:.DC1048576])" office:value-type="float" office:value="15" calcext:value-type="float">
            <text:p>15</text:p>
          </table:table-cell>
          <table:table-cell table:style-name="ce43" table:formula="of:=SUM([.DD4:.DD1048576])" office:value-type="float" office:value="15" calcext:value-type="float">
            <text:p>15</text:p>
          </table:table-cell>
          <table:table-cell table:style-name="ce43" table:formula="of:=SUM([.DE4:.DE1048576])" office:value-type="float" office:value="15" calcext:value-type="float">
            <text:p>15</text:p>
          </table:table-cell>
          <table:table-cell table:style-name="ce43" table:formula="of:=SUM([.DF4:.DF1048576])" office:value-type="float" office:value="15" calcext:value-type="float">
            <text:p>15</text:p>
          </table:table-cell>
          <table:table-cell table:style-name="ce43" table:formula="of:=SUM([.DG4:.DG1048576])" office:value-type="float" office:value="15" calcext:value-type="float">
            <text:p>15</text:p>
          </table:table-cell>
          <table:table-cell table:style-name="ce43" table:formula="of:=SUM([.DH4:.DH1048576])" office:value-type="float" office:value="15" calcext:value-type="float">
            <text:p>15</text:p>
          </table:table-cell>
          <table:table-cell table:style-name="ce43" table:formula="of:=SUM([.DI4:.DI1048576])" office:value-type="float" office:value="15" calcext:value-type="float">
            <text:p>15</text:p>
          </table:table-cell>
          <table:table-cell table:style-name="ce43" table:formula="of:=SUM([.DJ4:.DJ1048576])" office:value-type="float" office:value="15" calcext:value-type="float">
            <text:p>15</text:p>
          </table:table-cell>
          <table:table-cell table:style-name="ce43" table:formula="of:=SUM([.DK4:.DK1048576])" office:value-type="float" office:value="15" calcext:value-type="float">
            <text:p>15</text:p>
          </table:table-cell>
          <table:table-cell table:style-name="ce43" table:formula="of:=SUM([.DL4:.DL1048576])" office:value-type="float" office:value="15" calcext:value-type="float">
            <text:p>15</text:p>
          </table:table-cell>
          <table:table-cell table:style-name="ce43" table:formula="of:=SUM([.DM4:.DM1048576])" office:value-type="float" office:value="15" calcext:value-type="float">
            <text:p>15</text:p>
          </table:table-cell>
          <table:table-cell table:style-name="ce43" table:formula="of:=SUM([.DN4:.DN1048576])" office:value-type="float" office:value="15" calcext:value-type="float">
            <text:p>15</text:p>
          </table:table-cell>
          <table:table-cell table:style-name="ce43" table:formula="of:=SUM([.DO4:.DO1048576])" office:value-type="float" office:value="15" calcext:value-type="float">
            <text:p>15</text:p>
          </table:table-cell>
          <table:table-cell table:style-name="ce43" table:formula="of:=SUM([.DP4:.DP1048576])" office:value-type="float" office:value="15" calcext:value-type="float">
            <text:p>15</text:p>
          </table:table-cell>
          <table:table-cell table:style-name="ce43" table:formula="of:=SUM([.DQ4:.DQ1048576])" office:value-type="float" office:value="15" calcext:value-type="float">
            <text:p>15</text:p>
          </table:table-cell>
          <table:table-cell table:style-name="ce43" table:formula="of:=SUM([.DR4:.DR1048576])" office:value-type="float" office:value="15" calcext:value-type="float">
            <text:p>15</text:p>
          </table:table-cell>
          <table:table-cell table:style-name="ce43" table:formula="of:=SUM([.DS4:.DS1048576])" office:value-type="float" office:value="15" calcext:value-type="float">
            <text:p>15</text:p>
          </table:table-cell>
          <table:table-cell table:style-name="ce43" table:formula="of:=SUM([.DT4:.DT1048576])" office:value-type="float" office:value="15" calcext:value-type="float">
            <text:p>15</text:p>
          </table:table-cell>
          <table:table-cell table:style-name="ce43" table:formula="of:=SUM([.DU4:.DU1048576])" office:value-type="float" office:value="15" calcext:value-type="float">
            <text:p>15</text:p>
          </table:table-cell>
          <table:table-cell table:style-name="ce43" table:formula="of:=SUM([.DV4:.DV1048576])" office:value-type="float" office:value="15" calcext:value-type="float">
            <text:p>15</text:p>
          </table:table-cell>
          <table:table-cell table:style-name="ce43" table:formula="of:=SUM([.DW4:.DW1048576])" office:value-type="float" office:value="15" calcext:value-type="float">
            <text:p>15</text:p>
          </table:table-cell>
          <table:table-cell table:style-name="ce43" table:formula="of:=SUM([.DX4:.DX1048576])" office:value-type="float" office:value="15" calcext:value-type="float">
            <text:p>15</text:p>
          </table:table-cell>
          <table:table-cell table:style-name="ce43" table:formula="of:=SUM([.DY4:.DY1048576])" office:value-type="float" office:value="15" calcext:value-type="float">
            <text:p>15</text:p>
          </table:table-cell>
          <table:table-cell table:style-name="ce43" table:formula="of:=SUM([.DZ4:.DZ1048576])" office:value-type="float" office:value="15" calcext:value-type="float">
            <text:p>15</text:p>
          </table:table-cell>
          <table:table-cell table:style-name="ce43" table:formula="of:=SUM([.EA4:.EA1048576])" office:value-type="float" office:value="15" calcext:value-type="float">
            <text:p>15</text:p>
          </table:table-cell>
          <table:table-cell table:style-name="ce43" table:formula="of:=SUM([.EB4:.EB1048576])" office:value-type="float" office:value="15" calcext:value-type="float">
            <text:p>15</text:p>
          </table:table-cell>
          <table:table-cell table:style-name="ce43" table:formula="of:=SUM([.EC4:.EC1048576])" office:value-type="float" office:value="15" calcext:value-type="float">
            <text:p>15</text:p>
          </table:table-cell>
          <table:table-cell table:style-name="ce43" table:formula="of:=SUM([.ED4:.ED1048576])" office:value-type="float" office:value="15" calcext:value-type="float">
            <text:p>15</text:p>
          </table:table-cell>
          <table:table-cell table:style-name="ce43" table:formula="of:=SUM([.EE4:.EE1048576])" office:value-type="float" office:value="15" calcext:value-type="float">
            <text:p>15</text:p>
          </table:table-cell>
          <table:table-cell table:style-name="ce43" table:formula="of:=SUM([.EF4:.EF1048576])" office:value-type="float" office:value="15" calcext:value-type="float">
            <text:p>15</text:p>
          </table:table-cell>
          <table:table-cell table:style-name="ce43" table:formula="of:=SUM([.EG4:.EG1048576])" office:value-type="float" office:value="15" calcext:value-type="float">
            <text:p>15</text:p>
          </table:table-cell>
          <table:table-cell table:style-name="ce43" table:formula="of:=SUM([.EH4:.EH1048576])" office:value-type="float" office:value="15" calcext:value-type="float">
            <text:p>15</text:p>
          </table:table-cell>
          <table:table-cell table:style-name="ce43" table:formula="of:=SUM([.EI4:.EI1048576])" office:value-type="float" office:value="15" calcext:value-type="float">
            <text:p>15</text:p>
          </table:table-cell>
          <table:table-cell table:style-name="ce43" table:formula="of:=SUM([.EJ4:.EJ1048576])" office:value-type="float" office:value="15" calcext:value-type="float">
            <text:p>15</text:p>
          </table:table-cell>
          <table:table-cell table:style-name="ce40" table:formula="of:=SUM([.EK4:.EK1048576])" office:value-type="float" office:value="0" calcext:value-type="float">
            <text:p>0</text:p>
          </table:table-cell>
          <table:table-cell table:style-name="ce40" table:formula="of:=SUM([.EL4:.EL1048576])" office:value-type="float" office:value="0" calcext:value-type="float">
            <text:p>0</text:p>
          </table:table-cell>
          <table:table-cell table:style-name="ce40" table:formula="of:=SUM([.EM4:.EM1048576])" office:value-type="float" office:value="0" calcext:value-type="float">
            <text:p>0</text:p>
          </table:table-cell>
          <table:table-cell table:style-name="ce40" table:formula="of:=SUM([.EN4:.EN1048576])" office:value-type="float" office:value="0" calcext:value-type="float">
            <text:p>0</text:p>
          </table:table-cell>
          <table:table-cell table:style-name="ce40" table:formula="of:=SUM([.EO4:.EO1048576])" office:value-type="float" office:value="0" calcext:value-type="float">
            <text:p>0</text:p>
          </table:table-cell>
          <table:table-cell table:style-name="ce40" table:formula="of:=SUM([.EP4:.EP1048576])" office:value-type="float" office:value="0" calcext:value-type="float">
            <text:p>0</text:p>
          </table:table-cell>
          <table:table-cell table:style-name="ce40" table:formula="of:=SUM([.EQ4:.EQ1048576])" office:value-type="float" office:value="0" calcext:value-type="float">
            <text:p>0</text:p>
          </table:table-cell>
          <table:table-cell table:style-name="ce40" table:formula="of:=SUM([.ER4:.ER1048576])" office:value-type="float" office:value="0" calcext:value-type="float">
            <text:p>0</text:p>
          </table:table-cell>
          <table:table-cell table:style-name="ce40" table:formula="of:=SUM([.ES4:.ES1048576])" office:value-type="float" office:value="0" calcext:value-type="float">
            <text:p>0</text:p>
          </table:table-cell>
          <table:table-cell table:style-name="ce40" table:formula="of:=SUM([.ET4:.ET1048576])" office:value-type="float" office:value="0" calcext:value-type="float">
            <text:p>0</text:p>
          </table:table-cell>
          <table:table-cell table:style-name="ce40" table:formula="of:=SUM([.EU4:.EU1048576])" office:value-type="float" office:value="0" calcext:value-type="float">
            <text:p>0</text:p>
          </table:table-cell>
          <table:table-cell table:style-name="ce40" table:formula="of:=SUM([.EV4:.EV1048576])" office:value-type="float" office:value="0" calcext:value-type="float">
            <text:p>0</text:p>
          </table:table-cell>
          <table:table-cell table:style-name="ce40" table:formula="of:=SUM([.EW4:.EW1048576])" office:value-type="float" office:value="0" calcext:value-type="float">
            <text:p>0</text:p>
          </table:table-cell>
          <table:table-cell table:style-name="ce40" table:formula="of:=SUM([.EX4:.EX1048576])" office:value-type="float" office:value="0" calcext:value-type="float">
            <text:p>0</text:p>
          </table:table-cell>
          <table:table-cell table:style-name="ce40" table:formula="of:=SUM([.EY4:.EY1048576])" office:value-type="float" office:value="0" calcext:value-type="float">
            <text:p>0</text:p>
          </table:table-cell>
          <table:table-cell table:style-name="ce40" table:formula="of:=SUM([.EZ4:.EZ1048576])" office:value-type="float" office:value="0" calcext:value-type="float">
            <text:p>0</text:p>
          </table:table-cell>
          <table:table-cell table:style-name="ce40" table:formula="of:=SUM([.FA4:.FA1048576])" office:value-type="float" office:value="0" calcext:value-type="float">
            <text:p>0</text:p>
          </table:table-cell>
          <table:table-cell table:style-name="ce40" table:formula="of:=SUM([.FB4:.FB1048576])" office:value-type="float" office:value="0" calcext:value-type="float">
            <text:p>0</text:p>
          </table:table-cell>
          <table:table-cell table:style-name="ce40" table:formula="of:=SUM([.FC4:.FC1048576])" office:value-type="float" office:value="0" calcext:value-type="float">
            <text:p>0</text:p>
          </table:table-cell>
          <table:table-cell table:style-name="ce40" table:formula="of:=SUM([.FD4:.FD1048576])" office:value-type="float" office:value="0" calcext:value-type="float">
            <text:p>0</text:p>
          </table:table-cell>
          <table:table-cell table:style-name="ce40" table:formula="of:=SUM([.FE4:.FE1048576])" office:value-type="float" office:value="0" calcext:value-type="float">
            <text:p>0</text:p>
          </table:table-cell>
          <table:table-cell table:style-name="ce40" table:formula="of:=SUM([.FF4:.FF1048576])" office:value-type="float" office:value="0" calcext:value-type="float">
            <text:p>0</text:p>
          </table:table-cell>
          <table:table-cell table:style-name="ce40" table:formula="of:=SUM([.FG4:.FG1048576])" office:value-type="float" office:value="0" calcext:value-type="float">
            <text:p>0</text:p>
          </table:table-cell>
          <table:table-cell table:style-name="ce40" table:formula="of:=SUM([.FH4:.FH1048576])" office:value-type="float" office:value="0" calcext:value-type="float">
            <text:p>0</text:p>
          </table:table-cell>
          <table:table-cell table:style-name="ce40" table:formula="of:=SUM([.FI4:.FI1048576])" office:value-type="float" office:value="0" calcext:value-type="float">
            <text:p>0</text:p>
          </table:table-cell>
          <table:table-cell table:style-name="ce40" table:formula="of:=SUM([.FJ4:.FJ1048576])" office:value-type="float" office:value="0" calcext:value-type="float">
            <text:p>0</text:p>
          </table:table-cell>
          <table:table-cell table:style-name="ce40" table:formula="of:=SUM([.FK4:.FK1048576])" office:value-type="float" office:value="0" calcext:value-type="float">
            <text:p>0</text:p>
          </table:table-cell>
          <table:table-cell table:style-name="ce40" table:number-columns-repeated="857"/>
        </table:table-row>
        <table:table-row table:style-name="ro2"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6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6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6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53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 office:value-type="string" calcext:value-type="string">
            <text:p>fcas3t</text:p>
          </table:table-cell>
          <table:table-cell table:style-name="ce16" office:value-type="string" calcext:value-type="string">
            <text:p>Valken</text:p>
          </table:table-cell>
          <table:table-cell table:style-name="ce16" office:value-type="string" calcext:value-type="string">
            <text:p>Doomguy914</text:p>
          </table:table-cell>
          <table:table-cell table:style-name="ce16" office:value-type="string" calcext:value-type="string">
            <text:p>Arcterezion</text:p>
          </table:table-cell>
          <table:table-cell table:style-name="ce16" office:value-type="string" calcext:value-type="string">
            <text:p>CherubCorps</text:p>
          </table:table-cell>
          <table:table-cell table:style-name="ce16" office:value-type="string" calcext:value-type="string">
            <text:p>Xangelxal</text:p>
          </table:table-cell>
          <table:table-cell table:style-name="ce16" office:value-type="string" calcext:value-type="string">
            <text:p>ClessxAlghazanth</text:p>
          </table:table-cell>
          <table:table-cell table:style-name="ce16" office:value-type="string" calcext:value-type="string">
            <text:p>rayburn</text:p>
          </table:table-cell>
          <table:table-cell table:style-name="ce16" office:value-type="string" calcext:value-type="string">
            <text:p>omxgamer127</text:p>
          </table:table-cell>
          <table:table-cell table:style-name="ce16" office:value-type="string" calcext:value-type="string">
            <text:p><text:s/>Inconspicuousduck </text:p>
          </table:table-cell>
          <table:table-cell table:style-name="ce16" office:value-type="string" calcext:value-type="string">
            <text:p>SuyaSS</text:p>
          </table:table-cell>
          <table:table-cell table:style-name="ce16" office:value-type="string" calcext:value-type="string">
            <text:p>Zonky</text:p>
          </table:table-cell>
          <table:table-cell table:style-name="ce16" office:value-type="string" calcext:value-type="string">
            <text:p>Infirnex</text:p>
          </table:table-cell>
          <table:table-cell table:style-name="ce16" office:value-type="string" calcext:value-type="string">
            <text:p>headlesszombie</text:p>
          </table:table-cell>
          <table:table-cell table:style-name="ce14" table:number-columns-repeated="884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70" calcext:value-type="float">
            <text:p>70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3, Caligari87: 5, phantombeta: 5, Somagu: 1, TriMetall: 1, Olroda: 5, Bigger C: 5, Accensus: 5, Azba: 3, Eric_: 5, ZikShadow: 5, Turbo: 5, Tapwave: 3, YukesVonFaust: 1, Jarewill: 4, Tartlman: 5, spart_n: 4, Shredder: 5" calcext:value-type="string">
            <text:p>Brohnesorge: 3, Caligari87: 5, phantombeta: 5, Somagu: 1, TriMetall: 1, Olroda: 5, Bigger C: 5, Accensus: 5, Azba: 3, Eric_: 5, ZikShadow: 5, Turbo: 5, Tapwave: 3, YukesVonFaust: 1, Jarewill: 4, Tartlman: 5, spart_n: 4, Shredder: 5</text:p>
          </table:table-cell>
          <table:table-cell table:formula="of:=SUMPRODUCT(NOT(ISBLANK([.H4:.AMJ4])))" office:value-type="float" office:value="18" calcext:value-type="float">
            <text:p>1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67" calcext:value-type="float">
            <text:p>67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Koto: 3, JDSH98: 2, TDRR: 1, MasterBeavis: 2, AlexThePianoNailer: 5, ErrantMasa: 4, iamcarrotmaster: 5, A_D_M_E_R_A_L: 5, Martinoz: 5, LastManonEarth: 5, Cacodemon345: 5, Craneo: 2, Dawn111: 4, Elodorian: 5, TheZombie: 2, DoomKrakken: 1, Valken: 2, Doomguy914: 2, omxgamer127: 5, Zonky: 2" calcext:value-type="string">
            <text:p>Koto: 3, JDSH98: 2, TDRR: 1, MasterBeavis: 2, AlexThePianoNailer: 5, ErrantMasa: 4, iamcarrotmaster: 5, A_D_M_E_R_A_L: 5, Martinoz: 5, LastManonEarth: 5, Cacodemon345: 5, Craneo: 2, Dawn111: 4, Elodorian: 5, TheZombie: 2, DoomKrakken: 1, Valken: 2, Doomguy914: 2, omxgamer127: 5, Zonky: 2</text:p>
          </table:table-cell>
          <table:table-cell table:formula="of:=SUMPRODUCT(NOT(ISBLANK([.H5:.AMJ5])))" office:value-type="float" office:value="20" calcext:value-type="float">
            <text:p>20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86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65" calcext:value-type="float">
            <text:p>65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, headlesszombie: 3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, headlesszombie: 3</text:p>
          </table:table-cell>
          <table:table-cell table:formula="of:=SUMPRODUCT(NOT(ISBLANK([.H6:.AMJ6])))" office:value-type="float" office:value="22" calcext:value-type="float">
            <text:p>22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61" calcext:value-type="float">
            <text:p>61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, Zonky: 2" calcext:value-type="string">
            <text:p>Brohnesorge: 3, Shi No Hime: 2, ZippeyKeys12: 4, HaraSwift: 1, Somagu: 1, <text:s/>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, Zonky: 2</text:p>
          </table:table-cell>
          <table:table-cell table:formula="of:=SUMPRODUCT(NOT(ISBLANK([.H7:.AMJ7])))" office:value-type="float" office:value="24" calcext:value-type="float">
            <text:p>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88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8" calcext:value-type="float">
            <text:p>48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 TheNightATK300: 3, Cyanide: 1, D3athStalker: 2, Apaul27 : 1, DoodGuy: 5, JDSH98: 3, SunPraiser: 5, The_Abysswalker: 5, TDRR: 4, excedentia: 5, Error313: 3, spart_n: 3, kultasakaali: 5, DYD: 3" calcext:value-type="string">
            <text:p><text:s/>TheNightATK300: 3, Cyanide: 1, D3athStalker: 2, Apaul27 : 1, DoodGuy: 5, JDSH98: 3, SunPraiser: 5, The_Abysswalker: 5, TDRR: 4, excedentia: 5, Error313: 3, spart_n: 3, kultasakaali: 5, DYD: 3</text:p>
          </table:table-cell>
          <table:table-cell table:formula="of:=SUMPRODUCT(NOT(ISBLANK([.H8:.AMJ8])))" office:value-type="float" office:value="14" calcext:value-type="float">
            <text:p>14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48" calcext:value-type="float">
            <text:p>48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" calcext:value-type="string">
            <text:p>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</text:p>
          </table:table-cell>
          <table:table-cell table:formula="of:=SUMPRODUCT(NOT(ISBLANK([.H9:.AMJ9])))" office:value-type="float" office:value="19" calcext:value-type="float">
            <text:p>19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5" calcext:value-type="float">
            <text:p>45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, Infirnex: 1" calcext:value-type="string">
            <text:p>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, Infirnex: 1</text:p>
          </table:table-cell>
          <table:table-cell table:formula="of:=SUMPRODUCT(NOT(ISBLANK([.H10:.AMJ10])))"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885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45" calcext:value-type="float">
            <text:p>45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" calcext:value-type="string">
            <text:p>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, Valken: 1</text:p>
          </table:table-cell>
          <table:table-cell table:formula="of:=SUMPRODUCT(NOT(ISBLANK([.H11:.AMJ11]))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43" calcext:value-type="float">
            <text:p>43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 TheNightATK300: 2, D3athStalker: 2, insightguy: 3, DoodGuy: 4, JDSH98: 5, AlphaEnt: 2, SunPraiser: 3, The_Abysswalker: 3, BerserkerNoir: 2, excedentia: 2, shotfan: 1, Craneo: 3, Dawn111: 5, kultasakaali: 2, DYD: 1, Valken: 1, rayburn: 1, omxgamer127: 1" calcext:value-type="string">
            <text:p><text:s/>TheNightATK300: 2, D3athStalker: 2, insightguy: 3, DoodGuy: 4, JDSH98: 5, AlphaEnt: 2, SunPraiser: 3, The_Abysswalker: 3, BerserkerNoir: 2, excedentia: 2, shotfan: 1, Craneo: 3, Dawn111: 5, kultasakaali: 2, DYD: 1, Valken: 1, rayburn: 1, omxgamer127: 1</text:p>
          </table:table-cell>
          <table:table-cell table:formula="of:=SUMPRODUCT(NOT(ISBLANK([.H12:.AMJ12])))" office:value-type="float" office:value="18" calcext:value-type="float">
            <text:p>18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42" calcext:value-type="float">
            <text:p>42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</text:p>
          </table:table-cell>
          <table:table-cell table:formula="of:=SUMPRODUCT(NOT(ISBLANK([.H13:.AMJ13]))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89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6" calcext:value-type="float">
            <text:p>36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TerminusEst13: 2, DrPyspy: 3, phantombeta: 5, undeadmonk354: 1,  TheNightATK300: 2, PlayerLin: 5, Turbo: 2, TheLightBad96: 2, Vostyok: 3, lizardcommando: 1, TDRR: 1, silentzora: 3, Jarewill: 1, spart_n: 2, terminator44: 1, Infirnex: 2" calcext:value-type="string">
            <text:p>TerminusEst13: 2, DrPyspy: 3, phantombeta: 5, undeadmonk354: 1, <text:s/>TheNightATK300: 2, PlayerLin: 5, Turbo: 2, TheLightBad96: 2, Vostyok: 3, lizardcommando: 1, TDRR: 1, silentzora: 3, Jarewill: 1, spart_n: 2, terminator44: 1, Infirnex: 2</text:p>
          </table:table-cell>
          <table:table-cell table:formula="of:=SUMPRODUCT(NOT(ISBLANK([.H14:.AMJ14])))" office:value-type="float" office:value="16" calcext:value-type="float">
            <text:p>16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885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1" calcext:value-type="float">
            <text:p>11</text:p>
          </table:table-cell>
          <table:table-cell table:formula="of:=SUM([.H15:.AMJ15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Marisa Kirisame: 4, Combine_Kegan: 2, TerminusEst13: 4, wildweasel: 2, ibm5155: 4, Somagu: 1, Azba: 1, Eric_: 5, sycspysycspy: 4, AlphaEnt: 2, Dylan558: 4, Dinosaur_Nerd: 3" calcext:value-type="string">
            <text:p>Marisa Kirisame: 4, Combine_Kegan: 2, TerminusEst13: 4, wildweasel: 2, ibm5155: 4, Somagu: 1, Azba: 1, Eric_: 5, sycspysycspy: 4, AlphaEnt: 2, Dylan558: 4, Dinosaur_Nerd: 3</text:p>
          </table:table-cell>
          <table:table-cell table:formula="of:=SUMPRODUCT(NOT(ISBLANK([.H15:.AMJ15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31" calcext:value-type="float">
            <text:p>31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" calcext:value-type="string">
            <text:p>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</text:p>
          </table:table-cell>
          <table:table-cell table:formula="of:=SUMPRODUCT(NOT(ISBLANK([.H16:.AMJ16])))" office:value-type="float" office:value="18" calcext:value-type="float">
            <text:p>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9" calcext:value-type="float">
            <text:p>2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Rachael: 1, Shadelight: 3, Jaxxoon R: 3, insightguy: 2, Zcat: 3, Zan: 4, QuakedoomNukem Cz: 1, Solmir : 4, SunPraiser: 2, Dylan558: 2, MasterBeavis: 1, ReformedJoe: 2, Lagi: 1" calcext:value-type="string">
            <text:p>Rachael: 1, Shadelight: 3, Jaxxoon R: 3, insightguy: 2, Zcat: 3, Zan: 4, QuakedoomNukem Cz: 1, Solmir : 4, SunPraiser: 2, Dylan558: 2, MasterBeavis: 1, ReformedJoe: 2, Lagi: 1</text:p>
          </table:table-cell>
          <table:table-cell table:formula="of:=SUMPRODUCT(NOT(ISBLANK([.H17:.AMJ17])))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28" calcext:value-type="float">
            <text:p>28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lil'devil: 1, Olroda: 1, Zcat: 1, Zan: 3, wolfmanfp: 1, Rowsol: 1, BerserkerNoir: 1, MasterBeavis: 1, AlexThePianoNailer: 5, Martinoz: 3, Dinosaur_Nerd: 2, Valken: 1, omxgamer127: 3,  Inconspicuousduck : 4" calcext:value-type="string">
            <text:p>lil'devil: 1, Olroda: 1, Zcat: 1, Zan: 3, wolfmanfp: 1, Rowsol: 1, BerserkerNoir: 1, MasterBeavis: 1, AlexThePianoNailer: 5, Martinoz: 3, Dinosaur_Nerd: 2, Valken: 1, omxgamer127: 3, <text:s/>Inconspicuousduck : 4</text:p>
          </table:table-cell>
          <table:table-cell table:formula="of:=SUMPRODUCT(NOT(ISBLANK([.H18:.AMJ18])))" office:value-type="float" office:value="14" calcext:value-type="float">
            <text:p>14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5" calcext:value-type="float">
            <text:p>15</text:p>
          </table:table-cell>
          <table:table-cell table:formula="of:=SUM([.H19:.AMJ19])" office:value-type="float" office:value="28" calcext:value-type="float">
            <text:p>28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Shadelight: 3, TerminusEst13: 3, DrPyspy: 3, Somagu: 1,  TheNightATK300: 2, Hege Cactus: 2, Captain J: 2, Azba: 3, Eric_: 1, Marrub: 1, Revae: 3, QuakedoomNukem Cz: 1, Jarewill: 1, Tartlman: 1, spart_n: 1" calcext:value-type="string">
            <text:p>Shadelight: 3, TerminusEst13: 3, DrPyspy: 3, Somagu: 1, <text:s/>TheNightATK300: 2, Hege Cactus: 2, Captain J: 2, Azba: 3, Eric_: 1, Marrub: 1, Revae: 3, QuakedoomNukem Cz: 1, Jarewill: 1, Tartlman: 1, spart_n: 1</text:p>
          </table:table-cell>
          <table:table-cell table:formula="of:=SUMPRODUCT(NOT(ISBLANK([.H19:.AMJ19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5" calcext:value-type="float">
            <text:p>15</text:p>
          </table:table-cell>
          <table:table-cell table:formula="of:=SUM([.H20:.AMJ20])" office:value-type="float" office:value="28" calcext:value-type="float">
            <text:p>2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TerminusEst13: 5, phantombeta: 2, Somagu: 1, Marrub: 5, Crazy Toni: 2, Tapwave: 3, Arcterezion: 5, Infirnex: 5" calcext:value-type="string">
            <text:p>TerminusEst13: 5, phantombeta: 2, Somagu: 1, Marrub: 5, Crazy Toni: 2, Tapwave: 3, Arcterezion: 5, Infirnex: 5</text:p>
          </table:table-cell>
          <table:table-cell table:formula="of:=SUMPRODUCT(NOT(ISBLANK([.H20:.AMJ20])))"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att: 1, Combine_Kegan: 3, Untitled: 5, Turbo: 3, Crazy Toni: 2, Cyanide: 1, GeneralDelphox: 1, Revae: 5, Hellser: 3, Dylan558: 3" calcext:value-type="string">
            <text:p>Matt: 1, Combine_Kegan: 3, Untitled: 5, Turbo: 3, Crazy Toni: 2, Cyanide: 1, GeneralDelphox: 1, Revae: 5, Hellser: 3, Dylan558: 3</text:p>
          </table:table-cell>
          <table:table-cell table:formula="of:=SUMPRODUCT(NOT(ISBLANK([.H21:.AMJ21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m8f: 1, Combine_Kegan: 3, ZippeyKeys12: 4, TriMetall: 1, Bigger C: 2, TheLightBad96: 2, Revae: 3, QuakedoomNukem Cz: 1, AlphaEnt: 2, Vostyok: 3, MasterBeavis: 2, DoomKrakken: 3" calcext:value-type="string">
            <text:p>m8f: 1, Combine_Kegan: 3, ZippeyKeys12: 4, TriMetall: 1, Bigger C: 2, TheLightBad96: 2, Revae: 3, QuakedoomNukem Cz: 1, AlphaEnt: 2, Vostyok: 3, MasterBeavis: 2, DoomKrakken: 3</text:p>
          </table:table-cell>
          <table:table-cell table:formula="of:=SUMPRODUCT(NOT(ISBLANK([.H22:.AMJ22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6" calcext:value-type="float">
            <text:p>26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m8f: 1, Olroda: 2, Bigger C: 3, TheLightBad96: 2, The_Abysswalker: 3, Error313: 3, Jarewill: 1, Curunir: 5, ReformedJoe: 5, rayburn: 1" calcext:value-type="string">
            <text:p>m8f: 1, Olroda: 2, Bigger C: 3, TheLightBad96: 2, The_Abysswalker: 3, Error313: 3, Jarewill: 1, Curunir: 5, ReformedJoe: 5, rayburn: 1</text:p>
          </table:table-cell>
          <table:table-cell table:formula="of:=SUMPRODUCT(NOT(ISBLANK([.H23:.AMJ23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6" calcext:value-type="float">
            <text:p>26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Hipnotic Rogue: 1, AlphaEnt: 1, BerserkerNoir: 2, xim: 2, Rex705: 1, Craneo: 5, Hexereticdoom: 1, terminator44: 1, Lagi: 2, Arcterezion: 4, CherubCorps: 1, Xangelxal: 2,  Inconspicuousduck : 2, headlesszombie: 1" calcext:value-type="string">
            <text:p>Hipnotic Rogue: 1, AlphaEnt: 1, BerserkerNoir: 2, xim: 2, Rex705: 1, Craneo: 5, Hexereticdoom: 1, terminator44: 1, Lagi: 2, Arcterezion: 4, CherubCorps: 1, Xangelxal: 2, <text:s/>Inconspicuousduck : 2, headlesszombie: 1</text:p>
          </table:table-cell>
          <table:table-cell table:formula="of:=SUMPRODUCT(NOT(ISBLANK([.H24:.AMJ24])))" office:value-type="float" office:value="14" calcext:value-type="float">
            <text:p>1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leodoom85: 1, Shadelight: 4, Shi No Hime: 1, HaraSwift: 5, Somagu: 1, kadu522: 3, Accensus: 3, shotfan: 2, Martinoz: 1, Dinosaur_Nerd: 1, Shredder: 3" calcext:value-type="string">
            <text:p>leodoom85: 1, Shadelight: 4, Shi No Hime: 1, HaraSwift: 5, Somagu: 1, kadu522: 3, Accensus: 3, shotfan: 2, Martinoz: 1, Dinosaur_Nerd: 1, Shredder: 3</text:p>
          </table:table-cell>
          <table:table-cell table:formula="of:=SUMPRODUCT(NOT(ISBLANK([.H25:.AMJ25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25" calcext:value-type="float">
            <text:p>25</text:p>
          </table:table-cell>
          <table:table-cell table:style-name="ce35" office:value-type="string" calcext:value-type="string">
            <text:p>Hexen: Walpurgis</text:p>
          </table:table-cell>
          <table:table-cell office:value-type="string" calcext:value-type="string">
            <text:p>https://forum.zdoom.org/viewtopic.php?f=43&amp;t=67025#p1132672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eharper256: 1, Jarewill: 1, SallazarSpellcaster: 5, MaxRideWizardLord: 3, Lagi: 2, Valken: 1, ClessxAlghazanth: 2,  Inconspicuousduck : 4, Infirnex: 1, headlesszombie: 5" calcext:value-type="string">
            <text:p>eharper256: 1, Jarewill: 1, SallazarSpellcaster: 5, MaxRideWizardLord: 3, Lagi: 2, Valken: 1, ClessxAlghazanth: 2, <text:s/>Inconspicuousduck : 4, Infirnex: 1, headlesszombie: 5</text:p>
          </table:table-cell>
          <table:table-cell table:formula="of:=SUMPRODUCT(NOT(ISBLANK([.H26:.AMJ26])))" office:value-type="float" office:value="10" calcext:value-type="float">
            <text:p>10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4" calcext:value-type="float">
            <text:p>24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Caligari87: 2, ZikShadow: 1, The Ultimate DooMer: 1, dard22: 2, Zcat: 2, Zan: 1, Ravick: 1, Koto: 4, Solmir : 5, kultasakaali: 2, headlesszombie: 3" calcext:value-type="string">
            <text:p>Caligari87: 2, ZikShadow: 1, The Ultimate DooMer: 1, dard22: 2, Zcat: 2, Zan: 1, Ravick: 1, Koto: 4, Solmir : 5, kultasakaali: 2, headlesszombie: 3</text:p>
          </table:table-cell>
          <table:table-cell table:formula="of:=SUMPRODUCT(NOT(ISBLANK([.H27:.AMJ27])))"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4" calcext:value-type="float">
            <text:p>24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Untitled: 4, Captain J: 2, Azba: 1, Eric_: 3, Zcat: 5, TheMightyHeracross: 3, sycspysycspy: 3, Ikazu-san: 1, Tartlman: 1, terminator44: 1" calcext:value-type="string">
            <text:p>Untitled: 4, Captain J: 2, Azba: 1, Eric_: 3, Zcat: 5, TheMightyHeracross: 3, sycspysycspy: 3, Ikazu-san: 1, Tartlman: 1, terminator44: 1</text:p>
          </table:table-cell>
          <table:table-cell table:formula="of:=SUMPRODUCT(NOT(ISBLANK([.H28:.AMJ28])))" office:value-type="float" office:value="10" calcext:value-type="float">
            <text:p>10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formula="of:=SUMPRODUCT(NOT(ISBLANK([.H29:.AMJ29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23" calcext:value-type="float">
            <text:p>23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leodoom85: 1, Rachael: 1, Marisa Kirisame: 3, Somagu: 1, Accensus: 1, 4thcharacter: 1, insightguy: 2, eharper256: 1, QuakedoomNukem Cz: 1, SunPraiser: 2, TDRR: 2, MasterBeavis: 1, CherubCorps: 1, Xangelxal: 5" calcext:value-type="string">
            <text:p>leodoom85: 1, Rachael: 1, Marisa Kirisame: 3, Somagu: 1, Accensus: 1, 4thcharacter: 1, insightguy: 2, eharper256: 1, QuakedoomNukem Cz: 1, SunPraiser: 2, TDRR: 2, MasterBeavis: 1, CherubCorps: 1, Xangelxal: 5</text:p>
          </table:table-cell>
          <table:table-cell table:formula="of:=SUMPRODUCT(NOT(ISBLANK([.H30:.AMJ30]))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21" calcext:value-type="float">
            <text:p>21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Somagu: 1, TheLightBad96: 4, Koto: 1, Error313: 3, xim: 5, Cacodemon345: 4, Elodorian: 1, ClessxAlghazanth: 2" calcext:value-type="string">
            <text:p>Somagu: 1, TheLightBad96: 4, Koto: 1, Error313: 3, xim: 5, Cacodemon345: 4, Elodorian: 1, ClessxAlghazanth: 2</text:p>
          </table:table-cell>
          <table:table-cell table:formula="of:=SUMPRODUCT(NOT(ISBLANK([.H31:.AMJ31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21" calcext:value-type="float">
            <text:p>21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m8f: 1, Vostyok: 3, spart_n: 5, DoomKrakken: 3, ReformedJoe: 4, rayburn: 5" calcext:value-type="string">
            <text:p>m8f: 1, Vostyok: 3, spart_n: 5, DoomKrakken: 3, ReformedJoe: 4, rayburn: 5</text:p>
          </table:table-cell>
          <table:table-cell table:formula="of:=SUMPRODUCT(NOT(ISBLANK([.H32:.AMJ32]))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90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8" calcext:value-type="float">
            <text:p>28</text:p>
          </table:table-cell>
          <table:table-cell table:formula="of:=SUM([.H33:.AMJ33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DrPyspy: 3, wildweasel: 4, Captain J: 2, PlayerLin: 1, dard22: 5, QuakedoomNukem Cz: 1, TDRR: 5" calcext:value-type="string">
            <text:p>DrPyspy: 3, wildweasel: 4, Captain J: 2, PlayerLin: 1, dard22: 5, QuakedoomNukem Cz: 1, TDRR: 5</text:p>
          </table:table-cell>
          <table:table-cell table:formula="of:=SUMPRODUCT(NOT(ISBLANK([.H33:.AMJ33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Caligari87: 3, Shi No Hime: 2, ZippeyKeys12: 1, Beed28: 3, GeneralDelphox: 3, Rowsol: 1, Dylan558: 1, shotfan: 1, xim: 3, MasterBeavis: 2" calcext:value-type="string">
            <text:p>Caligari87: 3, Shi No Hime: 2, ZippeyKeys12: 1, Beed28: 3, GeneralDelphox: 3, Rowsol: 1, Dylan558: 1, shotfan: 1, xim: 3, MasterBeavis: 2</text:p>
          </table:table-cell>
          <table:table-cell table:formula="of:=SUMPRODUCT(NOT(ISBLANK([.H34:.AMJ34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20" calcext:value-type="float">
            <text:p>20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Rex705: 2, Craneo: 4, ChocoGuevara: 4, TheZombie: 5, fcas3t: 5" calcext:value-type="string">
            <text:p>Rex705: 2, Craneo: 4, ChocoGuevara: 4, TheZombie: 5, fcas3t: 5</text:p>
          </table:table-cell>
          <table:table-cell table:formula="of:=SUMPRODUCT(NOT(ISBLANK([.H35:.AMJ35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8" calcext:value-type="float">
            <text:p>18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QuakedoomNukem Cz: 1, Apaul27 : 2, wolfmanfp: 2, Мichаеlis: 2, DoodGuy: 2, Tartlman: 2, ReformedJoe: 3, Doomguy914: 1, headlesszombie: 3" calcext:value-type="string">
            <text:p>QuakedoomNukem Cz: 1, Apaul27 : 2, wolfmanfp: 2, Мichаеlis: 2, DoodGuy: 2, Tartlman: 2, ReformedJoe: 3, Doomguy914: 1, headlesszombie: 3</text:p>
          </table:table-cell>
          <table:table-cell table:formula="of:=SUMPRODUCT(NOT(ISBLANK([.H36:.AMJ36])))" office:value-type="float" office:value="9" calcext:value-type="float">
            <text:p>9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17" calcext:value-type="float">
            <text:p>1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m8f: 1, ZippeyKeys12: 1, Dr_Cosmobyte: 1, Мichаеlis: 1, SunPraiser: 3, Squirb: 3, Rex705: 1, A_D_M_E_R_A_L: 2, Cacodemon345: 3, terminator44: 1" calcext:value-type="string">
            <text:p>m8f: 1, ZippeyKeys12: 1, Dr_Cosmobyte: 1, Мichаеlis: 1, SunPraiser: 3, Squirb: 3, Rex705: 1, A_D_M_E_R_A_L: 2, Cacodemon345: 3, terminator44: 1</text:p>
          </table:table-cell>
          <table:table-cell table:formula="of:=SUMPRODUCT(NOT(ISBLANK([.H37:.AMJ37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17" calcext:value-type="float">
            <text:p>17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Shadelight: 1, DrPyspy: 3, undeadmonk354: 1, Sumwunn: 1, Crazy Toni: 2, DoodGuy: 3, ErrantMasa: 1, ClessxAlghazanth: 1, SuyaSS: 4" calcext:value-type="string">
            <text:p>Shadelight: 1, DrPyspy: 3, undeadmonk354: 1, Sumwunn: 1, Crazy Toni: 2, DoodGuy: 3, ErrantMasa: 1, ClessxAlghazanth: 1, SuyaSS: 4</text:p>
          </table:table-cell>
          <table:table-cell table:formula="of:=SUMPRODUCT(NOT(ISBLANK([.H38:.AMJ38])))"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4" calcext:value-type="float">
            <text:p>34</text:p>
          </table:table-cell>
          <table:table-cell table:formula="of:=SUM([.H39:.AMJ39])" office:value-type="float" office:value="17" calcext:value-type="float">
            <text:p>1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Master Medi: 2, Zan: 1, TheMightyHeracross: 3, IdiotBitz: 1, SallazarSpellcaster: 2, MaxRideWizardLord: 1, Doomguy914: 4, rayburn: 3" calcext:value-type="string">
            <text:p>Master Medi: 2, Zan: 1, TheMightyHeracross: 3, IdiotBitz: 1, SallazarSpellcaster: 2, MaxRideWizardLord: 1, Doomguy914: 4, rayburn: 3</text:p>
          </table:table-cell>
          <table:table-cell table:formula="of:=SUMPRODUCT(NOT(ISBLANK([.H39:.AMJ39])))" office:value-type="float" office:value="8" calcext:value-type="float">
            <text:p>8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89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40:.AMJ40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Marisa Kirisame: 1, Untitled: 3, Beed28: 2, Hege Cactus: 2, TriMetall: 1, Captain J: 2, Crazy Toni: 2, QuakedoomNukem Cz: 1, IdiotBitz: 1, Shredder: 1" calcext:value-type="string">
            <text:p>Marisa Kirisame: 1, Untitled: 3, Beed28: 2, Hege Cactus: 2, TriMetall: 1, Captain J: 2, Crazy Toni: 2, QuakedoomNukem Cz: 1, IdiotBitz: 1, Shredder: 1</text:p>
          </table:table-cell>
          <table:table-cell table:formula="of:=SUMPRODUCT(NOT(ISBLANK([.H41:.AMJ41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15" calcext:value-type="float">
            <text:p>1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leodoom85: 1, Jaxxoon R: 3, YukesVonFaust: 1, silentzora: 3, A_D_M_E_R_A_L: 4, SuyaSS: 3" calcext:value-type="string">
            <text:p>leodoom85: 1, Jaxxoon R: 3, YukesVonFaust: 1, silentzora: 3, A_D_M_E_R_A_L: 4, SuyaSS: 3</text:p>
          </table:table-cell>
          <table:table-cell table:formula="of:=SUMPRODUCT(NOT(ISBLANK([.H42:.AMJ42])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887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15" calcext:value-type="float">
            <text:p>15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Rex705: 2, iamcarrotmaster: 4, Martinoz: 1, TheZombie: 5, omxgamer127: 3" calcext:value-type="string">
            <text:p>Rex705: 2, iamcarrotmaster: 4, Martinoz: 1, TheZombie: 5, omxgamer127: 3</text:p>
          </table:table-cell>
          <table:table-cell table:formula="of:=SUMPRODUCT(NOT(ISBLANK([.H43:.AMJ43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14" calcext:value-type="float">
            <text:p>14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The Ultimate DooMer: 1, Koto: 1, Apaul27 : 2, Мichаеlis: 1, excedentia: 5, Zonky: 4" calcext:value-type="string">
            <text:p>The Ultimate DooMer: 1, Koto: 1, Apaul27 : 2, Мichаеlis: 1, excedentia: 5, Zonky: 4</text:p>
          </table:table-cell>
          <table:table-cell table:formula="of:=SUMPRODUCT(NOT(ISBLANK([.H44:.AMJ44])))" office:value-type="float" office:value="6" calcext:value-type="float">
            <text:p>6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14" calcext:value-type="float">
            <text:p>14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Dr_Cosmobyte: 1, Somagu: 1, TriMetall: 3, Ikazu-san: 3, Dawn111: 2, DYD: 4" calcext:value-type="string">
            <text:p>Dr_Cosmobyte: 1, Somagu: 1, TriMetall: 3, Ikazu-san: 3, Dawn111: 2, DYD: 4</text:p>
          </table:table-cell>
          <table:table-cell table:formula="of:=SUMPRODUCT(NOT(ISBLANK([.H45:.AMJ45])))" office:value-type="float" office:value="6" calcext:value-type="float">
            <text:p>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1" calcext:value-type="float">
            <text:p>41</text:p>
          </table:table-cell>
          <table:table-cell table:formula="of:=SUM([.H46:.AMJ46])" office:value-type="float" office:value="14" calcext:value-type="float">
            <text:p>14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Dr_Cosmobyte: 1, lizardcommando: 1, AlexThePianoNailer: 2, Cacodemon345: 2, Curunir: 4, terminator44: 1, Lagi: 2, Arcterezion: 1" calcext:value-type="string">
            <text:p>Dr_Cosmobyte: 1, lizardcommando: 1, AlexThePianoNailer: 2, Cacodemon345: 2, Curunir: 4, terminator44: 1, Lagi: 2, Arcterezion: 1</text:p>
          </table:table-cell>
          <table:table-cell table:formula="of:=SUMPRODUCT(NOT(ISBLANK([.H46:.AMJ46])))" office:value-type="float" office:value="8" calcext:value-type="float">
            <text:p>8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13" calcext:value-type="float">
            <text:p>1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m8f: 1, undeadmonk354: 3, PlayerLin: 5,  Inconspicuousduck : 4" calcext:value-type="string">
            <text:p>m8f: 1, undeadmonk354: 3, PlayerLin: 5, <text:s/>Inconspicuousduck : 4</text:p>
          </table:table-cell>
          <table:table-cell table:formula="of:=SUMPRODUCT(NOT(ISBLANK([.H47:.AMJ47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13" calcext:value-type="float">
            <text:p>13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Hege Cactus: 3, 4thcharacter: 3, ZikShadow: 1, Sumwunn: 3, Crazy Toni: 2, IdiotBitz: 1" calcext:value-type="string">
            <text:p>Hege Cactus: 3, 4thcharacter: 3, ZikShadow: 1, Sumwunn: 3, Crazy Toni: 2, IdiotBitz: 1</text:p>
          </table:table-cell>
          <table:table-cell table:formula="of:=SUMPRODUCT(NOT(ISBLANK([.H48:.AMJ48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12" calcext:value-type="float">
            <text:p>12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ibm5155: 3, D3athStalker: 1, Мichаеlis: 1, shotfan: 2, DYD: 5" calcext:value-type="string">
            <text:p>ibm5155: 3, D3athStalker: 1, Мichаеlis: 1, shotfan: 2, DYD: 5</text:p>
          </table:table-cell>
          <table:table-cell table:formula="of:=SUMPRODUCT(NOT(ISBLANK([.H49:.AMJ49])))"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formula="of:=SUMPRODUCT(NOT(ISBLANK([.H50:.AMJ50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6" calcext:value-type="float">
            <text:p>46</text:p>
          </table:table-cell>
          <table:table-cell table:formula="of:=SUM([.H51:.AMJ51])" office:value-type="float" office:value="12" calcext:value-type="float">
            <text:p>12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Combine_Kegan: 4, Zcat: 4, Ravick: 1, MasterBeavis: 1, Dinosaur_Nerd: 1,  Inconspicuousduck : 1" calcext:value-type="string">
            <text:p>Combine_Kegan: 4, Zcat: 4, Ravick: 1, MasterBeavis: 1, Dinosaur_Nerd: 1, <text:s/>Inconspicuousduck : 1</text:p>
          </table:table-cell>
          <table:table-cell table:formula="of:=SUMPRODUCT(NOT(ISBLANK([.H51:.AMJ51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BerserkerNoir: 1, LastManonEarth: 5, Elodorian: 5" calcext:value-type="string">
            <text:p>BerserkerNoir: 1, LastManonEarth: 5, Elodorian: 5</text:p>
          </table:table-cell>
          <table:table-cell table:formula="of:=SUMPRODUCT(NOT(ISBLANK([.H52:.AMJ52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TerminusEst13: 1, Captain J: 4, Crazy Toni: 2, Tapwave: 3" calcext:value-type="string">
            <text:p>TerminusEst13: 1, Captain J: 4, Crazy Toni: 2, Tapwave: 3</text:p>
          </table:table-cell>
          <table:table-cell table:formula="of:=SUMPRODUCT(NOT(ISBLANK([.H53:.AMJ53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H54:.AMJ54])" office:value-type="float" office:value="9" calcext:value-type="float">
            <text:p>9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ChocoGuevara: 3, Arcterezion: 2, CherubCorps: 4" calcext:value-type="string">
            <text:p>ChocoGuevara: 3, Arcterezion: 2, CherubCorps: 4</text:p>
          </table:table-cell>
          <table:table-cell table:formula="of:=SUMPRODUCT(NOT(ISBLANK([.H54:.AMJ54])))" office:value-type="float" office:value="3" calcext:value-type="float">
            <text:p>3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1" calcext:value-type="float">
            <text:p>51</text:p>
          </table:table-cell>
          <table:table-cell table:formula="of:=SUM([.H55:.AMJ55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formula="of:=SUMPRODUCT(NOT(ISBLANK([.H55:.AMJ55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1" calcext:value-type="float">
            <text:p>51</text:p>
          </table:table-cell>
          <table:table-cell table:formula="of:=SUM([.H56:.AMJ56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56:.AMJ56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1" calcext:value-type="float">
            <text:p>51</text:p>
          </table:table-cell>
          <table:table-cell table:formula="of:=SUM([.H57:.AMJ57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QuakedoomNukem Cz: 1, Apaul27 : 3, AlphaEnt: 2, fcas3t: 3" calcext:value-type="string">
            <text:p>QuakedoomNukem Cz: 1, Apaul27 : 3, AlphaEnt: 2, fcas3t: 3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1" calcext:value-type="float">
            <text:p>51</text:p>
          </table:table-cell>
          <table:table-cell table:formula="of:=SUM([.H58:.AMJ58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The Ultimate DooMer: 1, Zan: 5, Curunir: 2, ReformedJoe: 1" calcext:value-type="string">
            <text:p>The Ultimate DooMer: 1, Zan: 5, Curunir: 2, ReformedJoe: 1</text:p>
          </table:table-cell>
          <table:table-cell table:formula="of:=SUMPRODUCT(NOT(ISBLANK([.H58:.AMJ58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1" calcext:value-type="float">
            <text:p>51</text:p>
          </table:table-cell>
          <table:table-cell table:formula="of:=SUM([.H59:.AMJ59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DrPyspy: 3, ibm5155: 2, JDSH98: 1, silentzora: 3" calcext:value-type="string">
            <text:p>DrPyspy: 3, ibm5155: 2, JDSH98: 1, silentzora: 3</text:p>
          </table:table-cell>
          <table:table-cell table:formula="of:=SUMPRODUCT(NOT(ISBLANK([.H59:.AMJ59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H60:.AMJ60])" office:value-type="float" office:value="8" calcext:value-type="float">
            <text:p>8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DoomKrakken: 1, Xangelxal: 3, SuyaSS: 4" calcext:value-type="string">
            <text:p>DoomKrakken: 1, Xangelxal: 3, SuyaSS: 4</text:p>
          </table:table-cell>
          <table:table-cell table:formula="of:=SUMPRODUCT(NOT(ISBLANK([.H60:.AMJ60])))" office:value-type="float" office:value="3" calcext:value-type="float">
            <text:p>3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H61:.AMJ61])" office:value-type="float" office:value="8" calcext:value-type="float">
            <text:p>8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Master Medi: 2, Мichаеlis: 2, MaxRideWizardLord: 4" calcext:value-type="string">
            <text:p>Master Medi: 2, Мichаеlis: 2, MaxRideWizardLord: 4</text:p>
          </table:table-cell>
          <table:table-cell table:formula="of:=SUMPRODUCT(NOT(ISBLANK([.H61:.AMJ61])))" office:value-type="float" office:value="3" calcext:value-type="float">
            <text:p>3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H62:.AMJ62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62:.AMJ62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7" calcext:value-type="float">
            <text:p>7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SallazarSpellcaster: 5, Lagi: 2" calcext:value-type="string">
            <text:p>SallazarSpellcaster: 5, Lagi: 2</text:p>
          </table:table-cell>
          <table:table-cell table:formula="of:=SUMPRODUCT(NOT(ISBLANK([.H63:.AMJ63])))" office:value-type="float" office:value="2" calcext:value-type="float">
            <text:p>2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H64:.AMJ64])" office:value-type="float" office:value="7" calcext:value-type="float">
            <text:p>7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undeadmonk354: 4, SuyaSS: 3" calcext:value-type="string">
            <text:p>undeadmonk354: 4, SuyaSS: 3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887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H65:.AMJ65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65:.AMJ65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H66:.AMJ66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66:.AMJ66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formula="of:=SUMPRODUCT(NOT(ISBLANK([.H67:.AMJ67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H68:.AMJ68])" office:value-type="float" office:value="6" calcext:value-type="float">
            <text:p>6</text:p>
          </table:table-cell>
          <table:table-cell table:style-name="ce36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SallazarSpellcaster: 2, rayburn: 4" calcext:value-type="string">
            <text:p>SallazarSpellcaster: 2, rayburn: 4</text:p>
          </table:table-cell>
          <table:table-cell table:formula="of:=SUMPRODUCT(NOT(ISBLANK([.H68:.AMJ68])))" office:value-type="float" office:value="2" calcext:value-type="float">
            <text:p>2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4" calcext:value-type="float">
            <text:p>64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69:.AMJ69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4" calcext:value-type="float">
            <text:p>64</text:p>
          </table:table-cell>
          <table:table-cell table:formula="of:=SUM([.H70:.AMJ70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Sgt. Shivers: 5, IdiotBitz: 1" calcext:value-type="string">
            <text:p>Sgt. Shivers: 5, IdiotBitz: 1</text:p>
          </table:table-cell>
          <table:table-cell table:formula="of:=SUMPRODUCT(NOT(ISBLANK([.H70:.AMJ70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4" calcext:value-type="float">
            <text:p>64</text:p>
          </table:table-cell>
          <table:table-cell table:formula="of:=SUM([.H71:.AMJ71])" office:value-type="float" office:value="6" calcext:value-type="float">
            <text:p>6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Somagu: 1, Bigger C: 4, fcas3t: 1" calcext:value-type="string">
            <text:p>Somagu: 1, Bigger C: 4, fcas3t: 1</text:p>
          </table:table-cell>
          <table:table-cell table:formula="of:=SUMPRODUCT(NOT(ISBLANK([.H71:.AMJ71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4" calcext:value-type="float">
            <text:p>64</text:p>
          </table:table-cell>
          <table:table-cell table:formula="of:=SUM([.H72:.AMJ72])" office:value-type="float" office:value="6" calcext:value-type="float">
            <text:p>6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leodoom85: 1, ErrantMasa: 3, ClessxAlghazanth: 2" calcext:value-type="string">
            <text:p>leodoom85: 1, ErrantMasa: 3, ClessxAlghazanth: 2</text:p>
          </table:table-cell>
          <table:table-cell table:formula="of:=SUMPRODUCT(NOT(ISBLANK([.H72:.AMJ7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4" calcext:value-type="float">
            <text:p>64</text:p>
          </table:table-cell>
          <table:table-cell table:formula="of:=SUM([.H73:.AMJ73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formula="of:=SUMPRODUCT(NOT(ISBLANK([.H73:.AMJ73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4" calcext:value-type="float">
            <text:p>64</text:p>
          </table:table-cell>
          <table:table-cell table:formula="of:=SUM([.H74:.AMJ74])" office:value-type="float" office:value="6" calcext:value-type="float">
            <text:p>6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m8f: 1, LastManonEarth: 3, Lagi: 2" calcext:value-type="string">
            <text:p>m8f: 1, LastManonEarth: 3, Lagi: 2</text:p>
          </table:table-cell>
          <table:table-cell table:formula="of:=SUMPRODUCT(NOT(ISBLANK([.H74:.AMJ74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4" calcext:value-type="float">
            <text:p>64</text:p>
          </table:table-cell>
          <table:table-cell table:formula="of:=SUM([.H75:.AMJ75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formula="of:=SUMPRODUCT(NOT(ISBLANK([.H75:.AMJ75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4" calcext:value-type="float">
            <text:p>64</text:p>
          </table:table-cell>
          <table:table-cell table:formula="of:=SUM([.H76:.AMJ76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Error313: 3, Squirb: 3" calcext:value-type="string">
            <text:p>Error313: 3, Squirb: 3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4" calcext:value-type="float">
            <text:p>64</text:p>
          </table:table-cell>
          <table:table-cell table:formula="of:=SUM([.H77:.AMJ77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77:.AMJ77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5" calcext:value-type="float">
            <text:p>75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leodoom85: 1, lil'devil: 1, The_Abysswalker: 2, MaxRideWizardLord: 1" calcext:value-type="string">
            <text:p>leodoom85: 1, lil'devil: 1, The_Abysswalker: 2, MaxRideWizardLord: 1</text:p>
          </table:table-cell>
          <table:table-cell table:formula="of:=SUMPRODUCT(NOT(ISBLANK([.H78:.AMJ78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5" calcext:value-type="float">
            <text:p>75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formula="of:=SUMPRODUCT(NOT(ISBLANK([.H79:.AMJ79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5" calcext:value-type="float">
            <text:p>75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Corruption Cards</text:p>
          </table:table-cell>
          <table:table-cell office:value-type="string" calcext:value-type="string">
            <text:p><text:a xlink:href="https://forum.zdoom.org/viewtopic.php?f=43&amp;t=67939" xlink:type="simple">https://forum.zdoom.org/viewtopic.php?f=43&amp;t=67939</text:a>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Infirnex: 5" calcext:value-type="string">
            <text:p>Infirnex: 5</text:p>
          </table:table-cell>
          <table:table-cell table:formula="of:=SUMPRODUCT(NOT(ISBLANK([.H80:.AMJ80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5" calcext:value-type="float">
            <text:p>75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Ravick: 1, Major Cooke: 4" calcext:value-type="string">
            <text:p>Ravick: 1, Major Cooke: 4</text:p>
          </table:table-cell>
          <table:table-cell table:formula="of:=SUMPRODUCT(NOT(ISBLANK([.H81:.AMJ81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5" calcext:value-type="float">
            <text:p>75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Lt. Typhon</text:p>
          </table:table-cell>
          <table:table-cell office:value-type="string" calcext:value-type="string">
            <text:p><text:a xlink:href="https://forum.zdoom.org/viewtopic.php?f=43&amp;t=64378" xlink:type="simple">https://forum.zdoom.org/viewtopic.php?f=43&amp;t=64378</text:a>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terminator44: 1, Zonky: 4" calcext:value-type="string">
            <text:p>terminator44: 1, Zonky: 4</text:p>
          </table:table-cell>
          <table:table-cell table:formula="of:=SUMPRODUCT(NOT(ISBLANK([.H82:.AMJ82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5" calcext:value-type="float">
            <text:p>75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ZikShadow: 1, Sgt. Shivers: 4" calcext:value-type="string">
            <text:p>ZikShadow: 1, Sgt. Shivers: 4</text:p>
          </table:table-cell>
          <table:table-cell table:formula="of:=SUMPRODUCT(NOT(ISBLANK([.H83:.AMJ83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5" calcext:value-type="float">
            <text:p>75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wildweasel: 5" calcext:value-type="string">
            <text:p>wildweasel: 5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5" calcext:value-type="float">
            <text:p>75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Major Cooke: 5" calcext:value-type="string">
            <text:p>Major Cooke: 5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5" calcext:value-type="float">
            <text:p>75</text:p>
          </table:table-cell>
          <table:table-cell table:formula="of:=SUM([.H86:.AMJ86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Rachael: 1, dard22: 3, MasterBeavis: 1" calcext:value-type="string">
            <text:p>Rachael: 1, dard22: 3, MasterBeavis: 1</text:p>
          </table:table-cell>
          <table:table-cell table:formula="of:=SUMPRODUCT(NOT(ISBLANK([.H86:.AMJ86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5" calcext:value-type="float">
            <text:p>75</text:p>
          </table:table-cell>
          <table:table-cell table:formula="of:=SUM([.H87:.AMJ87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formula="of:=SUMPRODUCT(NOT(ISBLANK([.H87:.AMJ87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5" calcext:value-type="float">
            <text:p>75</text:p>
          </table:table-cell>
          <table:table-cell table:formula="of:=SUM([.H88:.AMJ88])" office:value-type="float" office:value="5" calcext:value-type="float">
            <text:p>5</text:p>
          </table:table-cell>
          <table:table-cell office:value-type="string" calcext:value-type="string">
            <text:p>Supercharge</text:p>
          </table:table-cell>
          <table:table-cell office:value-type="string" calcext:value-type="string">
            <text:p><text:a xlink:href="https://www.doomworld.com/forum/topic/109107-supercharge-gameplay-mod-v28-031521-grenadier-enemy/" xlink:type="simple">https://www.doomworld.com/forum/topic/109107-supercharge-gameplay-mod-v28-031521-grenadier-enemy/</text:a>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terminator44: 1, CherubCorps: 4" calcext:value-type="string">
            <text:p>terminator44: 1, CherubCorps: 4</text:p>
          </table:table-cell>
          <table:table-cell table:formula="of:=SUMPRODUCT(NOT(ISBLANK([.H88:.AMJ88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5" calcext:value-type="float">
            <text:p>75</text:p>
          </table:table-cell>
          <table:table-cell table:formula="of:=SUM([.H89:.AMJ89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89:.AMJ89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5" calcext:value-type="float">
            <text:p>75</text:p>
          </table:table-cell>
          <table:table-cell table:formula="of:=SUM([.H90:.AMJ90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Shi No Hime: 5" calcext:value-type="string">
            <text:p>Shi No Hime: 5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5" calcext:value-type="float">
            <text:p>75</text:p>
          </table:table-cell>
          <table:table-cell table:formula="of:=SUM([.H91:.AMJ91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JDSH98: 2, silentzora: 3" calcext:value-type="string">
            <text:p>JDSH98: 2, silentzora: 3</text:p>
          </table:table-cell>
          <table:table-cell table:formula="of:=SUMPRODUCT(NOT(ISBLANK([.H91:.AMJ91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5" calcext:value-type="float">
            <text:p>75</text:p>
          </table:table-cell>
          <table:table-cell table:formula="of:=SUM([.H92:.AMJ92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formula="of:=SUMPRODUCT(NOT(ISBLANK([.H92:.AMJ92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90" calcext:value-type="float">
            <text:p>90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Beed28: 4" calcext:value-type="string">
            <text:p>Beed28: 4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0" calcext:value-type="float">
            <text:p>90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lil'devil: 2, QuakedoomNukem Cz: 1, IdiotBitz: 1" calcext:value-type="string">
            <text:p>lil'devil: 2, QuakedoomNukem Cz: 1, IdiotBitz: 1</text:p>
          </table:table-cell>
          <table:table-cell table:formula="of:=SUMPRODUCT(NOT(ISBLANK([.H94:.AMJ94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0" calcext:value-type="float">
            <text:p>90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Angelic Waifus</text:p>
          </table:table-cell>
          <table:table-cell table:style-name="Default" office:value-type="string" calcext:value-type="string">
            <text:p><text:a xlink:href="https://forum.zdoom.org/viewtopic.php?f=43&amp;t=69883" xlink:type="simple">https://forum.zdoom.org/viewtopic.php?f=43&amp;t=69883</text:a>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CherubCorps: 1, Xangelxal: 3" calcext:value-type="string">
            <text:p>CherubCorps: 1, Xangelxal: 3</text:p>
          </table:table-cell>
          <table:table-cell table:formula="of:=SUMPRODUCT(NOT(ISBLANK([.H95:.AMJ95])))" office:value-type="float" office:value="2" calcext:value-type="float">
            <text:p>2</text:p>
          </table:table-cell>
          <table:table-cell table:number-columns-repeated="12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92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0" calcext:value-type="float">
            <text:p>90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Cyanide: 1, eharper256: 2, terminator44: 1" calcext:value-type="string">
            <text:p>Cyanide: 1, eharper256: 2, terminator44: 1</text:p>
          </table:table-cell>
          <table:table-cell table:formula="of:=SUMPRODUCT(NOT(ISBLANK([.H96:.AMJ96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0" calcext:value-type="float">
            <text:p>90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Ravick: 1, Koto: 3" calcext:value-type="string">
            <text:p>Ravick: 1, Koto: 3</text:p>
          </table:table-cell>
          <table:table-cell table:formula="of:=SUMPRODUCT(NOT(ISBLANK([.H97:.AMJ97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0" calcext:value-type="float">
            <text:p>90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xim: 4" calcext:value-type="string">
            <text:p>xim: 4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0" calcext:value-type="float">
            <text:p>90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eharper256: 1, Ikazu-san: 3" calcext:value-type="string">
            <text:p>eharper256: 1, Ikazu-san: 3</text:p>
          </table:table-cell>
          <table:table-cell table:formula="of:=SUMPRODUCT(NOT(ISBLANK([.H99:.AMJ99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0" calcext:value-type="float">
            <text:p>90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Matt: 1, Combine_Kegan: 2, Azba: 1" calcext:value-type="string">
            <text:p>Matt: 1, Combine_Kegan: 2, Azba: 1</text:p>
          </table:table-cell>
          <table:table-cell table:formula="of:=SUMPRODUCT(NOT(ISBLANK([.H100:.AMJ100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0" calcext:value-type="float">
            <text:p>90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101:.AMJ10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0" calcext:value-type="float">
            <text:p>90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Hellser: 2, YukesVonFaust: 1, terminator44: 1" calcext:value-type="string">
            <text:p>Hellser: 2, YukesVonFaust: 1, terminator44: 1</text:p>
          </table:table-cell>
          <table:table-cell table:formula="of:=SUMPRODUCT(NOT(ISBLANK([.H102:.AMJ102])))" office:value-type="float" office:value="3" calcext:value-type="float">
            <text:p>3</text:p>
          </table:table-cell>
          <table:table-cell table:number-columns-repeated="59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0" calcext:value-type="float">
            <text:p>90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Hipnotic Rogue: 1, Dr_Cosmobyte: 1, IdiotBitz: 1, Hexereticdoom: 1" calcext:value-type="string">
            <text:p>Hipnotic Rogue: 1, Dr_Cosmobyte: 1, IdiotBitz: 1, Hexereticdoom: 1</text:p>
          </table:table-cell>
          <table:table-cell table:formula="of:=SUMPRODUCT(NOT(ISBLANK([.H103:.AMJ103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0" calcext:value-type="float">
            <text:p>90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eharper256: 2, Valken: 1, rayburn: 1" calcext:value-type="string">
            <text:p>eharper256: 2, Valken: 1, rayburn: 1</text:p>
          </table:table-cell>
          <table:table-cell table:formula="of:=SUMPRODUCT(NOT(ISBLANK([.H104:.AMJ104])))" office:value-type="float" office:value="3" calcext:value-type="float">
            <text:p>3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0" calcext:value-type="float">
            <text:p>90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Irontusk’s Diablo 3D</text:p>
          </table:table-cell>
          <table:table-cell table:style-name="Default" office:value-type="string" calcext:value-type="string">
            <text:p><text:a xlink:href="https://forum.zdoom.org/viewtopic.php?f=19&amp;t=59198" xlink:type="simple">https://forum.zdoom.org/viewtopic.php?f=19&amp;t=59198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PlayerLin: 3, Valken: 1" calcext:value-type="string">
            <text:p>PlayerLin: 3, Valken: 1</text:p>
          </table:table-cell>
          <table:table-cell table:formula="of:=SUMPRODUCT(NOT(ISBLANK([.H105:.AMJ105])))" office:value-type="float" office:value="2" calcext:value-type="float">
            <text:p>2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0" calcext:value-type="float">
            <text:p>90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Brohnesorge: 3, Turbo: 1" calcext:value-type="string">
            <text:p>Brohnesorge: 3, Turbo: 1</text:p>
          </table:table-cell>
          <table:table-cell table:formula="of:=SUMPRODUCT(NOT(ISBLANK([.H106:.AMJ106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0" calcext:value-type="float">
            <text:p>90</text:p>
          </table:table-cell>
          <table:table-cell table:formula="of:=SUM([.H107:.AMJ107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107:.AMJ107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0" calcext:value-type="float">
            <text:p>90</text:p>
          </table:table-cell>
          <table:table-cell table:formula="of:=SUM([.H108:.AMJ108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m8f: 1, Squirb: 3" calcext:value-type="string">
            <text:p>m8f: 1, Squirb: 3</text:p>
          </table:table-cell>
          <table:table-cell table:formula="of:=SUMPRODUCT(NOT(ISBLANK([.H108:.AMJ10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0" calcext:value-type="float">
            <text:p>90</text:p>
          </table:table-cell>
          <table:table-cell table:formula="of:=SUM([.H109:.AMJ109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formula="of:=SUMPRODUCT(NOT(ISBLANK([.H109:.AMJ109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0" calcext:value-type="float">
            <text:p>90</text:p>
          </table:table-cell>
          <table:table-cell table:formula="of:=SUM([.H110:.AMJ110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110:.AMJ11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0" calcext:value-type="float">
            <text:p>90</text:p>
          </table:table-cell>
          <table:table-cell table:formula="of:=SUM([.H111:.AMJ111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Dr_Cosmobyte: 2, eharper256: 2" calcext:value-type="string">
            <text:p>Dr_Cosmobyte: 2, eharper256: 2</text:p>
          </table:table-cell>
          <table:table-cell table:formula="of:=SUMPRODUCT(NOT(ISBLANK([.H111:.AMJ111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0" calcext:value-type="float">
            <text:p>90</text:p>
          </table:table-cell>
          <table:table-cell table:formula="of:=SUM([.H112:.AMJ112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Dr_Cosmobyte: 1, Somagu: 1, Azba: 1, YukesVonFaust: 1" calcext:value-type="string">
            <text:p>Dr_Cosmobyte: 1, Somagu: 1, Azba: 1, YukesVonFaust: 1</text:p>
          </table:table-cell>
          <table:table-cell table:formula="of:=SUMPRODUCT(NOT(ISBLANK([.H112:.AMJ112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0" calcext:value-type="float">
            <text:p>90</text:p>
          </table:table-cell>
          <table:table-cell table:formula="of:=SUM([.H113:.AMJ113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113:.AMJ113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0" calcext:value-type="float">
            <text:p>90</text:p>
          </table:table-cell>
          <table:table-cell table:formula="of:=SUM([.H114:.AMJ114])" office:value-type="float" office:value="4" calcext:value-type="float">
            <text:p>4</text:p>
          </table:table-cell>
          <table:table-cell table:style-name="ce36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kultasakaali: 4" calcext:value-type="string">
            <text:p>kultasakaali: 4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0" calcext:value-type="float">
            <text:p>90</text:p>
          </table:table-cell>
          <table:table-cell table:formula="of:=SUM([.H115:.AMJ115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Caligari87: 1, Jaxxoon R: 3" calcext:value-type="string">
            <text:p>Caligari87: 1, Jaxxoon R: 3</text:p>
          </table:table-cell>
          <table:table-cell table:formula="of:=SUMPRODUCT(NOT(ISBLANK([.H115:.AMJ115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0" calcext:value-type="float">
            <text:p>90</text:p>
          </table:table-cell>
          <table:table-cell table:formula="of:=SUM([.H116:.AMJ116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Matt: 2, Revae: 2" calcext:value-type="string">
            <text:p>Matt: 2, Revae: 2</text:p>
          </table:table-cell>
          <table:table-cell table:formula="of:=SUMPRODUCT(NOT(ISBLANK([.H116:.AMJ116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4" calcext:value-type="float">
            <text:p>114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10.5x</text:p>
          </table:table-cell>
          <table:table-cell office:value-type="string" calcext:value-type="string">
            <text:p><text:a xlink:href="https://forum.zdoom.org/viewtopic.php?f=43&amp;t=65962" xlink:type="simple">https://forum.zdoom.org/viewtopic.php?f=43&amp;t=65962</text:a>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fcas3t: 3" calcext:value-type="string">
            <text:p>fcas3t: 3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4" calcext:value-type="float">
            <text:p>114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lil'devil: 1, Мichаеlis: 2" calcext:value-type="string">
            <text:p>lil'devil: 1, Мichаеlis: 2</text:p>
          </table:table-cell>
          <table:table-cell table:formula="of:=SUMPRODUCT(NOT(ISBLANK([.H118:.AMJ118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4" calcext:value-type="float">
            <text:p>114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Curunir: 3" calcext:value-type="string">
            <text:p>Curunir: 3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4" calcext:value-type="float">
            <text:p>114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wolfmanfp: 1, kultasakaali: 2" calcext:value-type="string">
            <text:p>wolfmanfp: 1, kultasakaali: 2</text:p>
          </table:table-cell>
          <table:table-cell table:formula="of:=SUMPRODUCT(NOT(ISBLANK([.H120:.AMJ120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4" calcext:value-type="float">
            <text:p>114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Rachael: 1, QuakedoomNukem Cz: 1, MasterBeavis: 1" calcext:value-type="string">
            <text:p>Rachael: 1, QuakedoomNukem Cz: 1, MasterBeavis: 1</text:p>
          </table:table-cell>
          <table:table-cell table:formula="of:=SUMPRODUCT(NOT(ISBLANK([.H121:.AMJ121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4" calcext:value-type="float">
            <text:p>114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Ravick: 1, Solmir : 2" calcext:value-type="string">
            <text:p>Ravick: 1, Solmir : 2</text:p>
          </table:table-cell>
          <table:table-cell table:formula="of:=SUMPRODUCT(NOT(ISBLANK([.H122:.AMJ122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4" calcext:value-type="float">
            <text:p>114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<text:a xlink:href="https://forum.zdoom.org/viewtopic.php?f=19&amp;t=61211" xlink:type="simple">https://forum.zdoom.org/viewtopic.php?f=19&amp;t=61211</text:a>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fcas3t: 3" calcext:value-type="string">
            <text:p>fcas3t: 3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4" calcext:value-type="float">
            <text:p>114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leodoom85: 1, Rowsol: 1, iamcarrotmaster: 1" calcext:value-type="string">
            <text:p>leodoom85: 1, Rowsol: 1, iamcarrotmaster: 1</text:p>
          </table:table-cell>
          <table:table-cell table:formula="of:=SUMPRODUCT(NOT(ISBLANK([.H124:.AMJ12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4" calcext:value-type="float">
            <text:p>114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Hipnotic Rogue: 1, Мichаеlis: 1, Hexereticdoom: 1" calcext:value-type="string">
            <text:p>Hipnotic Rogue: 1, Мichаеlis: 1, Hexereticdoom: 1</text:p>
          </table:table-cell>
          <table:table-cell table:formula="of:=SUMPRODUCT(NOT(ISBLANK([.H125:.AMJ125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4" calcext:value-type="float">
            <text:p>114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The Ultimate DooMer: 1, TheZombie: 2" calcext:value-type="string">
            <text:p>The Ultimate DooMer: 1, TheZombie: 2</text:p>
          </table:table-cell>
          <table:table-cell table:formula="of:=SUMPRODUCT(NOT(ISBLANK([.H126:.AMJ12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4" calcext:value-type="float">
            <text:p>114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TheMightyHeracross: 3" calcext:value-type="string">
            <text:p>TheMightyHeracross: 3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4" calcext:value-type="float">
            <text:p>114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Dusted's Pandemonia</text:p>
          </table:table-cell>
          <table:table-cell office:value-type="string" calcext:value-type="string">
            <text:p><text:a xlink:href="https://forum.zdoom.org/viewtopic.php?f=43&amp;t=60984" xlink:type="simple">https://forum.zdoom.org/viewtopic.php?f=43&amp;t=60984</text:a>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omxgamer127: 3" calcext:value-type="string">
            <text:p>omxgamer127: 3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127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4" calcext:value-type="float">
            <text:p>114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kadu522: 1, YukesVonFaust: 2" calcext:value-type="string">
            <text:p>kadu522: 1, YukesVonFaust: 2</text:p>
          </table:table-cell>
          <table:table-cell table:formula="of:=SUMPRODUCT(NOT(ISBLANK([.H129:.AMJ129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4" calcext:value-type="float">
            <text:p>114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Matt: 2, Hexereticdoom: 1" calcext:value-type="string">
            <text:p>Matt: 2, Hexereticdoom: 1</text:p>
          </table:table-cell>
          <table:table-cell table:formula="of:=SUMPRODUCT(NOT(ISBLANK([.H130:.AMJ130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14" calcext:value-type="float">
            <text:p>114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Major Cooke: 3" calcext:value-type="string">
            <text:p>Major Cooke: 3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14" calcext:value-type="float">
            <text:p>114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Hard-Doom</text:p>
          </table:table-cell>
          <table:table-cell office:value-type="string" calcext:value-type="string">
            <text:p><text:a xlink:href="https://forum.zdoom.org/viewtopic.php?f=43&amp;t=45145" xlink:type="simple">https://forum.zdoom.org/viewtopic.php?f=43&amp;t=45145</text:a>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Zonky: 3" calcext:value-type="string">
            <text:p>Zonky: 3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130"/>
          <table:table-cell office:value-type="float" office:value="3" calcext:value-type="float">
            <text:p>3</text:p>
          </table:table-cell>
          <table:table-cell table:number-columns-repeated="886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14" calcext:value-type="float">
            <text:p>114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D3athStalker: 2, Martinoz: 1" calcext:value-type="string">
            <text:p>D3athStalker: 2, Martinoz: 1</text:p>
          </table:table-cell>
          <table:table-cell table:formula="of:=SUMPRODUCT(NOT(ISBLANK([.H133:.AMJ133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14" calcext:value-type="float">
            <text:p>114</text:p>
          </table:table-cell>
          <table:table-cell table:formula="of:=SUM([.H134:.AMJ134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Tapwave: 3" calcext:value-type="string">
            <text:p>Tapwave: 3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14" calcext:value-type="float">
            <text:p>114</text:p>
          </table:table-cell>
          <table:table-cell table:formula="of:=SUM([.H135:.AMJ135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A_D_M_E_R_A_L: 3" calcext:value-type="string">
            <text:p>A_D_M_E_R_A_L: 3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14" calcext:value-type="float">
            <text:p>114</text:p>
          </table:table-cell>
          <table:table-cell table:formula="of:=SUM([.H136:.AMJ136])" office:value-type="float" office:value="3" calcext:value-type="float">
            <text:p>3</text:p>
          </table:table-cell>
          <table:table-cell office:value-type="string" calcext:value-type="string">
            <text:p>Psychophobia</text:p>
          </table:table-cell>
          <table:table-cell office:value-type="string" calcext:value-type="string">
            <text:p><text:a xlink:href="https://doomwiki.org/wiki/Psychophobia" xlink:type="simple">https://doomwiki.org/wiki/Psychophobia</text:a>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Doomguy914: 3" calcext:value-type="string">
            <text:p>Doomguy914: 3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121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14" calcext:value-type="float">
            <text:p>114</text:p>
          </table:table-cell>
          <table:table-cell table:formula="of:=SUM([.H137:.AMJ137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Jaxxoon R: 3" calcext:value-type="string">
            <text:p>Jaxxoon R: 3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14" calcext:value-type="float">
            <text:p>114</text:p>
          </table:table-cell>
          <table:table-cell table:formula="of:=SUM([.H138:.AMJ138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leodoom85: 1, Мichаеlis: 2" calcext:value-type="string">
            <text:p>leodoom85: 1, Мichаеlis: 2</text:p>
          </table:table-cell>
          <table:table-cell table:formula="of:=SUMPRODUCT(NOT(ISBLANK([.H138:.AMJ138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14" calcext:value-type="float">
            <text:p>114</text:p>
          </table:table-cell>
          <table:table-cell table:formula="of:=SUM([.H139:.AMJ139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Rachael: 1, Мichаеlis: 1, Jarewill: 1" calcext:value-type="string">
            <text:p>Rachael: 1, Мichаеlis: 1, Jarewill: 1</text:p>
          </table:table-cell>
          <table:table-cell table:formula="of:=SUMPRODUCT(NOT(ISBLANK([.H139:.AMJ139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14" calcext:value-type="float">
            <text:p>114</text:p>
          </table:table-cell>
          <table:table-cell table:formula="of:=SUM([.H140:.AMJ140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ibm5155: 1, lil'devil: 2" calcext:value-type="string">
            <text:p>ibm5155: 1, lil'devil: 2</text:p>
          </table:table-cell>
          <table:table-cell table:formula="of:=SUMPRODUCT(NOT(ISBLANK([.H140:.AMJ140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14" calcext:value-type="float">
            <text:p>114</text:p>
          </table:table-cell>
          <table:table-cell table:formula="of:=SUM([.H141:.AMJ141])" office:value-type="float" office:value="3" calcext:value-type="float">
            <text:p>3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DYD: 1, Tombstone665: 2" calcext:value-type="string">
            <text:p>DYD: 1, Tombstone665: 2</text:p>
          </table:table-cell>
          <table:table-cell table:formula="of:=SUMPRODUCT(NOT(ISBLANK([.H141:.AMJ141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99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14" calcext:value-type="float">
            <text:p>114</text:p>
          </table:table-cell>
          <table:table-cell table:formula="of:=SUM([.H142:.AMJ142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Jaxxoon R: 3" calcext:value-type="string">
            <text:p>Jaxxoon R: 3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14" calcext:value-type="float">
            <text:p>114</text:p>
          </table:table-cell>
          <table:table-cell table:formula="of:=SUM([.H143:.AMJ143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Sgt. Shivers: 3" calcext:value-type="string">
            <text:p>Sgt. Shivers: 3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14" calcext:value-type="float">
            <text:p>114</text:p>
          </table:table-cell>
          <table:table-cell table:formula="of:=SUM([.H144:.AMJ144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Мichаеlis: 1, The_Abysswalker: 2" calcext:value-type="string">
            <text:p>Мichаеlis: 1, The_Abysswalker: 2</text:p>
          </table:table-cell>
          <table:table-cell table:formula="of:=SUMPRODUCT(NOT(ISBLANK([.H144:.AMJ144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42" calcext:value-type="float">
            <text:p>142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Cyanide: 1, Hexereticdoom: 1" calcext:value-type="string">
            <text:p>Cyanide: 1, Hexereticdoom: 1</text:p>
          </table:table-cell>
          <table:table-cell table:formula="of:=SUMPRODUCT(NOT(ISBLANK([.H145:.AMJ145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42" calcext:value-type="float">
            <text:p>142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IdiotBitz: 1, CherubCorps: 1" calcext:value-type="string">
            <text:p>IdiotBitz: 1, CherubCorps: 1</text:p>
          </table:table-cell>
          <table:table-cell table:formula="of:=SUMPRODUCT(NOT(ISBLANK([.H146:.AMJ146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893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42" calcext:value-type="float">
            <text:p>142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Dr_Cosmobyte: 1, IdiotBitz: 1" calcext:value-type="string">
            <text:p>Dr_Cosmobyte: 1, IdiotBitz: 1</text:p>
          </table:table-cell>
          <table:table-cell table:formula="of:=SUMPRODUCT(NOT(ISBLANK([.H147:.AMJ147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42" calcext:value-type="float">
            <text:p>142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Somagu: 1, Marrub: 1" calcext:value-type="string">
            <text:p>Somagu: 1, Marrub: 1</text:p>
          </table:table-cell>
          <table:table-cell table:formula="of:=SUMPRODUCT(NOT(ISBLANK([.H148:.AMJ148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2" calcext:value-type="float">
            <text:p>142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Revae: 2" calcext:value-type="string">
            <text:p>Revae: 2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2" calcext:value-type="float">
            <text:p>142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m8f: 1, Dr_Cosmobyte: 1" calcext:value-type="string">
            <text:p>m8f: 1, Dr_Cosmobyte: 1</text:p>
          </table:table-cell>
          <table:table-cell table:formula="of:=SUMPRODUCT(NOT(ISBLANK([.H150:.AMJ15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2" calcext:value-type="float">
            <text:p>142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Rachael: 1, Мichаеlis: 1" calcext:value-type="string">
            <text:p>Rachael: 1, Мichаеlis: 1</text:p>
          </table:table-cell>
          <table:table-cell table:formula="of:=SUMPRODUCT(NOT(ISBLANK([.H151:.AMJ15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2" calcext:value-type="float">
            <text:p>142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Shadelight: 2" calcext:value-type="string">
            <text:p>Shadelight: 2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2" calcext:value-type="float">
            <text:p>142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Hipnotic Rogue: 1, Cyanide: 1" calcext:value-type="string">
            <text:p>Hipnotic Rogue: 1, Cyanide: 1</text:p>
          </table:table-cell>
          <table:table-cell table:formula="of:=SUMPRODUCT(NOT(ISBLANK([.H153:.AMJ153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2" calcext:value-type="float">
            <text:p>142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Marrub: 2" calcext:value-type="string">
            <text:p>Marrub: 2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2" calcext:value-type="float">
            <text:p>142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55:.AMJ15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2" calcext:value-type="float">
            <text:p>142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m8f: 1, Hexereticdoom: 1" calcext:value-type="string">
            <text:p>m8f: 1, Hexereticdoom: 1</text:p>
          </table:table-cell>
          <table:table-cell table:formula="of:=SUMPRODUCT(NOT(ISBLANK([.H156:.AMJ15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2" calcext:value-type="float">
            <text:p>142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Ikazu-san: 2" calcext:value-type="string">
            <text:p>Ikazu-san: 2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2" calcext:value-type="float">
            <text:p>142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Rachael: 1, Ravick: 1" calcext:value-type="string">
            <text:p>Rachael: 1, Ravick: 1</text:p>
          </table:table-cell>
          <table:table-cell table:formula="of:=SUMPRODUCT(NOT(ISBLANK([.H158:.AMJ158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2" calcext:value-type="float">
            <text:p>142</text:p>
          </table:table-cell>
          <table:table-cell table:formula="of:=SUM([.H159:.AMJ159])" office:value-type="float" office:value="2" calcext:value-type="float">
            <text:p>2</text:p>
          </table:table-cell>
          <table:table-cell table:style-name="ce36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Matt: 2" calcext:value-type="string">
            <text:p>Matt: 2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2" calcext:value-type="float">
            <text:p>142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Sumwunn: 2" calcext:value-type="string">
            <text:p>Sumwunn: 2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42" calcext:value-type="float">
            <text:p>142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Hexereticdoom: 1, ClessxAlghazanth: 1" calcext:value-type="string">
            <text:p>Hexereticdoom: 1, ClessxAlghazanth: 1</text:p>
          </table:table-cell>
          <table:table-cell table:formula="of:=SUMPRODUCT(NOT(ISBLANK([.H161:.AMJ161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42" calcext:value-type="float">
            <text:p>142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ChocoGuevara: 2" calcext:value-type="string">
            <text:p>ChocoGuevara: 2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42" calcext:value-type="float">
            <text:p>142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The Ultimate DooMer: 1, lizardcommando: 1" calcext:value-type="string">
            <text:p>The Ultimate DooMer: 1, lizardcommando: 1</text:p>
          </table:table-cell>
          <table:table-cell table:formula="of:=SUMPRODUCT(NOT(ISBLANK([.H163:.AMJ16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42" calcext:value-type="float">
            <text:p>142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Rex705: 2" calcext:value-type="string">
            <text:p>Rex705: 2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42" calcext:value-type="float">
            <text:p>142</text:p>
          </table:table-cell>
          <table:table-cell table:formula="of:=SUM([.H165:.AMJ165])" office:value-type="float" office:value="2" calcext:value-type="float">
            <text:p>2</text:p>
          </table:table-cell>
          <table:table-cell table:style-name="ce36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Jarewill: 1, Tombstone665: 1" calcext:value-type="string">
            <text:p>Jarewill: 1, Tombstone665: 1</text:p>
          </table:table-cell>
          <table:table-cell table:formula="of:=SUMPRODUCT(NOT(ISBLANK([.H165:.AMJ165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42" calcext:value-type="float">
            <text:p>142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The Ultimate DooMer: 1, Kappes Buur: 1" calcext:value-type="string">
            <text:p>The Ultimate DooMer: 1, Kappes Buur: 1</text:p>
          </table:table-cell>
          <table:table-cell table:formula="of:=SUMPRODUCT(NOT(ISBLANK([.H166:.AMJ16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42" calcext:value-type="float">
            <text:p>142</text:p>
          </table:table-cell>
          <table:table-cell table:formula="of:=SUM([.H167:.AMJ167])" office:value-type="float" office:value="2" calcext:value-type="float">
            <text:p>2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Brohnesorge: 1, Rachael: 1" calcext:value-type="string">
            <text:p>Brohnesorge: 1, Rachael: 1</text:p>
          </table:table-cell>
          <table:table-cell table:formula="of:=SUMPRODUCT(NOT(ISBLANK([.H167:.AMJ167]))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42" calcext:value-type="float">
            <text:p>142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Dr_Cosmobyte: 1, Craneo: 1" calcext:value-type="string">
            <text:p>Dr_Cosmobyte: 1, Craneo: 1</text:p>
          </table:table-cell>
          <table:table-cell table:formula="of:=SUMPRODUCT(NOT(ISBLANK([.H168:.AMJ168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42" calcext:value-type="float">
            <text:p>142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Matt: 2" calcext:value-type="string">
            <text:p>Matt: 2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42" calcext:value-type="float">
            <text:p>142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Hipnotic Rogue: 1, LastManonEarth: 1" calcext:value-type="string">
            <text:p>Hipnotic Rogue: 1, LastManonEarth: 1</text:p>
          </table:table-cell>
          <table:table-cell table:formula="of:=SUMPRODUCT(NOT(ISBLANK([.H170:.AMJ170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42" calcext:value-type="float">
            <text:p>142</text:p>
          </table:table-cell>
          <table:table-cell table:formula="of:=SUM([.H171:.AMJ171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71:.AMJ17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42" calcext:value-type="float">
            <text:p>142</text:p>
          </table:table-cell>
          <table:table-cell table:formula="of:=SUM([.H172:.AMJ172])" office:value-type="float" office:value="2" calcext:value-type="float">
            <text:p>2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Hexereticdoom: 1, ClessxAlghazanth: 1" calcext:value-type="string">
            <text:p>Hexereticdoom: 1, ClessxAlghazanth: 1</text:p>
          </table:table-cell>
          <table:table-cell table:formula="of:=SUMPRODUCT(NOT(ISBLANK([.H172:.AMJ172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42" calcext:value-type="float">
            <text:p>142</text:p>
          </table:table-cell>
          <table:table-cell table:formula="of:=SUM([.H173:.AMJ173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sycspysycspy: 2" calcext:value-type="string">
            <text:p>sycspysycspy: 2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42" calcext:value-type="float">
            <text:p>142</text:p>
          </table:table-cell>
          <table:table-cell table:formula="of:=SUM([.H174:.AMJ174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m8f: 1, A_D_M_E_R_A_L: 1" calcext:value-type="string">
            <text:p>m8f: 1, A_D_M_E_R_A_L: 1</text:p>
          </table:table-cell>
          <table:table-cell table:formula="of:=SUMPRODUCT(NOT(ISBLANK([.H174:.AMJ17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42" calcext:value-type="float">
            <text:p>142</text:p>
          </table:table-cell>
          <table:table-cell table:formula="of:=SUM([.H175:.AMJ175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Rex705: 2" calcext:value-type="string">
            <text:p>Rex705: 2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42" calcext:value-type="float">
            <text:p>142</text:p>
          </table:table-cell>
          <table:table-cell table:formula="of:=SUM([.H176:.AMJ176])" office:value-type="float" office:value="2" calcext:value-type="float">
            <text:p>2</text:p>
          </table:table-cell>
          <table:table-cell office:value-type="string" calcext:value-type="string">
            <text:p>Target Spy</text:p>
          </table:table-cell>
          <table:table-cell office:value-type="string" calcext:value-type="string">
            <text:p><text:a xlink:href="https://forum.zdoom.org/viewtopic.php?f=43&amp;t=60784" xlink:type="simple">https://forum.zdoom.org/viewtopic.php?f=43&amp;t=60784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Hexereticdoom: 1, Lagi: 1" calcext:value-type="string">
            <text:p>Hexereticdoom: 1, Lagi: 1</text:p>
          </table:table-cell>
          <table:table-cell table:formula="of:=SUMPRODUCT(NOT(ISBLANK([.H176:.AMJ176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42" calcext:value-type="float">
            <text:p>142</text:p>
          </table:table-cell>
          <table:table-cell table:formula="of:=SUM([.H177:.AMJ177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Rex705: 2" calcext:value-type="string">
            <text:p>Rex705: 2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42" calcext:value-type="float">
            <text:p>142</text:p>
          </table:table-cell>
          <table:table-cell table:formula="of:=SUM([.H178:.AMJ178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Olroda: 2" calcext:value-type="string">
            <text:p>Olroda: 2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42" calcext:value-type="float">
            <text:p>142</text:p>
          </table:table-cell>
          <table:table-cell table:formula="of:=SUM([.H179:.AMJ179])" office:value-type="float" office:value="2" calcext:value-type="float">
            <text:p>2</text:p>
          </table:table-cell>
          <table:table-cell office:value-type="string" calcext:value-type="string">
            <text:p>The Wayfarer's Tome 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Lagi: 2" calcext:value-type="string">
            <text:p>Lagi: 2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42" calcext:value-type="float">
            <text:p>142</text:p>
          </table:table-cell>
          <table:table-cell table:formula="of:=SUM([.H180:.AMJ180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Hipnotic Rogue: 1, Hexereticdoom: 1" calcext:value-type="string">
            <text:p>Hipnotic Rogue: 1, Hexereticdoom: 1</text:p>
          </table:table-cell>
          <table:table-cell table:formula="of:=SUMPRODUCT(NOT(ISBLANK([.H180:.AMJ180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42" calcext:value-type="float">
            <text:p>142</text:p>
          </table:table-cell>
          <table:table-cell table:formula="of:=SUM([.H181:.AMJ181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IdiotBitz: 1, excedentia: 1" calcext:value-type="string">
            <text:p>IdiotBitz: 1, excedentia: 1</text:p>
          </table:table-cell>
          <table:table-cell table:formula="of:=SUMPRODUCT(NOT(ISBLANK([.H181:.AMJ181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42" calcext:value-type="float">
            <text:p>142</text:p>
          </table:table-cell>
          <table:table-cell table:formula="of:=SUM([.H182:.AMJ182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Major Cooke: 2" calcext:value-type="string">
            <text:p>Major Cooke: 2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42" calcext:value-type="float">
            <text:p>142</text:p>
          </table:table-cell>
          <table:table-cell table:formula="of:=SUM([.H183:.AMJ183])" office:value-type="float" office:value="2" calcext:value-type="float">
            <text:p>2</text:p>
          </table:table-cell>
          <table:table-cell table:style-name="ce36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Matt: 2" calcext:value-type="string">
            <text:p>Matt: 2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42" calcext:value-type="float">
            <text:p>142</text:p>
          </table:table-cell>
          <table:table-cell table:formula="of:=SUM([.H184:.AMJ184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YukesVonFaust: 2" calcext:value-type="string">
            <text:p>YukesVonFaust: 2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42" calcext:value-type="float">
            <text:p>142</text:p>
          </table:table-cell>
          <table:table-cell table:formula="of:=SUM([.H185:.AMJ185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Sgt. Shivers: 2" calcext:value-type="string">
            <text:p>Sgt. Shivers: 2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42" calcext:value-type="float">
            <text:p>142</text:p>
          </table:table-cell>
          <table:table-cell table:formula="of:=SUM([.H186:.AMJ186])" office:value-type="float" office:value="2" calcext:value-type="float">
            <text:p>2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DYD: 1, SuyaSS: 1" calcext:value-type="string">
            <text:p>DYD: 1, SuyaSS: 1</text:p>
          </table:table-cell>
          <table:table-cell table:formula="of:=SUMPRODUCT(NOT(ISBLANK([.H186:.AMJ186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84" calcext:value-type="float">
            <text:p>184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The Ultimate DooMer: 1" calcext:value-type="string">
            <text:p>The Ultimate DooMer: 1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84" calcext:value-type="float">
            <text:p>184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Rachael: 1" calcext:value-type="string">
            <text:p>Rachael: 1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84" calcext:value-type="float">
            <text:p>184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Kappes Buur: 1" calcext:value-type="string">
            <text:p>Kappes Buur: 1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84" calcext:value-type="float">
            <text:p>184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Cyanide: 1" calcext:value-type="string">
            <text:p>Cyanide: 1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4" calcext:value-type="float">
            <text:p>184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PlayerLin: 1" calcext:value-type="string">
            <text:p>PlayerLin: 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4" calcext:value-type="float">
            <text:p>184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The Ultimate DooMer: 1" calcext:value-type="string">
            <text:p>The Ultimate DooMer: 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4" calcext:value-type="float">
            <text:p>184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Ravick: 1" calcext:value-type="string">
            <text:p>Ravick: 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4" calcext:value-type="float">
            <text:p>184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Aliens: The Ultimate Doom</text:p>
          </table:table-cell>
          <table:table-cell table:style-name="Default" office:value-type="string" calcext:value-type="string">
            <text:p><text:a xlink:href="https://forum.zdoom.org/viewtopic.php?f=19&amp;t=45213" xlink:type="simple">https://forum.zdoom.org/viewtopic.php?f=19&amp;t=45213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Valken: 1" calcext:value-type="string">
            <text:p>Valken: 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4" calcext:value-type="float">
            <text:p>184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shotfan: 1" calcext:value-type="string">
            <text:p>shotfan: 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4" calcext:value-type="float">
            <text:p>184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leodoom85: 1" calcext:value-type="string">
            <text:p>leodoom85: 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4" calcext:value-type="float">
            <text:p>184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Kappes Buur: 1" calcext:value-type="string">
            <text:p>Kappes Buur: 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4" calcext:value-type="float">
            <text:p>184</text:p>
          </table:table-cell>
          <table:table-cell table:formula="of:=SUM([.H198:.AMJ198])" office:value-type="float" office:value="1" calcext:value-type="float">
            <text:p>1</text:p>
          </table:table-cell>
          <table:table-cell table:style-name="ce36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Jarewill: 1" calcext:value-type="string">
            <text:p>Jarewill: 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4" calcext:value-type="float">
            <text:p>184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Somagu: 1" calcext:value-type="string">
            <text:p>Somagu: 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4" calcext:value-type="float">
            <text:p>184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eharper256: 1" calcext:value-type="string">
            <text:p>eharper256: 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4" calcext:value-type="float">
            <text:p>184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Brutal Heretic RPG</text:p>
          </table:table-cell>
          <table:table-cell table:style-name="Default" office:value-type="string" calcext:value-type="string">
            <text:p><text:a xlink:href="https://forum.zdoom.org/viewtopic.php?f=45&amp;t=68735" xlink:type="simple">https://forum.zdoom.org/viewtopic.php?f=45&amp;t=68735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Valken: 1" calcext:value-type="string">
            <text:p>Valken: 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4" calcext:value-type="float">
            <text:p>184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Brutal Hexen RPG</text:p>
          </table:table-cell>
          <table:table-cell table:style-name="Default" office:value-type="string" calcext:value-type="string">
            <text:p><text:a xlink:href="https://forum.zdoom.org/viewtopic.php?f=45&amp;t=65691" xlink:type="simple">https://forum.zdoom.org/viewtopic.php?f=45&amp;t=65691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Valken: 1" calcext:value-type="string">
            <text:p>Valken: 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4" calcext:value-type="float">
            <text:p>184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Hipnotic Rogue: 1" calcext:value-type="string">
            <text:p>Hipnotic Rogue: 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4" calcext:value-type="float">
            <text:p>184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Kappes Buur: 1" calcext:value-type="string">
            <text:p>Kappes Buur: 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4" calcext:value-type="float">
            <text:p>184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Kappes Buur: 1" calcext:value-type="string">
            <text:p>Kappes Buur: 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4" calcext:value-type="float">
            <text:p>184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Bigger C: 1" calcext:value-type="string">
            <text:p>Bigger C: 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4" calcext:value-type="float">
            <text:p>184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leodoom85: 1" calcext:value-type="string">
            <text:p>leodoom85: 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4" calcext:value-type="float">
            <text:p>184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AlphaEnt: 1" calcext:value-type="string">
            <text:p>AlphaEnt: 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4" calcext:value-type="float">
            <text:p>184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Custom Crosshair Pack 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Hexereticdoom: 1" calcext:value-type="string">
            <text:p>Hexereticdoom: 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4" calcext:value-type="float">
            <text:p>184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The Ultimate DooMer: 1" calcext:value-type="string">
            <text:p>The Ultimate DooMer: 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4" calcext:value-type="float">
            <text:p>184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Hexereticdoom: 1" calcext:value-type="string">
            <text:p>Hexereticdoom: 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4" calcext:value-type="float">
            <text:p>184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Kappes Buur: 1" calcext:value-type="string">
            <text:p>Kappes Buur: 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4" calcext:value-type="float">
            <text:p>184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Kappes Buur: 1" calcext:value-type="string">
            <text:p>Kappes Buur: 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84" calcext:value-type="float">
            <text:p>184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HaraSwift: 1" calcext:value-type="string">
            <text:p>HaraSwift: 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84" calcext:value-type="float">
            <text:p>184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DN3DooM</text:p>
          </table:table-cell>
          <table:table-cell office:value-type="string" calcext:value-type="string">
            <text:p><text:a xlink:href="https://forum.zdoom.org/viewtopic.php?f=43&amp;t=67864" xlink:type="simple">https://forum.zdoom.org/viewtopic.php?f=43&amp;t=67864</text:a>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ClessxAlghazanth: 1" calcext:value-type="string">
            <text:p>ClessxAlghazanth: 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84" calcext:value-type="float">
            <text:p>184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Don’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Ravick: 1" calcext:value-type="string">
            <text:p>Ravick: 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84" calcext:value-type="float">
            <text:p>184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m8f: 1" calcext:value-type="string">
            <text:p>m8f: 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84" calcext:value-type="float">
            <text:p>184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Rex705: 1" calcext:value-type="string">
            <text:p>Rex705: 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84" calcext:value-type="float">
            <text:p>184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Hipnotic Rogue: 1" calcext:value-type="string">
            <text:p>Hipnotic Rogue: 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84" calcext:value-type="float">
            <text:p>184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Hexereticdoom: 1" calcext:value-type="string">
            <text:p>Hexereticdoom: 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84" calcext:value-type="float">
            <text:p>184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IdiotBitz: 1" calcext:value-type="string">
            <text:p>IdiotBitz: 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84" calcext:value-type="float">
            <text:p>184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Kappes Buur: 1" calcext:value-type="string">
            <text:p>Kappes Buur: 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84" calcext:value-type="float">
            <text:p>184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shotfan: 1" calcext:value-type="string">
            <text:p>shotfan: 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84" calcext:value-type="float">
            <text:p>184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Cyanide: 1" calcext:value-type="string">
            <text:p>Cyanide: 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84" calcext:value-type="float">
            <text:p>184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Kappes Buur: 1" calcext:value-type="string">
            <text:p>Kappes Buur: 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84" calcext:value-type="float">
            <text:p>184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kadu522: 1" calcext:value-type="string">
            <text:p>kadu522: 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84" calcext:value-type="float">
            <text:p>184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FantasyMonsters 4 Heretic</text:p>
          </table:table-cell>
          <table:table-cell office:value-type="string" calcext:value-type="string">
            <text:p><text:a xlink:href="https://forum.zdoom.org/viewtopic.php?f=43&amp;t=69504" xlink:type="simple">https://forum.zdoom.org/viewtopic.php?f=43&amp;t=69504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Valken: 1" calcext:value-type="string">
            <text:p>Valken: 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84" calcext:value-type="float">
            <text:p>184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Fearrific</text:p>
          </table:table-cell>
          <table:table-cell office:value-type="string" calcext:value-type="string">
            <text:p><text:a xlink:href="https://www.doomworld.com/forum/topic/74722-release-fearrific-project-brutality-revised/" xlink:type="simple">https://www.doomworld.com/forum/topic/74722-release-fearrific-project-brutality-revised/</text:a>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Valken: 1" calcext:value-type="string">
            <text:p>Valken: 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84" calcext:value-type="float">
            <text:p>184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Kappes Buur: 1" calcext:value-type="string">
            <text:p>Kappes Buur: 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84" calcext:value-type="float">
            <text:p>184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Gearbox</text:p>
          </table:table-cell>
          <table:table-cell office:value-type="string" calcext:value-type="string">
            <text:p><text:a xlink:href="https://forum.zdoom.org/viewtopic.php?f=43&amp;t=71086" xlink:type="simple">https://forum.zdoom.org/viewtopic.php?f=43&amp;t=71086</text:a>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ClessxAlghazanth: 1" calcext:value-type="string">
            <text:p>ClessxAlghazanth: 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84" calcext:value-type="float">
            <text:p>184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Rachael: 1" calcext:value-type="string">
            <text:p>Rachael: 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84" calcext:value-type="float">
            <text:p>184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Hipnotic Rogue: 1" calcext:value-type="string">
            <text:p>Hipnotic Rogue: 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84" calcext:value-type="float">
            <text:p>184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Dr_Cosmobyte: 1" calcext:value-type="string">
            <text:p>Dr_Cosmobyte: 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84" calcext:value-type="float">
            <text:p>184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Dr_Cosmobyte: 1" calcext:value-type="string">
            <text:p>Dr_Cosmobyte: 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84" calcext:value-type="float">
            <text:p>184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Hellwalker﻿ Mod</text:p>
          </table:table-cell>
          <table:table-cell office:value-type="string" calcext:value-type="string">
            <text:p><text:a xlink:href="https://www.doomworld.com/forum/topic/98309-hellwalker-mod/" xlink:type="simple">https://www.doomworld.com/forum/topic/98309-hellwalker-mod/</text:a>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Valken: 1" calcext:value-type="string">
            <text:p>Valken: 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84" calcext:value-type="float">
            <text:p>184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Hipnotic Rogue: 1" calcext:value-type="string">
            <text:p>Hipnotic Rogue: 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84" calcext:value-type="float">
            <text:p>184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Solmir : 1" calcext:value-type="string">
            <text:p>Solmir : 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84" calcext:value-type="float">
            <text:p>184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Eric_: 1" calcext:value-type="string">
            <text:p>Eric_: 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84" calcext:value-type="float">
            <text:p>184</text:p>
          </table:table-cell>
          <table:table-cell table:formula="of:=SUM([.H239:.AMJ239])" office:value-type="float" office:value="1" calcext:value-type="float">
            <text:p>1</text:p>
          </table:table-cell>
          <table:table-cell table:style-name="ce36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Jarewill: 1" calcext:value-type="string">
            <text:p>Jarewill: 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84" calcext:value-type="float">
            <text:p>184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The Ultimate DooMer: 1" calcext:value-type="string">
            <text:p>The Ultimate DooMer: 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84" calcext:value-type="float">
            <text:p>184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Hexereticdoom: 1" calcext:value-type="string">
            <text:p>Hexereticdoom: 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84" calcext:value-type="float">
            <text:p>184</text:p>
          </table:table-cell>
          <table:table-cell table:formula="of:=SUM([.H242:.AMJ242])" office:value-type="float" office:value="1" calcext:value-type="float">
            <text:p>1</text:p>
          </table:table-cell>
          <table:table-cell table:style-name="ce36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Matt: 1" calcext:value-type="string">
            <text:p>Matt: 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84" calcext:value-type="float">
            <text:p>184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IdiotBitz: 1" calcext:value-type="string">
            <text:p>IdiotBitz: 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84" calcext:value-type="float">
            <text:p>184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Ravick: 1" calcext:value-type="string">
            <text:p>Ravick: 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84" calcext:value-type="float">
            <text:p>184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Legion of Bones</text:p>
          </table:table-cell>
          <table:table-cell office:value-type="string" calcext:value-type="string">
            <text:p>https://forum.zdoom.org/viewtopic.php?f=43&amp;t=65583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Brohnesorge: 1" calcext:value-type="string">
            <text:p>Brohnesorge: 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84" calcext:value-type="float">
            <text:p>184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AlphaEnt: 1" calcext:value-type="string">
            <text:p>AlphaEnt: 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84" calcext:value-type="float">
            <text:p>184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lizardcommando: 1" calcext:value-type="string">
            <text:p>lizardcommando: 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84" calcext:value-type="float">
            <text:p>184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Major Cooke: 1" calcext:value-type="string">
            <text:p>Major Cooke: 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84" calcext:value-type="float">
            <text:p>184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YukesVonFaust: 1" calcext:value-type="string">
            <text:p>YukesVonFaust: 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84" calcext:value-type="float">
            <text:p>184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Sgt. Shivers: 1" calcext:value-type="string">
            <text:p>Sgt. Shivers: 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84" calcext:value-type="float">
            <text:p>184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Malice</text:p>
          </table:table-cell>
          <table:table-cell office:value-type="string" calcext:value-type="string">
            <text:p><text:a xlink:href="https://forum.zdoom.org/viewtopic.php?f=43&amp;t=69492" xlink:type="simple">https://forum.zdoom.org/viewtopic.php?f=43&amp;t=69492</text:a>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Valken: 1" calcext:value-type="string">
            <text:p>Valken: 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84" calcext:value-type="float">
            <text:p>184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Beed28: 1" calcext:value-type="string">
            <text:p>Beed28: 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84" calcext:value-type="float">
            <text:p>184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Cyanide: 1" calcext:value-type="string">
            <text:p>Cyanide: 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84" calcext:value-type="float">
            <text:p>184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Kappes Buur: 1" calcext:value-type="string">
            <text:p>Kappes Buur: 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84" calcext:value-type="float">
            <text:p>184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Cyanide: 1" calcext:value-type="string">
            <text:p>Cyanide: 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84" calcext:value-type="float">
            <text:p>184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IdiotBitz: 1" calcext:value-type="string">
            <text:p>IdiotBitz: 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84" calcext:value-type="float">
            <text:p>184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Rex705: 1" calcext:value-type="string">
            <text:p>Rex705: 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84" calcext:value-type="float">
            <text:p>184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Hipnotic Rogue: 1" calcext:value-type="string">
            <text:p>Hipnotic Rogue: 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84" calcext:value-type="float">
            <text:p>184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terminator44: 1" calcext:value-type="string">
            <text:p>terminator44: 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84" calcext:value-type="float">
            <text:p>184</text:p>
          </table:table-cell>
          <table:table-cell table:formula="of:=SUM([.H260:.AMJ260])" office:value-type="float" office:value="1" calcext:value-type="float">
            <text:p>1</text:p>
          </table:table-cell>
          <table:table-cell table:style-name="ce36" office:value-type="string" calcext:value-type="string">
            <text:p>Omega Zero mod</text:p>
          </table:table-cell>
          <table:table-cell office:value-type="string" calcext:value-type="string">
            <text:p>https://forum.zdoom.org/viewtopic.php?f=43&amp;t=68188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Jarewill: 1" calcext:value-type="string">
            <text:p>Jarewill: 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84" calcext:value-type="float">
            <text:p>184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TDRR: 1" calcext:value-type="string">
            <text:p>TDRR: 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184" calcext:value-type="float">
            <text:p>184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Painslayer</text:p>
          </table:table-cell>
          <table:table-cell office:value-type="string" calcext:value-type="string">
            <text:p><text:a xlink:href="https://forum.zdoom.org/viewtopic.php?f=43&amp;t=72567" xlink:type="simple">https://forum.zdoom.org/viewtopic.php?f=43&amp;t=72567</text:a>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Infirnex: 1" calcext:value-type="string">
            <text:p>Infirnex: 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131"/>
          <table:table-cell office:value-type="float" office:value="1" calcext:value-type="float">
            <text:p>1</text:p>
          </table:table-cell>
          <table:table-cell table:number-columns-repeated="885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184" calcext:value-type="float">
            <text:p>184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Kappes Buur: 1" calcext:value-type="string">
            <text:p>Kappes Buur: 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184" calcext:value-type="float">
            <text:p>184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TDRR: 1" calcext:value-type="string">
            <text:p>TDRR: 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184" calcext:value-type="float">
            <text:p>184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Marrub: 1" calcext:value-type="string">
            <text:p>Marrub: 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184" calcext:value-type="float">
            <text:p>184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Project Re-Blood</text:p>
          </table:table-cell>
          <table:table-cell office:value-type="string" calcext:value-type="string">
            <text:p><text:a xlink:href="https://forum.zdoom.org/viewtopic.php?t=70993" xlink:type="simple">https://forum.zdoom.org/viewtopic.php?t=70993</text:a>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ClessxAlghazanth: 1" calcext:value-type="string">
            <text:p>ClessxAlghazanth: 1</text:p>
          </table:table-cell>
          <table:table-cell table:formula="of:=SUMPRODUCT(NOT(ISBLANK([.H266:.AMJ266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184" calcext:value-type="float">
            <text:p>184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Koto: 1" calcext:value-type="string">
            <text:p>Koto: 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184" calcext:value-type="float">
            <text:p>184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Ravick: 1" calcext:value-type="string">
            <text:p>Ravick: 1</text:p>
          </table:table-cell>
          <table:table-cell table:formula="of:=SUMPRODUCT(NOT(ISBLANK([.H268:.AMJ268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184" calcext:value-type="float">
            <text:p>184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IdiotBitz: 1" calcext:value-type="string">
            <text:p>IdiotBitz: 1</text:p>
          </table:table-cell>
          <table:table-cell table:formula="of:=SUMPRODUCT(NOT(ISBLANK([.H269:.AMJ269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184" calcext:value-type="float">
            <text:p>184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Hipnotic Rogue: 1" calcext:value-type="string">
            <text:p>Hipnotic Rogue: 1</text:p>
          </table:table-cell>
          <table:table-cell table:formula="of:=SUMPRODUCT(NOT(ISBLANK([.H270:.AMJ27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184" calcext:value-type="float">
            <text:p>184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Kappes Buur: 1" calcext:value-type="string">
            <text:p>Kappes Buur: 1</text:p>
          </table:table-cell>
          <table:table-cell table:formula="of:=SUMPRODUCT(NOT(ISBLANK([.H271:.AMJ27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184" calcext:value-type="float">
            <text:p>184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Rachael: 1" calcext:value-type="string">
            <text:p>Rachael: 1</text:p>
          </table:table-cell>
          <table:table-cell table:formula="of:=SUMPRODUCT(NOT(ISBLANK([.H272:.AMJ27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184" calcext:value-type="float">
            <text:p>184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 office:value-type="string" office:string-value="Cyanide: 1" calcext:value-type="string">
            <text:p>Cyanide: 1</text:p>
          </table:table-cell>
          <table:table-cell table:formula="of:=SUMPRODUCT(NOT(ISBLANK([.H273:.AMJ27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184" calcext:value-type="float">
            <text:p>184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Matt: 1" calcext:value-type="string">
            <text:p>Matt: 1</text:p>
          </table:table-cell>
          <table:table-cell table:formula="of:=SUMPRODUCT(NOT(ISBLANK([.H274:.AMJ274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184" calcext:value-type="float">
            <text:p>184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Rachael: 1" calcext:value-type="string">
            <text:p>Rachael: 1</text:p>
          </table:table-cell>
          <table:table-cell table:formula="of:=SUMPRODUCT(NOT(ISBLANK([.H275:.AMJ27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184" calcext:value-type="float">
            <text:p>184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Zan: 1" calcext:value-type="string">
            <text:p>Zan: 1</text:p>
          </table:table-cell>
          <table:table-cell table:formula="of:=SUMPRODUCT(NOT(ISBLANK([.H276:.AMJ276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184" calcext:value-type="float">
            <text:p>184</text:p>
          </table:table-cell>
          <table:table-cell table:formula="of:=SUM([.H277:.AMJ277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Kappes Buur: 1" calcext:value-type="string">
            <text:p>Kappes Buur: 1</text:p>
          </table:table-cell>
          <table:table-cell table:formula="of:=SUMPRODUCT(NOT(ISBLANK([.H277:.AMJ27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184" calcext:value-type="float">
            <text:p>184</text:p>
          </table:table-cell>
          <table:table-cell table:formula="of:=SUM([.H278:.AMJ278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lil'devil: 1" calcext:value-type="string">
            <text:p>lil'devil: 1</text:p>
          </table:table-cell>
          <table:table-cell table:formula="of:=SUMPRODUCT(NOT(ISBLANK([.H278:.AMJ278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184" calcext:value-type="float">
            <text:p>184</text:p>
          </table:table-cell>
          <table:table-cell table:formula="of:=SUM([.H279:.AMJ279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Curunir: 1" calcext:value-type="string">
            <text:p>Curunir: 1</text:p>
          </table:table-cell>
          <table:table-cell table:formula="of:=SUMPRODUCT(NOT(ISBLANK([.H279:.AMJ279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184" calcext:value-type="float">
            <text:p>184</text:p>
          </table:table-cell>
          <table:table-cell table:formula="of:=SUM([.H280:.AMJ280])" office:value-type="float" office:value="1" calcext:value-type="float">
            <text:p>1</text:p>
          </table:table-cell>
          <table:table-cell office:value-type="string" calcext:value-type="string">
            <text:p>Ultimate Custom Doom</text:p>
          </table:table-cell>
          <table:table-cell office:value-type="string" calcext:value-type="string">
            <text:p><text:a xlink:href="https://forum.zdoom.org/viewtopic.php?f=43&amp;t=64678" xlink:type="simple">https://forum.zdoom.org/viewtopic.php?f=43&amp;t=64678</text:a></text:p>
          </table:table-cell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 office:value-type="string" office:string-value="Lagi: 1" calcext:value-type="string">
            <text:p>Lagi: 1</text:p>
          </table:table-cell>
          <table:table-cell table:formula="of:=SUMPRODUCT(NOT(ISBLANK([.H280:.AMJ280])))" office:value-type="float" office:value="1" calcext:value-type="float">
            <text:p>1</text:p>
          </table:table-cell>
          <table:table-cell table:number-columns-repeated="118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184" calcext:value-type="float">
            <text:p>184</text:p>
          </table:table-cell>
          <table:table-cell table:formula="of:=SUM([.H281:.AMJ281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 office:value-type="string" office:string-value="undeadmonk354: 1" calcext:value-type="string">
            <text:p>undeadmonk354: 1</text:p>
          </table:table-cell>
          <table:table-cell table:formula="of:=SUMPRODUCT(NOT(ISBLANK([.H281:.AMJ281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184" calcext:value-type="float">
            <text:p>184</text:p>
          </table:table-cell>
          <table:table-cell table:formula="of:=SUM([.H282:.AMJ282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 office:value-type="string" office:string-value="Hexereticdoom: 1" calcext:value-type="string">
            <text:p>Hexereticdoom: 1</text:p>
          </table:table-cell>
          <table:table-cell table:formula="of:=SUMPRODUCT(NOT(ISBLANK([.H282:.AMJ282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184" calcext:value-type="float">
            <text:p>184</text:p>
          </table:table-cell>
          <table:table-cell table:formula="of:=SUM([.H283:.AMJ283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 office:value-type="string" office:string-value="m8f: 1" calcext:value-type="string">
            <text:p>m8f: 1</text:p>
          </table:table-cell>
          <table:table-cell table:formula="of:=SUMPRODUCT(NOT(ISBLANK([.H283:.AMJ28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184" calcext:value-type="float">
            <text:p>184</text:p>
          </table:table-cell>
          <table:table-cell table:formula="of:=SUM([.H284:.AMJ284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 office:value-type="string" office:string-value="Hipnotic Rogue: 1" calcext:value-type="string">
            <text:p>Hipnotic Rogue: 1</text:p>
          </table:table-cell>
          <table:table-cell table:formula="of:=SUMPRODUCT(NOT(ISBLANK([.H284:.AMJ28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184" calcext:value-type="float">
            <text:p>184</text:p>
          </table:table-cell>
          <table:table-cell table:formula="of:=SUM([.H285:.AMJ285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 office:value-type="string" office:string-value="sycspysycspy: 1" calcext:value-type="string">
            <text:p>sycspysycspy: 1</text:p>
          </table:table-cell>
          <table:table-cell table:formula="of:=SUMPRODUCT(NOT(ISBLANK([.H285:.AMJ285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184" calcext:value-type="float">
            <text:p>184</text:p>
          </table:table-cell>
          <table:table-cell table:formula="of:=SUM([.H286:.AMJ286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 office:value-type="string" office:string-value="shotfan: 1" calcext:value-type="string">
            <text:p>shotfan: 1</text:p>
          </table:table-cell>
          <table:table-cell table:formula="of:=SUMPRODUCT(NOT(ISBLANK([.H286:.AMJ286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184" calcext:value-type="float">
            <text:p>184</text:p>
          </table:table-cell>
          <table:table-cell table:formula="of:=SUM([.H287:.AMJ287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 office:value-type="string" office:string-value="xim: 1" calcext:value-type="string">
            <text:p>xim: 1</text:p>
          </table:table-cell>
          <table:table-cell table:formula="of:=SUMPRODUCT(NOT(ISBLANK([.H287:.AMJ287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184" calcext:value-type="float">
            <text:p>184</text:p>
          </table:table-cell>
          <table:table-cell table:formula="of:=SUM([.H288:.AMJ288])" office:value-type="float" office:value="1" calcext:value-type="float">
            <text:p>1</text:p>
          </table:table-cell>
          <table:table-cell table:style-name="ce36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 office:value-type="string" office:string-value="Apaul27 : 1" calcext:value-type="string">
            <text:p>Apaul27 : 1</text:p>
          </table:table-cell>
          <table:table-cell table:formula="of:=SUMPRODUCT(NOT(ISBLANK([.H288:.AMJ288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86" calcext:value-type="float">
            <text:p>286</text:p>
          </table:table-cell>
          <table:table-cell table:formula="of:=SUM([.H289:.AMJ289])" office:value-type="float" office:value="0" calcext:value-type="float">
            <text:p>0</text:p>
          </table:table-cell>
          <table:table-cell/>
          <table:table-cell table:style-name="Default"/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>
            <text:p/>
          </table:table-cell>
          <table:table-cell table:formula="of:=SUMPRODUCT(NOT(ISBLANK([.H289:.AMJ2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86" calcext:value-type="float">
            <text:p>286</text:p>
          </table:table-cell>
          <table:table-cell table:formula="of:=SUM([.H290:.AMJ2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>
            <text:p/>
          </table:table-cell>
          <table:table-cell table:formula="of:=SUMPRODUCT(NOT(ISBLANK([.H290:.AMJ2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86" calcext:value-type="float">
            <text:p>286</text:p>
          </table:table-cell>
          <table:table-cell table:formula="of:=SUM([.H291:.AMJ2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>
            <text:p/>
          </table:table-cell>
          <table:table-cell table:formula="of:=SUMPRODUCT(NOT(ISBLANK([.H291:.AMJ2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86" calcext:value-type="float">
            <text:p>286</text:p>
          </table:table-cell>
          <table:table-cell table:formula="of:=SUM([.H292:.AMJ2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>
            <text:p/>
          </table:table-cell>
          <table:table-cell table:formula="of:=SUMPRODUCT(NOT(ISBLANK([.H292:.AMJ2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86" calcext:value-type="float">
            <text:p>286</text:p>
          </table:table-cell>
          <table:table-cell table:formula="of:=SUM([.H293:.AMJ2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>
            <text:p/>
          </table:table-cell>
          <table:table-cell table:formula="of:=SUMPRODUCT(NOT(ISBLANK([.H293:.AMJ2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86" calcext:value-type="float">
            <text:p>286</text:p>
          </table:table-cell>
          <table:table-cell table:formula="of:=SUM([.H294:.AMJ2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>
            <text:p/>
          </table:table-cell>
          <table:table-cell table:formula="of:=SUMPRODUCT(NOT(ISBLANK([.H294:.AMJ2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86" calcext:value-type="float">
            <text:p>286</text:p>
          </table:table-cell>
          <table:table-cell table:formula="of:=SUM([.H295:.AMJ2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>
            <text:p/>
          </table:table-cell>
          <table:table-cell table:formula="of:=SUMPRODUCT(NOT(ISBLANK([.H295:.AMJ2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86" calcext:value-type="float">
            <text:p>286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86" calcext:value-type="float">
            <text:p>286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86" calcext:value-type="float">
            <text:p>286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86" calcext:value-type="float">
            <text:p>286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86" calcext:value-type="float">
            <text:p>286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86" calcext:value-type="float">
            <text:p>286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86" calcext:value-type="float">
            <text:p>286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86" calcext:value-type="float">
            <text:p>286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G2 Numbers.I2:Numbers.AH2 Numbers.AJ2:Numbers.BC2 Numbers.BK2:Numbers.BL2 Numbers.BO2:Numbers.BQ2 Numbers.BS2:Numbers.BS2 Numbers.BF2:Numbers.BI2 Numbers.BU2:Numbers.CH2 Numbers.CK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  <calcext:conditional-format calcext:target-range-address="Numbers.B1:Numbers.C1 Numbers.H1:Numbers.AMJ1">
            <calcext:condition calcext:apply-style-name="Untitled2" calcext:value="&gt;15" calcext:base-cell-address="Numbers.B1"/>
          </calcext:conditional-format>
          <calcext:conditional-format calcext:target-range-address="Numbers.B1:Numbers.C1 Numbers.G1:Numbers.AMJ1">
            <calcext:condition calcext:apply-style-name="Untitled3" calcext:value="between(1,14)" calcext:base-cell-address="Numbers.B1"/>
          </calcext:conditional-format>
        </calcext:conditional-formats>
      </table:table>
      <table:table table:name="List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" calcext:value-type="string">
            <text:p>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2 mod' -pointsize 20 -fill white -annotate +0+18 'by ZDoom Community' png8:pngs/Project_Brutality.png&#10;convert background.png -gravity Center -size 270 -pointsize 24 -fill black -annotate +0-14 'Voted #3 mod' -pointsize 20 -fill white -annotate +0+18 'by ZDoom Community' png8:pngs/DoomRL_Arsenal.png&#10;convert background.png -gravity Center -size 270 -pointsize 24 -fill black -annotate +0-14 'Voted #4 mod' -pointsize 20 -fill white -annotate +0+18 'by ZDoom Community' png8:pngs/Guncaster.png&#10;convert background.png -gravity Center -size 270 -pointsize 24 -fill black -annotate +0-14 'Voted #5 mod' -pointsize 20 -fill white -annotate +0+18 'by ZDoom Community' png8:pngs/Quake_Champions:_Doom_Edition__QCDE_.png&#10;convert background.png -gravity Center -size 270 -pointsize 24 -fill black -annotate +0-14 'Voted #5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High_Noon_Drifter.png&#10;convert background.png -gravity Center -size 270 -pointsize 24 -fill black -annotate +0-14 'Voted #7 mod' -pointsize 20 -fill white -annotate +0+18 'by ZDoom Community' png8:pngs/Russian_Overkill.png&#10;convert background.png -gravity Center -size 270 -pointsize 24 -fill black -annotate +0-14 'Voted #9 mod' -pointsize 20 -fill white -annotate +0+18 'by ZDoom Community' png8:pngs/Death_Foretold__D4T_.png&#10;convert background.png -gravity Center -size 270 -pointsize 24 -fill black -annotate +0-14 'Voted #10 mod' -pointsize 20 -fill white -annotate +0+18 'by ZDoom Community' png8:pngs/Final_Doomer.png&#10;convert background.png -gravity Center -size 270 -pointsize 24 -fill black -annotate +0-14 'Voted #11 mod' -pointsize 20 -fill white -annotate +0+18 'by ZDoom Community' png8:pngs/Netronian_Chaos.png&#10;convert background.png -gravity Center -size 270 -pointsize 24 -fill black -annotate +0-14 'Voted #11 mod' -pointsize 20 -fill white -annotate +0+18 'by ZDoom Community' png8:pngs/Project_MSX.png&#10;convert background.png -gravity Center -size 270 -pointsize 24 -fill black -annotate +0-14 'Voted #13 mod' -pointsize 20 -fill white -annotate +0+18 'by ZDoom Community' png8:pngs/Colourful_Hell.png&#10;convert background.png -gravity Center -size 270 -pointsize 24 -fill black -annotate +0-14 'Voted #14 mod' -pointsize 20 -fill white -annotate +0+18 'by ZDoom Community' png8:pngs/Winter_s_Fury.png&#10;convert background.png -gravity Center -size 270 -pointsize 24 -fill black -annotate +0-14 'Voted #15 mod' -pointsize 20 -fill white -annotate +0+18 'by ZDoom Community' png8:pngs/Brutal_Doom.png&#10;convert background.png -gravity Center -size 270 -pointsize 24 -fill black -annotate +0-14 'Voted #15 mod' -pointsize 20 -fill white -annotate +0+18 'by ZDoom Community' png8:pngs/GMOTA.png&#10;convert background.png -gravity Center -size 270 -pointsize 24 -fill black -annotate +0-14 'Voted #15 mod' -pointsize 20 -fill white -annotate +0+18 'by ZDoom Community' png8:pngs/Psychic.png&#10;convert background.png -gravity Center -size 270 -pointsize 24 -fill black -annotate +0-14 'Voted #18 mod' -pointsize 20 -fill white -annotate +0+18 'by ZDoom Community' png8:pngs/Samsara.png&#10;convert background.png -gravity Center -size 270 -pointsize 24 -fill black -annotate +0-14 'Voted #18 mod' -pointsize 20 -fill white -annotate +0+18 'by ZDoom Community' png8:pngs/The_Adventures_of_Square.png&#10;convert background.png -gravity Center -size 270 -pointsize 24 -fill black -annotate +0-14 'Voted #20 mod' -pointsize 20 -fill white -annotate +0+18 'by ZDoom Community' png8:pngs/Ashes_2063_TC.png&#10;convert background.png -gravity Center -size 270 -pointsize 24 -fill black -annotate +0-14 'Voted #20 mod' -pointsize 20 -fill white -annotate +0+18 'by ZDoom Community' png8:pngs/Nash_s_Gore_Mod.png&#10;convert background.png -gravity Center -size 270 -pointsize 24 -fill black -annotate +0-14 'Voted #22 mod' -pointsize 20 -fill white -annotate +0+18 'by ZDoom Community' png8:pngs/Hearts_of_Demons_-_BARON.png&#10;convert background.png -gravity Center -size 270 -pointsize 24 -fill black -annotate +0-14 'Voted #22 mod' -pointsize 20 -fill white -annotate +0+18 'by ZDoom Community' png8:pngs/Hexen:_Walpurgis.png&#10;convert background.png -gravity Center -size 270 -pointsize 24 -fill black -annotate +0-14 'Voted #24 mod' -pointsize 20 -fill white -annotate +0+18 'by ZDoom Community' png8:pngs/Blade_of_Agony.png&#10;convert background.png -gravity Center -size 270 -pointsize 24 -fill black -annotate +0-14 'Voted #24 mod' -pointsize 20 -fill white -annotate +0+18 'by ZDoom Community' png8:pngs/Demonsteele.png&#10;convert background.png -gravity Center -size 270 -pointsize 24 -fill black -annotate +0-14 'Voted #24 mod' -pointsize 20 -fill white -annotate +0+18 'by ZDoom Community' png8:pngs/Touhou_Doom.png&#10;convert background.png -gravity Center -size 270 -pointsize 24 -fill black -annotate +0-14 'Voted #27 mod' -pointsize 20 -fill white -annotate +0+18 'by ZDoom Community' png8:pngs/La_Tailor_Girl.png&#10;convert background.png -gravity Center -size 270 -pointsize 24 -fill black -annotate +0-14 'Voted #28 mod' -pointsize 20 -fill white -annotate +0+18 'by ZDoom Community' png8:pngs/Doom_Incarnate.png&#10;convert background.png -gravity Center -size 270 -pointsize 24 -fill black -annotate +0-14 'Voted #28 mod' -pointsize 20 -fill white -annotate +0+18 'by ZDoom Community' png8:pngs/Hedon.png&#10;convert background.png -gravity Center -size 270 -pointsize 24 -fill black -annotate +0-14 'Voted #28 mod' -pointsize 20 -fill white -annotate +0+18 'by ZDoom Community' png8:pngs/Urban_Brawl:_Action_Doom_2.png&#10;convert background.png -gravity Center -size 270 -pointsize 24 -fill black -annotate +0-14 'Voted #31 mod' -pointsize 20 -fill white -annotate +0+18 'by ZDoom Community' png8:pngs/DOOM_For_DooM__D4D_.png&#10;convert background.png -gravity Center -size 270 -pointsize 24 -fill black -annotate +0-14 'Voted #31 mod' -pointsize 20 -fill white -annotate +0+18 'by ZDoom Community' png8:pngs/Enhanced_Vanilla_Project__EVP_.png&#10;convert background.png -gravity Center -size 270 -pointsize 24 -fill black -annotate +0-14 'Voted #33 mod' -pointsize 20 -fill white -annotate +0+18 'by ZDoom Community' png8:pngs/Doom:_The_Golden_Souls_2.png&#10;convert background.png -gravity Center -size 270 -pointsize 24 -fill black -annotate +0-14 'Voted #34 mod' -pointsize 20 -fill white -annotate +0+18 'by ZDoom Community' png8:pngs/Beautiful_Doom.png&#10;convert background.png -gravity Center -size 270 -pointsize 24 -fill black -annotate +0-14 'Voted #34 mod' -pointsize 20 -fill white -annotate +0+18 'by ZDoom Community' png8:pngs/MetaDoom.png&#10;convert background.png -gravity Center -size 270 -pointsize 24 -fill black -annotate +0-14 'Voted #34 mod' -pointsize 20 -fill white -annotate +0+18 'by ZDoom Community' png8:pngs/Wrath_of_Cronos_RPG.png&#10;convert background.png -gravity Center -size 270 -pointsize 24 -fill black -annotate +0-14 'Voted #37 mod' -pointsize 20 -fill white -annotate +0+18 'by ZDoom Community' png8:pngs/Doom_RPG.png&#10;convert background.png -gravity Center -size 270 -pointsize 24 -fill black -annotate +0-14 'Voted #37 mod' -pointsize 20 -fill white -annotate +0+18 'by ZDoom Community' png8:pngs/Reelism.png&#10;convert background.png -gravity Center -size 270 -pointsize 24 -fill black -annotate +0-14 'Voted #39 mod' -pointsize 20 -fill white -annotate +0+18 'by ZDoom Community' png8:pngs/Doom_64:_Retribution.png&#10;convert background.png -gravity Center -size 270 -pointsize 24 -fill black -annotate +0-14 'Voted #39 mod' -pointsize 20 -fill white -annotate +0+18 'by ZDoom Community' png8:pngs/Slayer_s_Rampage.png&#10;convert background.png -gravity Center -size 270 -pointsize 24 -fill black -annotate +0-14 'Voted #41 mod' -pointsize 20 -fill white -annotate +0+18 'by ZDoom Community' png8:pngs/Doom:_The_Golden_Souls.png&#10;convert background.png -gravity Center -size 270 -pointsize 24 -fill black -annotate +0-14 'Voted #41 mod' -pointsize 20 -fill white -annotate +0+18 'by ZDoom Community' png8:pngs/Lithium.png&#10;convert background.png -gravity Center -size 270 -pointsize 24 -fill black -annotate +0-14 'Voted #41 mod' -pointsize 20 -fill white -annotate +0+18 'by ZDoom Community' png8:pngs/Smooth_Doom.png&#10;convert background.png -gravity Center -size 270 -pointsize 24 -fill black -annotate +0-14 'Voted #44 mod' -pointsize 20 -fill white -annotate +0+18 'by ZDoom Community' png8:pngs/Hell-Forged.png&#10;convert background.png -gravity Center -size 270 -pointsize 24 -fill black -annotate +0-14 'Voted #44 mod' -pointsize 20 -fill white -annotate +0+18 'by ZDoom Community' png8:pngs/LegenDoom.png&#10;convert background.png -gravity Center -size 270 -pointsize 24 -fill black -annotate +0-14 'Voted #46 mod' -pointsize 20 -fill white -annotate +0+18 'by ZDoom Community' png8:pngs/Hunter’s_Moon.png&#10;convert background.png -gravity Center -size 270 -pointsize 24 -fill black -annotate +0-14 'Voted #46 mod' -pointsize 20 -fill white -annotate +0+18 'by ZDoom Community' png8:pngs/Kriegsland:_Blutorden.png&#10;convert background.png -gravity Center -size 270 -pointsize 24 -fill black -annotate +0-14 'Voted #46 mod' -pointsize 20 -fill white -annotate +0+18 'by ZDoom Community' png8:pngs/Pirate_Doom.png&#10;convert background.png -gravity Center -size 270 -pointsize 24 -fill black -annotate +0-14 'Voted #49 mod' -pointsize 20 -fill white -annotate +0+18 'by ZDoom Community' png8:pngs/Ultimate_DoomVisor.png&#10;convert background.png -gravity Center -size 270 -pointsize 24 -fill black -annotate +0-14 'Voted #50 mod' -pointsize 20 -fill white -annotate +0+18 'by ZDoom Community' png8:pngs/Zen_Dynamics.png&#10;convert background.png -gravity Center -size 270 -pointsize 24 -fill black -annotate +0-14 'Voted #51 mod' -pointsize 20 -fill white -annotate +0+18 'by ZDoom Community' png8:pngs/Combined_Arms.png&#10;convert background.png -gravity Center -size 270 -pointsize 24 -fill black -annotate +0-14 'Voted #51 mod' -pointsize 20 -fill white -annotate +0+18 'by ZDoom Community' png8:pngs/Legacy_of_Suffering.png&#10;convert background.png -gravity Center -size 270 -pointsize 24 -fill black -annotate +0-14 'Voted #51 mod' -pointsize 20 -fill white -annotate +0+18 'by ZDoom Community' png8:pngs/ouch_m_2:_abort_m.png&#10;convert background.png -gravity Center -size 270 -pointsize 24 -fill black -annotate +0-14 'Voted #51 mod' -pointsize 20 -fill white -annotate +0+18 'by ZDoom Community' png8:pngs/Shadow_Of_The_Wool_Ball.png&#10;convert background.png -gravity Center -size 270 -pointsize 24 -fill black -annotate +0-14 'Voted #51 mod' -pointsize 20 -fill white -annotate +0+18 'by ZDoom Community' png8:pngs/The_Inquisitor_III.png&#10;convert background.png -gravity Center -size 270 -pointsize 24 -fill black -annotate +0-14 'Voted #51 mod' -pointsize 20 -fill white -annotate +0+18 'by ZDoom Community' png8:pngs/The_Ultimate_Torment_and_Torture.png&#10;convert background.png -gravity Center -size 270 -pointsize 24 -fill black -annotate +0-14 'Voted #57 mod' -pointsize 20 -fill white -annotate +0+18 'by ZDoom Community' png8:pngs/Embers_Of_Armageddon.png&#10;convert background.png -gravity Center -size 270 -pointsize 24 -fill black -annotate +0-14 'Voted #57 mod' -pointsize 20 -fill white -annotate +0+18 'by ZDoom Community' png8:pngs/Hocusdoom.png&#10;convert background.png -gravity Center -size 270 -pointsize 24 -fill black -annotate +0-14 'Voted #57 mod' -pointsize 20 -fill white -annotate +0+18 'by ZDoom Community' png8:pngs/PlayStation_Doom_TC.png&#10;convert background.png -gravity Center -size 270 -pointsize 24 -fill black -annotate +0-14 'Voted #60 mod' -pointsize 20 -fill white -annotate +0+18 'by ZDoom Community' png8:pngs/HexArcana.png&#10;convert background.png -gravity Center -size 270 -pointsize 24 -fill black -annotate +0-14 'Voted #60 mod' -pointsize 20 -fill white -annotate +0+18 'by ZDoom Community' png8:pngs/Reelism_2.png&#10;convert background.png -gravity Center -size 270 -pointsize 24 -fill black -annotate +0-14 'Voted #60 mod' -pointsize 20 -fill white -annotate +0+18 'by ZDoom Community' png8:pngs/Rise_Of_The_Wool_Ball.png&#10;convert background.png -gravity Center -size 270 -pointsize 24 -fill black -annotate +0-14 'Voted #60 mod' -pointsize 20 -fill white -annotate +0+18 'by ZDoom Community' png8:pngs/WW-Cola3.png&#10;convert background.png -gravity Center -size 270 -pointsize 24 -fill black -annotate +0-14 'Voted #64 mod' -pointsize 20 -fill white -annotate +0+18 'by ZDoom Community' png8:pngs/Aracnocide.png&#10;convert background.png -gravity Center -size 270 -pointsize 24 -fill black -annotate +0-14 'Voted #64 mod' -pointsize 20 -fill white -annotate +0+18 'by ZDoom Community' png8:pngs/Ascension.png&#10;convert background.png -gravity Center -size 270 -pointsize 24 -fill black -annotate +0-14 'Voted #64 mod' -pointsize 20 -fill white -annotate +0+18 'by ZDoom Community' png8:pngs/Daytime_Drama.png&#10;convert background.png -gravity Center -size 270 -pointsize 24 -fill black -annotate +0-14 'Voted #64 mod' -pointsize 20 -fill white -annotate +0+18 'by ZDoom Community' png8:pngs/DTS-T.png&#10;convert background.png -gravity Center -size 270 -pointsize 24 -fill black -annotate +0-14 'Voted #64 mod' -pointsize 20 -fill white -annotate +0+18 'by ZDoom Community' png8:pngs/Faspons.png&#10;convert background.png -gravity Center -size 270 -pointsize 24 -fill black -annotate +0-14 'Voted #64 mod' -pointsize 20 -fill white -annotate +0+18 'by ZDoom Community' png8:pngs/HXRTC_Project.png&#10;convert background.png -gravity Center -size 270 -pointsize 24 -fill black -annotate +0-14 'Voted #64 mod' -pointsize 20 -fill white -annotate +0+18 'by ZDoom Community' png8:pngs/Project_Einherjar.png&#10;convert background.png -gravity Center -size 270 -pointsize 24 -fill black -annotate +0-14 'Voted #64 mod' -pointsize 20 -fill white -annotate +0+18 'by ZDoom Community' png8:pngs/Reikall_s_Voxels.png&#10;convert background.png -gravity Center -size 270 -pointsize 24 -fill black -annotate +0-14 'Voted #64 mod' -pointsize 20 -fill white -annotate +0+18 'by ZDoom Community' png8:pngs/Weapons_of_Saturn.png&#10;convert background.png -gravity Center -size 270 -pointsize 24 -fill black -annotate +0-14 'Voted #64 mod' -pointsize 20 -fill white -annotate +0+18 'by ZDoom Community' png8:pngs/Zagemod.png&#10;convert background.png -gravity Center -size 270 -pointsize 24 -fill black -annotate +0-14 'Voted #64 mod' -pointsize 20 -fill white -annotate +0+18 'by ZDoom Community' png8:pngs/Zero_Tolerance.png&#10;convert background.png -gravity Center -size 270 -pointsize 24 -fill black -annotate +0-14 'Voted #75 mod' -pointsize 20 -fill white -annotate +0+18 'by ZDoom Community' png8:pngs/AEons_Of_Death.png&#10;convert background.png -gravity Center -size 270 -pointsize 24 -fill black -annotate +0-14 'Voted #75 mod' -pointsize 20 -fill white -annotate +0+18 'by ZDoom Community' png8:pngs/Brutal_Doom_64.png&#10;convert background.png -gravity Center -size 270 -pointsize 24 -fill black -annotate +0-14 'Voted #75 mod' -pointsize 20 -fill white -annotate +0+18 'by ZDoom Community' png8:pngs/Corruption_Cards.png&#10;convert background.png -gravity Center -size 270 -pointsize 24 -fill black -annotate +0-14 'Voted #75 mod' -pointsize 20 -fill white -annotate +0+18 'by ZDoom Community' png8:pngs/Happy_Time_Circus_][.png&#10;convert background.png -gravity Center -size 270 -pointsize 24 -fill black -annotate +0-14 'Voted #75 mod' -pointsize 20 -fill white -annotate +0+18 'by ZDoom Community' png8:pngs/Lt._Typhon.png&#10;convert background.png -gravity Center -size 270 -pointsize 24 -fill black -annotate +0-14 'Voted #75 mod' -pointsize 20 -fill white -annotate +0+18 'by ZDoom Community' png8:pngs/Nazis!.png&#10;convert background.png -gravity Center -size 270 -pointsize 24 -fill black -annotate +0-14 'Voted #75 mod' -pointsize 20 -fill white -annotate +0+18 'by ZDoom Community' png8:pngs/RTC-3057_Hub_1.png&#10;convert background.png -gravity Center -size 270 -pointsize 24 -fill black -annotate +0-14 'Voted #75 mod' -pointsize 20 -fill white -annotate +0+18 'by ZDoom Community' png8:pngs/S.U.P.E.R_Natural.png&#10;convert background.png -gravity Center -size 270 -pointsize 24 -fill black -annotate +0-14 'Voted #75 mod' -pointsize 20 -fill white -annotate +0+18 'by ZDoom Community' png8:pngs/Soundless_Mound.png&#10;convert background.png -gravity Center -size 270 -pointsize 24 -fill black -annotate +0-14 'Voted #75 mod' -pointsize 20 -fill white -annotate +0+18 'by ZDoom Community' png8:pngs/Stronghold:_On_the_Edge_of_Chaos.png&#10;convert background.png -gravity Center -size 270 -pointsize 24 -fill black -annotate +0-14 'Voted #75 mod' -pointsize 20 -fill white -annotate +0+18 'by ZDoom Community' png8:pngs/Supercharge.png&#10;convert background.png -gravity Center -size 270 -pointsize 24 -fill black -annotate +0-14 'Voted #75 mod' -pointsize 20 -fill white -annotate +0+18 'by ZDoom Community' png8:pngs/Terrorists!.png&#10;convert background.png -gravity Center -size 270 -pointsize 24 -fill black -annotate +0-14 'Voted #75 mod' -pointsize 20 -fill white -annotate +0+18 'by ZDoom Community' png8:pngs/The_Soldier_Z.png&#10;convert background.png -gravity Center -size 270 -pointsize 24 -fill black -annotate +0-14 'Voted #75 mod' -pointsize 20 -fill white -annotate +0+18 'by ZDoom Community' png8:pngs/Threshold_Of_Pain.png&#10;convert background.png -gravity Center -size 270 -pointsize 24 -fill black -annotate +0-14 'Voted #75 mod' -pointsize 20 -fill white -annotate +0+18 'by ZDoom Community' png8:pngs/Unloved.png&#10;convert background.png -gravity Center -size 270 -pointsize 24 -fill black -annotate +0-14 'Voted #90 mod' -pointsize 20 -fill white -annotate +0+18 'by ZDoom Community' png8:pngs/10x.png&#10;convert background.png -gravity Center -size 270 -pointsize 24 -fill black -annotate +0-14 'Voted #90 mod' -pointsize 20 -fill white -annotate +0+18 'by ZDoom Community' png8:pngs/Action_Doom.png&#10;convert background.png -gravity Center -size 270 -pointsize 24 -fill black -annotate +0-14 'Voted #90 mod' -pointsize 20 -fill white -annotate +0+18 'by ZDoom Community' png8:pngs/Angelic_Waifus.png&#10;convert background.png -gravity Center -size 270 -pointsize 24 -fill black -annotate +0-14 'Voted #90 mod' -pointsize 20 -fill white -annotate +0+18 'by ZDoom Community' png8:pngs/Argent.png&#10;convert background.png -gravity Center -size 270 -pointsize 24 -fill black -annotate +0-14 'Voted #90 mod' -pointsize 20 -fill white -annotate +0+18 'by ZDoom Community' png8:pngs/BGPA_Missions_Liberation.png&#10;convert background.png -gravity Center -size 270 -pointsize 24 -fill black -annotate +0-14 'Voted #90 mod' -pointsize 20 -fill white -annotate +0+18 'by ZDoom Community' png8:pngs/Bratwurst.png&#10;convert background.png -gravity Center -size 270 -pointsize 24 -fill black -annotate +0-14 'Voted #90 mod' -pointsize 20 -fill white -annotate +0+18 'by ZDoom Community' png8:pngs/Bullet-Eye.png&#10;convert background.png -gravity Center -size 270 -pointsize 24 -fill black -annotate +0-14 'Voted #90 mod' -pointsize 20 -fill white -annotate +0+18 'by ZDoom Community' png8:pngs/Burl_Tumd.png&#10;convert background.png -gravity Center -size 270 -pointsize 24 -fill black -annotate +0-14 'Voted #90 mod' -pointsize 20 -fill white -annotate +0+18 'by ZDoom Community' png8:pngs/Demon_Eclipse.png&#10;convert background.png -gravity Center -size 270 -pointsize 24 -fill black -annotate +0-14 'Voted #90 mod' -pointsize 20 -fill white -annotate +0+18 'by ZDoom Community' png8:pngs/Doom_Delta.png&#10;convert background.png -gravity Center -size 270 -pointsize 24 -fill black -annotate +0-14 'Voted #90 mod' -pointsize 20 -fill white -annotate +0+18 'by ZDoom Community' png8:pngs/Droplets:_Simulated_Blood.png&#10;convert background.png -gravity Center -size 270 -pointsize 24 -fill black -annotate +0-14 'Voted #90 mod' -pointsize 20 -fill white -annotate +0+18 'by ZDoom Community' png8:pngs/Heretical_Doom.png&#10;convert background.png -gravity Center -size 270 -pointsize 24 -fill black -annotate +0-14 'Voted #90 mod' -pointsize 20 -fill white -annotate +0+18 'by ZDoom Community' png8:pngs/Irontusk’s_Diablo_3D.png&#10;convert background.png -gravity Center -size 270 -pointsize 24 -fill black -annotate +0-14 'Voted #90 mod' -pointsize 20 -fill white -annotate +0+18 'by ZDoom Community' png8:pngs/JohnnyDoom.png&#10;convert background.png -gravity Center -size 270 -pointsize 24 -fill black -annotate +0-14 'Voted #90 mod' -pointsize 20 -fill white -annotate +0+18 'by ZDoom Community' png8:pngs/Juvenile_Power_Fantasy.png&#10;convert background.png -gravity Center -size 270 -pointsize 24 -fill black -annotate +0-14 'Voted #90 mod' -pointsize 20 -fill white -annotate +0+18 'by ZDoom Community' png8:pngs/NC_HUD.png&#10;convert background.png -gravity Center -size 270 -pointsize 24 -fill black -annotate +0-14 'Voted #90 mod' -pointsize 20 -fill white -annotate +0+18 'by ZDoom Community' png8:pngs/Perkristan_s_HD_Sounds.png&#10;convert background.png -gravity Center -size 270 -pointsize 24 -fill black -annotate +0-14 'Voted #90 mod' -pointsize 20 -fill white -annotate +0+18 'by ZDoom Community' png8:pngs/Serpent_Resurrection.png&#10;convert background.png -gravity Center -size 270 -pointsize 24 -fill black -annotate +0-14 'Voted #90 mod' -pointsize 20 -fill white -annotate +0+18 'by ZDoom Community' png8:pngs/Shades_of_Doom.png&#10;convert background.png -gravity Center -size 270 -pointsize 24 -fill black -annotate +0-14 'Voted #90 mod' -pointsize 20 -fill white -annotate +0+18 'by ZDoom Community' png8:pngs/Shut_up_and_Bleed.png&#10;convert background.png -gravity Center -size 270 -pointsize 24 -fill black -annotate +0-14 'Voted #90 mod' -pointsize 20 -fill white -annotate +0+18 'by ZDoom Community' png8:pngs/SpriteShadow.png&#10;convert background.png -gravity Center -size 270 -pointsize 24 -fill black -annotate +0-14 'Voted #90 mod' -pointsize 20 -fill white -annotate +0+18 'by ZDoom Community' png8:pngs/Total_Chaos.png&#10;convert background.png -gravity Center -size 270 -pointsize 24 -fill black -annotate +0-14 'Voted #90 mod' -pointsize 20 -fill white -annotate +0+18 'by ZDoom Community' png8:pngs/Waterlab_GZD.png&#10;convert background.png -gravity Center -size 270 -pointsize 24 -fill black -annotate +0-14 'Voted #90 mod' -pointsize 20 -fill white -annotate +0+18 'by ZDoom Community' png8:pngs/Who_Dun_It.png&#10;convert background.png -gravity Center -size 270 -pointsize 24 -fill black -annotate +0-14 'Voted #114 mod' -pointsize 20 -fill white -annotate +0+18 'by ZDoom Community' png8:pngs/10.5x.png&#10;convert background.png -gravity Center -size 270 -pointsize 24 -fill black -annotate +0-14 'Voted #114 mod' -pointsize 20 -fill white -annotate +0+18 'by ZDoom Community' png8:pngs/Alandoguns.png&#10;convert background.png -gravity Center -size 270 -pointsize 24 -fill black -annotate +0-14 'Voted #114 mod' -pointsize 20 -fill white -annotate +0+18 'by ZDoom Community' png8:pngs/Aliens:_Eradication.png&#10;convert background.png -gravity Center -size 270 -pointsize 24 -fill black -annotate +0-14 'Voted #114 mod' -pointsize 20 -fill white -annotate +0+18 'by ZDoom Community' png8:pngs/Call_of_Dooty.png&#10;convert background.png -gravity Center -size 270 -pointsize 24 -fill black -annotate +0-14 'Voted #114 mod' -pointsize 20 -fill white -annotate +0+18 'by ZDoom Community' png8:pngs/Castlevania_-_Simon_s_Destiny.png&#10;convert background.png -gravity Center -size 270 -pointsize 24 -fill black -annotate +0-14 'Voted #114 mod' -pointsize 20 -fill white -annotate +0+18 'by ZDoom Community' png8:pngs/Cold_as_Hell.png&#10;convert background.png -gravity Center -size 270 -pointsize 24 -fill black -annotate +0-14 'Voted #114 mod' -pointsize 20 -fill white -annotate +0+18 'by ZDoom Community' png8:pngs/Compendium.png&#10;convert background.png -gravity Center -size 270 -pointsize 24 -fill black -annotate +0-14 'Voted #114 mod' -pointsize 20 -fill white -annotate +0+18 'by ZDoom Community' png8:pngs/Complex_Doom.png&#10;convert background.png -gravity Center -size 270 -pointsize 24 -fill black -annotate +0-14 'Voted #114 mod' -pointsize 20 -fill white -annotate +0+18 'by ZDoom Community' png8:pngs/DamNums.png&#10;convert background.png -gravity Center -size 270 -pointsize 24 -fill black -annotate +0-14 'Voted #114 mod' -pointsize 20 -fill white -annotate +0+18 'by ZDoom Community' png8:pngs/Dark_Encounters.png&#10;convert background.png -gravity Center -size 270 -pointsize 24 -fill black -annotate +0-14 'Voted #114 mod' -pointsize 20 -fill white -annotate +0+18 'by ZDoom Community' png8:pngs/Diaz:_Last_Hours_of_Purity.png&#10;convert background.png -gravity Center -size 270 -pointsize 24 -fill black -annotate +0-14 'Voted #114 mod' -pointsize 20 -fill white -annotate +0+18 'by ZDoom Community' png8:pngs/Dusted_s_Pandemonia.png&#10;convert background.png -gravity Center -size 270 -pointsize 24 -fill black -annotate +0-14 'Voted #114 mod' -pointsize 20 -fill white -annotate +0+18 'by ZDoom Community' png8:pngs/Factotum.png&#10;convert background.png -gravity Center -size 270 -pointsize 24 -fill black -annotate +0-14 'Voted #114 mod' -pointsize 20 -fill white -annotate +0+18 'by ZDoom Community' png8:pngs/Full_GZDoom_Skybox_Set.png&#10;convert background.png -gravity Center -size 270 -pointsize 24 -fill black -annotate +0-14 'Voted #114 mod' -pointsize 20 -fill white -annotate +0+18 'by ZDoom Community' png8:pngs/Happy_Time_Circus.png&#10;convert background.png -gravity Center -size 270 -pointsize 24 -fill black -annotate +0-14 'Voted #114 mod' -pointsize 20 -fill white -annotate +0+18 'by ZDoom Community' png8:pngs/Hard-Doom.png&#10;convert background.png -gravity Center -size 270 -pointsize 24 -fill black -annotate +0-14 'Voted #114 mod' -pointsize 20 -fill white -annotate +0+18 'by ZDoom Community' png8:pngs/Insanity_s_Requiem.png&#10;convert background.png -gravity Center -size 270 -pointsize 24 -fill black -annotate +0-14 'Voted #114 mod' -pointsize 20 -fill white -annotate +0+18 'by ZDoom Community' png8:pngs/Jimmy’s_Jukebox.png&#10;convert background.png -gravity Center -size 270 -pointsize 24 -fill black -annotate +0-14 'Voted #114 mod' -pointsize 20 -fill white -annotate +0+18 'by ZDoom Community' png8:pngs/PlayStation_Doom_TC.png&#10;convert background.png -gravity Center -size 270 -pointsize 24 -fill black -annotate +0-14 'Voted #114 mod' -pointsize 20 -fill white -annotate +0+18 'by ZDoom Community' png8:pngs/Psychophobia.png&#10;convert background.png -gravity Center -size 270 -pointsize 24 -fill black -annotate +0-14 'Voted #114 mod' -pointsize 20 -fill white -annotate +0+18 'by ZDoom Community' png8:pngs/Redux_E2M4.png&#10;convert background.png -gravity Center -size 270 -pointsize 24 -fill black -annotate +0-14 'Voted #114 mod' -pointsize 20 -fill white -annotate +0+18 'by ZDoom Community' png8:pngs/scalliano_s_667_Shuffle.png&#10;convert background.png -gravity Center -size 270 -pointsize 24 -fill black -annotate +0-14 'Voted #114 mod' -pointsize 20 -fill white -annotate +0+18 'by ZDoom Community' png8:pngs/Strange_Aeons.png&#10;convert background.png -gravity Center -size 270 -pointsize 24 -fill black -annotate +0-14 'Voted #114 mod' -pointsize 20 -fill white -annotate +0+18 'by ZDoom Community' png8:pngs/The_Ghoul_s_Forest_3.png&#10;convert background.png -gravity Center -size 270 -pointsize 24 -fill black -annotate +0-14 'Voted #114 mod' -pointsize 20 -fill white -annotate +0+18 'by ZDoom Community' png8:pngs/Treasure_Tech.png&#10;convert background.png -gravity Center -size 270 -pointsize 24 -fill black -annotate +0-14 'Voted #114 mod' -pointsize 20 -fill white -annotate +0+18 'by ZDoom Community' png8:pngs/Void.png&#10;convert background.png -gravity Center -size 270 -pointsize 24 -fill black -annotate +0-14 'Voted #114 mod' -pointsize 20 -fill white -annotate +0+18 'by ZDoom Community' png8:pngs/WolfenDOOM:_Operation:_Arctic_Wolf.png&#10;convert background.png -gravity Center -size 270 -pointsize 24 -fill black -annotate +0-14 'Voted #114 mod' -pointsize 20 -fill white -annotate +0+18 'by ZDoom Community' png8:pngs/ZBlood+.png&#10;convert background.png -gravity Center -size 270 -pointsize 24 -fill black -annotate +0-14 'Voted #142 mod' -pointsize 20 -fill white -annotate +0+18 'by ZDoom Community' png8:pngs/All_Clear_Message.png&#10;convert background.png -gravity Center -size 270 -pointsize 24 -fill black -annotate +0-14 'Voted #142 mod' -pointsize 20 -fill white -annotate +0+18 'by ZDoom Community' png8:pngs/Champions.png&#10;convert background.png -gravity Center -size 270 -pointsize 24 -fill black -annotate +0-14 'Voted #142 mod' -pointsize 20 -fill white -annotate +0+18 'by ZDoom Community' png8:pngs/Consolation_Prize:_The_PSX_Doom_TC.png&#10;convert background.png -gravity Center -size 270 -pointsize 24 -fill black -annotate +0-14 'Voted #142 mod' -pointsize 20 -fill white -annotate +0+18 'by ZDoom Community' png8:pngs/Crossfire.png&#10;convert background.png -gravity Center -size 270 -pointsize 24 -fill black -annotate +0-14 'Voted #142 mod' -pointsize 20 -fill white -annotate +0+18 'by ZDoom Community' png8:pngs/Cyberrunner.png&#10;convert background.png -gravity Center -size 270 -pointsize 24 -fill black -annotate +0-14 'Voted #142 mod' -pointsize 20 -fill white -annotate +0+18 'by ZDoom Community' png8:pngs/Dead_Marine.png&#10;convert background.png -gravity Center -size 270 -pointsize 24 -fill black -annotate +0-14 'Voted #142 mod' -pointsize 20 -fill white -annotate +0+18 'by ZDoom Community' png8:pngs/dead.air.png&#10;convert background.png -gravity Center -size 270 -pointsize 24 -fill black -annotate +0-14 'Voted #142 mod' -pointsize 20 -fill white -annotate +0+18 'by ZDoom Community' png8:pngs/Demon_CounterStrike.png&#10;convert background.png -gravity Center -size 270 -pointsize 24 -fill black -annotate +0-14 'Voted #142 mod' -pointsize 20 -fill white -annotate +0+18 'by ZDoom Community' png8:pngs/Eriguns_2.png&#10;convert background.png -gravity Center -size 270 -pointsize 24 -fill black -annotate +0-14 'Voted #142 mod' -pointsize 20 -fill white -annotate +0+18 'by ZDoom Community' png8:pngs/Error:_Doom.png&#10;convert background.png -gravity Center -size 270 -pointsize 24 -fill black -annotate +0-14 'Voted #142 mod' -pointsize 20 -fill white -annotate +0+18 'by ZDoom Community' png8:pngs/Final_NeoDoom.png&#10;convert background.png -gravity Center -size 270 -pointsize 24 -fill black -annotate +0-14 'Voted #142 mod' -pointsize 20 -fill white -annotate +0+18 'by ZDoom Community' png8:pngs/Footsteps.png&#10;convert background.png -gravity Center -size 270 -pointsize 24 -fill black -annotate +0-14 'Voted #142 mod' -pointsize 20 -fill white -annotate +0+18 'by ZDoom Community' png8:pngs/FragTrak.png&#10;convert background.png -gravity Center -size 270 -pointsize 24 -fill black -annotate +0-14 'Voted #142 mod' -pointsize 20 -fill white -annotate +0+18 'by ZDoom Community' png8:pngs/Gene-Tech:_Before_the_Storm.png&#10;convert background.png -gravity Center -size 270 -pointsize 24 -fill black -annotate +0-14 'Voted #142 mod' -pointsize 20 -fill white -annotate +0+18 'by ZDoom Community' png8:pngs/Gothic_Skins_for_Doom.png&#10;convert background.png -gravity Center -size 270 -pointsize 24 -fill black -annotate +0-14 'Voted #142 mod' -pointsize 20 -fill white -annotate +0+18 'by ZDoom Community' png8:pngs/HeXeReTiC_Fantasy.png&#10;convert background.png -gravity Center -size 270 -pointsize 24 -fill black -annotate +0-14 'Voted #142 mod' -pointsize 20 -fill white -annotate +0+18 'by ZDoom Community' png8:pngs/HitMarkers.png&#10;convert background.png -gravity Center -size 270 -pointsize 24 -fill black -annotate +0-14 'Voted #142 mod' -pointsize 20 -fill white -annotate +0+18 'by ZDoom Community' png8:pngs/Lambda.png&#10;convert background.png -gravity Center -size 270 -pointsize 24 -fill black -annotate +0-14 'Voted #142 mod' -pointsize 20 -fill white -annotate +0+18 'by ZDoom Community' png8:pngs/MassMouth_2.png&#10;convert background.png -gravity Center -size 270 -pointsize 24 -fill black -annotate +0-14 'Voted #142 mod' -pointsize 20 -fill white -annotate +0+18 'by ZDoom Community' png8:pngs/Midgard_Outlaw.png&#10;convert background.png -gravity Center -size 270 -pointsize 24 -fill black -annotate +0-14 'Voted #142 mod' -pointsize 20 -fill white -annotate +0+18 'by ZDoom Community' png8:pngs/Nightshift.png&#10;convert background.png -gravity Center -size 270 -pointsize 24 -fill black -annotate +0-14 'Voted #142 mod' -pointsize 20 -fill white -annotate +0+18 'by ZDoom Community' png8:pngs/Paranoid_and_Paranoiac.png&#10;convert background.png -gravity Center -size 270 -pointsize 24 -fill black -annotate +0-14 'Voted #142 mod' -pointsize 20 -fill white -annotate +0+18 'by ZDoom Community' png8:pngs/Project_Ironclad.png&#10;convert background.png -gravity Center -size 270 -pointsize 24 -fill black -annotate +0-14 'Voted #142 mod' -pointsize 20 -fill white -annotate +0+18 'by ZDoom Community' png8:pngs/QUAKE:_Descent_into_Heresy.png&#10;convert background.png -gravity Center -size 270 -pointsize 24 -fill black -annotate +0-14 'Voted #142 mod' -pointsize 20 -fill white -annotate +0+18 'by ZDoom Community' png8:pngs/Queen_s_Crusade.png&#10;convert background.png -gravity Center -size 270 -pointsize 24 -fill black -annotate +0-14 'Voted #142 mod' -pointsize 20 -fill white -annotate +0+18 'by ZDoom Community' png8:pngs/SBrightmaps.png&#10;convert background.png -gravity Center -size 270 -pointsize 24 -fill black -annotate +0-14 'Voted #142 mod' -pointsize 20 -fill white -annotate +0+18 'by ZDoom Community' png8:pngs/Skulldash.png&#10;convert background.png -gravity Center -size 270 -pointsize 24 -fill black -annotate +0-14 'Voted #142 mod' -pointsize 20 -fill white -annotate +0+18 'by ZDoom Community' png8:pngs/Slomo_Bullettime_Ultimate.png&#10;convert background.png -gravity Center -size 270 -pointsize 24 -fill black -annotate +0-14 'Voted #142 mod' -pointsize 20 -fill white -annotate +0+18 'by ZDoom Community' png8:pngs/Sneaky_Doom.png&#10;convert background.png -gravity Center -size 270 -pointsize 24 -fill black -annotate +0-14 'Voted #142 mod' -pointsize 20 -fill white -annotate +0+18 'by ZDoom Community' png8:pngs/Sound_Caulking.png&#10;convert background.png -gravity Center -size 270 -pointsize 24 -fill black -annotate +0-14 'Voted #142 mod' -pointsize 20 -fill white -annotate +0+18 'by ZDoom Community' png8:pngs/Spooktober_Community_Mapping_Project.png&#10;convert background.png -gravity Center -size 270 -pointsize 24 -fill black -annotate +0-14 'Voted #142 mod' -pointsize 20 -fill white -annotate +0+18 'by ZDoom Community' png8:pngs/Target_Spy.png&#10;convert background.png -gravity Center -size 270 -pointsize 24 -fill black -annotate +0-14 'Voted #142 mod' -pointsize 20 -fill white -annotate +0+18 'by ZDoom Community' png8:pngs/Temple_of_the_Lizard_Men_4.png&#10;convert background.png -gravity Center -size 270 -pointsize 24 -fill black -annotate +0-14 'Voted #142 mod' -pointsize 20 -fill white -annotate +0+18 'by ZDoom Community' png8:pngs/The_Space_Pirate.png&#10;convert background.png -gravity Center -size 270 -pointsize 24 -fill black -annotate +0-14 'Voted #142 mod' -pointsize 20 -fill white -annotate +0+18 'by ZDoom Community' png8:pngs/The_Wayfarer_s_Tome_.png&#10;convert background.png -gravity Center -size 270 -pointsize 24 -fill black -annotate +0-14 'Voted #142 mod' -pointsize 20 -fill white -annotate +0+18 'by ZDoom Community' png8:pngs/Tilt++.png&#10;convert background.png -gravity Center -size 270 -pointsize 24 -fill black -annotate +0-14 'Voted #142 mod' -pointsize 20 -fill white -annotate +0+18 'by ZDoom Community' png8:pngs/Town_Infection:_The_Flooding.png&#10;convert background.png -gravity Center -size 270 -pointsize 24 -fill black -annotate +0-14 'Voted #142 mod' -pointsize 20 -fill white -annotate +0+18 'by ZDoom Community' png8:pngs/TurboCharged_ARCADE!.png&#10;convert background.png -gravity Center -size 270 -pointsize 24 -fill black -annotate +0-14 'Voted #142 mod' -pointsize 20 -fill white -annotate +0+18 'by ZDoom Community' png8:pngs/Ugly_as_Sin.png&#10;convert background.png -gravity Center -size 270 -pointsize 24 -fill black -annotate +0-14 'Voted #142 mod' -pointsize 20 -fill white -annotate +0+18 'by ZDoom Community' png8:pngs/Ultra_Crispy.png&#10;convert background.png -gravity Center -size 270 -pointsize 24 -fill black -annotate +0-14 'Voted #142 mod' -pointsize 20 -fill white -annotate +0+18 'by ZDoom Community' png8:pngs/WolfenDOOM:_Astrostein.png&#10;convert background.png -gravity Center -size 270 -pointsize 24 -fill black -annotate +0-14 'Voted #142 mod' -pointsize 20 -fill white -annotate +0+18 'by ZDoom Community' png8:pngs/ZMovement.png&#10;convert background.png -gravity Center -size 270 -pointsize 24 -fill black -annotate +0-14 'Voted #184 mod' -pointsize 20 -fill white -annotate +0+18 'by ZDoom Community' png8:pngs/007:_Licence_to_Spell_DooM.png&#10;convert background.png -gravity Center -size 270 -pointsize 24 -fill black -annotate +0-14 'Voted #184 mod' -pointsize 20 -fill white -annotate +0+18 'by ZDoom Community' png8:pngs/20_Monsters_Challenge.png&#10;convert background.png -gravity Center -size 270 -pointsize 24 -fill black -annotate +0-14 'Voted #184 mod' -pointsize 20 -fill white -annotate +0+18 'by ZDoom Community' png8:pngs/Abandoned_Misery.png&#10;convert background.png -gravity Center -size 270 -pointsize 24 -fill black -annotate +0-14 'Voted #184 mod' -pointsize 20 -fill white -annotate +0+18 'by ZDoom Community' png8:pngs/Accessories_to_Murder.png&#10;convert background.png -gravity Center -size 270 -pointsize 24 -fill black -annotate +0-14 'Voted #184 mod' -pointsize 20 -fill white -annotate +0+18 'by ZDoom Community' png8:pngs/Aetherius.png&#10;convert background.png -gravity Center -size 270 -pointsize 24 -fill black -annotate +0-14 'Voted #184 mod' -pointsize 20 -fill white -annotate +0+18 'by ZDoom Community' png8:pngs/Alfonzone.png&#10;convert background.png -gravity Center -size 270 -pointsize 24 -fill black -annotate +0-14 'Voted #184 mod' -pointsize 20 -fill white -annotate +0+18 'by ZDoom Community' png8:pngs/Aliens:_Colonial_Marines_TC.png&#10;convert background.png -gravity Center -size 270 -pointsize 24 -fill black -annotate +0-14 'Voted #184 mod' -pointsize 20 -fill white -annotate +0+18 'by ZDoom Community' png8:pngs/Aliens:_The_Ultimate_Doom.png&#10;convert background.png -gravity Center -size 270 -pointsize 24 -fill black -annotate +0-14 'Voted #184 mod' -pointsize 20 -fill white -annotate +0+18 'by ZDoom Community' png8:pngs/AvP_2.0.png&#10;convert background.png -gravity Center -size 270 -pointsize 24 -fill black -annotate +0-14 'Voted #184 mod' -pointsize 20 -fill white -annotate +0+18 'by ZDoom Community' png8:pngs/Banhammer.png&#10;convert background.png -gravity Center -size 270 -pointsize 24 -fill black -annotate +0-14 'Voted #184 mod' -pointsize 20 -fill white -annotate +0+18 'by ZDoom Community' png8:pngs/Beyond_Reality.png&#10;convert background.png -gravity Center -size 270 -pointsize 24 -fill black -annotate +0-14 'Voted #184 mod' -pointsize 20 -fill white -annotate +0+18 'by ZDoom Community' png8:pngs/Bitter_Heretic.png&#10;convert background.png -gravity Center -size 270 -pointsize 24 -fill black -annotate +0-14 'Voted #184 mod' -pointsize 20 -fill white -annotate +0+18 'by ZDoom Community' png8:pngs/BlackWarrior.png&#10;convert background.png -gravity Center -size 270 -pointsize 24 -fill black -annotate +0-14 'Voted #184 mod' -pointsize 20 -fill white -annotate +0+18 'by ZDoom Community' png8:pngs/Brutal_Doom:_Tomtefars_Extension.png&#10;convert background.png -gravity Center -size 270 -pointsize 24 -fill black -annotate +0-14 'Voted #184 mod' -pointsize 20 -fill white -annotate +0+18 'by ZDoom Community' png8:pngs/Brutal_Heretic_RPG.png&#10;convert background.png -gravity Center -size 270 -pointsize 24 -fill black -annotate +0-14 'Voted #184 mod' -pointsize 20 -fill white -annotate +0+18 'by ZDoom Community' png8:pngs/Brutal_Hexen_RPG.png&#10;convert background.png -gravity Center -size 270 -pointsize 24 -fill black -annotate +0-14 'Voted #184 mod' -pointsize 20 -fill white -annotate +0+18 'by ZDoom Community' png8:pngs/Brutalkick.png&#10;convert background.png -gravity Center -size 270 -pointsize 24 -fill black -annotate +0-14 'Voted #184 mod' -pointsize 20 -fill white -annotate +0+18 'by ZDoom Community' png8:pngs/Cheogsh.png&#10;convert background.png -gravity Center -size 270 -pointsize 24 -fill black -annotate +0-14 'Voted #184 mod' -pointsize 20 -fill white -annotate +0+18 'by ZDoom Community' png8:pngs/Cheogsh_2.png&#10;convert background.png -gravity Center -size 270 -pointsize 24 -fill black -annotate +0-14 'Voted #184 mod' -pointsize 20 -fill white -annotate +0+18 'by ZDoom Community' png8:pngs/Chosen.png&#10;convert background.png -gravity Center -size 270 -pointsize 24 -fill black -annotate +0-14 'Voted #184 mod' -pointsize 20 -fill white -annotate +0+18 'by ZDoom Community' png8:pngs/Complex_Doom:_LCA.png&#10;convert background.png -gravity Center -size 270 -pointsize 24 -fill black -annotate +0-14 'Voted #184 mod' -pointsize 20 -fill white -annotate +0+18 'by ZDoom Community' png8:pngs/Counter-Strike_Doom:_Martian_Offensive.png&#10;convert background.png -gravity Center -size 270 -pointsize 24 -fill black -annotate +0-14 'Voted #184 mod' -pointsize 20 -fill white -annotate +0+18 'by ZDoom Community' png8:pngs/Custom_Crosshair_Pack_.png&#10;convert background.png -gravity Center -size 270 -pointsize 24 -fill black -annotate +0-14 'Voted #184 mod' -pointsize 20 -fill white -annotate +0+18 'by ZDoom Community' png8:pngs/Dark_7__with_Mission_Pack_.png&#10;convert background.png -gravity Center -size 270 -pointsize 24 -fill black -annotate +0-14 'Voted #184 mod' -pointsize 20 -fill white -annotate +0+18 'by ZDoom Community' png8:pngs/DarkDoomZ.png&#10;convert background.png -gravity Center -size 270 -pointsize 24 -fill black -annotate +0-14 'Voted #184 mod' -pointsize 20 -fill white -annotate +0+18 'by ZDoom Community' png8:pngs/Darkmoon.png&#10;convert background.png -gravity Center -size 270 -pointsize 24 -fill black -annotate +0-14 'Voted #184 mod' -pointsize 20 -fill white -annotate +0+18 'by ZDoom Community' png8:pngs/Dawn_of_Reality.png&#10;convert background.png -gravity Center -size 270 -pointsize 24 -fill black -annotate +0-14 'Voted #184 mod' -pointsize 20 -fill white -annotate +0+18 'by ZDoom Community' png8:pngs/Demonsteele:_NowThatsWhatICallMIDI.png&#10;convert background.png -gravity Center -size 270 -pointsize 24 -fill black -annotate +0-14 'Voted #184 mod' -pointsize 20 -fill white -annotate +0+18 'by ZDoom Community' png8:pngs/DN3DooM.png&#10;convert background.png -gravity Center -size 270 -pointsize 24 -fill black -annotate +0-14 'Voted #184 mod' -pointsize 20 -fill white -annotate +0+18 'by ZDoom Community' png8:pngs/Don’t_play_with_HELL_–_Black_Edition.png&#10;convert background.png -gravity Center -size 270 -pointsize 24 -fill black -annotate +0-14 'Voted #184 mod' -pointsize 20 -fill white -annotate +0+18 'by ZDoom Community' png8:pngs/Doom_2_Minor_Sprite_Fixing_Project.png&#10;convert background.png -gravity Center -size 270 -pointsize 24 -fill black -annotate +0-14 'Voted #184 mod' -pointsize 20 -fill white -annotate +0+18 'by ZDoom Community' png8:pngs/DOOM_4_VANILLA.png&#10;convert background.png -gravity Center -size 270 -pointsize 24 -fill black -annotate +0-14 'Voted #184 mod' -pointsize 20 -fill white -annotate +0+18 'by ZDoom Community' png8:pngs/Doom_64__weapons_only_.png&#10;convert background.png -gravity Center -size 270 -pointsize 24 -fill black -annotate +0-14 'Voted #184 mod' -pointsize 20 -fill white -annotate +0+18 'by ZDoom Community' png8:pngs/Doom_Ambient_Pack.png&#10;convert background.png -gravity Center -size 270 -pointsize 24 -fill black -annotate +0-14 'Voted #184 mod' -pointsize 20 -fill white -annotate +0+18 'by ZDoom Community' png8:pngs/Doom_Loot_Box_Mod.png&#10;convert background.png -gravity Center -size 270 -pointsize 24 -fill black -annotate +0-14 'Voted #184 mod' -pointsize 20 -fill white -annotate +0+18 'by ZDoom Community' png8:pngs/Doom_Raider:Crypt_of_the_Vile.png&#10;convert background.png -gravity Center -size 270 -pointsize 24 -fill black -annotate +0-14 'Voted #184 mod' -pointsize 20 -fill white -annotate +0+18 'by ZDoom Community' png8:pngs/DoomKrakken_s_Monster_Randomizer.png&#10;convert background.png -gravity Center -size 270 -pointsize 24 -fill black -annotate +0-14 'Voted #184 mod' -pointsize 20 -fill white -annotate +0+18 'by ZDoom Community' png8:pngs/Eriguns_1.png&#10;convert background.png -gravity Center -size 270 -pointsize 24 -fill black -annotate +0-14 'Voted #184 mod' -pointsize 20 -fill white -annotate +0+18 'by ZDoom Community' png8:pngs/Eternal_DOOM_IV:_Return_from_Oblivion.png&#10;convert background.png -gravity Center -size 270 -pointsize 24 -fill black -annotate +0-14 'Voted #184 mod' -pointsize 20 -fill white -annotate +0+18 'by ZDoom Community' png8:pngs/FamiliarDoom.png&#10;convert background.png -gravity Center -size 270 -pointsize 24 -fill black -annotate +0-14 'Voted #184 mod' -pointsize 20 -fill white -annotate +0+18 'by ZDoom Community' png8:pngs/FantasyMonsters_4_Heretic.png&#10;convert background.png -gravity Center -size 270 -pointsize 24 -fill black -annotate +0-14 'Voted #184 mod' -pointsize 20 -fill white -annotate +0+18 'by ZDoom Community' png8:pngs/Fearrific.png&#10;convert background.png -gravity Center -size 270 -pointsize 24 -fill black -annotate +0-14 'Voted #184 mod' -pointsize 20 -fill white -annotate +0+18 'by ZDoom Community' png8:pngs/Foreverhood.png&#10;convert background.png -gravity Center -size 270 -pointsize 24 -fill black -annotate +0-14 'Voted #184 mod' -pointsize 20 -fill white -annotate +0+18 'by ZDoom Community' png8:pngs/Gearbox.png&#10;convert background.png -gravity Center -size 270 -pointsize 24 -fill black -annotate +0-14 'Voted #184 mod' -pointsize 20 -fill white -annotate +0+18 'by ZDoom Community' png8:pngs/Ghoul_School_3D.png&#10;convert background.png -gravity Center -size 270 -pointsize 24 -fill black -annotate +0-14 'Voted #184 mod' -pointsize 20 -fill white -annotate +0+18 'by ZDoom Community' png8:pngs/GZSHud.png&#10;convert background.png -gravity Center -size 270 -pointsize 24 -fill black -annotate +0-14 'Voted #184 mod' -pointsize 20 -fill white -annotate +0+18 'by ZDoom Community' png8:pngs/Harder_Event.png&#10;convert background.png -gravity Center -size 270 -pointsize 24 -fill black -annotate +0-14 'Voted #184 mod' -pointsize 20 -fill white -annotate +0+18 'by ZDoom Community' png8:pngs/Haze.png&#10;convert background.png -gravity Center -size 270 -pointsize 24 -fill black -annotate +0-14 'Voted #184 mod' -pointsize 20 -fill white -annotate +0+18 'by ZDoom Community' png8:pngs/Hellwalker﻿_Mod.png&#10;convert background.png -gravity Center -size 270 -pointsize 24 -fill black -annotate +0-14 'Voted #184 mod' -pointsize 20 -fill white -annotate +0+18 'by ZDoom Community' png8:pngs/Heretic_Widescreened_HUD.png&#10;convert background.png -gravity Center -size 270 -pointsize 24 -fill black -annotate +0-14 'Voted #184 mod' -pointsize 20 -fill white -annotate +0+18 'by ZDoom Community' png8:pngs/Hexen:_Scourge_of_Viscerus.png&#10;convert background.png -gravity Center -size 270 -pointsize 24 -fill black -annotate +0-14 'Voted #184 mod' -pointsize 20 -fill white -annotate +0+18 'by ZDoom Community' png8:pngs/HeXercise.png&#10;convert background.png -gravity Center -size 270 -pointsize 24 -fill black -annotate +0-14 'Voted #184 mod' -pointsize 20 -fill white -annotate +0+18 'by ZDoom Community' png8:pngs/Highway_Acceleroid_Booster.png&#10;convert background.png -gravity Center -size 270 -pointsize 24 -fill black -annotate +0-14 'Voted #184 mod' -pointsize 20 -fill white -annotate +0+18 'by ZDoom Community' png8:pngs/Hordes_of_Chaos.png&#10;convert background.png -gravity Center -size 270 -pointsize 24 -fill black -annotate +0-14 'Voted #184 mod' -pointsize 20 -fill white -annotate +0+18 'by ZDoom Community' png8:pngs/JP_s_HUD.png&#10;convert background.png -gravity Center -size 270 -pointsize 24 -fill black -annotate +0-14 'Voted #184 mod' -pointsize 20 -fill white -annotate +0+18 'by ZDoom Community' png8:pngs/Karnak.png&#10;convert background.png -gravity Center -size 270 -pointsize 24 -fill black -annotate +0-14 'Voted #184 mod' -pointsize 20 -fill white -annotate +0+18 'by ZDoom Community' png8:pngs/Keymaster.png&#10;convert background.png -gravity Center -size 270 -pointsize 24 -fill black -annotate +0-14 'Voted #184 mod' -pointsize 20 -fill white -annotate +0+18 'by ZDoom Community' png8:pngs/Lasting_Light.png&#10;convert background.png -gravity Center -size 270 -pointsize 24 -fill black -annotate +0-14 'Voted #184 mod' -pointsize 20 -fill white -annotate +0+18 'by ZDoom Community' png8:pngs/Legion_of_Bones.png&#10;convert background.png -gravity Center -size 270 -pointsize 24 -fill black -annotate +0-14 'Voted #184 mod' -pointsize 20 -fill white -annotate +0+18 'by ZDoom Community' png8:pngs/Lilith.png&#10;convert background.png -gravity Center -size 270 -pointsize 24 -fill black -annotate +0-14 'Voted #184 mod' -pointsize 20 -fill white -annotate +0+18 'by ZDoom Community' png8:pngs/Lizard_Squad.png&#10;convert background.png -gravity Center -size 270 -pointsize 24 -fill black -annotate +0-14 'Voted #184 mod' -pointsize 20 -fill white -annotate +0+18 'by ZDoom Community' png8:pngs/LOST_SOULSPHERE:_Gold_Edition.png&#10;convert background.png -gravity Center -size 270 -pointsize 24 -fill black -annotate +0-14 'Voted #184 mod' -pointsize 20 -fill white -annotate +0+18 'by ZDoom Community' png8:pngs/Lowtech_Remake.png&#10;convert background.png -gravity Center -size 270 -pointsize 24 -fill black -annotate +0-14 'Voted #184 mod' -pointsize 20 -fill white -annotate +0+18 'by ZDoom Community' png8:pngs/MAIS.png&#10;convert background.png -gravity Center -size 270 -pointsize 24 -fill black -annotate +0-14 'Voted #184 mod' -pointsize 20 -fill white -annotate +0+18 'by ZDoom Community' png8:pngs/Malice.png&#10;convert background.png -gravity Center -size 270 -pointsize 24 -fill black -annotate +0-14 'Voted #184 mod' -pointsize 20 -fill white -annotate +0+18 'by ZDoom Community' png8:pngs/Megabounce.png&#10;convert background.png -gravity Center -size 270 -pointsize 24 -fill black -annotate +0-14 'Voted #184 mod' -pointsize 20 -fill white -annotate +0+18 'by ZDoom Community' png8:pngs/Metroid:_Dreadnought.png&#10;convert background.png -gravity Center -size 270 -pointsize 24 -fill black -annotate +0-14 'Voted #184 mod' -pointsize 20 -fill white -annotate +0+18 'by ZDoom Community' png8:pngs/MMDCXIV_-_Journey_into_27_Century.png&#10;convert background.png -gravity Center -size 270 -pointsize 24 -fill black -annotate +0-14 'Voted #184 mod' -pointsize 20 -fill white -annotate +0+18 'by ZDoom Community' png8:pngs/Monster_Scouter.png&#10;convert background.png -gravity Center -size 270 -pointsize 24 -fill black -annotate +0-14 'Voted #184 mod' -pointsize 20 -fill white -annotate +0+18 'by ZDoom Community' png8:pngs/Nameless_Lite_RPG_Mod.png&#10;convert background.png -gravity Center -size 270 -pointsize 24 -fill black -annotate +0-14 'Voted #184 mod' -pointsize 20 -fill white -annotate +0+18 'by ZDoom Community' png8:pngs/Nerves_of_Steel.png&#10;convert background.png -gravity Center -size 270 -pointsize 24 -fill black -annotate +0-14 'Voted #184 mod' -pointsize 20 -fill white -annotate +0+18 'by ZDoom Community' png8:pngs/njsplash.png&#10;convert background.png -gravity Center -size 270 -pointsize 24 -fill black -annotate +0-14 'Voted #184 mod' -pointsize 20 -fill white -annotate +0+18 'by ZDoom Community' png8:pngs/Nobody_Told_Me_About_id.png&#10;convert background.png -gravity Center -size 270 -pointsize 24 -fill black -annotate +0-14 'Voted #184 mod' -pointsize 20 -fill white -annotate +0+18 'by ZDoom Community' png8:pngs/Omega_Zero_mod.png&#10;convert background.png -gravity Center -size 270 -pointsize 24 -fill black -annotate +0-14 'Voted #184 mod' -pointsize 20 -fill white -annotate +0+18 'by ZDoom Community' png8:pngs/OMG_Weapons!__and_Monsters_.png&#10;convert background.png -gravity Center -size 270 -pointsize 24 -fill black -annotate +0-14 'Voted #184 mod' -pointsize 20 -fill white -annotate +0+18 'by ZDoom Community' png8:pngs/Painslayer.png&#10;convert background.png -gravity Center -size 270 -pointsize 24 -fill black -annotate +0-14 'Voted #184 mod' -pointsize 20 -fill white -annotate +0+18 'by ZDoom Community' png8:pngs/Paradise.png&#10;convert background.png -gravity Center -size 270 -pointsize 24 -fill black -annotate +0-14 'Voted #184 mod' -pointsize 20 -fill white -annotate +0+18 'by ZDoom Community' png8:pngs/Parkour.png&#10;convert background.png -gravity Center -size 270 -pointsize 24 -fill black -annotate +0-14 'Voted #184 mod' -pointsize 20 -fill white -annotate +0+18 'by ZDoom Community' png8:pngs/Pokémon_Doom.png&#10;convert background.png -gravity Center -size 270 -pointsize 24 -fill black -annotate +0-14 'Voted #184 mod' -pointsize 20 -fill white -annotate +0+18 'by ZDoom Community' png8:pngs/Project_Re-Blood.png&#10;convert background.png -gravity Center -size 270 -pointsize 24 -fill black -annotate +0-14 'Voted #184 mod' -pointsize 20 -fill white -annotate +0+18 'by ZDoom Community' png8:pngs/Real_Guns_Hardcore.png&#10;convert background.png -gravity Center -size 270 -pointsize 24 -fill black -annotate +0-14 'Voted #184 mod' -pointsize 20 -fill white -annotate +0+18 'by ZDoom Community' png8:pngs/Realm_of_Cheogsh.png&#10;convert background.png -gravity Center -size 270 -pointsize 24 -fill black -annotate +0-14 'Voted #184 mod' -pointsize 20 -fill white -annotate +0+18 'by ZDoom Community' png8:pngs/Run_For_It!.png&#10;convert background.png -gravity Center -size 270 -pointsize 24 -fill black -annotate +0-14 'Voted #184 mod' -pointsize 20 -fill white -annotate +0+18 'by ZDoom Community' png8:pngs/Smooth_fluids.png&#10;convert background.png -gravity Center -size 270 -pointsize 24 -fill black -annotate +0-14 'Voted #184 mod' -pointsize 20 -fill white -annotate +0+18 'by ZDoom Community' png8:pngs/SpaceDM9.png&#10;convert background.png -gravity Center -size 270 -pointsize 24 -fill black -annotate +0-14 'Voted #184 mod' -pointsize 20 -fill white -annotate +0+18 'by ZDoom Community' png8:pngs/Splatterhouse_3D.png&#10;convert background.png -gravity Center -size 270 -pointsize 24 -fill black -annotate +0-14 'Voted #184 mod' -pointsize 20 -fill white -annotate +0+18 'by ZDoom Community' png8:pngs/StatsKeeper.png&#10;convert background.png -gravity Center -size 270 -pointsize 24 -fill black -annotate +0-14 'Voted #184 mod' -pointsize 20 -fill white -annotate +0+18 'by ZDoom Community' png8:pngs/Sun_Damage_Omen.png&#10;convert background.png -gravity Center -size 270 -pointsize 24 -fill black -annotate +0-14 'Voted #184 mod' -pointsize 20 -fill white -annotate +0+18 'by ZDoom Community' png8:pngs/TGRDM3__Morgenstern_.png&#10;convert background.png -gravity Center -size 270 -pointsize 24 -fill black -annotate +0-14 'Voted #184 mod' -pointsize 20 -fill white -annotate +0+18 'by ZDoom Community' png8:pngs/The_City_of_The_Damned_:_Apocalypse.png&#10;convert background.png -gravity Center -size 270 -pointsize 24 -fill black -annotate +0-14 'Voted #184 mod' -pointsize 20 -fill white -annotate +0+18 'by ZDoom Community' png8:pngs/The_Island.png&#10;convert background.png -gravity Center -size 270 -pointsize 24 -fill black -annotate +0-14 'Voted #184 mod' -pointsize 20 -fill white -annotate +0+18 'by ZDoom Community' png8:pngs/The_Trooper.png&#10;convert background.png -gravity Center -size 270 -pointsize 24 -fill black -annotate +0-14 'Voted #184 mod' -pointsize 20 -fill white -annotate +0+18 'by ZDoom Community' png8:pngs/Thief_-_The_Trail_of_the_Arch-Heretic.png&#10;convert background.png -gravity Center -size 270 -pointsize 24 -fill black -annotate +0-14 'Voted #184 mod' -pointsize 20 -fill white -annotate +0+18 'by ZDoom Community' png8:pngs/Ultimate_Custom_Doom.png&#10;convert background.png -gravity Center -size 270 -pointsize 24 -fill black -annotate +0-14 'Voted #184 mod' -pointsize 20 -fill white -annotate +0+18 'by ZDoom Community' png8:pngs/VietDoom.png&#10;convert background.png -gravity Center -size 270 -pointsize 24 -fill black -annotate +0-14 'Voted #184 mod' -pointsize 20 -fill white -annotate +0+18 'by ZDoom Community' png8:pngs/Vignette_Shader.png&#10;convert background.png -gravity Center -size 270 -pointsize 24 -fill black -annotate +0-14 'Voted #184 mod' -pointsize 20 -fill white -annotate +0+18 'by ZDoom Community' png8:pngs/War_Trophies.png&#10;convert background.png -gravity Center -size 270 -pointsize 24 -fill black -annotate +0-14 'Voted #184 mod' -pointsize 20 -fill white -annotate +0+18 'by ZDoom Community' png8:pngs/WARDUST_heretic_Sprites.png&#10;convert background.png -gravity Center -size 270 -pointsize 24 -fill black -annotate +0-14 'Voted #184 mod' -pointsize 20 -fill white -annotate +0+18 'by ZDoom Community' png8:pngs/Wolfenstein_3D_TC.png&#10;convert background.png -gravity Center -size 270 -pointsize 24 -fill black -annotate +0-14 'Voted #184 mod' -pointsize 20 -fill white -annotate +0+18 'by ZDoom Community' png8:pngs/X-Weapon:_Helsturm.png&#10;convert background.png -gravity Center -size 270 -pointsize 24 -fill black -annotate +0-14 'Voted #184 mod' -pointsize 20 -fill white -annotate +0+18 'by ZDoom Community' png8:pngs/Xim_s_Star_Wars_Doom.png&#10;convert background.png -gravity Center -size 270 -pointsize 24 -fill black -annotate +0-14 'Voted #184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2 mod' -pointsize 20 -fill white -annotate +0+18 'by ZDoom Community' png8:pngs/Project_Brutality.png</text:p>
            <text:p>convert background.png -gravity Center -size 270 -pointsize 24 -fill black -annotate +0-14 'Voted #3 mod' -pointsize 20 -fill white -annotate +0+18 'by ZDoom Community' png8:pngs/DoomRL_Arsenal.png</text:p>
            <text:p>convert background.png -gravity Center -size 270 -pointsize 24 -fill black -annotate +0-14 'Voted #4 mod' -pointsize 20 -fill white -annotate +0+18 'by ZDoom Community' png8:pngs/Guncaster.png</text:p>
            <text:p>convert background.png -gravity Center -size 270 -pointsize 24 -fill black -annotate +0-14 'Voted #5 mod' -pointsize 20 -fill white -annotate +0+18 'by ZDoom Community' png8:pngs/Quake_Champions:_Doom_Edition__QCDE_.png</text:p>
            <text:p>convert background.png -gravity Center -size 270 -pointsize 24 -fill black -annotate +0-14 'Voted #5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High_Noon_Drifter.png</text:p>
            <text:p>convert background.png -gravity Center -size 270 -pointsize 24 -fill black -annotate +0-14 'Voted #7 mod' -pointsize 20 -fill white -annotate +0+18 'by ZDoom Community' png8:pngs/Russian_Overkill.png</text:p>
            <text:p>convert background.png -gravity Center -size 270 -pointsize 24 -fill black -annotate +0-14 'Voted #9 mod' -pointsize 20 -fill white -annotate +0+18 'by ZDoom Community' png8:pngs/Death_Foretold__D4T_.png</text:p>
            <text:p>convert background.png -gravity Center -size 270 -pointsize 24 -fill black -annotate +0-14 'Voted #10 mod' -pointsize 20 -fill white -annotate +0+18 'by ZDoom Community' png8:pngs/Final_Doomer.png</text:p>
            <text:p>convert background.png -gravity Center -size 270 -pointsize 24 -fill black -annotate +0-14 'Voted #11 mod' -pointsize 20 -fill white -annotate +0+18 'by ZDoom Community' png8:pngs/Netronian_Chaos.png</text:p>
            <text:p>convert background.png -gravity Center -size 270 -pointsize 24 -fill black -annotate +0-14 'Voted #11 mod' -pointsize 20 -fill white -annotate +0+18 'by ZDoom Community' png8:pngs/Project_MSX.png</text:p>
            <text:p>convert background.png -gravity Center -size 270 -pointsize 24 -fill black -annotate +0-14 'Voted #13 mod' -pointsize 20 -fill white -annotate +0+18 'by ZDoom Community' png8:pngs/Colourful_Hell.png</text:p>
            <text:p>convert background.png -gravity Center -size 270 -pointsize 24 -fill black -annotate +0-14 'Voted #14 mod' -pointsize 20 -fill white -annotate +0+18 'by ZDoom Community' png8:pngs/Winter_s_Fury.png</text:p>
            <text:p>convert background.png -gravity Center -size 270 -pointsize 24 -fill black -annotate +0-14 'Voted #15 mod' -pointsize 20 -fill white -annotate +0+18 'by ZDoom Community' png8:pngs/Brutal_Doom.png</text:p>
            <text:p>convert background.png -gravity Center -size 270 -pointsize 24 -fill black -annotate +0-14 'Voted #15 mod' -pointsize 20 -fill white -annotate +0+18 'by ZDoom Community' png8:pngs/GMOTA.png</text:p>
            <text:p>convert background.png -gravity Center -size 270 -pointsize 24 -fill black -annotate +0-14 'Voted #15 mod' -pointsize 20 -fill white -annotate +0+18 'by ZDoom Community' png8:pngs/Psychic.png</text:p>
            <text:p>convert background.png -gravity Center -size 270 -pointsize 24 -fill black -annotate +0-14 'Voted #18 mod' -pointsize 20 -fill white -annotate +0+18 'by ZDoom Community' png8:pngs/Samsara.png</text:p>
            <text:p>convert background.png -gravity Center -size 270 -pointsize 24 -fill black -annotate +0-14 'Voted #18 mod' -pointsize 20 -fill white -annotate +0+18 'by ZDoom Community' png8:pngs/The_Adventures_of_Square.png</text:p>
            <text:p>convert background.png -gravity Center -size 270 -pointsize 24 -fill black -annotate +0-14 'Voted #20 mod' -pointsize 20 -fill white -annotate +0+18 'by ZDoom Community' png8:pngs/Ashes_2063_TC.png</text:p>
            <text:p>convert background.png -gravity Center -size 270 -pointsize 24 -fill black -annotate +0-14 'Voted #20 mod' -pointsize 20 -fill white -annotate +0+18 'by ZDoom Community' png8:pngs/Nash_s_Gore_Mod.png</text:p>
            <text:p>convert background.png -gravity Center -size 270 -pointsize 24 -fill black -annotate +0-14 'Voted #22 mod' -pointsize 20 -fill white -annotate +0+18 'by ZDoom Community' png8:pngs/Hearts_of_Demons_-_BARON.png</text:p>
            <text:p>convert background.png -gravity Center -size 270 -pointsize 24 -fill black -annotate +0-14 'Voted #22 mod' -pointsize 20 -fill white -annotate +0+18 'by ZDoom Community' png8:pngs/Hexen:_Walpurgis.png</text:p>
            <text:p>convert background.png -gravity Center -size 270 -pointsize 24 -fill black -annotate +0-14 'Voted #24 mod' -pointsize 20 -fill white -annotate +0+18 'by ZDoom Community' png8:pngs/Blade_of_Agony.png</text:p>
            <text:p>convert background.png -gravity Center -size 270 -pointsize 24 -fill black -annotate +0-14 'Voted #24 mod' -pointsize 20 -fill white -annotate +0+18 'by ZDoom Community' png8:pngs/Demonsteele.png</text:p>
            <text:p>convert background.png -gravity Center -size 270 -pointsize 24 -fill black -annotate +0-14 'Voted #24 mod' -pointsize 20 -fill white -annotate +0+18 'by ZDoom Community' png8:pngs/Touhou_Doom.png</text:p>
            <text:p>convert background.png -gravity Center -size 270 -pointsize 24 -fill black -annotate +0-14 'Voted #27 mod' -pointsize 20 -fill white -annotate +0+18 'by ZDoom Community' png8:pngs/La_Tailor_Girl.png</text:p>
            <text:p>convert background.png -gravity Center -size 270 -pointsize 24 -fill black -annotate +0-14 'Voted #28 mod' -pointsize 20 -fill white -annotate +0+18 'by ZDoom Community' png8:pngs/Doom_Incarnate.png</text:p>
            <text:p>convert background.png -gravity Center -size 270 -pointsize 24 -fill black -annotate +0-14 'Voted #28 mod' -pointsize 20 -fill white -annotate +0+18 'by ZDoom Community' png8:pngs/Hedon.png</text:p>
            <text:p>convert background.png -gravity Center -size 270 -pointsize 24 -fill black -annotate +0-14 'Voted #28 mod' -pointsize 20 -fill white -annotate +0+18 'by ZDoom Community' png8:pngs/Urban_Brawl:_Action_Doom_2.png</text:p>
            <text:p>convert background.png -gravity Center -size 270 -pointsize 24 -fill black -annotate +0-14 'Voted #31 mod' -pointsize 20 -fill white -annotate +0+18 'by ZDoom Community' png8:pngs/DOOM_For_DooM__D4D_.png</text:p>
            <text:p>convert background.png -gravity Center -size 270 -pointsize 24 -fill black -annotate +0-14 'Voted #31 mod' -pointsize 20 -fill white -annotate +0+18 'by ZDoom Community' png8:pngs/Enhanced_Vanilla_Project__EVP_.png</text:p>
            <text:p>convert background.png -gravity Center -size 270 -pointsize 24 -fill black -annotate +0-14 'Voted #33 mod' -pointsize 20 -fill white -annotate +0+18 'by ZDoom Community' png8:pngs/Doom:_The_Golden_Souls_2.png</text:p>
            <text:p>convert background.png -gravity Center -size 270 -pointsize 24 -fill black -annotate +0-14 'Voted #34 mod' -pointsize 20 -fill white -annotate +0+18 'by ZDoom Community' png8:pngs/Beautiful_Doom.png</text:p>
            <text:p>convert background.png -gravity Center -size 270 -pointsize 24 -fill black -annotate +0-14 'Voted #34 mod' -pointsize 20 -fill white -annotate +0+18 'by ZDoom Community' png8:pngs/MetaDoom.png</text:p>
            <text:p>convert background.png -gravity Center -size 270 -pointsize 24 -fill black -annotate +0-14 'Voted #34 mod' -pointsize 20 -fill white -annotate +0+18 'by ZDoom Community' png8:pngs/Wrath_of_Cronos_RPG.png</text:p>
            <text:p>convert background.png -gravity Center -size 270 -pointsize 24 -fill black -annotate +0-14 'Voted #37 mod' -pointsize 20 -fill white -annotate +0+18 'by ZDoom Community' png8:pngs/Doom_RPG.png</text:p>
            <text:p>convert background.png -gravity Center -size 270 -pointsize 24 -fill black -annotate +0-14 'Voted #37 mod' -pointsize 20 -fill white -annotate +0+18 'by ZDoom Community' png8:pngs/Reelism.png</text:p>
            <text:p>convert background.png -gravity Center -size 270 -pointsize 24 -fill black -annotate +0-14 'Voted #39 mod' -pointsize 20 -fill white -annotate +0+18 'by ZDoom Community' png8:pngs/Doom_64:_Retribution.png</text:p>
            <text:p>convert background.png -gravity Center -size 270 -pointsize 24 -fill black -annotate +0-14 'Voted #39 mod' -pointsize 20 -fill white -annotate +0+18 'by ZDoom Community' png8:pngs/Slayer_s_Rampage.png</text:p>
            <text:p>convert background.png -gravity Center -size 270 -pointsize 24 -fill black -annotate +0-14 'Voted #41 mod' -pointsize 20 -fill white -annotate +0+18 'by ZDoom Community' png8:pngs/Doom:_The_Golden_Souls.png</text:p>
            <text:p>convert background.png -gravity Center -size 270 -pointsize 24 -fill black -annotate +0-14 'Voted #41 mod' -pointsize 20 -fill white -annotate +0+18 'by ZDoom Community' png8:pngs/Lithium.png</text:p>
            <text:p>convert background.png -gravity Center -size 270 -pointsize 24 -fill black -annotate +0-14 'Voted #41 mod' -pointsize 20 -fill white -annotate +0+18 'by ZDoom Community' png8:pngs/Smooth_Doom.png</text:p>
            <text:p>convert background.png -gravity Center -size 270 -pointsize 24 -fill black -annotate +0-14 'Voted #44 mod' -pointsize 20 -fill white -annotate +0+18 'by ZDoom Community' png8:pngs/Hell-Forged.png</text:p>
            <text:p>convert background.png -gravity Center -size 270 -pointsize 24 -fill black -annotate +0-14 'Voted #44 mod' -pointsize 20 -fill white -annotate +0+18 'by ZDoom Community' png8:pngs/LegenDoom.png</text:p>
            <text:p>convert background.png -gravity Center -size 270 -pointsize 24 -fill black -annotate +0-14 'Voted #46 mod' -pointsize 20 -fill white -annotate +0+18 'by ZDoom Community' png8:pngs/Hunter’s_Moon.png</text:p>
            <text:p>convert background.png -gravity Center -size 270 -pointsize 24 -fill black -annotate +0-14 'Voted #46 mod' -pointsize 20 -fill white -annotate +0+18 'by ZDoom Community' png8:pngs/Kriegsland:_Blutorden.png</text:p>
            <text:p>convert background.png -gravity Center -size 270 -pointsize 24 -fill black -annotate +0-14 'Voted #46 mod' -pointsize 20 -fill white -annotate +0+18 'by ZDoom Community' png8:pngs/Pirate_Doom.png</text:p>
            <text:p>convert background.png -gravity Center -size 270 -pointsize 24 -fill black -annotate +0-14 'Voted #49 mod' -pointsize 20 -fill white -annotate +0+18 'by ZDoom Community' png8:pngs/Ultimate_DoomVisor.png</text:p>
            <text:p>convert background.png -gravity Center -size 270 -pointsize 24 -fill black -annotate +0-14 'Voted #50 mod' -pointsize 20 -fill white -annotate +0+18 'by ZDoom Community' png8:pngs/Zen_Dynamics.png</text:p>
            <text:p>convert background.png -gravity Center -size 270 -pointsize 24 -fill black -annotate +0-14 'Voted #51 mod' -pointsize 20 -fill white -annotate +0+18 'by ZDoom Community' png8:pngs/Combined_Arms.png</text:p>
            <text:p>convert background.png -gravity Center -size 270 -pointsize 24 -fill black -annotate +0-14 'Voted #51 mod' -pointsize 20 -fill white -annotate +0+18 'by ZDoom Community' png8:pngs/Legacy_of_Suffering.png</text:p>
            <text:p>convert background.png -gravity Center -size 270 -pointsize 24 -fill black -annotate +0-14 'Voted #51 mod' -pointsize 20 -fill white -annotate +0+18 'by ZDoom Community' png8:pngs/ouch_m_2:_abort_m.png</text:p>
            <text:p>convert background.png -gravity Center -size 270 -pointsize 24 -fill black -annotate +0-14 'Voted #51 mod' -pointsize 20 -fill white -annotate +0+18 'by ZDoom Community' png8:pngs/Shadow_Of_The_Wool_Ball.png</text:p>
            <text:p>convert background.png -gravity Center -size 270 -pointsize 24 -fill black -annotate +0-14 'Voted #51 mod' -pointsize 20 -fill white -annotate +0+18 'by ZDoom Community' png8:pngs/The_Inquisitor_III.png</text:p>
            <text:p>convert background.png -gravity Center -size 270 -pointsize 24 -fill black -annotate +0-14 'Voted #51 mod' -pointsize 20 -fill white -annotate +0+18 'by ZDoom Community' png8:pngs/The_Ultimate_Torment_and_Torture.png</text:p>
            <text:p>convert background.png -gravity Center -size 270 -pointsize 24 -fill black -annotate +0-14 'Voted #57 mod' -pointsize 20 -fill white -annotate +0+18 'by ZDoom Community' png8:pngs/Embers_Of_Armageddon.png</text:p>
            <text:p>convert background.png -gravity Center -size 270 -pointsize 24 -fill black -annotate +0-14 'Voted #57 mod' -pointsize 20 -fill white -annotate +0+18 'by ZDoom Community' png8:pngs/Hocusdoom.png</text:p>
            <text:p>convert background.png -gravity Center -size 270 -pointsize 24 -fill black -annotate +0-14 'Voted #57 mod' -pointsize 20 -fill white -annotate +0+18 'by ZDoom Community' png8:pngs/PlayStation_Doom_TC.png</text:p>
            <text:p>convert background.png -gravity Center -size 270 -pointsize 24 -fill black -annotate +0-14 'Voted #60 mod' -pointsize 20 -fill white -annotate +0+18 'by ZDoom Community' png8:pngs/HexArcana.png</text:p>
            <text:p>convert background.png -gravity Center -size 270 -pointsize 24 -fill black -annotate +0-14 'Voted #60 mod' -pointsize 20 -fill white -annotate +0+18 'by ZDoom Community' png8:pngs/Reelism_2.png</text:p>
            <text:p>convert background.png -gravity Center -size 270 -pointsize 24 -fill black -annotate +0-14 'Voted #60 mod' -pointsize 20 -fill white -annotate +0+18 'by ZDoom Community' png8:pngs/Rise_Of_The_Wool_Ball.png</text:p>
            <text:p>convert background.png -gravity Center -size 270 -pointsize 24 -fill black -annotate +0-14 'Voted #60 mod' -pointsize 20 -fill white -annotate +0+18 'by ZDoom Community' png8:pngs/WW-Cola3.png</text:p>
            <text:p>convert background.png -gravity Center -size 270 -pointsize 24 -fill black -annotate +0-14 'Voted #64 mod' -pointsize 20 -fill white -annotate +0+18 'by ZDoom Community' png8:pngs/Aracnocide.png</text:p>
            <text:p>convert background.png -gravity Center -size 270 -pointsize 24 -fill black -annotate +0-14 'Voted #64 mod' -pointsize 20 -fill white -annotate +0+18 'by ZDoom Community' png8:pngs/Ascension.png</text:p>
            <text:p>convert background.png -gravity Center -size 270 -pointsize 24 -fill black -annotate +0-14 'Voted #64 mod' -pointsize 20 -fill white -annotate +0+18 'by ZDoom Community' png8:pngs/Daytime_Drama.png</text:p>
            <text:p>convert background.png -gravity Center -size 270 -pointsize 24 -fill black -annotate +0-14 'Voted #64 mod' -pointsize 20 -fill white -annotate +0+18 'by ZDoom Community' png8:pngs/DTS-T.png</text:p>
            <text:p>convert background.png -gravity Center -size 270 -pointsize 24 -fill black -annotate +0-14 'Voted #64 mod' -pointsize 20 -fill white -annotate +0+18 'by ZDoom Community' png8:pngs/Faspons.png</text:p>
            <text:p>convert background.png -gravity Center -size 270 -pointsize 24 -fill black -annotate +0-14 'Voted #64 mod' -pointsize 20 -fill white -annotate +0+18 'by ZDoom Community' png8:pngs/HXRTC_Project.png</text:p>
            <text:p>convert background.png -gravity Center -size 270 -pointsize 24 -fill black -annotate +0-14 'Voted #64 mod' -pointsize 20 -fill white -annotate +0+18 'by ZDoom Community' png8:pngs/Project_Einherjar.png</text:p>
            <text:p>convert background.png -gravity Center -size 270 -pointsize 24 -fill black -annotate +0-14 'Voted #64 mod' -pointsize 20 -fill white -annotate +0+18 'by ZDoom Community' png8:pngs/Reikall_s_Voxels.png</text:p>
            <text:p>convert background.png -gravity Center -size 270 -pointsize 24 -fill black -annotate +0-14 'Voted #64 mod' -pointsize 20 -fill white -annotate +0+18 'by ZDoom Community' png8:pngs/Weapons_of_Saturn.png</text:p>
            <text:p>convert background.png -gravity Center -size 270 -pointsize 24 -fill black -annotate +0-14 'Voted #64 mod' -pointsize 20 -fill white -annotate +0+18 'by ZDoom Community' png8:pngs/Zagemod.png</text:p>
            <text:p>convert background.png -gravity Center -size 270 -pointsize 24 -fill black -annotate +0-14 'Voted #64 mod' -pointsize 20 -fill white -annotate +0+18 'by ZDoom Community' png8:pngs/Zero_Tolerance.png</text:p>
            <text:p>convert background.png -gravity Center -size 270 -pointsize 24 -fill black -annotate +0-14 'Voted #75 mod' -pointsize 20 -fill white -annotate +0+18 'by ZDoom Community' png8:pngs/AEons_Of_Death.png</text:p>
            <text:p>convert background.png -gravity Center -size 270 -pointsize 24 -fill black -annotate +0-14 'Voted #75 mod' -pointsize 20 -fill white -annotate +0+18 'by ZDoom Community' png8:pngs/Brutal_Doom_64.png</text:p>
            <text:p>convert background.png -gravity Center -size 270 -pointsize 24 -fill black -annotate +0-14 'Voted #75 mod' -pointsize 20 -fill white -annotate +0+18 'by ZDoom Community' png8:pngs/Corruption_Cards.png</text:p>
            <text:p>convert background.png -gravity Center -size 270 -pointsize 24 -fill black -annotate +0-14 'Voted #75 mod' -pointsize 20 -fill white -annotate +0+18 'by ZDoom Community' png8:pngs/Happy_Time_Circus_][.png</text:p>
            <text:p>convert background.png -gravity Center -size 270 -pointsize 24 -fill black -annotate +0-14 'Voted #75 mod' -pointsize 20 -fill white -annotate +0+18 'by ZDoom Community' png8:pngs/Lt._Typhon.png</text:p>
            <text:p>convert background.png -gravity Center -size 270 -pointsize 24 -fill black -annotate +0-14 'Voted #75 mod' -pointsize 20 -fill white -annotate +0+18 'by ZDoom Community' png8:pngs/Nazis!.png</text:p>
            <text:p>convert background.png -gravity Center -size 270 -pointsize 24 -fill black -annotate +0-14 'Voted #75 mod' -pointsize 20 -fill white -annotate +0+18 'by ZDoom Community' png8:pngs/RTC-3057_Hub_1.png</text:p>
            <text:p>convert background.png -gravity Center -size 270 -pointsize 24 -fill black -annotate +0-14 'Voted #75 mod' -pointsize 20 -fill white -annotate +0+18 'by ZDoom Community' png8:pngs/S.U.P.E.R_Natural.png</text:p>
            <text:p>convert background.png -gravity Center -size 270 -pointsize 24 -fill black -annotate +0-14 'Voted #75 mod' -pointsize 20 -fill white -annotate +0+18 'by ZDoom Community' png8:pngs/Soundless_Mound.png</text:p>
            <text:p>convert background.png -gravity Center -size 270 -pointsize 24 -fill black -annotate +0-14 'Voted #75 mod' -pointsize 20 -fill white -annotate +0+18 'by ZDoom Community' png8:pngs/Stronghold:_On_the_Edge_of_Chaos.png</text:p>
            <text:p>convert background.png -gravity Center -size 270 -pointsize 24 -fill black -annotate +0-14 'Voted #75 mod' -pointsize 20 -fill white -annotate +0+18 'by ZDoom Community' png8:pngs/Supercharge.png</text:p>
            <text:p>convert background.png -gravity Center -size 270 -pointsize 24 -fill black -annotate +0-14 'Voted #75 mod' -pointsize 20 -fill white -annotate +0+18 'by ZDoom Community' png8:pngs/Terrorists!.png</text:p>
            <text:p>convert background.png -gravity Center -size 270 -pointsize 24 -fill black -annotate +0-14 'Voted #75 mod' -pointsize 20 -fill white -annotate +0+18 'by ZDoom Community' png8:pngs/The_Soldier_Z.png</text:p>
            <text:p>convert background.png -gravity Center -size 270 -pointsize 24 -fill black -annotate +0-14 'Voted #75 mod' -pointsize 20 -fill white -annotate +0+18 'by ZDoom Community' png8:pngs/Threshold_Of_Pain.png</text:p>
            <text:p>convert background.png -gravity Center -size 270 -pointsize 24 -fill black -annotate +0-14 'Voted #75 mod' -pointsize 20 -fill white -annotate +0+18 'by ZDoom Community' png8:pngs/Unloved.png</text:p>
            <text:p>convert background.png -gravity Center -size 270 -pointsize 24 -fill black -annotate +0-14 'Voted #90 mod' -pointsize 20 -fill white -annotate +0+18 'by ZDoom Community' png8:pngs/10x.png</text:p>
            <text:p>convert background.png -gravity Center -size 270 -pointsize 24 -fill black -annotate +0-14 'Voted #90 mod' -pointsize 20 -fill white -annotate +0+18 'by ZDoom Community' png8:pngs/Action_Doom.png</text:p>
            <text:p>convert background.png -gravity Center -size 270 -pointsize 24 -fill black -annotate +0-14 'Voted #90 mod' -pointsize 20 -fill white -annotate +0+18 'by ZDoom Community' png8:pngs/Angelic_Waifus.png</text:p>
            <text:p>convert background.png -gravity Center -size 270 -pointsize 24 -fill black -annotate +0-14 'Voted #90 mod' -pointsize 20 -fill white -annotate +0+18 'by ZDoom Community' png8:pngs/Argent.png</text:p>
            <text:p>convert background.png -gravity Center -size 270 -pointsize 24 -fill black -annotate +0-14 'Voted #90 mod' -pointsize 20 -fill white -annotate +0+18 'by ZDoom Community' png8:pngs/BGPA_Missions_Liberation.png</text:p>
            <text:p>convert background.png -gravity Center -size 270 -pointsize 24 -fill black -annotate +0-14 'Voted #90 mod' -pointsize 20 -fill white -annotate +0+18 'by ZDoom Community' png8:pngs/Bratwurst.png</text:p>
            <text:p>convert background.png -gravity Center -size 270 -pointsize 24 -fill black -annotate +0-14 'Voted #90 mod' -pointsize 20 -fill white -annotate +0+18 'by ZDoom Community' png8:pngs/Bullet-Eye.png</text:p>
            <text:p>convert background.png -gravity Center -size 270 -pointsize 24 -fill black -annotate +0-14 'Voted #90 mod' -pointsize 20 -fill white -annotate +0+18 'by ZDoom Community' png8:pngs/Burl_Tumd.png</text:p>
            <text:p>convert background.png -gravity Center -size 270 -pointsize 24 -fill black -annotate +0-14 'Voted #90 mod' -pointsize 20 -fill white -annotate +0+18 'by ZDoom Community' png8:pngs/Demon_Eclipse.png</text:p>
            <text:p>convert background.png -gravity Center -size 270 -pointsize 24 -fill black -annotate +0-14 'Voted #90 mod' -pointsize 20 -fill white -annotate +0+18 'by ZDoom Community' png8:pngs/Doom_Delta.png</text:p>
            <text:p>convert background.png -gravity Center -size 270 -pointsize 24 -fill black -annotate +0-14 'Voted #90 mod' -pointsize 20 -fill white -annotate +0+18 'by ZDoom Community' png8:pngs/Droplets:_Simulated_Blood.png</text:p>
            <text:p>convert background.png -gravity Center -size 270 -pointsize 24 -fill black -annotate +0-14 'Voted #90 mod' -pointsize 20 -fill white -annotate +0+18 'by ZDoom Community' png8:pngs/Heretical_Doom.png</text:p>
            <text:p>convert background.png -gravity Center -size 270 -pointsize 24 -fill black -annotate +0-14 'Voted #90 mod' -pointsize 20 -fill white -annotate +0+18 'by ZDoom Community' png8:pngs/Irontusk’s_Diablo_3D.png</text:p>
            <text:p>convert background.png -gravity Center -size 270 -pointsize 24 -fill black -annotate +0-14 'Voted #90 mod' -pointsize 20 -fill white -annotate +0+18 'by ZDoom Community' png8:pngs/JohnnyDoom.png</text:p>
            <text:p>convert background.png -gravity Center -size 270 -pointsize 24 -fill black -annotate +0-14 'Voted #90 mod' -pointsize 20 -fill white -annotate +0+18 'by ZDoom Community' png8:pngs/Juvenile_Power_Fantasy.png</text:p>
            <text:p>convert background.png -gravity Center -size 270 -pointsize 24 -fill black -annotate +0-14 'Voted #90 mod' -pointsize 20 -fill white -annotate +0+18 'by ZDoom Community' png8:pngs/NC_HUD.png</text:p>
            <text:p>convert background.png -gravity Center -size 270 -pointsize 24 -fill black -annotate +0-14 'Voted #90 mod' -pointsize 20 -fill white -annotate +0+18 'by ZDoom Community' png8:pngs/Perkristan_s_HD_Sounds.png</text:p>
            <text:p>convert background.png -gravity Center -size 270 -pointsize 24 -fill black -annotate +0-14 'Voted #90 mod' -pointsize 20 -fill white -annotate +0+18 'by ZDoom Community' png8:pngs/Serpent_Resurrection.png</text:p>
            <text:p>convert background.png -gravity Center -size 270 -pointsize 24 -fill black -annotate +0-14 'Voted #90 mod' -pointsize 20 -fill white -annotate +0+18 'by ZDoom Community' png8:pngs/Shades_of_Doom.png</text:p>
            <text:p>convert background.png -gravity Center -size 270 -pointsize 24 -fill black -annotate +0-14 'Voted #90 mod' -pointsize 20 -fill white -annotate +0+18 'by ZDoom Community' png8:pngs/Shut_up_and_Bleed.png</text:p>
            <text:p>convert background.png -gravity Center -size 270 -pointsize 24 -fill black -annotate +0-14 'Voted #90 mod' -pointsize 20 -fill white -annotate +0+18 'by ZDoom Community' png8:pngs/SpriteShadow.png</text:p>
            <text:p>convert background.png -gravity Center -size 270 -pointsize 24 -fill black -annotate +0-14 'Voted #90 mod' -pointsize 20 -fill white -annotate +0+18 'by ZDoom Community' png8:pngs/Total_Chaos.png</text:p>
            <text:p>convert background.png -gravity Center -size 270 -pointsize 24 -fill black -annotate +0-14 'Voted #90 mod' -pointsize 20 -fill white -annotate +0+18 'by ZDoom Community' png8:pngs/Waterlab_GZD.png</text:p>
            <text:p>convert background.png -gravity Center -size 270 -pointsize 24 -fill black -annotate +0-14 'Voted #90 mod' -pointsize 20 -fill white -annotate +0+18 'by ZDoom Community' png8:pngs/Who_Dun_It.png</text:p>
            <text:p>convert background.png -gravity Center -size 270 -pointsize 24 -fill black -annotate +0-14 'Voted #114 mod' -pointsize 20 -fill white -annotate +0+18 'by ZDoom Community' png8:pngs/10.5x.png</text:p>
            <text:p>convert background.png -gravity Center -size 270 -pointsize 24 -fill black -annotate +0-14 'Voted #114 mod' -pointsize 20 -fill white -annotate +0+18 'by ZDoom Community' png8:pngs/Alandoguns.png</text:p>
            <text:p>convert background.png -gravity Center -size 270 -pointsize 24 -fill black -annotate +0-14 'Voted #114 mod' -pointsize 20 -fill white -annotate +0+18 'by ZDoom Community' png8:pngs/Aliens:_Eradication.png</text:p>
            <text:p>convert background.png -gravity Center -size 270 -pointsize 24 -fill black -annotate +0-14 'Voted #114 mod' -pointsize 20 -fill white -annotate +0+18 'by ZDoom Community' png8:pngs/Call_of_Dooty.png</text:p>
            <text:p>convert background.png -gravity Center -size 270 -pointsize 24 -fill black -annotate +0-14 'Voted #114 mod' -pointsize 20 -fill white -annotate +0+18 'by ZDoom Community' png8:pngs/Castlevania_-_Simon_s_Destiny.png</text:p>
            <text:p>convert background.png -gravity Center -size 270 -pointsize 24 -fill black -annotate +0-14 'Voted #114 mod' -pointsize 20 -fill white -annotate +0+18 'by ZDoom Community' png8:pngs/Cold_as_Hell.png</text:p>
            <text:p>convert background.png -gravity Center -size 270 -pointsize 24 -fill black -annotate +0-14 'Voted #114 mod' -pointsize 20 -fill white -annotate +0+18 'by ZDoom Community' png8:pngs/Compendium.png</text:p>
            <text:p>convert background.png -gravity Center -size 270 -pointsize 24 -fill black -annotate +0-14 'Voted #114 mod' -pointsize 20 -fill white -annotate +0+18 'by ZDoom Community' png8:pngs/Complex_Doom.png</text:p>
            <text:p>convert background.png -gravity Center -size 270 -pointsize 24 -fill black -annotate +0-14 'Voted #114 mod' -pointsize 20 -fill white -annotate +0+18 'by ZDoom Community' png8:pngs/DamNums.png</text:p>
            <text:p>convert background.png -gravity Center -size 270 -pointsize 24 -fill black -annotate +0-14 'Voted #114 mod' -pointsize 20 -fill white -annotate +0+18 'by ZDoom Community' png8:pngs/Dark_Encounters.png</text:p>
            <text:p>convert background.png -gravity Center -size 270 -pointsize 24 -fill black -annotate +0-14 'Voted #114 mod' -pointsize 20 -fill white -annotate +0+18 'by ZDoom Community' png8:pngs/Diaz:_Last_Hours_of_Purity.png</text:p>
            <text:p>convert background.png -gravity Center -size 270 -pointsize 24 -fill black -annotate +0-14 'Voted #114 mod' -pointsize 20 -fill white -annotate +0+18 'by ZDoom Community' png8:pngs/Dusted_s_Pandemonia.png</text:p>
            <text:p>convert background.png -gravity Center -size 270 -pointsize 24 -fill black -annotate +0-14 'Voted #114 mod' -pointsize 20 -fill white -annotate +0+18 'by ZDoom Community' png8:pngs/Factotum.png</text:p>
            <text:p>convert background.png -gravity Center -size 270 -pointsize 24 -fill black -annotate +0-14 'Voted #114 mod' -pointsize 20 -fill white -annotate +0+18 'by ZDoom Community' png8:pngs/Full_GZDoom_Skybox_Set.png</text:p>
            <text:p>convert background.png -gravity Center -size 270 -pointsize 24 -fill black -annotate +0-14 'Voted #114 mod' -pointsize 20 -fill white -annotate +0+18 'by ZDoom Community' png8:pngs/Happy_Time_Circus.png</text:p>
            <text:p>convert background.png -gravity Center -size 270 -pointsize 24 -fill black -annotate +0-14 'Voted #114 mod' -pointsize 20 -fill white -annotate +0+18 'by ZDoom Community' png8:pngs/Hard-Doom.png</text:p>
            <text:p>convert background.png -gravity Center -size 270 -pointsize 24 -fill black -annotate +0-14 'Voted #114 mod' -pointsize 20 -fill white -annotate +0+18 'by ZDoom Community' png8:pngs/Insanity_s_Requiem.png</text:p>
            <text:p>convert background.png -gravity Center -size 270 -pointsize 24 -fill black -annotate +0-14 'Voted #114 mod' -pointsize 20 -fill white -annotate +0+18 'by ZDoom Community' png8:pngs/Jimmy’s_Jukebox.png</text:p>
            <text:p>convert background.png -gravity Center -size 270 -pointsize 24 -fill black -annotate +0-14 'Voted #114 mod' -pointsize 20 -fill white -annotate +0+18 'by ZDoom Community' png8:pngs/PlayStation_Doom_TC.png</text:p>
            <text:p>convert background.png -gravity Center -size 270 -pointsize 24 -fill black -annotate +0-14 'Voted #114 mod' -pointsize 20 -fill white -annotate +0+18 'by ZDoom Community' png8:pngs/Psychophobia.png</text:p>
            <text:p>convert background.png -gravity Center -size 270 -pointsize 24 -fill black -annotate +0-14 'Voted #114 mod' -pointsize 20 -fill white -annotate +0+18 'by ZDoom Community' png8:pngs/Redux_E2M4.png</text:p>
            <text:p>convert background.png -gravity Center -size 270 -pointsize 24 -fill black -annotate +0-14 'Voted #114 mod' -pointsize 20 -fill white -annotate +0+18 'by ZDoom Community' png8:pngs/scalliano_s_667_Shuffle.png</text:p>
            <text:p>convert background.png -gravity Center -size 270 -pointsize 24 -fill black -annotate +0-14 'Voted #114 mod' -pointsize 20 -fill white -annotate +0+18 'by ZDoom Community' png8:pngs/Strange_Aeons.png</text:p>
            <text:p>convert background.png -gravity Center -size 270 -pointsize 24 -fill black -annotate +0-14 'Voted #114 mod' -pointsize 20 -fill white -annotate +0+18 'by ZDoom Community' png8:pngs/The_Ghoul_s_Forest_3.png</text:p>
            <text:p>convert background.png -gravity Center -size 270 -pointsize 24 -fill black -annotate +0-14 'Voted #114 mod' -pointsize 20 -fill white -annotate +0+18 'by ZDoom Community' png8:pngs/Treasure_Tech.png</text:p>
            <text:p>convert background.png -gravity Center -size 270 -pointsize 24 -fill black -annotate +0-14 'Voted #114 mod' -pointsize 20 -fill white -annotate +0+18 'by ZDoom Community' png8:pngs/Void.png</text:p>
            <text:p>convert background.png -gravity Center -size 270 -pointsize 24 -fill black -annotate +0-14 'Voted #114 mod' -pointsize 20 -fill white -annotate +0+18 'by ZDoom Community' png8:pngs/WolfenDOOM:_Operation:_Arctic_Wolf.png</text:p>
            <text:p>convert background.png -gravity Center -size 270 -pointsize 24 -fill black -annotate +0-14 'Voted #114 mod' -pointsize 20 -fill white -annotate +0+18 'by ZDoom Community' png8:pngs/ZBlood+.png</text:p>
            <text:p>convert background.png -gravity Center -size 270 -pointsize 24 -fill black -annotate +0-14 'Voted #142 mod' -pointsize 20 -fill white -annotate +0+18 'by ZDoom Community' png8:pngs/All_Clear_Message.png</text:p>
            <text:p>convert background.png -gravity Center -size 270 -pointsize 24 -fill black -annotate +0-14 'Voted #142 mod' -pointsize 20 -fill white -annotate +0+18 'by ZDoom Community' png8:pngs/Champions.png</text:p>
            <text:p>convert background.png -gravity Center -size 270 -pointsize 24 -fill black -annotate +0-14 'Voted #142 mod' -pointsize 20 -fill white -annotate +0+18 'by ZDoom Community' png8:pngs/Consolation_Prize:_The_PSX_Doom_TC.png</text:p>
            <text:p>convert background.png -gravity Center -size 270 -pointsize 24 -fill black -annotate +0-14 'Voted #142 mod' -pointsize 20 -fill white -annotate +0+18 'by ZDoom Community' png8:pngs/Crossfire.png</text:p>
            <text:p>convert background.png -gravity Center -size 270 -pointsize 24 -fill black -annotate +0-14 'Voted #142 mod' -pointsize 20 -fill white -annotate +0+18 'by ZDoom Community' png8:pngs/Cyberrunner.png</text:p>
            <text:p>convert background.png -gravity Center -size 270 -pointsize 24 -fill black -annotate +0-14 'Voted #142 mod' -pointsize 20 -fill white -annotate +0+18 'by ZDoom Community' png8:pngs/Dead_Marine.png</text:p>
            <text:p>convert background.png -gravity Center -size 270 -pointsize 24 -fill black -annotate +0-14 'Voted #142 mod' -pointsize 20 -fill white -annotate +0+18 'by ZDoom Community' png8:pngs/dead.air.png</text:p>
            <text:p>convert background.png -gravity Center -size 270 -pointsize 24 -fill black -annotate +0-14 'Voted #142 mod' -pointsize 20 -fill white -annotate +0+18 'by ZDoom Community' png8:pngs/Demon_CounterStrike.png</text:p>
            <text:p>convert background.png -gravity Center -size 270 -pointsize 24 -fill black -annotate +0-14 'Voted #142 mod' -pointsize 20 -fill white -annotate +0+18 'by ZDoom Community' png8:pngs/Eriguns_2.png</text:p>
            <text:p>convert background.png -gravity Center -size 270 -pointsize 24 -fill black -annotate +0-14 'Voted #142 mod' -pointsize 20 -fill white -annotate +0+18 'by ZDoom Community' png8:pngs/Error:_Doom.png</text:p>
            <text:p>convert background.png -gravity Center -size 270 -pointsize 24 -fill black -annotate +0-14 'Voted #142 mod' -pointsize 20 -fill white -annotate +0+18 'by ZDoom Community' png8:pngs/Final_NeoDoom.png</text:p>
            <text:p>convert background.png -gravity Center -size 270 -pointsize 24 -fill black -annotate +0-14 'Voted #142 mod' -pointsize 20 -fill white -annotate +0+18 'by ZDoom Community' png8:pngs/Footsteps.png</text:p>
            <text:p>convert background.png -gravity Center -size 270 -pointsize 24 -fill black -annotate +0-14 'Voted #142 mod' -pointsize 20 -fill white -annotate +0+18 'by ZDoom Community' png8:pngs/FragTrak.png</text:p>
            <text:p>convert background.png -gravity Center -size 270 -pointsize 24 -fill black -annotate +0-14 'Voted #142 mod' -pointsize 20 -fill white -annotate +0+18 'by ZDoom Community' png8:pngs/Gene-Tech:_Before_the_Storm.png</text:p>
            <text:p>convert background.png -gravity Center -size 270 -pointsize 24 -fill black -annotate +0-14 'Voted #142 mod' -pointsize 20 -fill white -annotate +0+18 'by ZDoom Community' png8:pngs/Gothic_Skins_for_Doom.png</text:p>
            <text:p>convert background.png -gravity Center -size 270 -pointsize 24 -fill black -annotate +0-14 'Voted #142 mod' -pointsize 20 -fill white -annotate +0+18 'by ZDoom Community' png8:pngs/HeXeReTiC_Fantasy.png</text:p>
            <text:p>convert background.png -gravity Center -size 270 -pointsize 24 -fill black -annotate +0-14 'Voted #142 mod' -pointsize 20 -fill white -annotate +0+18 'by ZDoom Community' png8:pngs/HitMarkers.png</text:p>
            <text:p>convert background.png -gravity Center -size 270 -pointsize 24 -fill black -annotate +0-14 'Voted #142 mod' -pointsize 20 -fill white -annotate +0+18 'by ZDoom Community' png8:pngs/Lambda.png</text:p>
            <text:p>convert background.png -gravity Center -size 270 -pointsize 24 -fill black -annotate +0-14 'Voted #142 mod' -pointsize 20 -fill white -annotate +0+18 'by ZDoom Community' png8:pngs/MassMouth_2.png</text:p>
            <text:p>convert background.png -gravity Center -size 270 -pointsize 24 -fill black -annotate +0-14 'Voted #142 mod' -pointsize 20 -fill white -annotate +0+18 'by ZDoom Community' png8:pngs/Midgard_Outlaw.png</text:p>
            <text:p>convert background.png -gravity Center -size 270 -pointsize 24 -fill black -annotate +0-14 'Voted #142 mod' -pointsize 20 -fill white -annotate +0+18 'by ZDoom Community' png8:pngs/Nightshift.png</text:p>
            <text:p>convert background.png -gravity Center -size 270 -pointsize 24 -fill black -annotate +0-14 'Voted #142 mod' -pointsize 20 -fill white -annotate +0+18 'by ZDoom Community' png8:pngs/Paranoid_and_Paranoiac.png</text:p>
            <text:p>convert background.png -gravity Center -size 270 -pointsize 24 -fill black -annotate +0-14 'Voted #142 mod' -pointsize 20 -fill white -annotate +0+18 'by ZDoom Community' png8:pngs/Project_Ironclad.png</text:p>
            <text:p>convert background.png -gravity Center -size 270 -pointsize 24 -fill black -annotate +0-14 'Voted #142 mod' -pointsize 20 -fill white -annotate +0+18 'by ZDoom Community' png8:pngs/QUAKE:_Descent_into_Heresy.png</text:p>
            <text:p>convert background.png -gravity Center -size 270 -pointsize 24 -fill black -annotate +0-14 'Voted #142 mod' -pointsize 20 -fill white -annotate +0+18 'by ZDoom Community' png8:pngs/Queen_s_Crusade.png</text:p>
            <text:p>convert background.png -gravity Center -size 270 -pointsize 24 -fill black -annotate +0-14 'Voted #142 mod' -pointsize 20 -fill white -annotate +0+18 'by ZDoom Community' png8:pngs/SBrightmaps.png</text:p>
            <text:p>convert background.png -gravity Center -size 270 -pointsize 24 -fill black -annotate +0-14 'Voted #142 mod' -pointsize 20 -fill white -annotate +0+18 'by ZDoom Community' png8:pngs/Skulldash.png</text:p>
            <text:p>convert background.png -gravity Center -size 270 -pointsize 24 -fill black -annotate +0-14 'Voted #142 mod' -pointsize 20 -fill white -annotate +0+18 'by ZDoom Community' png8:pngs/Slomo_Bullettime_Ultimate.png</text:p>
            <text:p>convert background.png -gravity Center -size 270 -pointsize 24 -fill black -annotate +0-14 'Voted #142 mod' -pointsize 20 -fill white -annotate +0+18 'by ZDoom Community' png8:pngs/Sneaky_Doom.png</text:p>
            <text:p>convert background.png -gravity Center -size 270 -pointsize 24 -fill black -annotate +0-14 'Voted #142 mod' -pointsize 20 -fill white -annotate +0+18 'by ZDoom Community' png8:pngs/Sound_Caulking.png</text:p>
            <text:p>convert background.png -gravity Center -size 270 -pointsize 24 -fill black -annotate +0-14 'Voted #142 mod' -pointsize 20 -fill white -annotate +0+18 'by ZDoom Community' png8:pngs/Spooktober_Community_Mapping_Project.png</text:p>
            <text:p>convert background.png -gravity Center -size 270 -pointsize 24 -fill black -annotate +0-14 'Voted #142 mod' -pointsize 20 -fill white -annotate +0+18 'by ZDoom Community' png8:pngs/Target_Spy.png</text:p>
            <text:p>convert background.png -gravity Center -size 270 -pointsize 24 -fill black -annotate +0-14 'Voted #142 mod' -pointsize 20 -fill white -annotate +0+18 'by ZDoom Community' png8:pngs/Temple_of_the_Lizard_Men_4.png</text:p>
            <text:p>convert background.png -gravity Center -size 270 -pointsize 24 -fill black -annotate +0-14 'Voted #142 mod' -pointsize 20 -fill white -annotate +0+18 'by ZDoom Community' png8:pngs/The_Space_Pirate.png</text:p>
            <text:p>convert background.png -gravity Center -size 270 -pointsize 24 -fill black -annotate +0-14 'Voted #142 mod' -pointsize 20 -fill white -annotate +0+18 'by ZDoom Community' png8:pngs/The_Wayfarer_s_Tome_.png</text:p>
            <text:p>convert background.png -gravity Center -size 270 -pointsize 24 -fill black -annotate +0-14 'Voted #142 mod' -pointsize 20 -fill white -annotate +0+18 'by ZDoom Community' png8:pngs/Tilt++.png</text:p>
            <text:p>convert background.png -gravity Center -size 270 -pointsize 24 -fill black -annotate +0-14 'Voted #142 mod' -pointsize 20 -fill white -annotate +0+18 'by ZDoom Community' png8:pngs/Town_Infection:_The_Flooding.png</text:p>
            <text:p>convert background.png -gravity Center -size 270 -pointsize 24 -fill black -annotate +0-14 'Voted #142 mod' -pointsize 20 -fill white -annotate +0+18 'by ZDoom Community' png8:pngs/TurboCharged_ARCADE!.png</text:p>
            <text:p>convert background.png -gravity Center -size 270 -pointsize 24 -fill black -annotate +0-14 'Voted #142 mod' -pointsize 20 -fill white -annotate +0+18 'by ZDoom Community' png8:pngs/Ugly_as_Sin.png</text:p>
            <text:p>convert background.png -gravity Center -size 270 -pointsize 24 -fill black -annotate +0-14 'Voted #142 mod' -pointsize 20 -fill white -annotate +0+18 'by ZDoom Community' png8:pngs/Ultra_Crispy.png</text:p>
            <text:p>convert background.png -gravity Center -size 270 -pointsize 24 -fill black -annotate +0-14 'Voted #142 mod' -pointsize 20 -fill white -annotate +0+18 'by ZDoom Community' png8:pngs/WolfenDOOM:_Astrostein.png</text:p>
            <text:p>convert background.png -gravity Center -size 270 -pointsize 24 -fill black -annotate +0-14 'Voted #142 mod' -pointsize 20 -fill white -annotate +0+18 'by ZDoom Community' png8:pngs/ZMovement.png</text:p>
            <text:p>convert background.png -gravity Center -size 270 -pointsize 24 -fill black -annotate +0-14 'Voted #184 mod' -pointsize 20 -fill white -annotate +0+18 'by ZDoom Community' png8:pngs/007:_Licence_to_Spell_DooM.png</text:p>
            <text:p>convert background.png -gravity Center -size 270 -pointsize 24 -fill black -annotate +0-14 'Voted #184 mod' -pointsize 20 -fill white -annotate +0+18 'by ZDoom Community' png8:pngs/20_Monsters_Challenge.png</text:p>
            <text:p>convert background.png -gravity Center -size 270 -pointsize 24 -fill black -annotate +0-14 'Voted #184 mod' -pointsize 20 -fill white -annotate +0+18 'by ZDoom Community' png8:pngs/Abandoned_Misery.png</text:p>
            <text:p>convert background.png -gravity Center -size 270 -pointsize 24 -fill black -annotate +0-14 'Voted #184 mod' -pointsize 20 -fill white -annotate +0+18 'by ZDoom Community' png8:pngs/Accessories_to_Murder.png</text:p>
            <text:p>convert background.png -gravity Center -size 270 -pointsize 24 -fill black -annotate +0-14 'Voted #184 mod' -pointsize 20 -fill white -annotate +0+18 'by ZDoom Community' png8:pngs/Aetherius.png</text:p>
            <text:p>convert background.png -gravity Center -size 270 -pointsize 24 -fill black -annotate +0-14 'Voted #184 mod' -pointsize 20 -fill white -annotate +0+18 'by ZDoom Community' png8:pngs/Alfonzone.png</text:p>
            <text:p>convert background.png -gravity Center -size 270 -pointsize 24 -fill black -annotate +0-14 'Voted #184 mod' -pointsize 20 -fill white -annotate +0+18 'by ZDoom Community' png8:pngs/Aliens:_Colonial_Marines_TC.png</text:p>
            <text:p>convert background.png -gravity Center -size 270 -pointsize 24 -fill black -annotate +0-14 'Voted #184 mod' -pointsize 20 -fill white -annotate +0+18 'by ZDoom Community' png8:pngs/Aliens:_The_Ultimate_Doom.png</text:p>
            <text:p>convert background.png -gravity Center -size 270 -pointsize 24 -fill black -annotate +0-14 'Voted #184 mod' -pointsize 20 -fill white -annotate +0+18 'by ZDoom Community' png8:pngs/AvP_2.0.png</text:p>
            <text:p>convert background.png -gravity Center -size 270 -pointsize 24 -fill black -annotate +0-14 'Voted #184 mod' -pointsize 20 -fill white -annotate +0+18 'by ZDoom Community' png8:pngs/Banhammer.png</text:p>
            <text:p>convert background.png -gravity Center -size 270 -pointsize 24 -fill black -annotate +0-14 'Voted #184 mod' -pointsize 20 -fill white -annotate +0+18 'by ZDoom Community' png8:pngs/Beyond_Reality.png</text:p>
            <text:p>convert background.png -gravity Center -size 270 -pointsize 24 -fill black -annotate +0-14 'Voted #184 mod' -pointsize 20 -fill white -annotate +0+18 'by ZDoom Community' png8:pngs/Bitter_Heretic.png</text:p>
            <text:p>convert background.png -gravity Center -size 270 -pointsize 24 -fill black -annotate +0-14 'Voted #184 mod' -pointsize 20 -fill white -annotate +0+18 'by ZDoom Community' png8:pngs/BlackWarrior.png</text:p>
            <text:p>convert background.png -gravity Center -size 270 -pointsize 24 -fill black -annotate +0-14 'Voted #184 mod' -pointsize 20 -fill white -annotate +0+18 'by ZDoom Community' png8:pngs/Brutal_Doom:_Tomtefars_Extension.png</text:p>
            <text:p>convert background.png -gravity Center -size 270 -pointsize 24 -fill black -annotate +0-14 'Voted #184 mod' -pointsize 20 -fill white -annotate +0+18 'by ZDoom Community' png8:pngs/Brutal_Heretic_RPG.png</text:p>
            <text:p>convert background.png -gravity Center -size 270 -pointsize 24 -fill black -annotate +0-14 'Voted #184 mod' -pointsize 20 -fill white -annotate +0+18 'by ZDoom Community' png8:pngs/Brutal_Hexen_RPG.png</text:p>
            <text:p>convert background.png -gravity Center -size 270 -pointsize 24 -fill black -annotate +0-14 'Voted #184 mod' -pointsize 20 -fill white -annotate +0+18 'by ZDoom Community' png8:pngs/Brutalkick.png</text:p>
            <text:p>convert background.png -gravity Center -size 270 -pointsize 24 -fill black -annotate +0-14 'Voted #184 mod' -pointsize 20 -fill white -annotate +0+18 'by ZDoom Community' png8:pngs/Cheogsh.png</text:p>
            <text:p>convert background.png -gravity Center -size 270 -pointsize 24 -fill black -annotate +0-14 'Voted #184 mod' -pointsize 20 -fill white -annotate +0+18 'by ZDoom Community' png8:pngs/Cheogsh_2.png</text:p>
            <text:p>convert background.png -gravity Center -size 270 -pointsize 24 -fill black -annotate +0-14 'Voted #184 mod' -pointsize 20 -fill white -annotate +0+18 'by ZDoom Community' png8:pngs/Chosen.png</text:p>
            <text:p>convert background.png -gravity Center -size 270 -pointsize 24 -fill black -annotate +0-14 'Voted #184 mod' -pointsize 20 -fill white -annotate +0+18 'by ZDoom Community' png8:pngs/Complex_Doom:_LCA.png</text:p>
            <text:p>convert background.png -gravity Center -size 270 -pointsize 24 -fill black -annotate +0-14 'Voted #184 mod' -pointsize 20 -fill white -annotate +0+18 'by ZDoom Community' png8:pngs/Counter-Strike_Doom:_Martian_Offensive.png</text:p>
            <text:p>convert background.png -gravity Center -size 270 -pointsize 24 -fill black -annotate +0-14 'Voted #184 mod' -pointsize 20 -fill white -annotate +0+18 'by ZDoom Community' png8:pngs/Custom_Crosshair_Pack_.png</text:p>
            <text:p>convert background.png -gravity Center -size 270 -pointsize 24 -fill black -annotate +0-14 'Voted #184 mod' -pointsize 20 -fill white -annotate +0+18 'by ZDoom Community' png8:pngs/Dark_7__with_Mission_Pack_.png</text:p>
            <text:p>convert background.png -gravity Center -size 270 -pointsize 24 -fill black -annotate +0-14 'Voted #184 mod' -pointsize 20 -fill white -annotate +0+18 'by ZDoom Community' png8:pngs/DarkDoomZ.png</text:p>
            <text:p>convert background.png -gravity Center -size 270 -pointsize 24 -fill black -annotate +0-14 'Voted #184 mod' -pointsize 20 -fill white -annotate +0+18 'by ZDoom Community' png8:pngs/Darkmoon.png</text:p>
            <text:p>convert background.png -gravity Center -size 270 -pointsize 24 -fill black -annotate +0-14 'Voted #184 mod' -pointsize 20 -fill white -annotate +0+18 'by ZDoom Community' png8:pngs/Dawn_of_Reality.png</text:p>
            <text:p>convert background.png -gravity Center -size 270 -pointsize 24 -fill black -annotate +0-14 'Voted #184 mod' -pointsize 20 -fill white -annotate +0+18 'by ZDoom Community' png8:pngs/Demonsteele:_NowThatsWhatICallMIDI.png</text:p>
            <text:p>convert background.png -gravity Center -size 270 -pointsize 24 -fill black -annotate +0-14 'Voted #184 mod' -pointsize 20 -fill white -annotate +0+18 'by ZDoom Community' png8:pngs/DN3DooM.png</text:p>
            <text:p>convert background.png -gravity Center -size 270 -pointsize 24 -fill black -annotate +0-14 'Voted #184 mod' -pointsize 20 -fill white -annotate +0+18 'by ZDoom Community' png8:pngs/Don’t_play_with_HELL_–_Black_Edition.png</text:p>
            <text:p>convert background.png -gravity Center -size 270 -pointsize 24 -fill black -annotate +0-14 'Voted #184 mod' -pointsize 20 -fill white -annotate +0+18 'by ZDoom Community' png8:pngs/Doom_2_Minor_Sprite_Fixing_Project.png</text:p>
            <text:p>convert background.png -gravity Center -size 270 -pointsize 24 -fill black -annotate +0-14 'Voted #184 mod' -pointsize 20 -fill white -annotate +0+18 'by ZDoom Community' png8:pngs/DOOM_4_VANILLA.png</text:p>
            <text:p>convert background.png -gravity Center -size 270 -pointsize 24 -fill black -annotate +0-14 'Voted #184 mod' -pointsize 20 -fill white -annotate +0+18 'by ZDoom Community' png8:pngs/Doom_64__weapons_only_.png</text:p>
            <text:p>convert background.png -gravity Center -size 270 -pointsize 24 -fill black -annotate +0-14 'Voted #184 mod' -pointsize 20 -fill white -annotate +0+18 'by ZDoom Community' png8:pngs/Doom_Ambient_Pack.png</text:p>
            <text:p>convert background.png -gravity Center -size 270 -pointsize 24 -fill black -annotate +0-14 'Voted #184 mod' -pointsize 20 -fill white -annotate +0+18 'by ZDoom Community' png8:pngs/Doom_Loot_Box_Mod.png</text:p>
            <text:p>convert background.png -gravity Center -size 270 -pointsize 24 -fill black -annotate +0-14 'Voted #184 mod' -pointsize 20 -fill white -annotate +0+18 'by ZDoom Community' png8:pngs/Doom_Raider:Crypt_of_the_Vile.png</text:p>
            <text:p>convert background.png -gravity Center -size 270 -pointsize 24 -fill black -annotate +0-14 'Voted #184 mod' -pointsize 20 -fill white -annotate +0+18 'by ZDoom Community' png8:pngs/DoomKrakken_s_Monster_Randomizer.png</text:p>
            <text:p>convert background.png -gravity Center -size 270 -pointsize 24 -fill black -annotate +0-14 'Voted #184 mod' -pointsize 20 -fill white -annotate +0+18 'by ZDoom Community' png8:pngs/Eriguns_1.png</text:p>
            <text:p>convert background.png -gravity Center -size 270 -pointsize 24 -fill black -annotate +0-14 'Voted #184 mod' -pointsize 20 -fill white -annotate +0+18 'by ZDoom Community' png8:pngs/Eternal_DOOM_IV:_Return_from_Oblivion.png</text:p>
            <text:p>convert background.png -gravity Center -size 270 -pointsize 24 -fill black -annotate +0-14 'Voted #184 mod' -pointsize 20 -fill white -annotate +0+18 'by ZDoom Community' png8:pngs/FamiliarDoom.png</text:p>
            <text:p>convert background.png -gravity Center -size 270 -pointsize 24 -fill black -annotate +0-14 'Voted #184 mod' -pointsize 20 -fill white -annotate +0+18 'by ZDoom Community' png8:pngs/FantasyMonsters_4_Heretic.png</text:p>
            <text:p>convert background.png -gravity Center -size 270 -pointsize 24 -fill black -annotate +0-14 'Voted #184 mod' -pointsize 20 -fill white -annotate +0+18 'by ZDoom Community' png8:pngs/Fearrific.png</text:p>
            <text:p>convert background.png -gravity Center -size 270 -pointsize 24 -fill black -annotate +0-14 'Voted #184 mod' -pointsize 20 -fill white -annotate +0+18 'by ZDoom Community' png8:pngs/Foreverhood.png</text:p>
            <text:p>convert background.png -gravity Center -size 270 -pointsize 24 -fill black -annotate +0-14 'Voted #184 mod' -pointsize 20 -fill white -annotate +0+18 'by ZDoom Community' png8:pngs/Gearbox.png</text:p>
            <text:p>convert background.png -gravity Center -size 270 -pointsize 24 -fill black -annotate +0-14 'Voted #184 mod' -pointsize 20 -fill white -annotate +0+18 'by ZDoom Community' png8:pngs/Ghoul_School_3D.png</text:p>
            <text:p>convert background.png -gravity Center -size 270 -pointsize 24 -fill black -annotate +0-14 'Voted #184 mod' -pointsize 20 -fill white -annotate +0+18 'by ZDoom Community' png8:pngs/GZSHud.png</text:p>
            <text:p>convert background.png -gravity Center -size 270 -pointsize 24 -fill black -annotate +0-14 'Voted #184 mod' -pointsize 20 -fill white -annotate +0+18 'by ZDoom Community' png8:pngs/Harder_Event.png</text:p>
            <text:p>convert background.png -gravity Center -size 270 -pointsize 24 -fill black -annotate +0-14 'Voted #184 mod' -pointsize 20 -fill white -annotate +0+18 'by ZDoom Community' png8:pngs/Haze.png</text:p>
            <text:p>convert background.png -gravity Center -size 270 -pointsize 24 -fill black -annotate +0-14 'Voted #184 mod' -pointsize 20 -fill white -annotate +0+18 'by ZDoom Community' png8:pngs/Hellwalker﻿_Mod.png</text:p>
            <text:p>convert background.png -gravity Center -size 270 -pointsize 24 -fill black -annotate +0-14 'Voted #184 mod' -pointsize 20 -fill white -annotate +0+18 'by ZDoom Community' png8:pngs/Heretic_Widescreened_HUD.png</text:p>
            <text:p>convert background.png -gravity Center -size 270 -pointsize 24 -fill black -annotate +0-14 'Voted #184 mod' -pointsize 20 -fill white -annotate +0+18 'by ZDoom Community' png8:pngs/Hexen:_Scourge_of_Viscerus.png</text:p>
            <text:p>convert background.png -gravity Center -size 270 -pointsize 24 -fill black -annotate +0-14 'Voted #184 mod' -pointsize 20 -fill white -annotate +0+18 'by ZDoom Community' png8:pngs/HeXercise.png</text:p>
            <text:p>convert background.png -gravity Center -size 270 -pointsize 24 -fill black -annotate +0-14 'Voted #184 mod' -pointsize 20 -fill white -annotate +0+18 'by ZDoom Community' png8:pngs/Highway_Acceleroid_Booster.png</text:p>
            <text:p>convert background.png -gravity Center -size 270 -pointsize 24 -fill black -annotate +0-14 'Voted #184 mod' -pointsize 20 -fill white -annotate +0+18 'by ZDoom Community' png8:pngs/Hordes_of_Chaos.png</text:p>
            <text:p>convert background.png -gravity Center -size 270 -pointsize 24 -fill black -annotate +0-14 'Voted #184 mod' -pointsize 20 -fill white -annotate +0+18 'by ZDoom Community' png8:pngs/JP_s_HUD.png</text:p>
            <text:p>convert background.png -gravity Center -size 270 -pointsize 24 -fill black -annotate +0-14 'Voted #184 mod' -pointsize 20 -fill white -annotate +0+18 'by ZDoom Community' png8:pngs/Karnak.png</text:p>
            <text:p>convert background.png -gravity Center -size 270 -pointsize 24 -fill black -annotate +0-14 'Voted #184 mod' -pointsize 20 -fill white -annotate +0+18 'by ZDoom Community' png8:pngs/Keymaster.png</text:p>
            <text:p>convert background.png -gravity Center -size 270 -pointsize 24 -fill black -annotate +0-14 'Voted #184 mod' -pointsize 20 -fill white -annotate +0+18 'by ZDoom Community' png8:pngs/Lasting_Light.png</text:p>
            <text:p>convert background.png -gravity Center -size 270 -pointsize 24 -fill black -annotate +0-14 'Voted #184 mod' -pointsize 20 -fill white -annotate +0+18 'by ZDoom Community' png8:pngs/Legion_of_Bones.png</text:p>
            <text:p>convert background.png -gravity Center -size 270 -pointsize 24 -fill black -annotate +0-14 'Voted #184 mod' -pointsize 20 -fill white -annotate +0+18 'by ZDoom Community' png8:pngs/Lilith.png</text:p>
            <text:p>convert background.png -gravity Center -size 270 -pointsize 24 -fill black -annotate +0-14 'Voted #184 mod' -pointsize 20 -fill white -annotate +0+18 'by ZDoom Community' png8:pngs/Lizard_Squad.png</text:p>
            <text:p>convert background.png -gravity Center -size 270 -pointsize 24 -fill black -annotate +0-14 'Voted #184 mod' -pointsize 20 -fill white -annotate +0+18 'by ZDoom Community' png8:pngs/LOST_SOULSPHERE:_Gold_Edition.png</text:p>
            <text:p>convert background.png -gravity Center -size 270 -pointsize 24 -fill black -annotate +0-14 'Voted #184 mod' -pointsize 20 -fill white -annotate +0+18 'by ZDoom Community' png8:pngs/Lowtech_Remake.png</text:p>
            <text:p>convert background.png -gravity Center -size 270 -pointsize 24 -fill black -annotate +0-14 'Voted #184 mod' -pointsize 20 -fill white -annotate +0+18 'by ZDoom Community' png8:pngs/MAIS.png</text:p>
            <text:p>convert background.png -gravity Center -size 270 -pointsize 24 -fill black -annotate +0-14 'Voted #184 mod' -pointsize 20 -fill white -annotate +0+18 'by ZDoom Community' png8:pngs/Malice.png</text:p>
            <text:p>convert background.png -gravity Center -size 270 -pointsize 24 -fill black -annotate +0-14 'Voted #184 mod' -pointsize 20 -fill white -annotate +0+18 'by ZDoom Community' png8:pngs/Megabounce.png</text:p>
            <text:p>convert background.png -gravity Center -size 270 -pointsize 24 -fill black -annotate +0-14 'Voted #184 mod' -pointsize 20 -fill white -annotate +0+18 'by ZDoom Community' png8:pngs/Metroid:_Dreadnought.png</text:p>
            <text:p>convert background.png -gravity Center -size 270 -pointsize 24 -fill black -annotate +0-14 'Voted #184 mod' -pointsize 20 -fill white -annotate +0+18 'by ZDoom Community' png8:pngs/MMDCXIV_-_Journey_into_27_Century.png</text:p>
            <text:p>convert background.png -gravity Center -size 270 -pointsize 24 -fill black -annotate +0-14 'Voted #184 mod' -pointsize 20 -fill white -annotate +0+18 'by ZDoom Community' png8:pngs/Monster_Scouter.png</text:p>
            <text:p>convert background.png -gravity Center -size 270 -pointsize 24 -fill black -annotate +0-14 'Voted #184 mod' -pointsize 20 -fill white -annotate +0+18 'by ZDoom Community' png8:pngs/Nameless_Lite_RPG_Mod.png</text:p>
            <text:p>convert background.png -gravity Center -size 270 -pointsize 24 -fill black -annotate +0-14 'Voted #184 mod' -pointsize 20 -fill white -annotate +0+18 'by ZDoom Community' png8:pngs/Nerves_of_Steel.png</text:p>
            <text:p>convert background.png -gravity Center -size 270 -pointsize 24 -fill black -annotate +0-14 'Voted #184 mod' -pointsize 20 -fill white -annotate +0+18 'by ZDoom Community' png8:pngs/njsplash.png</text:p>
            <text:p>convert background.png -gravity Center -size 270 -pointsize 24 -fill black -annotate +0-14 'Voted #184 mod' -pointsize 20 -fill white -annotate +0+18 'by ZDoom Community' png8:pngs/Nobody_Told_Me_About_id.png</text:p>
            <text:p>convert background.png -gravity Center -size 270 -pointsize 24 -fill black -annotate +0-14 'Voted #184 mod' -pointsize 20 -fill white -annotate +0+18 'by ZDoom Community' png8:pngs/Omega_Zero_mod.png</text:p>
            <text:p>convert background.png -gravity Center -size 270 -pointsize 24 -fill black -annotate +0-14 'Voted #184 mod' -pointsize 20 -fill white -annotate +0+18 'by ZDoom Community' png8:pngs/OMG_Weapons!__and_Monsters_.png</text:p>
            <text:p>convert background.png -gravity Center -size 270 -pointsize 24 -fill black -annotate +0-14 'Voted #184 mod' -pointsize 20 -fill white -annotate +0+18 'by ZDoom Community' png8:pngs/Painslayer.png</text:p>
            <text:p>convert background.png -gravity Center -size 270 -pointsize 24 -fill black -annotate +0-14 'Voted #184 mod' -pointsize 20 -fill white -annotate +0+18 'by ZDoom Community' png8:pngs/Paradise.png</text:p>
            <text:p>convert background.png -gravity Center -size 270 -pointsize 24 -fill black -annotate +0-14 'Voted #184 mod' -pointsize 20 -fill white -annotate +0+18 'by ZDoom Community' png8:pngs/Parkour.png</text:p>
            <text:p>convert background.png -gravity Center -size 270 -pointsize 24 -fill black -annotate +0-14 'Voted #184 mod' -pointsize 20 -fill white -annotate +0+18 'by ZDoom Community' png8:pngs/Pokémon_Doom.png</text:p>
            <text:p>convert background.png -gravity Center -size 270 -pointsize 24 -fill black -annotate +0-14 'Voted #184 mod' -pointsize 20 -fill white -annotate +0+18 'by ZDoom Community' png8:pngs/Project_Re-Blood.png</text:p>
            <text:p>convert background.png -gravity Center -size 270 -pointsize 24 -fill black -annotate +0-14 'Voted #184 mod' -pointsize 20 -fill white -annotate +0+18 'by ZDoom Community' png8:pngs/Real_Guns_Hardcore.png</text:p>
            <text:p>convert background.png -gravity Center -size 270 -pointsize 24 -fill black -annotate +0-14 'Voted #184 mod' -pointsize 20 -fill white -annotate +0+18 'by ZDoom Community' png8:pngs/Realm_of_Cheogsh.png</text:p>
            <text:p>convert background.png -gravity Center -size 270 -pointsize 24 -fill black -annotate +0-14 'Voted #184 mod' -pointsize 20 -fill white -annotate +0+18 'by ZDoom Community' png8:pngs/Run_For_It!.png</text:p>
            <text:p>convert background.png -gravity Center -size 270 -pointsize 24 -fill black -annotate +0-14 'Voted #184 mod' -pointsize 20 -fill white -annotate +0+18 'by ZDoom Community' png8:pngs/Smooth_fluids.png</text:p>
            <text:p>convert background.png -gravity Center -size 270 -pointsize 24 -fill black -annotate +0-14 'Voted #184 mod' -pointsize 20 -fill white -annotate +0+18 'by ZDoom Community' png8:pngs/SpaceDM9.png</text:p>
            <text:p>convert background.png -gravity Center -size 270 -pointsize 24 -fill black -annotate +0-14 'Voted #184 mod' -pointsize 20 -fill white -annotate +0+18 'by ZDoom Community' png8:pngs/Splatterhouse_3D.png</text:p>
            <text:p>convert background.png -gravity Center -size 270 -pointsize 24 -fill black -annotate +0-14 'Voted #184 mod' -pointsize 20 -fill white -annotate +0+18 'by ZDoom Community' png8:pngs/StatsKeeper.png</text:p>
            <text:p>convert background.png -gravity Center -size 270 -pointsize 24 -fill black -annotate +0-14 'Voted #184 mod' -pointsize 20 -fill white -annotate +0+18 'by ZDoom Community' png8:pngs/Sun_Damage_Omen.png</text:p>
            <text:p>convert background.png -gravity Center -size 270 -pointsize 24 -fill black -annotate +0-14 'Voted #184 mod' -pointsize 20 -fill white -annotate +0+18 'by ZDoom Community' png8:pngs/TGRDM3__Morgenstern_.png</text:p>
            <text:p>convert background.png -gravity Center -size 270 -pointsize 24 -fill black -annotate +0-14 'Voted #184 mod' -pointsize 20 -fill white -annotate +0+18 'by ZDoom Community' png8:pngs/The_City_of_The_Damned_:_Apocalypse.png</text:p>
            <text:p>convert background.png -gravity Center -size 270 -pointsize 24 -fill black -annotate +0-14 'Voted #184 mod' -pointsize 20 -fill white -annotate +0+18 'by ZDoom Community' png8:pngs/The_Island.png</text:p>
            <text:p>convert background.png -gravity Center -size 270 -pointsize 24 -fill black -annotate +0-14 'Voted #184 mod' -pointsize 20 -fill white -annotate +0+18 'by ZDoom Community' png8:pngs/The_Trooper.png</text:p>
            <text:p>convert background.png -gravity Center -size 270 -pointsize 24 -fill black -annotate +0-14 'Voted #184 mod' -pointsize 20 -fill white -annotate +0+18 'by ZDoom Community' png8:pngs/Thief_-_The_Trail_of_the_Arch-Heretic.png</text:p>
            <text:p>convert background.png -gravity Center -size 270 -pointsize 24 -fill black -annotate +0-14 'Voted #184 mod' -pointsize 20 -fill white -annotate +0+18 'by ZDoom Community' png8:pngs/Ultimate_Custom_Doom.png</text:p>
            <text:p>convert background.png -gravity Center -size 270 -pointsize 24 -fill black -annotate +0-14 'Voted #184 mod' -pointsize 20 -fill white -annotate +0+18 'by ZDoom Community' png8:pngs/VietDoom.png</text:p>
            <text:p>convert background.png -gravity Center -size 270 -pointsize 24 -fill black -annotate +0-14 'Voted #184 mod' -pointsize 20 -fill white -annotate +0+18 'by ZDoom Community' png8:pngs/Vignette_Shader.png</text:p>
            <text:p>convert background.png -gravity Center -size 270 -pointsize 24 -fill black -annotate +0-14 'Voted #184 mod' -pointsize 20 -fill white -annotate +0+18 'by ZDoom Community' png8:pngs/War_Trophies.png</text:p>
            <text:p>convert background.png -gravity Center -size 270 -pointsize 24 -fill black -annotate +0-14 'Voted #184 mod' -pointsize 20 -fill white -annotate +0+18 'by ZDoom Community' png8:pngs/WARDUST_heretic_Sprites.png</text:p>
            <text:p>convert background.png -gravity Center -size 270 -pointsize 24 -fill black -annotate +0-14 'Voted #184 mod' -pointsize 20 -fill white -annotate +0+18 'by ZDoom Community' png8:pngs/Wolfenstein_3D_TC.png</text:p>
            <text:p>convert background.png -gravity Center -size 270 -pointsize 24 -fill black -annotate +0-14 'Voted #184 mod' -pointsize 20 -fill white -annotate +0+18 'by ZDoom Community' png8:pngs/X-Weapon:_Helsturm.png</text:p>
            <text:p>convert background.png -gravity Center -size 270 -pointsize 24 -fill black -annotate +0-14 'Voted #184 mod' -pointsize 20 -fill white -annotate +0+18 'by ZDoom Community' png8:pngs/Xim_s_Star_Wars_Doom.png</text:p>
            <text:p>convert background.png -gravity Center -size 270 -pointsize 24 -fill black -annotate +0-14 'Voted #184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www.moddb.com/mods/brutal-doom/addons/project-brutality]Project Brutality[/url][/b] [[b]67[/b]: [size=85]Koto: 3, JDSH98: 2, TDRR: 1, MasterBeavis: 2, AlexThePianoNailer: 5, ErrantMasa: 4, iamcarrotmaster: 5, A_D_M_E_R_A_L: 5, Martinoz: 5, LastManonEarth: 5, Cacodemon345: 5, Craneo: 2, Dawn111: 4, Elodorian: 5, TheZombie: 2, DoomKrakken: 1, Valken: 2, Doomguy914: 2, omxgamer127: 5, Zonky: 2[/size]]" calcext:value-type="string">
            <text:p>[b]2. [url=https://www.moddb.com/mods/brutal-doom/addons/project-brutality]Project Brutality[/url][/b] [[b]67[/b]: [size=85]Koto: 3, JDSH98: 2, TDRR: 1, MasterBeavis: 2, AlexThePianoNailer: 5, ErrantMasa: 4, iamcarrotmaster: 5, A_D_M_E_R_A_L: 5, Martinoz: 5, LastManonEarth: 5, Cacodemon345: 5, Craneo: 2, Dawn111: 4, Elodorian: 5, TheZombie: 2, DoomKrakken: 1, Valken: 2, Doomguy914: 2, omxgamer127: 5, Zonky: 2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Project_Brutality.png" calcext:value-type="string">
            <text:p>convert background.png -gravity Center -size 270 -pointsize 24 -fill black -annotate +0-14 'Voted #2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t=37044#p703341]DoomRL Arsenal[/url][/b] [[b]65[/b]: [size=85]wildweasel: 3,  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, headlesszombie: 3[/size]]" calcext:value-type="string">
            <text:p>[b]3. [url=https://forum.zdoom.org/viewtopic.php?t=37044#p703341]DoomRL Arsenal[/url][/b] [[b]65[/b]: [size=85]wildweasel: 3, <text:s/>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, headlesszombie: 3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DoomRL_Arsenal.png" calcext:value-type="string">
            <text:p>convert background.png -gravity Center -size 270 -pointsize 24 -fill black -annotate +0-14 'Voted #3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37066#p703762]Guncaster[/url][/b] [[b]61[/b]: [size=85]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, Zonky: 2[/size]]" calcext:value-type="string">
            <text:p>[b]4. [url=https://forum.zdoom.org/viewtopic.php?f=43&amp;t=37066#p703762]Guncaster[/url][/b] [[b]61[/b]: [size=85]Brohnesorge: 3, Shi No Hime: 2, ZippeyKeys12: 4, HaraSwift: 1, Somagu: 1, <text:s/>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, Zonky: 2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Guncaster.png" calcext:value-type="string">
            <text:p>convert background.png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" calcext:value-type="string">
            <text:p>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Quake_Champions:_Doom_Edition__QCDE_.png" calcext:value-type="string">
            <text:p>convert background.png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" calcext:value-type="string">
            <text:p>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The_Trailblazer.png" calcext:value-type="string">
            <text:p>convert background.png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57098#p1006858]High Noon Drifter[/url][/b] [[b]45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, Infirnex: 1[/size]]" calcext:value-type="string">
            <text:p>[b]7. [url=https://forum.zdoom.org/viewtopic.php?f=43&amp;t=57098#p1006858]High Noon Drifter[/url][/b] [[b]45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, Infirnex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High_Noon_Drifter.png" calcext:value-type="string">
            <text:p>convert background.png -gravity Center -size 270 -pointsize 24 -fill black -annotate +0-14 'Voted #7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" calcext:value-type="string">
            <text:p>[b]7. [url=https://forum.zdoom.org/viewtopic.php?f=43&amp;t=29915#p567421]Russian Overkill[/url][/b] [[b]45[/b]: [size=85]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, Valken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Russian_Overkill.png" calcext:value-type="string">
            <text:p>convert background.png -gravity Center -size 270 -pointsize 24 -fill black -annotate +0-14 'Voted #7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43[/b]: [size=85] TheNightATK300: 2, D3athStalker: 2, insightguy: 3, DoodGuy: 4, JDSH98: 5, AlphaEnt: 2, SunPraiser: 3, The_Abysswalker: 3, BerserkerNoir: 2, excedentia: 2, shotfan: 1, Craneo: 3, Dawn111: 5, kultasakaali: 2, DYD: 1, Valken: 1, rayburn: 1, omxgamer127: 1[/size]]" calcext:value-type="string">
            <text:p>[b]9. [url=https://forum.zdoom.org/viewtopic.php?t=54750#p965349]Death Foretold (D4T)[/url][/b] [[b]43[/b]: [size=85] TheNightATK300: 2, D3athStalker: 2, insightguy: 3, DoodGuy: 4, JDSH98: 5, AlphaEnt: 2, SunPraiser: 3, The_Abysswalker: 3, BerserkerNoir: 2, excedentia: 2, shotfan: 1, Craneo: 3, Dawn111: 5, kultasakaali: 2, DYD: 1, Valken: 1, rayburn: 1, omxgamer127: 1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Death_Foretold__D4T_.png" calcext:value-type="string">
            <text:p>convert background.png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" calcext:value-type="string">
            <text:p>[b]10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Final_Doomer.png" calcext:value-type="string">
            <text:p>convert background.png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43&amp;t=57964#p1019776]Netronian Chaos[/url][/b] [[b]36[/b]: [size=85]TerminusEst13: 2, DrPyspy: 3, phantombeta: 5, undeadmonk354: 1,  TheNightATK300: 2, PlayerLin: 5, Turbo: 2, TheLightBad96: 2, Vostyok: 3, lizardcommando: 1, TDRR: 1, silentzora: 3, Jarewill: 1, spart_n: 2, terminator44: 1, Infirnex: 2[/size]]" calcext:value-type="string">
            <text:p>[b]11. [url=https://forum.zdoom.org/viewtopic.php?f=43&amp;t=57964#p1019776]Netronian Chaos[/url][/b] [[b]36[/b]: [size=85]TerminusEst13: 2, DrPyspy: 3, phantombeta: 5, undeadmonk354: 1, <text:s/>TheNightATK300: 2, PlayerLin: 5, Turbo: 2, TheLightBad96: 2, Vostyok: 3, lizardcommando: 1, TDRR: 1, silentzora: 3, Jarewill: 1, spart_n: 2, terminator44: 1, Infirnex: 2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Netronian_Chaos.png" calcext:value-type="string">
            <text:p>convert background.png -gravity Center -size 270 -pointsize 24 -fill black -annotate +0-14 'Voted #11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" calcext:value-type="string"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Project_MSX.png" calcext:value-type="string">
            <text:p>convert background.png -gravity Center -size 270 -pointsize 24 -fill black -annotate +0-14 'Voted #11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7980#p818030]Colourful Hell[/url][/b] [[b]31[/b]: [size=85]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[/size]]" calcext:value-type="string">
            <text:p>[b]13. [url=https://forum.zdoom.org/viewtopic.php?f=43&amp;t=47980#p818030]Colourful Hell[/url][/b] [[b]31[/b]: [size=85]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Colourful_Hell.png" calcext:value-type="string">
            <text:p>convert background.png -gravity Center -size 270 -pointsize 24 -fill black -annotate +0-14 'Voted #13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" calcext:value-type="string">
            <text:p>[b]14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Winter_s_Fury.png" calcext:value-type="string">
            <text:p>convert background.png -gravity Center -size 270 -pointsize 24 -fill black -annotate +0-14 'Voted #14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5. [url=http://www.moddb.com/mods/brutal-doom]Brutal Doom[/url][/b] [[b]28[/b]: [size=85]lil'devil: 1, Olroda: 1, Zcat: 1, Zan: 3, wolfmanfp: 1, Rowsol: 1, BerserkerNoir: 1, MasterBeavis: 1, AlexThePianoNailer: 5, Martinoz: 3, Dinosaur_Nerd: 2, Valken: 1, omxgamer127: 3,  Inconspicuousduck : 4[/size]]" calcext:value-type="string">
            <text:p>[b]15. [url=http://www.moddb.com/mods/brutal-doom]Brutal Doom[/url][/b] [[b]28[/b]: [size=85]lil'devil: 1, Olroda: 1, Zcat: 1, Zan: 3, wolfmanfp: 1, Rowsol: 1, BerserkerNoir: 1, MasterBeavis: 1, AlexThePianoNailer: 5, Martinoz: 3, Dinosaur_Nerd: 2, Valken: 1, omxgamer127: 3, <text:s/>Inconspicuousduck : 4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Brutal_Doom.png" calcext:value-type="string">
            <text:p>convert background.png -gravity Center -size 270 -pointsize 24 -fill black -annotate +0-14 'Voted #15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5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" calcext:value-type="string">
            <text:p>[b]15. [url=https://forum.zdoom.org/viewtopic.php?f=43&amp;t=45115#p742401]GMOTA[/url][/b] [[b]28[/b]: [size=85]Shadelight: 3, TerminusEst13: 3, DrPyspy: 3, Somagu: 1, <text:s/>TheNightATK300: 2, Hege Cactus: 2, Captain J: 2, Azba: 3, Eric_: 1, Marrub: 1, Revae: 3, QuakedoomNukem Cz: 1, Jarewill: 1, Tartlman: 1, spart_n: 1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GMOTA.png" calcext:value-type="string">
            <text:p>convert background.png -gravity Center -size 270 -pointsize 24 -fill black -annotate +0-14 'Voted #15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5. [url=https://forum.zdoom.org/viewtopic.php?f=19&amp;t=21681#p426527]Psychic[/url][/b] [[b]28[/b]: [size=85]TerminusEst13: 5, phantombeta: 2, Somagu: 1, Marrub: 5, Crazy Toni: 2, Tapwave: 3, Arcterezion: 5, Infirnex: 5[/size]]" calcext:value-type="string">
            <text:p>[b]15. [url=https://forum.zdoom.org/viewtopic.php?f=19&amp;t=21681#p426527]Psychic[/url][/b] [[b]28[/b]: [size=85]TerminusEst13: 5, phantombeta: 2, Somagu: 1, Marrub: 5, Crazy Toni: 2, Tapwave: 3, Arcterezion: 5, Infirnex: 5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Psychic.png" calcext:value-type="string">
            <text:p>convert background.png -gravity Center -size 270 -pointsize 24 -fill black -annotate +0-14 'Voted #15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t=51771#p902709]Samsara[/url][/b] [[b]27[/b]: [size=85]Matt: 1, Combine_Kegan: 3, Untitled: 5, Turbo: 3, Crazy Toni: 2, Cyanide: 1, GeneralDelphox: 1, Revae: 5, Hellser: 3, Dylan558: 3[/size]]" calcext:value-type="string">
            <text:p>[b]18. [url=https://forum.zdoom.org/viewtopic.php?t=51771#p902709]Samsara[/url][/b] [[b]27[/b]: [size=85]Matt: 1, Combine_Kegan: 3, Untitled: 5, Turbo: 3, Crazy Toni: 2, Cyanide: 1, GeneralDelphox: 1, Revae: 5, Hellser: 3, Dylan558: 3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Samsara.png" calcext:value-type="string">
            <text:p>convert background.png -gravity Center -size 270 -pointsize 24 -fill black -annotate +0-14 'Voted #18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8. [url=http://adventuresofsquare.com/]The Adventures of Square[/url][/b] [[b]27[/b]: [size=85]m8f: 1, Combine_Kegan: 3, ZippeyKeys12: 4, TriMetall: 1, Bigger C: 2, TheLightBad96: 2, Revae: 3, QuakedoomNukem Cz: 1, AlphaEnt: 2, Vostyok: 3, MasterBeavis: 2, DoomKrakken: 3[/size]]" calcext:value-type="string">
            <text:p>[b]18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The_Adventures_of_Square.png" calcext:value-type="string">
            <text:p>convert background.png -gravity Center -size 270 -pointsize 24 -fill black -annotate +0-14 'Voted #18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f=19&amp;t=47573#p807968]Ashes 2063 TC[/url][/b] [[b]26[/b]: [size=85]m8f: 1, Olroda: 2, Bigger C: 3, TheLightBad96: 2, The_Abysswalker: 3, Error313: 3, Jarewill: 1, Curunir: 5, ReformedJoe: 5, rayburn: 1[/size]]" calcext:value-type="string">
            <text:p>[b]20. [url=https://forum.zdoom.org/viewtopic.php?f=19&amp;t=47573#p807968]Ashes 2063 TC[/url][/b] [[b]26[/b]: [size=85]m8f: 1, Olroda: 2, Bigger C: 3, TheLightBad96: 2, The_Abysswalker: 3, Error313: 3, Jarewill: 1, Curunir: 5, ReformedJoe: 5, rayburn: 1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Ashes_2063_TC.png" calcext:value-type="string">
            <text:p>convert background.png -gravity Center -size 270 -pointsize 24 -fill black -annotate +0-14 'Voted #20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f=46&amp;t=62641#p1080654]Nash's Gore Mod[/url][/b] [[b]26[/b]: [size=85]Hipnotic Rogue: 1, AlphaEnt: 1, BerserkerNoir: 2, xim: 2, Rex705: 1, Craneo: 5, Hexereticdoom: 1, terminator44: 1, Lagi: 2, Arcterezion: 4, CherubCorps: 1, Xangelxal: 2,  Inconspicuousduck : 2, headlesszombie: 1[/size]]" calcext:value-type="string">
            <text:p>[b]20. [url=https://forum.zdoom.org/viewtopic.php?f=46&amp;t=62641#p1080654]Nash's Gore Mod[/url][/b] [[b]26[/b]: [size=85]Hipnotic Rogue: 1, AlphaEnt: 1, BerserkerNoir: 2, xim: 2, Rex705: 1, Craneo: 5, Hexereticdoom: 1, terminator44: 1, Lagi: 2, Arcterezion: 4, CherubCorps: 1, Xangelxal: 2, <text:s/>Inconspicuousduck : 2, headlesszombie: 1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Nash_s_Gore_Mod.png" calcext:value-type="string">
            <text:p>convert background.png -gravity Center -size 270 -pointsize 24 -fill black -annotate +0-14 'Voted #20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" calcext:value-type="string">
            <text:p>[b]22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Hearts_of_Demons_-_BARON.png" calcext:value-type="string">
            <text:p>convert background.png -gravity Center -size 270 -pointsize 24 -fill black -annotate +0-14 'Voted #22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2. [url=https://forum.zdoom.org/viewtopic.php?f=43&amp;t=67025#p1132672]Hexen: Walpurgis[/url][/b] [[b]25[/b]: [size=85]eharper256: 1, Jarewill: 1, SallazarSpellcaster: 5, MaxRideWizardLord: 3, Lagi: 2, Valken: 1, ClessxAlghazanth: 2,  Inconspicuousduck : 4, Infirnex: 1, headlesszombie: 5[/size]]" calcext:value-type="string">
            <text:p>[b]22. [url=https://forum.zdoom.org/viewtopic.php?f=43&amp;t=67025#p1132672]Hexen: Walpurgis[/url][/b] [[b]25[/b]: [size=85]eharper256: 1, Jarewill: 1, SallazarSpellcaster: 5, MaxRideWizardLord: 3, Lagi: 2, Valken: 1, ClessxAlghazanth: 2, <text:s/>Inconspicuousduck : 4, Infirnex: 1, headlesszombie: 5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Hexen:_Walpurgis.png" calcext:value-type="string">
            <text:p>convert background.png -gravity Center -size 270 -pointsize 24 -fill black -annotate +0-14 'Voted #22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s://boa.realm667.com/]Blade of Agony[/url][/b] [[b]24[/b]: [size=85]Caligari87: 2, ZikShadow: 1, The Ultimate DooMer: 1, dard22: 2, Zcat: 2, Zan: 1, Ravick: 1, Koto: 4, Solmir : 5, kultasakaali: 2, headlesszombie: 3[/size]]" calcext:value-type="string">
            <text:p>[b]24. [url=https://boa.realm667.com/]Blade of Agony[/url][/b] [[b]24[/b]: [size=85]Caligari87: 2, ZikShadow: 1, The Ultimate DooMer: 1, dard22: 2, Zcat: 2, Zan: 1, Ravick: 1, Koto: 4, Solmir : 5, kultasakaali: 2, headlesszombie: 3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Blade_of_Agony.png" calcext:value-type="string">
            <text:p>convert background.png -gravity Center -size 270 -pointsize 24 -fill black -annotate +0-14 'Voted #24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s://forum.zdoom.org/viewtopic.php?t=46787#p786254]Demonsteele[/url][/b] [[b]24[/b]: [size=85]Untitled: 4, Captain J: 2, Azba: 1, Eric_: 3, Zcat: 5, TheMightyHeracross: 3, sycspysycspy: 3, Ikazu-san: 1, Tartlman: 1, terminator44: 1[/size]]" calcext:value-type="string">
            <text:p>[b]24. [url=https://forum.zdoom.org/viewtopic.php?t=46787#p786254]Demonsteele[/url][/b] [[b]24[/b]: [size=85]Untitled: 4, Captain J: 2, Azba: 1, Eric_: 3, Zcat: 5, TheMightyHeracross: 3, sycspysycspy: 3, Ikazu-san: 1, Tartlman: 1, terminator44: 1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emonsteele.png" calcext:value-type="string">
            <text:p>convert background.png -gravity Center -size 270 -pointsize 24 -fill black -annotate +0-14 'Voted #24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4. [url=https://forum.zdoom.org/viewtopic.php?t=57817#p1017445]Touhou Doom[/url][/b] [[b]24[/b]: [size=85]ZikShadow: 3, Master Medi: 5, GeneralDelphox: 5, dard22: 4, insightguy: 2, Dylan558: 5[/size]]" calcext:value-type="string">
            <text:p>[b]24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Touhou_Doom.png" calcext:value-type="string">
            <text:p>convert background.png -gravity Center -size 270 -pointsize 24 -fill black -annotate +0-14 'Voted #24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8343#p1025452]La Tailor Girl[/url][/b] [[b]23[/b]: [size=85]leodoom85: 1, Rachael: 1, Marisa Kirisame: 3, Somagu: 1, Accensus: 1, 4thcharacter: 1, insightguy: 2, eharper256: 1, QuakedoomNukem Cz: 1, SunPraiser: 2, TDRR: 2, MasterBeavis: 1, CherubCorps: 1, Xangelxal: 5[/size]]" calcext:value-type="string">
            <text:p>[b]27. [url=https://forum.zdoom.org/viewtopic.php?f=43&amp;t=58343#p1025452]La Tailor Girl[/url][/b] [[b]23[/b]: [size=85]leodoom85: 1, Rachael: 1, Marisa Kirisame: 3, Somagu: 1, Accensus: 1, 4thcharacter: 1, insightguy: 2, eharper256: 1, QuakedoomNukem Cz: 1, SunPraiser: 2, TDRR: 2, MasterBeavis: 1, CherubCorps: 1, Xangelxal: 5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La_Tailor_Girl.png" calcext:value-type="string">
            <text:p>convert background.png -gravity Center -size 270 -pointsize 24 -fill black -annotate +0-14 'Voted #27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f=43&amp;t=58594#p1029236]Doom Incarnate[/url][/b] [[b]21[/b]: [size=85]Somagu: 1, TheLightBad96: 4, Koto: 1, Error313: 3, xim: 5, Cacodemon345: 4, Elodorian: 1, ClessxAlghazanth: 2[/size]]" calcext:value-type="string">
            <text:p>[b]28. [url=https://forum.zdoom.org/viewtopic.php?f=43&amp;t=58594#p1029236]Doom Incarnate[/url][/b] [[b]21[/b]: [size=85]Somagu: 1, TheLightBad96: 4, Koto: 1, Error313: 3, xim: 5, Cacodemon345: 4, Elodorian: 1, ClessxAlghazanth: 2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Doom_Incarnate.png" calcext:value-type="string">
            <text:p>convert background.png -gravity Center -size 270 -pointsize 24 -fill black -annotate +0-14 'Voted #28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8. [url=https://store.steampowered.com/app/1072150/Hedon/]Hedon[/url][/b] [[b]21[/b]: [size=85]m8f: 1, Vostyok: 3, spart_n: 5, DoomKrakken: 3, ReformedJoe: 4, rayburn: 5[/size]]" calcext:value-type="string">
            <text:p>[b]28. [url=https://store.steampowered.com/app/1072150/Hedon/]Hedon[/url][/b] [[b]21[/b]: [size=85]m8f: 1, Vostyok: 3, spart_n: 5, DoomKrakken: 3, ReformedJoe: 4, rayburn: 5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Hedon.png" calcext:value-type="string">
            <text:p>convert background.png -gravity Center -size 270 -pointsize 24 -fill black -annotate +0-14 'Voted #28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8. [url=http://action.mancubus.net/ad2free.htm]Urban Brawl: Action Doom 2[/url][/b] [[b]21[/b]: [size=85]DrPyspy: 3, wildweasel: 4, Captain J: 2, PlayerLin: 1, dard22: 5, QuakedoomNukem Cz: 1, TDRR: 5[/size]]" calcext:value-type="string">
            <text:p>[b]28. [url=http://action.mancubus.net/ad2free.htm]Urban Brawl: Action Doom 2[/url][/b] [[b]21[/b]: [size=85]DrPyspy: 3, wildweasel: 4, Captain J: 2, PlayerLin: 1, dard22: 5, QuakedoomNukem Cz: 1, TDRR: 5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Urban_Brawl:_Action_Doom_2.png" calcext:value-type="string">
            <text:p>convert background.png -gravity Center -size 270 -pointsize 24 -fill black -annotate +0-14 'Voted #28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43&amp;t=54843#p967174]DOOM For DooM (D4D)[/url][/b] [[b]20[/b]: [size=85]Caligari87: 3, Shi No Hime: 2, ZippeyKeys12: 1, Beed28: 3, GeneralDelphox: 3, Rowsol: 1, Dylan558: 1, shotfan: 1, xim: 3, MasterBeavis: 2[/size]]" calcext:value-type="string">
            <text:p>[b]31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DOOM_For_DooM__D4D_.png" calcext:value-type="string">
            <text:p>convert background.png -gravity Center -size 270 -pointsize 24 -fill black -annotate +0-14 'Voted #31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1. [url=https://forum.zdoom.org/viewtopic.php?f=43&amp;t=58191#p1023165]Enhanced Vanilla Project (EVP)[/url][/b] [[b]20[/b]: [size=85]Rex705: 2, Craneo: 4, ChocoGuevara: 4, TheZombie: 5, fcas3t: 5[/size]]" calcext:value-type="string">
            <text:p>[b]31. [url=https://forum.zdoom.org/viewtopic.php?f=43&amp;t=58191#p1023165]Enhanced Vanilla Project (EVP)[/url][/b] [[b]20[/b]: [size=85]Rex705: 2, Craneo: 4, ChocoGuevara: 4, TheZombie: 5, fcas3t: 5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Enhanced_Vanilla_Project__EVP_.png" calcext:value-type="string">
            <text:p>convert background.png -gravity Center -size 270 -pointsize 24 -fill black -annotate +0-14 'Voted #31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forum.zdoom.org/viewtopic.php?f=19&amp;t=47574#p808023]Doom: The Golden Souls 2[/url][/b] [[b]18[/b]: [size=85]QuakedoomNukem Cz: 1, Apaul27 : 2, wolfmanfp: 2, Мichаеlis: 2, DoodGuy: 2, Tartlman: 2, ReformedJoe: 3, Doomguy914: 1, headlesszombie: 3[/size]]" calcext:value-type="string">
            <text:p>[b]33. [url=https://forum.zdoom.org/viewtopic.php?f=19&amp;t=47574#p808023]Doom: The Golden Souls 2[/url][/b] [[b]18[/b]: [size=85]QuakedoomNukem Cz: 1, Apaul27 : 2, wolfmanfp: 2, Мichаеlis: 2, DoodGuy: 2, Tartlman: 2, ReformedJoe: 3, Doomguy914: 1, headlesszombie: 3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Doom:_The_Golden_Souls_2.png" calcext:value-type="string">
            <text:p>convert background.png -gravity Center -size 270 -pointsize 24 -fill black -annotate +0-14 'Voted #33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4. [url=https://forum.zdoom.org/viewtopic.php?f=43&amp;t=50004]Beautiful Doom[/url][/b] [[b]17[/b]: [size=85]m8f: 1, ZippeyKeys12: 1, Dr_Cosmobyte: 1, Мichаеlis: 1, SunPraiser: 3, Squirb: 3, Rex705: 1, A_D_M_E_R_A_L: 2, Cacodemon345: 3, terminator44: 1[/size]]" calcext:value-type="string">
            <text:p>[b]34. [url=https://forum.zdoom.org/viewtopic.php?f=43&amp;t=50004]Beautiful Doom[/url][/b] [[b]17[/b]: [size=85]m8f: 1, ZippeyKeys12: 1, Dr_Cosmobyte: 1, Мichаеlis: 1, SunPraiser: 3, Squirb: 3, Rex705: 1, A_D_M_E_R_A_L: 2, Cacodemon345: 3, terminator44: 1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Beautiful_Doom.png" calcext:value-type="string">
            <text:p>convert background.png -gravity Center -size 270 -pointsize 24 -fill black -annotate +0-14 'Voted #34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4. [url=https://forum.zdoom.org/viewtopic.php?t=53010#p928835]MetaDoom[/url][/b] [[b]17[/b]: [size=85]Shadelight: 1, DrPyspy: 3, undeadmonk354: 1, Sumwunn: 1, Crazy Toni: 2, DoodGuy: 3, ErrantMasa: 1, ClessxAlghazanth: 1, SuyaSS: 4[/size]]" calcext:value-type="string">
            <text:p>[b]34. [url=https://forum.zdoom.org/viewtopic.php?t=53010#p928835]MetaDoom[/url][/b] [[b]17[/b]: [size=85]Shadelight: 1, DrPyspy: 3, undeadmonk354: 1, Sumwunn: 1, Crazy Toni: 2, DoodGuy: 3, ErrantMasa: 1, ClessxAlghazanth: 1, SuyaSS: 4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MetaDoom.png" calcext:value-type="string">
            <text:p>convert background.png -gravity Center -size 270 -pointsize 24 -fill black -annotate +0-14 'Voted #34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4. [url=https://forum.zdoom.org/viewtopic.php?t=35846#p676444]Wrath of Cronos RPG[/url][/b] [[b]17[/b]: [size=85]Master Medi: 2, Zan: 1, TheMightyHeracross: 3, IdiotBitz: 1, SallazarSpellcaster: 2, MaxRideWizardLord: 1, Doomguy914: 4, rayburn: 3[/size]]" calcext:value-type="string">
            <text:p>[b]34. [url=https://forum.zdoom.org/viewtopic.php?t=35846#p676444]Wrath of Cronos RPG[/url][/b] [[b]17[/b]: [size=85]Master Medi: 2, Zan: 1, TheMightyHeracross: 3, IdiotBitz: 1, SallazarSpellcaster: 2, MaxRideWizardLord: 1, Doomguy914: 4, rayburn: 3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Wrath_of_Cronos_RPG.png" calcext:value-type="string">
            <text:p>convert background.png -gravity Center -size 270 -pointsize 24 -fill black -annotate +0-14 'Voted #34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7. [url=https://forum.zdoom.org/viewtopic.php?f=19&amp;t=33292#p630099]Doom RPG[/url][/b] [[b]16[/b]: [size=85]kadu522: 3, ZikShadow: 1, Sumwunn: 5, Marrub: 2, Master Medi: 3, Ikazu-san: 2[/size]]" calcext:value-type="string">
            <text:p>[b]37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Doom_RPG.png" calcext:value-type="string">
            <text:p>convert background.png -gravity Center -size 270 -pointsize 24 -fill black -annotate +0-14 'Voted #37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7. [url=http://www.thekinsie.com/reelism/]Reelism[/url][/b] [[b]16[/b]: [size=85]Marisa Kirisame: 1, Untitled: 3, Beed28: 2, Hege Cactus: 2, TriMetall: 1, Captain J: 2, Crazy Toni: 2, QuakedoomNukem Cz: 1, IdiotBitz: 1, Shredder: 1[/size]]" calcext:value-type="string">
            <text:p>[b]37. [url=http://www.thekinsie.com/reelism/]Reelism[/url][/b] [[b]16[/b]: [size=85]Marisa Kirisame: 1, Untitled: 3, Beed28: 2, Hege Cactus: 2, TriMetall: 1, Captain J: 2, Crazy Toni: 2, QuakedoomNukem Cz: 1, IdiotBitz: 1, Shredder: 1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Reelism.png" calcext:value-type="string">
            <text:p>convert background.png -gravity Center -size 270 -pointsize 24 -fill black -annotate +0-14 'Voted #37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www.doomworld.com/vb/wads-mods/91854-wip-doom-64-retribution/]Doom 64: Retribution[/url][/b] [[b]15[/b]: [size=85]leodoom85: 1, Jaxxoon R: 3, YukesVonFaust: 1, silentzora: 3, A_D_M_E_R_A_L: 4, SuyaSS: 3[/size]]" calcext:value-type="string">
            <text:p>[b]39. [url=https://www.doomworld.com/vb/wads-mods/91854-wip-doom-64-retribution/]Doom 64: Retribution[/url][/b] [[b]15[/b]: [size=85]leodoom85: 1, Jaxxoon R: 3, YukesVonFaust: 1, silentzora: 3, A_D_M_E_R_A_L: 4, SuyaSS: 3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_64:_Retribution.png" calcext:value-type="string">
            <text:p>convert background.png -gravity Center -size 270 -pointsize 24 -fill black -annotate +0-14 'Voted #39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t=61301#p1063747]Slayer's Rampage[/url][/b] [[b]15[/b]: [size=85]Rex705: 2, iamcarrotmaster: 4, Martinoz: 1, TheZombie: 5, omxgamer127: 3[/size]]" calcext:value-type="string">
            <text:p>[b]39. [url=https://forum.zdoom.org/viewtopic.php?t=61301#p1063747]Slayer's Rampage[/url][/b] [[b]15[/b]: [size=85]Rex705: 2, iamcarrotmaster: 4, Martinoz: 1, TheZombie: 5, omxgamer127: 3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Slayer_s_Rampage.png" calcext:value-type="string">
            <text:p>convert background.png -gravity Center -size 270 -pointsize 24 -fill black -annotate +0-14 'Voted #39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1. [url=https://forum.zdoom.org/viewtopic.php?f=19&amp;t=35135#p661646]Doom: The Golden Souls[/url][/b] [[b]14[/b]: [size=85]The Ultimate DooMer: 1, Koto: 1, Apaul27 : 2, Мichаеlis: 1, excedentia: 5, Zonky: 4[/size]]" calcext:value-type="string">
            <text:p>[b]41. [url=https://forum.zdoom.org/viewtopic.php?f=19&amp;t=35135#p661646]Doom: The Golden Souls[/url][/b] [[b]14[/b]: [size=85]The Ultimate DooMer: 1, Koto: 1, Apaul27 : 2, Мichаеlis: 1, excedentia: 5, Zonky: 4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Doom:_The_Golden_Souls.png" calcext:value-type="string">
            <text:p>convert background.png -gravity Center -size 270 -pointsize 24 -fill black -annotate +0-14 'Voted #41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1. [url=https://forum.zdoom.org/viewtopic.php?f=43&amp;t=54904#p969133]Lithium[/url][/b] [[b]14[/b]: [size=85]Dr_Cosmobyte: 1, Somagu: 1, TriMetall: 3, Ikazu-san: 3, Dawn111: 2, DYD: 4[/size]]" calcext:value-type="string">
            <text:p>[b]41. [url=https://forum.zdoom.org/viewtopic.php?f=43&amp;t=54904#p969133]Lithium[/url][/b] [[b]14[/b]: [size=85]Dr_Cosmobyte: 1, Somagu: 1, TriMetall: 3, Ikazu-san: 3, Dawn111: 2, DYD: 4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Lithium.png" calcext:value-type="string">
            <text:p>convert background.png -gravity Center -size 270 -pointsize 24 -fill black -annotate +0-14 'Voted #41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1. [url=https://forum.zdoom.org/viewtopic.php?t=45550#p753192]Smooth Doom[/url][/b] [[b]14[/b]: [size=85]Dr_Cosmobyte: 1, lizardcommando: 1, AlexThePianoNailer: 2, Cacodemon345: 2, Curunir: 4, terminator44: 1, Lagi: 2, Arcterezion: 1[/size]]" calcext:value-type="string">
            <text:p>[b]41. [url=https://forum.zdoom.org/viewtopic.php?t=45550#p753192]Smooth Doom[/url][/b] [[b]14[/b]: [size=85]Dr_Cosmobyte: 1, lizardcommando: 1, AlexThePianoNailer: 2, Cacodemon345: 2, Curunir: 4, terminator44: 1, Lagi: 2, Arcterezion: 1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Smooth_Doom.png" calcext:value-type="string">
            <text:p>convert background.png -gravity Center -size 270 -pointsize 24 -fill black -annotate +0-14 'Voted #41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4. [url=https://forum.zdoom.org/viewtopic.php?f=19&amp;t=13397#p273718]Hell-Forged[/url][/b] [[b]13[/b]: [size=85]m8f: 1, undeadmonk354: 3, PlayerLin: 5,  Inconspicuousduck : 4[/size]]" calcext:value-type="string">
            <text:p>[b]44. [url=https://forum.zdoom.org/viewtopic.php?f=19&amp;t=13397#p273718]Hell-Forged[/url][/b] [[b]13[/b]: [size=85]m8f: 1, undeadmonk354: 3, PlayerLin: 5, <text:s/>Inconspicuousduck : 4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Hell-Forged.png" calcext:value-type="string">
            <text:p>convert background.png -gravity Center -size 270 -pointsize 24 -fill black -annotate +0-14 'Voted #44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4. [url=https://forum.zdoom.org/viewtopic.php?f=43&amp;t=51035#p888249]LegenDoom[/url][/b] [[b]13[/b]: [size=85]Hege Cactus: 3, 4thcharacter: 3, ZikShadow: 1, Sumwunn: 3, Crazy Toni: 2, IdiotBitz: 1[/size]]" calcext:value-type="string">
            <text:p>[b]44. [url=https://forum.zdoom.org/viewtopic.php?f=43&amp;t=51035#p888249]LegenDoom[/url][/b] [[b]13[/b]: [size=85]Hege Cactus: 3, 4thcharacter: 3, ZikShadow: 1, Sumwunn: 3, Crazy Toni: 2, IdiotBitz: 1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LegenDoom.png" calcext:value-type="string">
            <text:p>convert background.png -gravity Center -size 270 -pointsize 24 -fill black -annotate +0-14 'Voted #44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6. [url=https://forum.zdoom.org/viewtopic.php?t=30942#p586255]Hunter’s Moon[/url][/b] [[b]12[/b]: [size=85]ibm5155: 3, D3athStalker: 1, Мichаеlis: 1, shotfan: 2, DYD: 5[/size]]" calcext:value-type="string">
            <text:p>[b]46. [url=https://forum.zdoom.org/viewtopic.php?t=30942#p586255]Hunter’s Moon[/url][/b] [[b]12[/b]: [size=85]ibm5155: 3, D3athStalker: 1, Мichаеlis: 1, shotfan: 2, DYD: 5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Hunter’s_Moon.png" calcext:value-type="string">
            <text:p>convert background.png -gravity Center -size 270 -pointsize 24 -fill black -annotate +0-14 'Voted #46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6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46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Kriegsland:_Blutorden.png" calcext:value-type="string">
            <text:p>convert background.png -gravity Center -size 270 -pointsize 24 -fill black -annotate +0-14 'Voted #46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6. [url=https://forum.zdoom.org/viewtopic.php?t=32674#p618450]Pirate Doom[/url][/b] [[b]12[/b]: [size=85]Combine_Kegan: 4, Zcat: 4, Ravick: 1, MasterBeavis: 1, Dinosaur_Nerd: 1,  Inconspicuousduck : 1[/size]]" calcext:value-type="string">
            <text:p>[b]46. [url=https://forum.zdoom.org/viewtopic.php?t=32674#p618450]Pirate Doom[/url][/b] [[b]12[/b]: [size=85]Combine_Kegan: 4, Zcat: 4, Ravick: 1, MasterBeavis: 1, Dinosaur_Nerd: 1, <text:s/>Inconspicuousduck : 1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Pirate_Doom.png" calcext:value-type="string">
            <text:p>convert background.png -gravity Center -size 270 -pointsize 24 -fill black -annotate +0-14 'Voted #46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9. [url=https://forum.zdoom.org/viewtopic.php?f=46&amp;t=48780#p839642]Ultimate DoomVisor[/url][/b] [[b]11[/b]: [size=85]BerserkerNoir: 1, LastManonEarth: 5, Elodorian: 5[/size]]" calcext:value-type="string">
            <text:p>[b]49. [url=https://forum.zdoom.org/viewtopic.php?f=46&amp;t=48780#p839642]Ultimate DoomVisor[/url][/b] [[b]11[/b]: [size=85]BerserkerNoir: 1, LastManonEarth: 5, Elodorian: 5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Ultimate_DoomVisor.png" calcext:value-type="string">
            <text:p>convert background.png -gravity Center -size 270 -pointsize 24 -fill black -annotate +0-14 'Voted #49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50. [url=https://www.doomworld.com/idgames/levels/doom2/Ports/v-z/zendyn_x]Zen Dynamics[/url][/b] [[b]10[/b]: [size=85]TerminusEst13: 1, Captain J: 4, Crazy Toni: 2, Tapwave: 3[/size]]" calcext:value-type="string">
            <text:p>[b]50. [url=https://www.doomworld.com/idgames/levels/doom2/Ports/v-z/zendyn_x]Zen Dynamics[/url][/b] [[b]10[/b]: [size=85]TerminusEst13: 1, Captain J: 4, Crazy Toni: 2, Tapwave: 3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Zen_Dynamics.png" calcext:value-type="string">
            <text:p>convert background.png -gravity Center -size 270 -pointsize 24 -fill black -annotate +0-14 'Voted #50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1. [url=https://forum.zdoom.org/viewtopic.php?f=43&amp;t=51066#p888943]Combined Arms[/url][/b] [[b]9[/b]: [size=85]ChocoGuevara: 3, Arcterezion: 2, CherubCorps: 4[/size]]" calcext:value-type="string">
            <text:p>[b]51. [url=https://forum.zdoom.org/viewtopic.php?f=43&amp;t=51066#p888943]Combined Arms[/url][/b] [[b]9[/b]: [size=85]ChocoGuevara: 3, Arcterezion: 2, CherubCorps: 4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Combined_Arms.png" calcext:value-type="string">
            <text:p>convert background.png -gravity Center -size 270 -pointsize 24 -fill black -annotate +0-14 'Voted #51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1. [url=https://forum.zdoom.org/viewtopic.php?t=22008#p433365]Legacy of Suffering[/url][/b] [[b]9[/b]: [size=85]ibm5155: 5, Ravick: 1, Koto: 1, AlphaEnt: 1, Kappes Buur: 1[/size]]" calcext:value-type="string">
            <text:p>[b]51. [url=https://forum.zdoom.org/viewtopic.php?t=22008#p433365]Legacy of Suffering[/url][/b] [[b]9[/b]: [size=85]ibm5155: 5, Ravick: 1, Koto: 1, AlphaEnt: 1, Kappes Buur: 1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Legacy_of_Suffering.png" calcext:value-type="string">
            <text:p>convert background.png -gravity Center -size 270 -pointsize 24 -fill black -annotate +0-14 'Voted #51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1. [url=https://forum.zdoom.org/viewtopic.php?f=43&amp;t=60054#p1047705]ouch_m 2: abort_m[/url][/b] [[b]9[/b]: [size=85]leodoom85: 1, ZippeyKeys12: 5, Azba: 1, wolfmanfp: 2[/size]]" calcext:value-type="string">
            <text:p>[b]51. [url=https://forum.zdoom.org/viewtopic.php?f=43&amp;t=60054#p1047705]ouch_m 2: abort_m[/url][/b] [[b]9[/b]: [size=85]leodoom85: 1, ZippeyKeys12: 5, Azba: 1, wolfmanfp: 2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ouch_m_2:_abort_m.png" calcext:value-type="string">
            <text:p>convert background.png -gravity Center -size 270 -pointsize 24 -fill black -annotate +0-14 'Voted #51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1. [url=https://forum.zdoom.org/viewtopic.php?t=52301#p913612]Shadow Of The Wool Ball[/url][/b] [[b]9[/b]: [size=85]QuakedoomNukem Cz: 1, Apaul27 : 3, AlphaEnt: 2, fcas3t: 3[/size]]" calcext:value-type="string">
            <text:p>[b]51. [url=https://forum.zdoom.org/viewtopic.php?t=52301#p913612]Shadow Of The Wool Ball[/url][/b] [[b]9[/b]: [size=85]QuakedoomNukem Cz: 1, Apaul27 : 3, AlphaEnt: 2, fcas3t: 3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Shadow_Of_The_Wool_Ball.png" calcext:value-type="string">
            <text:p>convert background.png -gravity Center -size 270 -pointsize 24 -fill black -annotate +0-14 'Voted #51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1. [url=https://forum.zdoom.org/viewtopic.php?f=19&amp;t=54380#p957591]The Inquisitor III[/url][/b] [[b]9[/b]: [size=85]The Ultimate DooMer: 1, Zan: 5, Curunir: 2, ReformedJoe: 1[/size]]" calcext:value-type="string">
            <text:p>[b]51. [url=https://forum.zdoom.org/viewtopic.php?f=19&amp;t=54380#p957591]The Inquisitor III[/url][/b] [[b]9[/b]: [size=85]The Ultimate DooMer: 1, Zan: 5, Curunir: 2, ReformedJoe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The_Inquisitor_III.png" calcext:value-type="string">
            <text:p>convert background.png -gravity Center -size 270 -pointsize 24 -fill black -annotate +0-14 'Voted #51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1. [url=https://forum.zdoom.org/viewtopic.php?t=14722&amp;#p297378]The Ultimate Torment and Torture[/url][/b] [[b]9[/b]: [size=85]DrPyspy: 3, ibm5155: 2, JDSH98: 1, silentzora: 3[/size]]" calcext:value-type="string">
            <text:p>[b]51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The_Ultimate_Torment_and_Torture.png" calcext:value-type="string">
            <text:p>convert background.png -gravity Center -size 270 -pointsize 24 -fill black -annotate +0-14 'Voted #51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7. [url=https://forum.zdoom.org/viewtopic.php?f=43&amp;t=68111#p1145548]Embers Of Armageddon[/url][/b] [[b]8[/b]: [size=85]DoomKrakken: 1, Xangelxal: 3, SuyaSS: 4[/size]]" calcext:value-type="string">
            <text:p>[b]57. [url=https://forum.zdoom.org/viewtopic.php?f=43&amp;t=68111#p1145548]Embers Of Armageddon[/url][/b] [[b]8[/b]: [size=85]DoomKrakken: 1, Xangelxal: 3, SuyaSS: 4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Embers_Of_Armageddon.png" calcext:value-type="string">
            <text:p>convert background.png -gravity Center -size 270 -pointsize 24 -fill black -annotate +0-14 'Voted #57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7. [url=https://forum.zdoom.org/viewtopic.php?t=45804#p760002]Hocusdoom[/url][/b] [[b]8[/b]: [size=85]Master Medi: 2, Мichаеlis: 2, MaxRideWizardLord: 4[/size]]" calcext:value-type="string">
            <text:p>[b]57. [url=https://forum.zdoom.org/viewtopic.php?t=45804#p760002]Hocusdoom[/url][/b] [[b]8[/b]: [size=85]Master Medi: 2, Мichаеlis: 2, MaxRideWizardLord: 4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Hocusdoom.png" calcext:value-type="string">
            <text:p>convert background.png -gravity Center -size 270 -pointsize 24 -fill black -annotate +0-14 'Voted #57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7. [url=https://www.doomworld.com/forum/topic/57957-psx-doomfinal-doom-tc-version-2135-now-released/]PlayStation Doom TC[/url][/b] [[b]8[/b]: [size=85]leodoom85: 1, lil'devil: 1, Olroda: 5, Ravick: 1[/size]]" calcext:value-type="string">
            <text:p>[b]57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PlayStation_Doom_TC.png" calcext:value-type="string">
            <text:p>convert background.png -gravity Center -size 270 -pointsize 24 -fill black -annotate +0-14 'Voted #57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60. [url=https://forum.zdoom.org/viewtopic.php?f=43&amp;t=66059#p1120875]HexArcana[/url][/b] [[b]7[/b]: [size=85]SallazarSpellcaster: 5, Lagi: 2[/size]]" calcext:value-type="string">
            <text:p>[b]60. [url=https://forum.zdoom.org/viewtopic.php?f=43&amp;t=66059#p1120875]HexArcana[/url][/b] [[b]7[/b]: [size=85]SallazarSpellcaster: 5, Lagi: 2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HexArcana.png" calcext:value-type="string">
            <text:p>convert background.png -gravity Center -size 270 -pointsize 24 -fill black -annotate +0-14 'Voted #60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60. [url=https://reelism.dog/]Reelism 2[/url][/b] [[b]7[/b]: [size=85]undeadmonk354: 4, SuyaSS: 3[/size]]" calcext:value-type="string">
            <text:p>[b]60. [url=https://reelism.dog/]Reelism 2[/url][/b] [[b]7[/b]: [size=85]undeadmonk354: 4, SuyaSS: 3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Reelism_2.png" calcext:value-type="string">
            <text:p>convert background.png -gravity Center -size 270 -pointsize 24 -fill black -annotate +0-14 'Voted #60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0. [url=https://forum.zdoom.org/viewtopic.php?t=56668#p1000996]Rise Of The Wool Ball[/url][/b] [[b]7[/b]: [size=85]TheMightyHeracross: 3, QuakedoomNukem Cz: 1, Apaul27 : 3[/size]]" calcext:value-type="string">
            <text:p>[b]60. [url=https://forum.zdoom.org/viewtopic.php?t=56668#p1000996]Rise Of The Wool Ball[/url][/b] [[b]7[/b]: [size=85]TheMightyHeracross: 3, QuakedoomNukem Cz: 1, Apaul27 : 3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Rise_Of_The_Wool_Ball.png" calcext:value-type="string">
            <text:p>convert background.png -gravity Center -size 270 -pointsize 24 -fill black -annotate +0-14 'Voted #60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0. [url=https://forum.zdoom.org/viewtopic.php?f=43&amp;t=55465#p982269]WW-Cola3[/url][/b] [[b]7[/b]: [size=85]phantombeta: 2, Apaul27 : 2, wolfmanfp: 3[/size]]" calcext:value-type="string">
            <text:p>[b]60. [url=https://forum.zdoom.org/viewtopic.php?f=43&amp;t=55465#p982269]WW-Cola3[/url][/b] [[b]7[/b]: [size=85]phantombeta: 2, Apaul27 : 2, wolfmanfp: 3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WW-Cola3.png" calcext:value-type="string">
            <text:p>convert background.png -gravity Center -size 270 -pointsize 24 -fill black -annotate +0-14 'Voted #60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4. [url=https://forum.zdoom.org/viewtopic.php?f=19&amp;t=50299#p874982]Aracnocide[/url][/b] [[b]6[/b]: [size=85]TheLightBad96: 1, erni945: 1, YukesVonFaust: 3, Jarewill: 1[/size]]" calcext:value-type="string">
            <text:p>[b]64. [url=https://forum.zdoom.org/viewtopic.php?f=19&amp;t=50299#p874982]Aracnocide[/url][/b] [[b]6[/b]: [size=85]TheLightBad96: 1, erni945: 1, YukesVonFaust: 3, Jarewill: 1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Aracnocide.png" calcext:value-type="string">
            <text:p>convert background.png -gravity Center -size 270 -pointsize 24 -fill black -annotate +0-14 'Voted #64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4. [url=https://forum.zdoom.org/viewtopic.php?f=19&amp;t=63102#p1085786]Ascension[/url][/b] [[b]6[/b]: [size=85]SallazarSpellcaster: 2, rayburn: 4[/size]]" calcext:value-type="string">
            <text:p>[b]64. [url=https://forum.zdoom.org/viewtopic.php?f=19&amp;t=63102#p1085786]Ascension[/url][/b] [[b]6[/b]: [size=85]SallazarSpellcaster: 2, rayburn: 4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Ascension.png" calcext:value-type="string">
            <text:p>convert background.png -gravity Center -size 270 -pointsize 24 -fill black -annotate +0-14 'Voted #64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4. [url=https://forum.zdoom.org/viewtopic.php?f=19&amp;t=55387#p980696]Daytime Drama[/url][/b] [[b]6[/b]: [size=85]leodoom85: 1, Marisa Kirisame: 1, lil'devil: 4[/size]]" calcext:value-type="string">
            <text:p>[b]64. [url=https://forum.zdoom.org/viewtopic.php?f=19&amp;t=55387#p980696]Daytime Drama[/url][/b] [[b]6[/b]: [size=85]leodoom85: 1, Marisa Kirisame: 1, lil'devil: 4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Daytime_Drama.png" calcext:value-type="string">
            <text:p>convert background.png -gravity Center -size 270 -pointsize 24 -fill black -annotate +0-14 'Voted #64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4. [url=https://forum.zdoom.org/viewtopic.php?t=34430#p651069]DTS-T[/url][/b] [[b]6[/b]: [size=85]Sgt. Shivers: 5, IdiotBitz: 1[/size]]" calcext:value-type="string">
            <text:p>[b]64. [url=https://forum.zdoom.org/viewtopic.php?t=34430#p651069]DTS-T[/url][/b] [[b]6[/b]: [size=85]Sgt. Shivers: 5, IdiotBitz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DTS-T.png" calcext:value-type="string">
            <text:p>convert background.png -gravity Center -size 270 -pointsize 24 -fill black -annotate +0-14 'Voted #64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4. [url=https://forum.zdoom.org/viewtopic.php?f=43&amp;t=48985#p845608]Faspons[/url][/b] [[b]6[/b]: [size=85]Somagu: 1, Bigger C: 4, fcas3t: 1[/size]]" calcext:value-type="string">
            <text:p>[b]64. [url=https://forum.zdoom.org/viewtopic.php?f=43&amp;t=48985#p845608]Faspons[/url][/b] [[b]6[/b]: [size=85]Somagu: 1, Bigger C: 4, fcas3t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Faspons.png" calcext:value-type="string">
            <text:p>convert background.png -gravity Center -size 270 -pointsize 24 -fill black -annotate +0-14 'Voted #64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4. [url=https://forum.zdoom.org/viewtopic.php?f=43&amp;t=48074#p820532]HXRTC Project[/url][/b] [[b]6[/b]: [size=85]leodoom85: 1, ErrantMasa: 3, ClessxAlghazanth: 2[/size]]" calcext:value-type="string">
            <text:p>[b]64. [url=https://forum.zdoom.org/viewtopic.php?f=43&amp;t=48074#p820532]HXRTC Project[/url][/b] [[b]6[/b]: [size=85]leodoom85: 1, ErrantMasa: 3, ClessxAlghazanth: 2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HXRTC_Project.png" calcext:value-type="string">
            <text:p>convert background.png -gravity Center -size 270 -pointsize 24 -fill black -annotate +0-14 'Voted #64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4. [url=https://forum.zdoom.org/viewtopic.php?f=19&amp;t=52867#p925329]Project Einherjar[/url][/b] [[b]6[/b]: [size=85]Rachael: 1, TheLightBad96: 2, YukesVonFaust: 1, Vostyok: 2[/size]]" calcext:value-type="string">
            <text:p>[b]64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Project_Einherjar.png" calcext:value-type="string">
            <text:p>convert background.png -gravity Center -size 270 -pointsize 24 -fill black -annotate +0-14 'Voted #64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4. [url=https://forum.zdoom.org/viewtopic.php?f=46&amp;t=58340#p1025419]Reikall's Voxels[/url][/b] [[b]6[/b]: [size=85]m8f: 1, LastManonEarth: 3, Lagi: 2[/size]]" calcext:value-type="string">
            <text:p>[b]64. [url=https://forum.zdoom.org/viewtopic.php?f=46&amp;t=58340#p1025419]Reikall's Voxels[/url][/b] [[b]6[/b]: [size=85]m8f: 1, LastManonEarth: 3, Lagi: 2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Reikall_s_Voxels.png" calcext:value-type="string">
            <text:p>convert background.png -gravity Center -size 270 -pointsize 24 -fill black -annotate +0-14 'Voted #64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4. [url=https://forum.zdoom.org/viewtopic.php?f=19&amp;t=36821#p698354]Weapons of Saturn[/url][/b] [[b]6[/b]: [size=85]m8f: 1, Cyanide: 1, eharper256: 2, lizardcommando: 1, BerserkerNoir: 1[/size]]" calcext:value-type="string">
            <text:p>[b]64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Weapons_of_Saturn.png" calcext:value-type="string">
            <text:p>convert background.png -gravity Center -size 270 -pointsize 24 -fill black -annotate +0-14 'Voted #64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4. [url=https://forum.zdoom.org/viewtopic.php?f=43&amp;t=60436#p1052527]Zagemod[/url][/b] [[b]6[/b]: [size=85]Error313: 3, Squirb: 3[/size]]" calcext:value-type="string">
            <text:p>[b]64. [url=https://forum.zdoom.org/viewtopic.php?f=43&amp;t=60436#p1052527]Zagemod[/url][/b] [[b]6[/b]: [size=85]Error313: 3, Squirb: 3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Zagemod.png" calcext:value-type="string">
            <text:p>convert background.png -gravity Center -size 270 -pointsize 24 -fill black -annotate +0-14 'Voted #64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4. [url=https://forum.zdoom.org/viewtopic.php?t=51000#p887649]Zero Tolerance[/url][/b] [[b]6[/b]: [size=85]Combine_Kegan: 1, Tapwave: 3, Hellser: 2[/size]]" calcext:value-type="string">
            <text:p>[b]64. [url=https://forum.zdoom.org/viewtopic.php?t=51000#p887649]Zero Tolerance[/url][/b] [[b]6[/b]: [size=85]Combine_Kegan: 1, Tapwave: 3, Hellser: 2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Zero_Tolerance.png" calcext:value-type="string">
            <text:p>convert background.png -gravity Center -size 270 -pointsize 24 -fill black -annotate +0-14 'Voted #64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5. [url=https://forum.zdoom.org/viewtopic.php?f=43&amp;t=55487#p982784]AEons Of Death[/url][/b] [[b]5[/b]: [size=85]leodoom85: 1, lil'devil: 1, The_Abysswalker: 2, MaxRideWizardLord: 1[/size]]" calcext:value-type="string">
            <text:p>[b]75. [url=https://forum.zdoom.org/viewtopic.php?f=43&amp;t=55487#p982784]AEons Of Death[/url][/b] [[b]5[/b]: [size=85]leodoom85: 1, lil'devil: 1, The_Abysswalker: 2, MaxRideWizardLord: 1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AEons_Of_Death.png" calcext:value-type="string">
            <text:p>convert background.png -gravity Center -size 270 -pointsize 24 -fill black -annotate +0-14 'Voted #75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5. [url=https://www.moddb.com/mods/brutal-doom-64]Brutal Doom 64[/url][/b] [[b]5[/b]: [size=85]MasterBeavis: 2, AlexThePianoNailer: 1, Martinoz: 1, TheZombie: 1[/size]]" calcext:value-type="string">
            <text:p>[b]75. [url=https://www.moddb.com/mods/brutal-doom-64]Brutal Doom 64[/url][/b] [[b]5[/b]: [size=85]MasterBeavis: 2, AlexThePianoNailer: 1, Martinoz: 1, TheZombie: 1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Brutal_Doom_64.png" calcext:value-type="string">
            <text:p>convert background.png -gravity Center -size 270 -pointsize 24 -fill black -annotate +0-14 'Voted #75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5. [url=https://forum.zdoom.org/viewtopic.php?f=43&amp;t=67939]Corruption Cards[/url][/b] [[b]5[/b]: [size=85]Infirnex: 5[/size]]" calcext:value-type="string">
            <text:p>[b]75. [url=https://forum.zdoom.org/viewtopic.php?f=43&amp;t=67939]Corruption Cards[/url][/b] [[b]5[/b]: [size=85]Infirnex: 5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Corruption_Cards.png" calcext:value-type="string">
            <text:p>convert background.png -gravity Center -size 270 -pointsize 24 -fill black -annotate +0-14 'Voted #75 mod' -pointsize 20 -fill white -annotate +0+18 'by ZDoom Community' png8:pngs/Corruption_Car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5. [url=https://www.doomworld.com/idgames/levels/doom2/Ports/a-c/circus2]Happy Time Circus ][[/url][/b] [[b]5[/b]: [size=85]Ravick: 1, Major Cooke: 4[/size]]" calcext:value-type="string">
            <text:p>[b]75. [url=https://www.doomworld.com/idgames/levels/doom2/Ports/a-c/circus2]Happy Time Circus ][[/url][/b] [[b]5[/b]: [size=85]Ravick: 1, Major Cooke: 4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Happy_Time_Circus_][.png" calcext:value-type="string">
            <text:p>convert background.png -gravity Center -size 270 -pointsize 24 -fill black -annotate +0-14 'Voted #75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5. [url=https://forum.zdoom.org/viewtopic.php?f=43&amp;t=64378]Lt. Typhon[/url][/b] [[b]5[/b]: [size=85]terminator44: 1, Zonky: 4[/size]]" calcext:value-type="string">
            <text:p>[b]75. [url=https://forum.zdoom.org/viewtopic.php?f=43&amp;t=64378]Lt. Typhon[/url][/b] [[b]5[/b]: [size=85]terminator44: 1, Zonky: 4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Lt._Typhon.png" calcext:value-type="string">
            <text:p>convert background.png -gravity Center -size 270 -pointsize 24 -fill black -annotate +0-14 'Voted #75 mod' -pointsize 20 -fill white -annotate +0+18 'by ZDoom Community' png8:pngs/Lt._Typh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5. [url=https://forum.zdoom.org/viewtopic.php?t=29815#p565772]Nazis![/url][/b] [[b]5[/b]: [size=85]ZikShadow: 1, Sgt. Shivers: 4[/size]]" calcext:value-type="string">
            <text:p>[b]75. [url=https://forum.zdoom.org/viewtopic.php?t=29815#p565772]Nazis![/url][/b] [[b]5[/b]: [size=85]ZikShadow: 1, Sgt. Shivers: 4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Nazis!.png" calcext:value-type="string">
            <text:p>convert background.png -gravity Center -size 270 -pointsize 24 -fill black -annotate +0-14 'Voted #75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5. [url=http://doomworld.com/idgames/?id=12747]RTC-3057 Hub 1[/url][/b] [[b]5[/b]: [size=85]wildweasel: 5[/size]]" calcext:value-type="string">
            <text:p>[b]75. [url=http://doomworld.com/idgames/?id=12747]RTC-3057 Hub 1[/url][/b] [[b]5[/b]: [size=85]wildweasel: 5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RTC-3057_Hub_1.png" calcext:value-type="string">
            <text:p>convert background.png -gravity Center -size 270 -pointsize 24 -fill black -annotate +0-14 'Voted #75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5. [url=https://forum.zdoom.org/viewtopic.php?f=42&amp;t=35879#p677083]S.U.P.E.R Natural[/url][/b] [[b]5[/b]: [size=85]Major Cooke: 5[/size]]" calcext:value-type="string">
            <text:p>[b]75. [url=https://forum.zdoom.org/viewtopic.php?f=42&amp;t=35879#p677083]S.U.P.E.R Natural[/url][/b] [[b]5[/b]: [size=85]Major Cooke: 5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S.U.P.E.R_Natural.png" calcext:value-type="string">
            <text:p>convert background.png -gravity Center -size 270 -pointsize 24 -fill black -annotate +0-14 'Voted #75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5. [url=https://forum.zdoom.org/viewtopic.php?f=42&amp;t=60219#p1049804]Soundless Mound[/url][/b] [[b]5[/b]: [size=85]Rachael: 1, dard22: 3, MasterBeavis: 1[/size]]" calcext:value-type="string">
            <text:p>[b]75. [url=https://forum.zdoom.org/viewtopic.php?f=42&amp;t=60219#p1049804]Soundless Mound[/url][/b] [[b]5[/b]: [size=85]Rachael: 1, dard22: 3, MasterBeavis: 1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Soundless_Mound.png" calcext:value-type="string">
            <text:p>convert background.png -gravity Center -size 270 -pointsize 24 -fill black -annotate +0-14 'Voted #75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5. [url=http://stronghold.drdteam.org/]Stronghold: On the Edge of Chaos[/url][/b] [[b]5[/b]: [size=85]Caligari87: 2, The Ultimate DooMer: 1, Ravick: 1, AlphaEnt: 1[/size]]" calcext:value-type="string">
            <text:p>[b]75. [url=http://stronghold.drdteam.org/]Stronghold: On the Edge of Chaos[/url][/b] [[b]5[/b]: [size=85]Caligari87: 2, The Ultimate DooMer: 1, Ravick: 1, AlphaEnt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Stronghold:_On_the_Edge_of_Chaos.png" calcext:value-type="string">
            <text:p>convert background.png -gravity Center -size 270 -pointsize 24 -fill black -annotate +0-14 'Voted #75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5. [url=https://www.doomworld.com/forum/topic/109107-supercharge-gameplay-mod-v28-031521-grenadier-enemy/]Supercharge[/url][/b] [[b]5[/b]: [size=85]terminator44: 1, CherubCorps: 4[/size]]" calcext:value-type="string">
            <text:p>[b]75. [url=https://www.doomworld.com/forum/topic/109107-supercharge-gameplay-mod-v28-031521-grenadier-enemy/]Supercharge[/url][/b] [[b]5[/b]: [size=85]terminator44: 1, CherubCorps: 4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Supercharge.png" calcext:value-type="string">
            <text:p>convert background.png -gravity Center -size 270 -pointsize 24 -fill black -annotate +0-14 'Voted #75 mod' -pointsize 20 -fill white -annotate +0+18 'by ZDoom Community' png8:pngs/Superchar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75. [url=https://forum.zdoom.org/viewtopic.php?t=33330#p630834]Terrorists![/url][/b] [[b]5[/b]: [size=85] TheNightATK300: 2, TriMetall: 2, ZikShadow: 1[/size]]" calcext:value-type="string">
            <text:p>[b]75. [url=https://forum.zdoom.org/viewtopic.php?t=33330#p630834]Terrorists![/url][/b] [[b]5[/b]: [size=85] TheNightATK300: 2, TriMetall: 2, ZikShadow: 1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Terrorists!.png" calcext:value-type="string">
            <text:p>convert background.png -gravity Center -size 270 -pointsize 24 -fill black -annotate +0-14 'Voted #75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75. [url=https://forum.zdoom.org/viewtopic.php?f=43&amp;t=57655#p1015050]The Soldier Z[/url][/b] [[b]5[/b]: [size=85]Shi No Hime: 5[/size]]" calcext:value-type="string">
            <text:p>[b]75. [url=https://forum.zdoom.org/viewtopic.php?f=43&amp;t=57655#p1015050]The Soldier Z[/url][/b] [[b]5[/b]: [size=85]Shi No Hime: 5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The_Soldier_Z.png" calcext:value-type="string">
            <text:p>convert background.png -gravity Center -size 270 -pointsize 24 -fill black -annotate +0-14 'Voted #75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75. [url=https://forum.zdoom.org/viewtopic.php?f=42&amp;t=45877#p761802]Threshold Of Pain[/url][/b] [[b]5[/b]: [size=85]JDSH98: 2, silentzora: 3[/size]]" calcext:value-type="string">
            <text:p>[b]75. [url=https://forum.zdoom.org/viewtopic.php?f=42&amp;t=45877#p761802]Threshold Of Pain[/url][/b] [[b]5[/b]: [size=85]JDSH98: 2, silentzora: 3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Threshold_Of_Pain.png" calcext:value-type="string">
            <text:p>convert background.png -gravity Center -size 270 -pointsize 24 -fill black -annotate +0-14 'Voted #75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75. [url=https://forum.zdoom.org/viewtopic.php?f=42&amp;t=25358#p484506]Unloved[/url][/b] [[b]5[/b]: [size=85]Rachael: 1, Ravick: 1, excedentia: 2, MasterBeavis: 1[/size]]" calcext:value-type="string">
            <text:p>[b]75. [url=https://forum.zdoom.org/viewtopic.php?f=42&amp;t=25358#p484506]Unloved[/url][/b] [[b]5[/b]: [size=85]Rachael: 1, Ravick: 1, excedentia: 2, MasterBeavis: 1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Unloved.png" calcext:value-type="string">
            <text:p>convert background.png -gravity Center -size 270 -pointsize 24 -fill black -annotate +0-14 'Voted #75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90. [url=https://forum.zdoom.org/viewtopic.php?f=43&amp;t=48872#p842280]10x[/url][/b] [[b]4[/b]: [size=85]Beed28: 4[/size]]" calcext:value-type="string">
            <text:p>[b]90. [url=https://forum.zdoom.org/viewtopic.php?f=43&amp;t=48872#p842280]10x[/url][/b] [[b]4[/b]: [size=85]Beed28: 4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10x.png" calcext:value-type="string">
            <text:p>convert background.png -gravity Center -size 270 -pointsize 24 -fill black -annotate +0-14 'Voted #90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90. [url=http://action.mancubus.net/actiondoom/]Action Doom[/url][/b] [[b]4[/b]: [size=85]lil'devil: 2, QuakedoomNukem Cz: 1, IdiotBitz: 1[/size]]" calcext:value-type="string">
            <text:p>[b]90. [url=http://action.mancubus.net/actiondoom/]Action Doom[/url][/b] [[b]4[/b]: [size=85]lil'devil: 2, QuakedoomNukem Cz: 1, IdiotBitz: 1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Action_Doom.png" calcext:value-type="string">
            <text:p>convert background.png -gravity Center -size 270 -pointsize 24 -fill black -annotate +0-14 'Voted #90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90. [url=https://forum.zdoom.org/viewtopic.php?f=43&amp;t=69883]Angelic Waifus[/url][/b] [[b]4[/b]: [size=85]CherubCorps: 1, Xangelxal: 3[/size]]" calcext:value-type="string">
            <text:p>[b]90. [url=https://forum.zdoom.org/viewtopic.php?f=43&amp;t=69883]Angelic Waifus[/url][/b] [[b]4[/b]: [size=85]CherubCorps: 1, Xangelxal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Angelic_Waifus.png" calcext:value-type="string">
            <text:p>convert background.png -gravity Center -size 270 -pointsize 24 -fill black -annotate +0-14 'Voted #90 mod' -pointsize 20 -fill white -annotate +0+18 'by ZDoom Community' png8:pngs/Angelic_Waif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90. [url=https://forum.zdoom.org/viewtopic.php?f=43&amp;t=52363#p914958]Argent[/url][/b] [[b]4[/b]: [size=85]Cyanide: 1, eharper256: 2, terminator44: 1[/size]]" calcext:value-type="string">
            <text:p>[b]90. [url=https://forum.zdoom.org/viewtopic.php?f=43&amp;t=52363#p914958]Argent[/url][/b] [[b]4[/b]: [size=85]Cyanide: 1, eharper256: 2, terminator44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Argent.png" calcext:value-type="string">
            <text:p>convert background.png -gravity Center -size 270 -pointsize 24 -fill black -annotate +0-14 'Voted #90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90. [url=https://www.doomworld.com/idgames/levels/doom2/Ports/m-o/njbgpabh]BGPA Missions Liberation[/url][/b] [[b]4[/b]: [size=85]Ravick: 1, Koto: 3[/size]]" calcext:value-type="string">
            <text:p>[b]90. [url=https://www.doomworld.com/idgames/levels/doom2/Ports/m-o/njbgpabh]BGPA Missions Liberation[/url][/b] [[b]4[/b]: [size=85]Ravick: 1, Koto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BGPA_Missions_Liberation.png" calcext:value-type="string">
            <text:p>convert background.png -gravity Center -size 270 -pointsize 24 -fill black -annotate +0-14 'Voted #90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90. [url=https://forum.zdoom.org/viewtopic.php?f=43&amp;t=52102#p909138]Bratwurst[/url][/b] [[b]4[/b]: [size=85]xim: 4[/size]]" calcext:value-type="string">
            <text:p>[b]90. [url=https://forum.zdoom.org/viewtopic.php?f=43&amp;t=52102#p909138]Bratwurst[/url][/b] [[b]4[/b]: [size=85]xim: 4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Bratwurst.png" calcext:value-type="string">
            <text:p>convert background.png -gravity Center -size 270 -pointsize 24 -fill black -annotate +0-14 'Voted #90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90. [url=https://forum.zdoom.org/viewtopic.php?f=43&amp;t=54322#p956169]Bullet-Eye[/url][/b] [[b]4[/b]: [size=85]eharper256: 1, Ikazu-san: 3[/size]]" calcext:value-type="string">
            <text:p>[b]90. [url=https://forum.zdoom.org/viewtopic.php?f=43&amp;t=54322#p956169]Bullet-Eye[/url][/b] [[b]4[/b]: [size=85]eharper256: 1, Ikazu-san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Bullet-Eye.png" calcext:value-type="string">
            <text:p>convert background.png -gravity Center -size 270 -pointsize 24 -fill black -annotate +0-14 'Voted #90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90. [url=https://forum.zdoom.org/viewtopic.php?f=19&amp;t=35458#p668203]Burl Tumd[/url][/b] [[b]4[/b]: [size=85]Matt: 1, Combine_Kegan: 2, Azba: 1[/size]]" calcext:value-type="string">
            <text:p>[b]90. [url=https://forum.zdoom.org/viewtopic.php?f=19&amp;t=35458#p668203]Burl Tumd[/url][/b] [[b]4[/b]: [size=85]Matt: 1, Combine_Kegan: 2, Azba: 1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Burl_Tumd.png" calcext:value-type="string">
            <text:p>convert background.png -gravity Center -size 270 -pointsize 24 -fill black -annotate +0-14 'Voted #90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90. [url=https://www.doomworld.com/idgames/levels/doom2/Ports/d-f/de-pkg]Demon Eclipse[/url][/b] [[b]4[/b]: [size=85]The Ultimate DooMer: 1, Solmir : 3[/size]]" calcext:value-type="string">
            <text:p>[b]90. [url=https://www.doomworld.com/idgames/levels/doom2/Ports/d-f/de-pkg]Demon Eclipse[/url][/b] [[b]4[/b]: [size=85]The Ultimate DooMer: 1, Solmir : 3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Demon_Eclipse.png" calcext:value-type="string">
            <text:p>convert background.png -gravity Center -size 270 -pointsize 24 -fill black -annotate +0-14 'Voted #90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90. [url=https://forum.zdoom.org/viewtopic.php?f=43&amp;t=52262#p912321]Doom Delta[/url][/b] [[b]4[/b]: [size=85]Hellser: 2, YukesVonFaust: 1, terminator44: 1[/size]]" calcext:value-type="string">
            <text:p>[b]90. [url=https://forum.zdoom.org/viewtopic.php?f=43&amp;t=52262#p912321]Doom Delta[/url][/b] [[b]4[/b]: [size=85]Hellser: 2, YukesVonFaust: 1, terminator44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Doom_Delta.png" calcext:value-type="string">
            <text:p>convert background.png -gravity Center -size 270 -pointsize 24 -fill black -annotate +0-14 'Voted #90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90. [url=https://forum.zdoom.org/viewtopic.php?f=19&amp;t=46509#p778245]Droplets: Simulated Blood[/url][/b] [[b]4[/b]: [size=85]Hipnotic Rogue: 1, Dr_Cosmobyte: 1, IdiotBitz: 1, Hexereticdoom: 1[/size]]" calcext:value-type="string">
            <text:p>[b]90. [url=https://forum.zdoom.org/viewtopic.php?f=19&amp;t=46509#p778245]Droplets: Simulated Blood[/url][/b] [[b]4[/b]: [size=85]Hipnotic Rogue: 1, Dr_Cosmobyte: 1, IdiotBitz: 1, Hexereticdoom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Droplets:_Simulated_Blood.png" calcext:value-type="string">
            <text:p>convert background.png -gravity Center -size 270 -pointsize 24 -fill black -annotate +0-14 'Voted #90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90. [url=https://forum.zdoom.org/viewtopic.php?f=43&amp;t=56762]Heretical Doom[/url][/b] [[b]4[/b]: [size=85]eharper256: 2, Valken: 1, rayburn: 1[/size]]" calcext:value-type="string">
            <text:p>[b]90. [url=https://forum.zdoom.org/viewtopic.php?f=43&amp;t=56762]Heretical Doom[/url][/b] [[b]4[/b]: [size=85]eharper256: 2, Valken: 1, rayburn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Heretical_Doom.png" calcext:value-type="string">
            <text:p>convert background.png -gravity Center -size 270 -pointsize 24 -fill black -annotate +0-14 'Voted #90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90. [url=https://forum.zdoom.org/viewtopic.php?f=19&amp;t=59198]Irontusk’s Diablo 3D[/url][/b] [[b]4[/b]: [size=85]PlayerLin: 3, Valken: 1[/size]]" calcext:value-type="string">
            <text:p>[b]90. [url=https://forum.zdoom.org/viewtopic.php?f=19&amp;t=59198]Irontusk’s Diablo 3D[/url][/b] [[b]4[/b]: [size=85]PlayerLin: 3, Valken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Irontusk’s_Diablo_3D.png" calcext:value-type="string">
            <text:p>convert background.png -gravity Center -size 270 -pointsize 24 -fill black -annotate +0-14 'Voted #90 mod' -pointsize 20 -fill white -annotate +0+18 'by ZDoom Community' png8:pngs/Irontusk’s_Diablo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90. [url=https://forum.zdoom.org/viewtopic.php?f=43&amp;t=47229#p798227]JohnnyDoom[/url][/b] [[b]4[/b]: [size=85]Brohnesorge: 3, Turbo: 1[/size]]" calcext:value-type="string">
            <text:p>[b]90. [url=https://forum.zdoom.org/viewtopic.php?f=43&amp;t=47229#p798227]JohnnyDoom[/url][/b] [[b]4[/b]: [size=85]Brohnesorge: 3, Turbo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JohnnyDoom.png" calcext:value-type="string">
            <text:p>convert background.png -gravity Center -size 270 -pointsize 24 -fill black -annotate +0-14 'Voted #90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90. [url=https://forum.zdoom.org/viewtopic.php?f=43&amp;t=57092#p1006758]Juvenile Power Fantasy[/url][/b] [[b]4[/b]: [size=85]Brohnesorge: 2, Rachael: 1, Shi No Hime: 1[/size]]" calcext:value-type="string">
            <text:p>[b]90. [url=https://forum.zdoom.org/viewtopic.php?f=43&amp;t=57092#p1006758]Juvenile Power Fantasy[/url][/b] [[b]4[/b]: [size=85]Brohnesorge: 2, Rachael: 1, Shi No Hime: 1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Juvenile_Power_Fantasy.png" calcext:value-type="string">
            <text:p>convert background.png -gravity Center -size 270 -pointsize 24 -fill black -annotate +0-14 'Voted #90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90. [url=https://forum.zdoom.org/viewtopic.php?f=46&amp;t=33079#p626384]NC HUD[/url][/b] [[b]4[/b]: [size=85]m8f: 1, Squirb: 3[/size]]" calcext:value-type="string">
            <text:p>[b]90. [url=https://forum.zdoom.org/viewtopic.php?f=46&amp;t=33079#p626384]NC HUD[/url][/b] [[b]4[/b]: [size=85]m8f: 1, Squirb: 3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NC_HUD.png" calcext:value-type="string">
            <text:p>convert background.png -gravity Center -size 270 -pointsize 24 -fill black -annotate +0-14 'Voted #90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90. [url=http://www.perkristian.net/game_doom-sfx.shtml]Perkristan's HD Sounds[/url][/b] [[b]4[/b]: [size=85]Caligari87: 1, AlexThePianoNailer: 2, LastManonEarth: 1[/size]]" calcext:value-type="string">
            <text:p>[b]90. [url=http://www.perkristian.net/game_doom-sfx.shtml]Perkristan's HD Sounds[/url][/b] [[b]4[/b]: [size=85]Caligari87: 1, AlexThePianoNailer: 2, LastManonEarth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Perkristan_s_HD_Sounds.png" calcext:value-type="string">
            <text:p>convert background.png -gravity Center -size 270 -pointsize 24 -fill black -annotate +0-14 'Voted #90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90. [url=https://forum.zdoom.org/viewtopic.php?t=23024&amp;#p451257]Serpent Resurrection[/url][/b] [[b]4[/b]: [size=85]The Ultimate DooMer: 1, TheMightyHeracross: 3[/size]]" calcext:value-type="string">
            <text:p>[b]90. [url=https://forum.zdoom.org/viewtopic.php?t=23024&amp;#p451257]Serpent Resurrection[/url][/b] [[b]4[/b]: [size=85]The Ultimate DooMer: 1, TheMightyHeracross: 3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Serpent_Resurrection.png" calcext:value-type="string">
            <text:p>convert background.png -gravity Center -size 270 -pointsize 24 -fill black -annotate +0-14 'Voted #90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90. [url=https://forum.zdoom.org/viewtopic.php?f=43&amp;t=57310#p1010252]Shades of Doom[/url][/b] [[b]4[/b]: [size=85]Dr_Cosmobyte: 2, eharper256: 2[/size]]" calcext:value-type="string">
            <text:p>[b]90. [url=https://forum.zdoom.org/viewtopic.php?f=43&amp;t=57310#p1010252]Shades of Doom[/url][/b] [[b]4[/b]: [size=85]Dr_Cosmobyte: 2, eharper256: 2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Shades_of_Doom.png" calcext:value-type="string">
            <text:p>convert background.png -gravity Center -size 270 -pointsize 24 -fill black -annotate +0-14 'Voted #90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90. [url=https://forum.zdoom.org/viewtopic.php?t=47302#p800865]Shut up and Bleed[/url][/b] [[b]4[/b]: [size=85]Dr_Cosmobyte: 1, Somagu: 1, Azba: 1, YukesVonFaust: 1[/size]]" calcext:value-type="string">
            <text:p>[b]90. [url=https://forum.zdoom.org/viewtopic.php?t=47302#p800865]Shut up and Bleed[/url][/b] [[b]4[/b]: [size=85]Dr_Cosmobyte: 1, Somagu: 1, Azba: 1, YukesVonFaust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Shut_up_and_Bleed.png" calcext:value-type="string">
            <text:p>convert background.png -gravity Center -size 270 -pointsize 24 -fill black -annotate +0-14 'Voted #90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90. [url=https://forum.zdoom.org/viewtopic.php?f=105&amp;t=54992#p971348]SpriteShadow[/url][/b] [[b]4[/b]: [size=85]m8f: 1, Caligari87: 1, Hipnotic Rogue: 1, Cyanide: 1[/size]]" calcext:value-type="string">
            <text:p>[b]90. [url=https://forum.zdoom.org/viewtopic.php?f=105&amp;t=54992#p971348]SpriteShadow[/url][/b] [[b]4[/b]: [size=85]m8f: 1, Caligari87: 1, Hipnotic Rogue: 1, Cyanide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SpriteShadow.png" calcext:value-type="string">
            <text:p>convert background.png -gravity Center -size 270 -pointsize 24 -fill black -annotate +0-14 'Voted #90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90. [url=https://www.moddb.com/mods/total-chaos]Total Chaos[/url][/b] [[b]4[/b]: [size=85]kultasakaali: 4[/size]]" calcext:value-type="string">
            <text:p>[b]90. [url=https://www.moddb.com/mods/total-chaos]Total Chaos[/url][/b] [[b]4[/b]: [size=85]kultasakaali: 4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Total_Chaos.png" calcext:value-type="string">
            <text:p>convert background.png -gravity Center -size 270 -pointsize 24 -fill black -annotate +0-14 'Voted #90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90. [url=https://forum.zdoom.org/viewtopic.php?t=55741#p985511]Waterlab GZD[/url][/b] [[b]4[/b]: [size=85]Caligari87: 1, Jaxxoon R: 3[/size]]" calcext:value-type="string">
            <text:p>[b]90. [url=https://forum.zdoom.org/viewtopic.php?t=55741#p985511]Waterlab GZD[/url][/b] [[b]4[/b]: [size=85]Caligari87: 1, Jaxxoon R: 3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Waterlab_GZD.png" calcext:value-type="string">
            <text:p>convert background.png -gravity Center -size 270 -pointsize 24 -fill black -annotate +0-14 'Voted #90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90. [url=https://zandronum.com/forum/viewtopic.php?t=123]Who Dun It[/url][/b] [[b]4[/b]: [size=85]Matt: 2, Revae: 2[/size]]" calcext:value-type="string">
            <text:p>[b]90. [url=https://zandronum.com/forum/viewtopic.php?t=123]Who Dun It[/url][/b] [[b]4[/b]: [size=85]Matt: 2, Revae: 2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Who_Dun_It.png" calcext:value-type="string">
            <text:p>convert background.png -gravity Center -size 270 -pointsize 24 -fill black -annotate +0-14 'Voted #90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14. [url=https://forum.zdoom.org/viewtopic.php?f=43&amp;t=65962]10.5x[/url][/b] [[b]3[/b]: [size=85]fcas3t: 3[/size]]" calcext:value-type="string">
            <text:p>[b]114. [url=https://forum.zdoom.org/viewtopic.php?f=43&amp;t=65962]10.5x[/url][/b] [[b]3[/b]: [size=85]fcas3t: 3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10.5x.png" calcext:value-type="string">
            <text:p>convert background.png -gravity Center -size 270 -pointsize 24 -fill black -annotate +0-14 'Voted #114 mod' -pointsize 20 -fill white -annotate +0+18 'by ZDoom Community' png8:pngs/10.5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14. [url=https://www.doomworld.com/idgames/combos/alanguns]Alandoguns[/url][/b] [[b]3[/b]: [size=85]lil'devil: 1, Мichаеlis: 2[/size]]" calcext:value-type="string">
            <text:p>[b]114. [url=https://www.doomworld.com/idgames/combos/alanguns]Alandoguns[/url][/b] [[b]3[/b]: [size=85]lil'devil: 1, Мichаеlis: 2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Alandoguns.png" calcext:value-type="string">
            <text:p>convert background.png -gravity Center -size 270 -pointsize 24 -fill black -annotate +0-14 'Voted #114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14. [url=https://www.doomworld.com/forum/topic/106932-demov3-release-aliens-eradication/]Aliens: Eradication[/url][/b] [[b]3[/b]: [size=85]Curunir: 3[/size]]" calcext:value-type="string">
            <text:p>[b]114. [url=https://www.doomworld.com/forum/topic/106932-demov3-release-aliens-eradication/]Aliens: Eradication[/url][/b] [[b]3[/b]: [size=85]Curunir: 3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Aliens:_Eradication.png" calcext:value-type="string">
            <text:p>convert background.png -gravity Center -size 270 -pointsize 24 -fill black -annotate +0-14 'Voted #114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14. [url=https://forum.zdoom.org/viewtopic.php?t=34569#p653208]Call of Dooty[/url][/b] [[b]3[/b]: [size=85]wolfmanfp: 1, kultasakaali: 2[/size]]" calcext:value-type="string">
            <text:p>[b]114. [url=https://forum.zdoom.org/viewtopic.php?t=34569#p653208]Call of Dooty[/url][/b] [[b]3[/b]: [size=85]wolfmanfp: 1, kultasakaali: 2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Call_of_Dooty.png" calcext:value-type="string">
            <text:p>convert background.png -gravity Center -size 270 -pointsize 24 -fill black -annotate +0-14 'Voted #114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14. [url=https://forum.zdoom.org/viewtopic.php?f=19&amp;t=57800#p1017196]Castlevania - Simon's Destiny[/url][/b] [[b]3[/b]: [size=85]Rachael: 1, QuakedoomNukem Cz: 1, MasterBeavis: 1[/size]]" calcext:value-type="string">
            <text:p>[b]114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Castlevania_-_Simon_s_Destiny.png" calcext:value-type="string">
            <text:p>convert background.png -gravity Center -size 270 -pointsize 24 -fill black -annotate +0-14 'Voted #114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14. [url=https://zdoom.org/wiki/Cold_as_Hell]Cold as Hell[/url][/b] [[b]3[/b]: [size=85]Ravick: 1, Solmir : 2[/size]]" calcext:value-type="string">
            <text:p>[b]114. [url=https://zdoom.org/wiki/Cold_as_Hell]Cold as Hell[/url][/b] [[b]3[/b]: [size=85]Ravick: 1, Solmir : 2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Cold_as_Hell.png" calcext:value-type="string">
            <text:p>convert background.png -gravity Center -size 270 -pointsize 24 -fill black -annotate +0-14 'Voted #114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14. [url=https://forum.zdoom.org/viewtopic.php?f=19&amp;t=61211]Compendium[/url][/b] [[b]3[/b]: [size=85]fcas3t: 3[/size]]" calcext:value-type="string">
            <text:p>[b]114. [url=https://forum.zdoom.org/viewtopic.php?f=19&amp;t=61211]Compendium[/url][/b] [[b]3[/b]: [size=85]fcas3t: 3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Compendium.png" calcext:value-type="string">
            <text:p>convert background.png -gravity Center -size 270 -pointsize 24 -fill black -annotate +0-14 'Voted #114 mod' -pointsize 20 -fill white -annotate +0+18 'by ZDoom Community' png8:pngs/Compend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14. [url=https://forum.zdoom.org/viewtopic.php?f=43&amp;t=58535#p1028376]Complex Doom[/url][/b] [[b]3[/b]: [size=85]leodoom85: 1, Rowsol: 1, iamcarrotmaster: 1[/size]]" calcext:value-type="string">
            <text:p>[b]114. [url=https://forum.zdoom.org/viewtopic.php?f=43&amp;t=58535#p1028376]Complex Doom[/url][/b] [[b]3[/b]: [size=85]leodoom85: 1, Rowsol: 1, iamcarrotmaster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Complex_Doom.png" calcext:value-type="string">
            <text:p>convert background.png -gravity Center -size 270 -pointsize 24 -fill black -annotate +0-14 'Voted #114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14. [url=https://forum.zdoom.org/viewtopic.php?t=55048#p972862]DamNums[/url][/b] [[b]3[/b]: [size=85]Hipnotic Rogue: 1, Мichаеlis: 1, Hexereticdoom: 1[/size]]" calcext:value-type="string">
            <text:p>[b]114. [url=https://forum.zdoom.org/viewtopic.php?t=55048#p972862]DamNums[/url][/b] [[b]3[/b]: [size=85]Hipnotic Rogue: 1, Мichаеlis: 1, Hexereticdoom: 1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DamNums.png" calcext:value-type="string">
            <text:p>convert background.png -gravity Center -size 270 -pointsize 24 -fill black -annotate +0-14 'Voted #114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14. [url=https://forum.zdoom.org/viewtopic.php?t=58375#p1025963]Dark Encounters[/url][/b] [[b]3[/b]: [size=85]The Ultimate DooMer: 1, TheZombie: 2[/size]]" calcext:value-type="string">
            <text:p>[b]114. [url=https://forum.zdoom.org/viewtopic.php?t=58375#p1025963]Dark Encounters[/url][/b] [[b]3[/b]: [size=85]The Ultimate DooMer: 1, TheZombie: 2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Dark_Encounters.png" calcext:value-type="string">
            <text:p>convert background.png -gravity Center -size 270 -pointsize 24 -fill black -annotate +0-14 'Voted #114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14. [url=https://www.doomworld.com/idgames/combos/wwhcdiaz]Diaz: Last Hours of Purity[/url][/b] [[b]3[/b]: [size=85]TheMightyHeracross: 3[/size]]" calcext:value-type="string">
            <text:p>[b]114. [url=https://www.doomworld.com/idgames/combos/wwhcdiaz]Diaz: Last Hours of Purity[/url][/b] [[b]3[/b]: [size=85]TheMightyHeracross: 3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Diaz:_Last_Hours_of_Purity.png" calcext:value-type="string">
            <text:p>convert background.png -gravity Center -size 270 -pointsize 24 -fill black -annotate +0-14 'Voted #114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14. [url=https://forum.zdoom.org/viewtopic.php?f=43&amp;t=60984]Dusted's Pandemonia[/url][/b] [[b]3[/b]: [size=85]omxgamer127: 3[/size]]" calcext:value-type="string">
            <text:p>[b]114. [url=https://forum.zdoom.org/viewtopic.php?f=43&amp;t=60984]Dusted's Pandemonia[/url][/b] [[b]3[/b]: [size=85]omxgamer127: 3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Dusted_s_Pandemonia.png" calcext:value-type="string">
            <text:p>convert background.png -gravity Center -size 270 -pointsize 24 -fill black -annotate +0-14 'Voted #114 mod' -pointsize 20 -fill white -annotate +0+18 'by ZDoom Community' png8:pngs/Dusted_s_Pandemon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14. [url=https://forum.zdoom.org/viewtopic.php?f=43&amp;t=58486#p1027620]Factotum[/url][/b] [[b]3[/b]: [size=85]kadu522: 1, YukesVonFaust: 2[/size]]" calcext:value-type="string">
            <text:p>[b]114. [url=https://forum.zdoom.org/viewtopic.php?f=43&amp;t=58486#p1027620]Factotum[/url][/b] [[b]3[/b]: [size=85]kadu522: 1, YukesVonFaust: 2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Factotum.png" calcext:value-type="string">
            <text:p>convert background.png -gravity Center -size 270 -pointsize 24 -fill black -annotate +0-14 'Voted #114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14. [url=https://forum.zdoom.org/viewtopic.php?f=46&amp;t=16768#p330879]Full GZDoom Skybox Set[/url][/b] [[b]3[/b]: [size=85]Matt: 2, Hexereticdoom: 1[/size]]" calcext:value-type="string">
            <text:p>[b]114. [url=https://forum.zdoom.org/viewtopic.php?f=46&amp;t=16768#p330879]Full GZDoom Skybox Set[/url][/b] [[b]3[/b]: [size=85]Matt: 2, Hexereticdoom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Full_GZDoom_Skybox_Set.png" calcext:value-type="string">
            <text:p>convert background.png -gravity Center -size 270 -pointsize 24 -fill black -annotate +0-14 'Voted #114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14. [url=https://www.doomworld.com/idgames/levels/doom2/Ports/a-c/circus666]Happy Time Circus[/url][/b] [[b]3[/b]: [size=85]Major Cooke: 3[/size]]" calcext:value-type="string">
            <text:p>[b]114. [url=https://www.doomworld.com/idgames/levels/doom2/Ports/a-c/circus666]Happy Time Circus[/url][/b] [[b]3[/b]: [size=85]Major Cooke: 3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Happy_Time_Circus.png" calcext:value-type="string">
            <text:p>convert background.png -gravity Center -size 270 -pointsize 24 -fill black -annotate +0-14 'Voted #114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14. [url=https://forum.zdoom.org/viewtopic.php?f=43&amp;t=45145]Hard-Doom[/url][/b] [[b]3[/b]: [size=85]Zonky: 3[/size]]" calcext:value-type="string">
            <text:p>[b]114. [url=https://forum.zdoom.org/viewtopic.php?f=43&amp;t=45145]Hard-Doom[/url][/b] [[b]3[/b]: [size=85]Zonky: 3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Hard-Doom.png" calcext:value-type="string">
            <text:p>convert background.png -gravity Center -size 270 -pointsize 24 -fill black -annotate +0-14 'Voted #114 mod' -pointsize 20 -fill white -annotate +0+18 'by ZDoom Community' png8:pngs/Hard-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14. [url=https://forum.zdoom.org/viewtopic.php?f=43&amp;t=37130#p705156]Insanity's Requiem[/url][/b] [[b]3[/b]: [size=85]D3athStalker: 2, Martinoz: 1[/size]]" calcext:value-type="string">
            <text:p>[b]114. [url=https://forum.zdoom.org/viewtopic.php?f=43&amp;t=37130#p705156]Insanity's Requiem[/url][/b] [[b]3[/b]: [size=85]D3athStalker: 2, Martinoz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Insanity_s_Requiem.png" calcext:value-type="string">
            <text:p>convert background.png -gravity Center -size 270 -pointsize 24 -fill black -annotate +0-14 'Voted #114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14. [url=https://forum.zdoom.org/viewtopic.php?f=46&amp;t=29117#p553405]Jimmy’s Jukebox[/url][/b] [[b]3[/b]: [size=85]Tapwave: 3[/size]]" calcext:value-type="string">
            <text:p>[b]114. [url=https://forum.zdoom.org/viewtopic.php?f=46&amp;t=29117#p553405]Jimmy’s Jukebox[/url][/b] [[b]3[/b]: [size=85]Tapwave: 3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Jimmy’s_Jukebox.png" calcext:value-type="string">
            <text:p>convert background.png -gravity Center -size 270 -pointsize 24 -fill black -annotate +0-14 'Voted #114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14. [url=https://forum.zdoom.org/viewtopic.php?f=19&amp;t=16480#p326745]PlayStation Doom TC[/url][/b] [[b]3[/b]: [size=85]A_D_M_E_R_A_L: 3[/size]]" calcext:value-type="string">
            <text:p>[b]114. [url=https://forum.zdoom.org/viewtopic.php?f=19&amp;t=16480#p326745]PlayStation Doom TC[/url][/b] [[b]3[/b]: [size=85]A_D_M_E_R_A_L: 3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PlayStation_Doom_TC.png" calcext:value-type="string">
            <text:p>convert background.png -gravity Center -size 270 -pointsize 24 -fill black -annotate +0-14 'Voted #114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14. [url=https://doomwiki.org/wiki/Psychophobia]Psychophobia[/url][/b] [[b]3[/b]: [size=85]Doomguy914: 3[/size]]" calcext:value-type="string">
            <text:p>[b]114. [url=https://doomwiki.org/wiki/Psychophobia]Psychophobia[/url][/b] [[b]3[/b]: [size=85]Doomguy914: 3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Psychophobia.png" calcext:value-type="string">
            <text:p>convert background.png -gravity Center -size 270 -pointsize 24 -fill black -annotate +0-14 'Voted #114 mod' -pointsize 20 -fill white -annotate +0+18 'by ZDoom Community' png8:pngs/Psychophob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14. [url=http://www.prodigal-game.com/doomwads.html]Redux E2M4[/url][/b] [[b]3[/b]: [size=85]Jaxxoon R: 3[/size]]" calcext:value-type="string">
            <text:p>[b]114. [url=http://www.prodigal-game.com/doomwads.html]Redux E2M4[/url][/b] [[b]3[/b]: [size=85]Jaxxoon R: 3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Redux_E2M4.png" calcext:value-type="string">
            <text:p>convert background.png -gravity Center -size 270 -pointsize 24 -fill black -annotate +0-14 'Voted #114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14. [url=https://forum.zdoom.org/viewtopic.php?f=45&amp;t=24974#p479313]scalliano's 667 Shuffle[/url][/b] [[b]3[/b]: [size=85]leodoom85: 1, Мichаеlis: 2[/size]]" calcext:value-type="string">
            <text:p>[b]114. [url=https://forum.zdoom.org/viewtopic.php?f=45&amp;t=24974#p479313]scalliano's 667 Shuffle[/url][/b] [[b]3[/b]: [size=85]leodoom85: 1, Мichаеlis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scalliano_s_667_Shuffle.png" calcext:value-type="string">
            <text:p>convert background.png -gravity Center -size 270 -pointsize 24 -fill black -annotate +0-14 'Voted #114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14. [url=https://forum.zdoom.org/viewtopic.php?t=49369#p854693]Strange Aeons[/url][/b] [[b]3[/b]: [size=85]Rachael: 1, Мichаеlis: 1, Jarewill: 1[/size]]" calcext:value-type="string">
            <text:p>[b]114. [url=https://forum.zdoom.org/viewtopic.php?t=49369#p854693]Strange Aeons[/url][/b] [[b]3[/b]: [size=85]Rachael: 1, Мichаеlis: 1, Jarewill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Strange_Aeons.png" calcext:value-type="string">
            <text:p>convert background.png -gravity Center -size 270 -pointsize 24 -fill black -annotate +0-14 'Voted #114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14. [url=https://forum.zdoom.org/viewtopic.php?f=45&amp;t=13704#p278356]The Ghoul's Forest 3[/url][/b] [[b]3[/b]: [size=85]ibm5155: 1, lil'devil: 2[/size]]" calcext:value-type="string">
            <text:p>[b]114. [url=https://forum.zdoom.org/viewtopic.php?f=45&amp;t=13704#p278356]The Ghoul's Forest 3[/url][/b] [[b]3[/b]: [size=85]ibm5155: 1, lil'devil: 2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The_Ghoul_s_Forest_3.png" calcext:value-type="string">
            <text:p>convert background.png -gravity Center -size 270 -pointsize 24 -fill black -annotate +0-14 'Voted #114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14. [url=https://forum.zdoom.org/viewtopic.php?f=43&amp;t=66995]Treasure Tech[/url][/b] [[b]3[/b]: [size=85]DYD: 1, Tombstone665: 2[/size]]" calcext:value-type="string">
            <text:p>[b]114. [url=https://forum.zdoom.org/viewtopic.php?f=43&amp;t=66995]Treasure Tech[/url][/b] [[b]3[/b]: [size=85]DYD: 1, Tombstone665: 2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Treasure_Tech.png" calcext:value-type="string">
            <text:p>convert background.png -gravity Center -size 270 -pointsize 24 -fill black -annotate +0-14 'Voted #114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14. [url=https://www.doomworld.com/idgames/levels/doom2/Ports/v-z/void]Void[/url][/b] [[b]3[/b]: [size=85]Jaxxoon R: 3[/size]]" calcext:value-type="string">
            <text:p>[b]114. [url=https://www.doomworld.com/idgames/levels/doom2/Ports/v-z/void]Void[/url][/b] [[b]3[/b]: [size=85]Jaxxoon R: 3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Void.png" calcext:value-type="string">
            <text:p>convert background.png -gravity Center -size 270 -pointsize 24 -fill black -annotate +0-14 'Voted #114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14. [url=http://lazrojas.com/wolfendoom/arctic_2.html]WolfenDOOM: Operation: Arctic Wolf[/url][/b] [[b]3[/b]: [size=85]Sgt. Shivers: 3[/size]]" calcext:value-type="string">
            <text:p>[b]114. [url=http://lazrojas.com/wolfendoom/arctic_2.html]WolfenDOOM: Operation: Arctic Wolf[/url][/b] [[b]3[/b]: [size=85]Sgt. Shivers: 3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WolfenDOOM:_Operation:_Arctic_Wolf.png" calcext:value-type="string">
            <text:p>convert background.png -gravity Center -size 270 -pointsize 24 -fill black -annotate +0-14 'Voted #114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14. [url=https://forum.zdoom.org/viewtopic.php?f=19&amp;t=27258#p520682]ZBlood+[/url][/b] [[b]3[/b]: [size=85]Мichаеlis: 1, The_Abysswalker: 2[/size]]" calcext:value-type="string">
            <text:p>[b]114. [url=https://forum.zdoom.org/viewtopic.php?f=19&amp;t=27258#p520682]ZBlood+[/url][/b] [[b]3[/b]: [size=85]Мichаеlis: 1, The_Abysswalker: 2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ZBlood+.png" calcext:value-type="string">
            <text:p>convert background.png -gravity Center -size 270 -pointsize 24 -fill black -annotate +0-14 'Voted #114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42. [url=https://forum.zdoom.org/viewtopic.php?t=56483#p998194]All Clear Message[/url][/b] [[b]2[/b]: [size=85]Cyanide: 1, Hexereticdoom: 1[/size]]" calcext:value-type="string">
            <text:p>[b]142. [url=https://forum.zdoom.org/viewtopic.php?t=56483#p998194]All Clear Message[/url][/b] [[b]2[/b]: [size=85]Cyanide: 1, Hexereticdoom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All_Clear_Message.png" calcext:value-type="string">
            <text:p>convert background.png -gravity Center -size 270 -pointsize 24 -fill black -annotate +0-14 'Voted #142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42. [url=https://forum.zdoom.org/viewtopic.php?f=43&amp;t=60456#p1052735]Champions[/url][/b] [[b]2[/b]: [size=85]IdiotBitz: 1, CherubCorps: 1[/size]]" calcext:value-type="string">
            <text:p>[b]142. [url=https://forum.zdoom.org/viewtopic.php?f=43&amp;t=60456#p1052735]Champions[/url][/b] [[b]2[/b]: [size=85]IdiotBitz: 1, CherubCorps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Champions.png" calcext:value-type="string">
            <text:p>convert background.png -gravity Center -size 270 -pointsize 24 -fill black -annotate +0-14 'Voted #142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42. [url=https://forum.zdoom.org/viewtopic.php?f=19&amp;t=55298#p978283]Consolation Prize: The PSX Doom TC[/url][/b] [[b]2[/b]: [size=85]Dr_Cosmobyte: 1, IdiotBitz: 1[/size]]" calcext:value-type="string">
            <text:p>[b]142. [url=https://forum.zdoom.org/viewtopic.php?f=19&amp;t=55298#p978283]Consolation Prize: The PSX Doom TC[/url][/b] [[b]2[/b]: [size=85]Dr_Cosmobyte: 1, IdiotBitz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Consolation_Prize:_The_PSX_Doom_TC.png" calcext:value-type="string">
            <text:p>convert background.png -gravity Center -size 270 -pointsize 24 -fill black -annotate +0-14 'Voted #142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42. [url=https://forum.zdoom.org/viewtopic.php?t=36667#p694653]Crossfire[/url][/b] [[b]2[/b]: [size=85]Somagu: 1, Marrub: 1[/size]]" calcext:value-type="string">
            <text:p>[b]142. [url=https://forum.zdoom.org/viewtopic.php?t=36667#p694653]Crossfire[/url][/b] [[b]2[/b]: [size=85]Somagu: 1, Marrub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Crossfire.png" calcext:value-type="string">
            <text:p>convert background.png -gravity Center -size 270 -pointsize 24 -fill black -annotate +0-14 'Voted #142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42. [url=https://forum.zdoom.org/viewtopic.php?f=19&amp;t=36608]Cyberrunner[/url][/b] [[b]2[/b]: [size=85]Revae: 2[/size]]" calcext:value-type="string">
            <text:p>[b]142. [url=https://forum.zdoom.org/viewtopic.php?f=19&amp;t=36608]Cyberrunner[/url][/b] [[b]2[/b]: [size=85]Revae: 2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Cyberrunner.png" calcext:value-type="string">
            <text:p>convert background.png -gravity Center -size 270 -pointsize 24 -fill black -annotate +0-14 'Voted #142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42. [url=https://forum.zdoom.org/viewtopic.php?f=43&amp;t=58521#p1028226]Dead Marine[/url][/b] [[b]2[/b]: [size=85]m8f: 1, Dr_Cosmobyte: 1[/size]]" calcext:value-type="string">
            <text:p>[b]142. [url=https://forum.zdoom.org/viewtopic.php?f=43&amp;t=58521#p1028226]Dead Marine[/url][/b] [[b]2[/b]: [size=85]m8f: 1, Dr_Cosmobyte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Dead_Marine.png" calcext:value-type="string">
            <text:p>convert background.png -gravity Center -size 270 -pointsize 24 -fill black -annotate +0-14 'Voted #142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42. [url=https://forum.zdoom.org/viewtopic.php?f=42&amp;t=54708#p964549]dead.air[/url][/b] [[b]2[/b]: [size=85]Rachael: 1, Мichаеlis: 1[/size]]" calcext:value-type="string">
            <text:p>[b]142. [url=https://forum.zdoom.org/viewtopic.php?f=42&amp;t=54708#p964549]dead.air[/url][/b] [[b]2[/b]: [size=85]Rachael: 1, Мichаеlis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dead.air.png" calcext:value-type="string">
            <text:p>convert background.png -gravity Center -size 270 -pointsize 24 -fill black -annotate +0-14 'Voted #142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42. [url=https://forum.zdoom.org/viewtopic.php?f=43&amp;t=59887#p1045489]Demon CounterStrike[/url][/b] [[b]2[/b]: [size=85]Shadelight: 2[/size]]" calcext:value-type="string">
            <text:p>[b]142. [url=https://forum.zdoom.org/viewtopic.php?f=43&amp;t=59887#p1045489]Demon CounterStrike[/url][/b] [[b]2[/b]: [size=85]Shadelight: 2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Demon_CounterStrike.png" calcext:value-type="string">
            <text:p>convert background.png -gravity Center -size 270 -pointsize 24 -fill black -annotate +0-14 'Voted #142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42. [url=https://forum.zdoom.org/viewtopic.php?f=19&amp;t=48208#p824651]Eriguns 2[/url][/b] [[b]2[/b]: [size=85]Hipnotic Rogue: 1, Cyanide: 1[/size]]" calcext:value-type="string">
            <text:p>[b]142. [url=https://forum.zdoom.org/viewtopic.php?f=19&amp;t=48208#p824651]Eriguns 2[/url][/b] [[b]2[/b]: [size=85]Hipnotic Rogue: 1, Cyanide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Eriguns_2.png" calcext:value-type="string">
            <text:p>convert background.png -gravity Center -size 270 -pointsize 24 -fill black -annotate +0-14 'Voted #142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42. [url=https://forum.zdoom.org/viewtopic.php?t=31034#p587707]Error: Doom[/url][/b] [[b]2[/b]: [size=85]Marrub: 2[/size]]" calcext:value-type="string">
            <text:p>[b]142. [url=https://forum.zdoom.org/viewtopic.php?t=31034#p587707]Error: Doom[/url][/b] [[b]2[/b]: [size=85]Marrub: 2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Error:_Doom.png" calcext:value-type="string">
            <text:p>convert background.png -gravity Center -size 270 -pointsize 24 -fill black -annotate +0-14 'Voted #142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42. [url=http://www.moddb.com/mods/final-neodoom]Final NeoDoom[/url][/b] [[b]2[/b]: [size=85]The Ultimate DooMer: 1, Ravick: 1[/size]]" calcext:value-type="string">
            <text:p>[b]142. [url=http://www.moddb.com/mods/final-neodoom]Final NeoDoom[/url][/b] [[b]2[/b]: [size=85]The Ultimate DooMer: 1, Ravick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Final_NeoDoom.png" calcext:value-type="string">
            <text:p>convert background.png -gravity Center -size 270 -pointsize 24 -fill black -annotate +0-14 'Voted #142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42. [url=https://forum.zdoom.org/viewtopic.php?f=105&amp;t=35388#p666921]Footsteps[/url][/b] [[b]2[/b]: [size=85]m8f: 1, Hexereticdoom: 1[/size]]" calcext:value-type="string">
            <text:p>[b]142. [url=https://forum.zdoom.org/viewtopic.php?f=105&amp;t=35388#p666921]Footsteps[/url][/b] [[b]2[/b]: [size=85]m8f: 1, Hexereticdoom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Footsteps.png" calcext:value-type="string">
            <text:p>convert background.png -gravity Center -size 270 -pointsize 24 -fill black -annotate +0-14 'Voted #142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42. [url=https://forum.zdoom.org/viewtopic.php?f=43&amp;t=46413#p775648]FragTrak[/url][/b] [[b]2[/b]: [size=85]Ikazu-san: 2[/size]]" calcext:value-type="string">
            <text:p>[b]142. [url=https://forum.zdoom.org/viewtopic.php?f=43&amp;t=46413#p775648]FragTrak[/url][/b] [[b]2[/b]: [size=85]Ikazu-san: 2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FragTrak.png" calcext:value-type="string">
            <text:p>convert background.png -gravity Center -size 270 -pointsize 24 -fill black -annotate +0-14 'Voted #142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42. [url=https://forum.zdoom.org/viewtopic.php?f=19&amp;t=46718#p784166]Gene-Tech: Before the Storm[/url][/b] [[b]2[/b]: [size=85]Rachael: 1, Ravick: 1[/size]]" calcext:value-type="string">
            <text:p>[b]142. [url=https://forum.zdoom.org/viewtopic.php?f=19&amp;t=46718#p784166]Gene-Tech: Before the Storm[/url][/b] [[b]2[/b]: [size=85]Rachael: 1, Ravick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Gene-Tech:_Before_the_Storm.png" calcext:value-type="string">
            <text:p>convert background.png -gravity Center -size 270 -pointsize 24 -fill black -annotate +0-14 'Voted #142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42. [url=https://forum.zdoom.org/viewtopic.php?t=69090#p1156925]Gothic Skins for Doom[/url][/b] [[b]2[/b]: [size=85]Matt: 2[/size]]" calcext:value-type="string">
            <text:p>[b]142. [url=https://forum.zdoom.org/viewtopic.php?t=69090#p1156925]Gothic Skins for Doom[/url][/b] [[b]2[/b]: [size=85]Matt: 2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Gothic_Skins_for_Doom.png" calcext:value-type="string">
            <text:p>convert background.png -gravity Center -size 270 -pointsize 24 -fill black -annotate +0-14 'Voted #142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42. [url=https://forum.zdoom.org/viewtopic.php?t=58009#p1020405]HeXeReTiC Fantasy[/url][/b] [[b]2[/b]: [size=85]Sumwunn: 2[/size]]" calcext:value-type="string">
            <text:p>[b]142. [url=https://forum.zdoom.org/viewtopic.php?t=58009#p1020405]HeXeReTiC Fantasy[/url][/b] [[b]2[/b]: [size=85]Sumwunn: 2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HeXeReTiC_Fantasy.png" calcext:value-type="string">
            <text:p>convert background.png -gravity Center -size 270 -pointsize 24 -fill black -annotate +0-14 'Voted #142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42. [url=https://forum.zdoom.org/viewtopic.php?f=46&amp;t=60356&amp;hilit=hitmarkers#p1051578]HitMarkers[/url][/b] [[b]2[/b]: [size=85]Hexereticdoom: 1, ClessxAlghazanth: 1[/size]]" calcext:value-type="string">
            <text:p>[b]142. [url=https://forum.zdoom.org/viewtopic.php?f=46&amp;t=60356&amp;hilit=hitmarkers#p1051578]HitMarkers[/url][/b] [[b]2[/b]: [size=85]Hexereticdoom: 1, ClessxAlghazanth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HitMarkers.png" calcext:value-type="string">
            <text:p>convert background.png -gravity Center -size 270 -pointsize 24 -fill black -annotate +0-14 'Voted #142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42. [url=https://forum.zdoom.org/viewtopic.php?f=43&amp;t=58687#p1030431]Lambda[/url][/b] [[b]2[/b]: [size=85]ChocoGuevara: 2[/size]]" calcext:value-type="string">
            <text:p>[b]142. [url=https://forum.zdoom.org/viewtopic.php?f=43&amp;t=58687#p1030431]Lambda[/url][/b] [[b]2[/b]: [size=85]ChocoGuevara: 2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Lambda.png" calcext:value-type="string">
            <text:p>convert background.png -gravity Center -size 270 -pointsize 24 -fill black -annotate +0-14 'Voted #142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42. [url=https://www.doomworld.com/idgames/levels/doom2/Ports/m-o/massm2]MassMouth 2[/url][/b] [[b]2[/b]: [size=85]The Ultimate DooMer: 1, lizardcommando: 1[/size]]" calcext:value-type="string">
            <text:p>[b]142. [url=https://www.doomworld.com/idgames/levels/doom2/Ports/m-o/massm2]MassMouth 2[/url][/b] [[b]2[/b]: [size=85]The Ultimate DooMer: 1, lizardcommando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MassMouth_2.png" calcext:value-type="string">
            <text:p>convert background.png -gravity Center -size 270 -pointsize 24 -fill black -annotate +0-14 'Voted #142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42. [url=https://mikestoybox.net/2017/09/13/midgard-outlaw/]Midgard Outlaw[/url][/b] [[b]2[/b]: [size=85]Rex705: 2[/size]]" calcext:value-type="string">
            <text:p>[b]142. [url=https://mikestoybox.net/2017/09/13/midgard-outlaw/]Midgard Outlaw[/url][/b] [[b]2[/b]: [size=85]Rex705: 2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Midgard_Outlaw.png" calcext:value-type="string">
            <text:p>convert background.png -gravity Center -size 270 -pointsize 24 -fill black -annotate +0-14 'Voted #142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42. [url=https://forum.zdoom.org/viewtopic.php?f=43&amp;t=68043]Nightshift[/url][/b] [[b]2[/b]: [size=85]Jarewill: 1, Tombstone665: 1[/size]]" calcext:value-type="string">
            <text:p>[b]142. [url=https://forum.zdoom.org/viewtopic.php?f=43&amp;t=68043]Nightshift[/url][/b] [[b]2[/b]: [size=85]Jarewill: 1, Tombstone665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Nightshift.png" calcext:value-type="string">
            <text:p>convert background.png -gravity Center -size 270 -pointsize 24 -fill black -annotate +0-14 'Voted #142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42. [url=https://forum.zdoom.org/viewtopic.php?t=47988#p818163]Paranoid and Paranoiac[/url][/b] [[b]2[/b]: [size=85]The Ultimate DooMer: 1, Kappes Buur: 1[/size]]" calcext:value-type="string">
            <text:p>[b]142. [url=https://forum.zdoom.org/viewtopic.php?t=47988#p818163]Paranoid and Paranoiac[/url][/b] [[b]2[/b]: [size=85]The Ultimate DooMer: 1, Kappes Buur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Paranoid_and_Paranoiac.png" calcext:value-type="string">
            <text:p>convert background.png -gravity Center -size 270 -pointsize 24 -fill black -annotate +0-14 'Voted #142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42. [url=https://forum.zdoom.org/viewtopic.php?f=43&amp;t=53876#p947619]Project Ironclad[/url][/b] [[b]2[/b]: [size=85]Brohnesorge: 1, Rachael: 1[/size]]" calcext:value-type="string">
            <text:p>[b]142. [url=https://forum.zdoom.org/viewtopic.php?f=43&amp;t=53876#p947619]Project Ironclad[/url][/b] [[b]2[/b]: [size=85]Brohnesorge: 1, Rachael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Project_Ironclad.png" calcext:value-type="string">
            <text:p>convert background.png -gravity Center -size 270 -pointsize 24 -fill black -annotate +0-14 'Voted #142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42. [url=https://forum.zdoom.org/viewtopic.php?f=19&amp;t=46438#p776148]QUAKE: Descent into Heresy[/url][/b] [[b]2[/b]: [size=85]Dr_Cosmobyte: 1, Craneo: 1[/size]]" calcext:value-type="string">
            <text:p>[b]142. [url=https://forum.zdoom.org/viewtopic.php?f=19&amp;t=46438#p776148]QUAKE: Descent into Heresy[/url][/b] [[b]2[/b]: [size=85]Dr_Cosmobyte: 1, Craneo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QUAKE:_Descent_into_Heresy.png" calcext:value-type="string">
            <text:p>convert background.png -gravity Center -size 270 -pointsize 24 -fill black -annotate +0-14 'Voted #142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42. [url=https://forum.zdoom.org/viewtopic.php?f=3&amp;t=13117#p267820]Queen's Crusade[/url][/b] [[b]2[/b]: [size=85]Matt: 2[/size]]" calcext:value-type="string">
            <text:p>[b]142. [url=https://forum.zdoom.org/viewtopic.php?f=3&amp;t=13117#p267820]Queen's Crusade[/url][/b] [[b]2[/b]: [size=85]Matt: 2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Queen_s_Crusade.png" calcext:value-type="string">
            <text:p>convert background.png -gravity Center -size 270 -pointsize 24 -fill black -annotate +0-14 'Voted #142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42. [url=https://forum.zdoom.org/viewtopic.php?t=29792#p565461]SBrightmaps[/url][/b] [[b]2[/b]: [size=85]Hipnotic Rogue: 1, LastManonEarth: 1[/size]]" calcext:value-type="string">
            <text:p>[b]142. [url=https://forum.zdoom.org/viewtopic.php?t=29792#p565461]SBrightmaps[/url][/b] [[b]2[/b]: [size=85]Hipnotic Rogue: 1, LastManonEarth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SBrightmaps.png" calcext:value-type="string">
            <text:p>convert background.png -gravity Center -size 270 -pointsize 24 -fill black -annotate +0-14 'Voted #142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42. [url=https://www.joshuaosullivan.co.uk/skulldash/]Skulldash[/url][/b] [[b]2[/b]: [size=85]The Ultimate DooMer: 1, QuakedoomNukem Cz: 1[/size]]" calcext:value-type="string">
            <text:p>[b]142. [url=https://www.joshuaosullivan.co.uk/skulldash/]Skulldash[/url][/b] [[b]2[/b]: [size=85]The Ultimate DooMer: 1, QuakedoomNukem Cz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Skulldash.png" calcext:value-type="string">
            <text:p>convert background.png -gravity Center -size 270 -pointsize 24 -fill black -annotate +0-14 'Voted #142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42. [url=https://forum.zdoom.org/viewtopic.php?t=57013#p1005651]Slomo Bullettime Ultimate[/url][/b] [[b]2[/b]: [size=85]Hexereticdoom: 1, ClessxAlghazanth: 1[/size]]" calcext:value-type="string">
            <text:p>[b]142. [url=https://forum.zdoom.org/viewtopic.php?t=57013#p1005651]Slomo Bullettime Ultimate[/url][/b] [[b]2[/b]: [size=85]Hexereticdoom: 1, ClessxAlghazanth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Slomo_Bullettime_Ultimate.png" calcext:value-type="string">
            <text:p>convert background.png -gravity Center -size 270 -pointsize 24 -fill black -annotate +0-14 'Voted #142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42. [url=https://forum.zdoom.org/viewtopic.php?f=43&amp;t=46174#p769209]Sneaky Doom[/url][/b] [[b]2[/b]: [size=85]sycspysycspy: 2[/size]]" calcext:value-type="string">
            <text:p>[b]142. [url=https://forum.zdoom.org/viewtopic.php?f=43&amp;t=46174#p769209]Sneaky Doom[/url][/b] [[b]2[/b]: [size=85]sycspysycspy: 2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Sneaky_Doom.png" calcext:value-type="string">
            <text:p>convert background.png -gravity Center -size 270 -pointsize 24 -fill black -annotate +0-14 'Voted #142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42. [url=https://www.doomworld.com/forum/topic/71133-sound-caulking-now-on-idgames/]Sound Caulking[/url][/b] [[b]2[/b]: [size=85]m8f: 1, A_D_M_E_R_A_L: 1[/size]]" calcext:value-type="string">
            <text:p>[b]142. [url=https://www.doomworld.com/forum/topic/71133-sound-caulking-now-on-idgames/]Sound Caulking[/url][/b] [[b]2[/b]: [size=85]m8f: 1, A_D_M_E_R_A_L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Sound_Caulking.png" calcext:value-type="string">
            <text:p>convert background.png -gravity Center -size 270 -pointsize 24 -fill black -annotate +0-14 'Voted #142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42. [url=https://forum.zdoom.org/viewtopic.php?f=42&amp;t=62163#p1074598]Spooktober Community Mapping Project[/url][/b] [[b]2[/b]: [size=85]Rex705: 2[/size]]" calcext:value-type="string">
            <text:p>[b]142. [url=https://forum.zdoom.org/viewtopic.php?f=42&amp;t=62163#p1074598]Spooktober Community Mapping Project[/url][/b] [[b]2[/b]: [size=85]Rex705: 2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Spooktober_Community_Mapping_Project.png" calcext:value-type="string">
            <text:p>convert background.png -gravity Center -size 270 -pointsize 24 -fill black -annotate +0-14 'Voted #142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42. [url=https://forum.zdoom.org/viewtopic.php?f=43&amp;t=60784]Target Spy[/url][/b] [[b]2[/b]: [size=85]Hexereticdoom: 1, Lagi: 1[/size]]" calcext:value-type="string">
            <text:p>[b]142. [url=https://forum.zdoom.org/viewtopic.php?f=43&amp;t=60784]Target Spy[/url][/b] [[b]2[/b]: [size=85]Hexereticdoom: 1, Lagi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Target_Spy.png" calcext:value-type="string">
            <text:p>convert background.png -gravity Center -size 270 -pointsize 24 -fill black -annotate +0-14 'Voted #142 mod' -pointsize 20 -fill white -annotate +0+18 'by ZDoom Community' png8:pngs/Target_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42. [url=https://forum.zdoom.org/viewtopic.php?f=19&amp;t=49164#p850102]Temple of the Lizard Men 4[/url][/b] [[b]2[/b]: [size=85]Rex705: 2[/size]]" calcext:value-type="string">
            <text:p>[b]142. [url=https://forum.zdoom.org/viewtopic.php?f=19&amp;t=49164#p850102]Temple of the Lizard Men 4[/url][/b] [[b]2[/b]: [size=85]Rex705: 2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Temple_of_the_Lizard_Men_4.png" calcext:value-type="string">
            <text:p>convert background.png -gravity Center -size 270 -pointsize 24 -fill black -annotate +0-14 'Voted #142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42. [url=https://forum.zdoom.org/viewtopic.php?t=37064#p703739]The Space Pirate[/url][/b] [[b]2[/b]: [size=85]Olroda: 2[/size]]" calcext:value-type="string">
            <text:p>[b]142. [url=https://forum.zdoom.org/viewtopic.php?t=37064#p703739]The Space Pirate[/url][/b] [[b]2[/b]: [size=85]Olroda: 2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The_Space_Pirate.png" calcext:value-type="string">
            <text:p>convert background.png -gravity Center -size 270 -pointsize 24 -fill black -annotate +0-14 'Voted #142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42. [url=https://forum.zdoom.org/viewtopic.php?f=43&amp;t=64374]The Wayfarer's Tome [/url][/b] [[b]2[/b]: [size=85]Lagi: 2[/size]]" calcext:value-type="string">
            <text:p>[b]142. [url=https://forum.zdoom.org/viewtopic.php?f=43&amp;t=64374]The Wayfarer's Tome [/url][/b] [[b]2[/b]: [size=85]Lagi: 2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The_Wayfarer_s_Tome_.png" calcext:value-type="string">
            <text:p>convert background.png -gravity Center -size 270 -pointsize 24 -fill black -annotate +0-14 'Voted #142 mod' -pointsize 20 -fill white -annotate +0+18 'by ZDoom Community' png8:pngs/The_Wayfarer_s_Tom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42. [url=https://forum.zdoom.org/viewtopic.php?f=105&amp;t=55413#p981192]Tilt++[/url][/b] [[b]2[/b]: [size=85]Hipnotic Rogue: 1, Hexereticdoom: 1[/size]]" calcext:value-type="string">
            <text:p>[b]142. [url=https://forum.zdoom.org/viewtopic.php?f=105&amp;t=55413#p981192]Tilt++[/url][/b] [[b]2[/b]: [size=85]Hipnotic Rogue: 1, Hexereticdoom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Tilt++.png" calcext:value-type="string">
            <text:p>convert background.png -gravity Center -size 270 -pointsize 24 -fill black -annotate +0-14 'Voted #142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42. [url=https://zdoom.org/wiki/Town_Infection]Town Infection: The Flooding[/url][/b] [[b]2[/b]: [size=85]IdiotBitz: 1, excedentia: 1[/size]]" calcext:value-type="string">
            <text:p>[b]142. [url=https://zdoom.org/wiki/Town_Infection]Town Infection: The Flooding[/url][/b] [[b]2[/b]: [size=85]IdiotBitz: 1, excedentia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Town_Infection:_The_Flooding.png" calcext:value-type="string">
            <text:p>convert background.png -gravity Center -size 270 -pointsize 24 -fill black -annotate +0-14 'Voted #142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42. [url=https://forum.zdoom.org/viewtopic.php?f=19&amp;t=27981#p535716]TurboCharged ARCADE![/url][/b] [[b]2[/b]: [size=85]Major Cooke: 2[/size]]" calcext:value-type="string">
            <text:p>[b]142. [url=https://forum.zdoom.org/viewtopic.php?f=19&amp;t=27981#p535716]TurboCharged ARCADE![/url][/b] [[b]2[/b]: [size=85]Major Cooke: 2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TurboCharged_ARCADE!.png" calcext:value-type="string">
            <text:p>convert background.png -gravity Center -size 270 -pointsize 24 -fill black -annotate +0-14 'Voted #142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42. [url=https://forum.zdoom.org/viewtopic.php?t=61009#p1059953]Ugly as Sin[/url][/b] [[b]2[/b]: [size=85]Matt: 2[/size]]" calcext:value-type="string">
            <text:p>[b]142. [url=https://forum.zdoom.org/viewtopic.php?t=61009#p1059953]Ugly as Sin[/url][/b] [[b]2[/b]: [size=85]Matt: 2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Ugly_as_Sin.png" calcext:value-type="string">
            <text:p>convert background.png -gravity Center -size 270 -pointsize 24 -fill black -annotate +0-14 'Voted #142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42. [url=https://forum.zdoom.org/viewtopic.php?f=43&amp;t=60612]Ultra Crispy[/url][/b] [[b]2[/b]: [size=85]YukesVonFaust: 2[/size]]" calcext:value-type="string">
            <text:p>[b]142. [url=https://forum.zdoom.org/viewtopic.php?f=43&amp;t=60612]Ultra Crispy[/url][/b] [[b]2[/b]: [size=85]YukesVonFaust: 2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Ultra_Crispy.png" calcext:value-type="string">
            <text:p>convert background.png -gravity Center -size 270 -pointsize 24 -fill black -annotate +0-14 'Voted #142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42. [url=http://lazrojas.com/wolfendoom/astrostein_2.html]WolfenDOOM: Astrostein[/url][/b] [[b]2[/b]: [size=85]Sgt. Shivers: 2[/size]]" calcext:value-type="string">
            <text:p>[b]142. [url=http://lazrojas.com/wolfendoom/astrostein_2.html]WolfenDOOM: Astrostein[/url][/b] [[b]2[/b]: [size=85]Sgt. Shivers: 2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WolfenDOOM:_Astrostein.png" calcext:value-type="string">
            <text:p>convert background.png -gravity Center -size 270 -pointsize 24 -fill black -annotate +0-14 'Voted #142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42. [url=https://forum.zdoom.org/viewtopic.php?f=43&amp;t=65095]ZMovement[/url][/b] [[b]2[/b]: [size=85]DYD: 1, SuyaSS: 1[/size]]" calcext:value-type="string">
            <text:p>[b]142. [url=https://forum.zdoom.org/viewtopic.php?f=43&amp;t=65095]ZMovement[/url][/b] [[b]2[/b]: [size=85]DYD: 1, SuyaSS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ZMovement.png" calcext:value-type="string">
            <text:p>convert background.png -gravity Center -size 270 -pointsize 24 -fill black -annotate +0-14 'Voted #142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84. [url=https://www.doomworld.com/idgames/levels/doom/Ports/0-9/007ltsd]007: Licence to Spell DooM[/url][/b] [[b]1[/b]: [size=85]The Ultimate DooMer: 1[/size]]" calcext:value-type="string">
            <text:p>[b]184. [url=https://www.doomworld.com/idgames/levels/doom/Ports/0-9/007ltsd]007: Licence to Spell DooM[/url][/b] [[b]1[/b]: [size=85]The Ultimate DooMer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007:_Licence_to_Spell_DooM.png" calcext:value-type="string">
            <text:p>convert background.png -gravity Center -size 270 -pointsize 24 -fill black -annotate +0-14 'Voted #184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84. [url=https://forum.zdoom.org/viewtopic.php?f=42&amp;t=54247#p954473]20 Monsters Challenge[/url][/b] [[b]1[/b]: [size=85]Rachael: 1[/size]]" calcext:value-type="string">
            <text:p>[b]184. [url=https://forum.zdoom.org/viewtopic.php?f=42&amp;t=54247#p954473]20 Monsters Challenge[/url][/b] [[b]1[/b]: [size=85]Rachael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20_Monsters_Challenge.png" calcext:value-type="string">
            <text:p>convert background.png -gravity Center -size 270 -pointsize 24 -fill black -annotate +0-14 'Voted #184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84. [url=https://www.doomworld.com/idgames/levels/doom2/deathmatch/Ports/a-c/amisery]Abandoned Misery[/url][/b] [[b]1[/b]: [size=85]Kappes Buur: 1[/size]]" calcext:value-type="string">
            <text:p>[b]184. [url=https://www.doomworld.com/idgames/levels/doom2/deathmatch/Ports/a-c/amisery]Abandoned Misery[/url][/b] [[b]1[/b]: [size=85]Kappes Buur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Abandoned_Misery.png" calcext:value-type="string">
            <text:p>convert background.png -gravity Center -size 270 -pointsize 24 -fill black -annotate +0-14 'Voted #184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84. [url=https://forum.zdoom.org/viewtopic.php?t=36877#p699326]Accessories to Murder[/url][/b] [[b]1[/b]: [size=85]Cyanide: 1[/size]]" calcext:value-type="string">
            <text:p>[b]184. [url=https://forum.zdoom.org/viewtopic.php?t=36877#p699326]Accessories to Murder[/url][/b] [[b]1[/b]: [size=85]Cyanide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Accessories_to_Murder.png" calcext:value-type="string">
            <text:p>convert background.png -gravity Center -size 270 -pointsize 24 -fill black -annotate +0-14 'Voted #184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84. [url=https://forum.zdoom.org/viewtopic.php?f=43&amp;t=54914#p969409]Aetherius[/url][/b] [[b]1[/b]: [size=85]PlayerLin: 1[/size]]" calcext:value-type="string">
            <text:p>[b]184. [url=https://forum.zdoom.org/viewtopic.php?f=43&amp;t=54914#p969409]Aetherius[/url][/b] [[b]1[/b]: [size=85]PlayerLin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Aetherius.png" calcext:value-type="string">
            <text:p>convert background.png -gravity Center -size 270 -pointsize 24 -fill black -annotate +0-14 'Voted #184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84. [url=https://forum.zdoom.org/viewtopic.php?t=58501#p1027895]Alfonzone[/url][/b] [[b]1[/b]: [size=85]The Ultimate DooMer: 1[/size]]" calcext:value-type="string">
            <text:p>[b]184. [url=https://forum.zdoom.org/viewtopic.php?t=58501#p1027895]Alfonzone[/url][/b] [[b]1[/b]: [size=85]The Ultimate DooMer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Alfonzone.png" calcext:value-type="string">
            <text:p>convert background.png -gravity Center -size 270 -pointsize 24 -fill black -annotate +0-14 'Voted #184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84. [url=https://www.moddb.com/mods/acm-2014]Aliens: Colonial Marines TC[/url][/b] [[b]1[/b]: [size=85]Ravick: 1[/size]]" calcext:value-type="string">
            <text:p>[b]184. [url=https://www.moddb.com/mods/acm-2014]Aliens: Colonial Marines TC[/url][/b] [[b]1[/b]: [size=85]Ravick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Aliens:_Colonial_Marines_TC.png" calcext:value-type="string">
            <text:p>convert background.png -gravity Center -size 270 -pointsize 24 -fill black -annotate +0-14 'Voted #184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84. [url=https://forum.zdoom.org/viewtopic.php?f=19&amp;t=45213]Aliens: The Ultimate Doom[/url][/b] [[b]1[/b]: [size=85]Valken: 1[/size]]" calcext:value-type="string">
            <text:p>[b]184. [url=https://forum.zdoom.org/viewtopic.php?f=19&amp;t=45213]Aliens: The Ultimate Doom[/url][/b] [[b]1[/b]: [size=85]Valken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Aliens:_The_Ultimate_Doom.png" calcext:value-type="string">
            <text:p>convert background.png -gravity Center -size 270 -pointsize 24 -fill black -annotate +0-14 'Voted #184 mod' -pointsize 20 -fill white -annotate +0+18 'by ZDoom Community' png8:pngs/Aliens:_The_Ultim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84. [url=https://forum.zdoom.org/viewtopic.php?t=45192#p744669]AvP 2.0[/url][/b] [[b]1[/b]: [size=85]shotfan: 1[/size]]" calcext:value-type="string">
            <text:p>[b]184. [url=https://forum.zdoom.org/viewtopic.php?t=45192#p744669]AvP 2.0[/url][/b] [[b]1[/b]: [size=85]shotfan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AvP_2.0.png" calcext:value-type="string">
            <text:p>convert background.png -gravity Center -size 270 -pointsize 24 -fill black -annotate +0-14 'Voted #184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84. [url=https://forum.zdoom.org/viewtopic.php?f=43&amp;t=57464#p1012472]Banhammer[/url][/b] [[b]1[/b]: [size=85]leodoom85: 1[/size]]" calcext:value-type="string">
            <text:p>[b]184. [url=https://forum.zdoom.org/viewtopic.php?f=43&amp;t=57464#p1012472]Banhammer[/url][/b] [[b]1[/b]: [size=85]leodoom85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Banhammer.png" calcext:value-type="string">
            <text:p>convert background.png -gravity Center -size 270 -pointsize 24 -fill black -annotate +0-14 'Voted #184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84. [url=https://www.doomworld.com/idgames/levels/doom2/Ports/a-c/brfinal]Beyond Reality[/url][/b] [[b]1[/b]: [size=85]Kappes Buur: 1[/size]]" calcext:value-type="string">
            <text:p>[b]184. [url=https://www.doomworld.com/idgames/levels/doom2/Ports/a-c/brfinal]Beyond Reality[/url][/b] [[b]1[/b]: [size=85]Kappes Buur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Beyond_Reality.png" calcext:value-type="string">
            <text:p>convert background.png -gravity Center -size 270 -pointsize 24 -fill black -annotate +0-14 'Voted #184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84. [url=https://forum.zdoom.org/viewtopic.php?f=43&amp;t=66881]Bitter Heretic[/url][/b] [[b]1[/b]: [size=85]Jarewill: 1[/size]]" calcext:value-type="string">
            <text:p>[b]184. [url=https://forum.zdoom.org/viewtopic.php?f=43&amp;t=66881]Bitter Heretic[/url][/b] [[b]1[/b]: [size=85]Jarewill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Bitter_Heretic.png" calcext:value-type="string">
            <text:p>convert background.png -gravity Center -size 270 -pointsize 24 -fill black -annotate +0-14 'Voted #184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84. [url=https://forum.zdoom.org/viewtopic.php?f=43&amp;t=53545#p940527]BlackWarrior[/url][/b] [[b]1[/b]: [size=85]Somagu: 1[/size]]" calcext:value-type="string">
            <text:p>[b]184. [url=https://forum.zdoom.org/viewtopic.php?f=43&amp;t=53545#p940527]BlackWarrior[/url][/b] [[b]1[/b]: [size=85]Somagu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BlackWarrior.png" calcext:value-type="string">
            <text:p>convert background.png -gravity Center -size 270 -pointsize 24 -fill black -annotate +0-14 'Voted #184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84. [url=https://www.moddb.com/mods/brutal-doom/addons/tomtefars-extension]Brutal Doom: Tomtefars Extension[/url][/b] [[b]1[/b]: [size=85]eharper256: 1[/size]]" calcext:value-type="string">
            <text:p>[b]184. [url=https://www.moddb.com/mods/brutal-doom/addons/tomtefars-extension]Brutal Doom: Tomtefars Extension[/url][/b] [[b]1[/b]: [size=85]eharper256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Brutal_Doom:_Tomtefars_Extension.png" calcext:value-type="string">
            <text:p>convert background.png -gravity Center -size 270 -pointsize 24 -fill black -annotate +0-14 'Voted #184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84. [url=https://forum.zdoom.org/viewtopic.php?f=45&amp;t=68735]Brutal Heretic RPG[/url][/b] [[b]1[/b]: [size=85]Valken: 1[/size]]" calcext:value-type="string">
            <text:p>[b]184. [url=https://forum.zdoom.org/viewtopic.php?f=45&amp;t=68735]Brutal Heretic RPG[/url][/b] [[b]1[/b]: [size=85]Valken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Brutal_Heretic_RPG.png" calcext:value-type="string">
            <text:p>convert background.png -gravity Center -size 270 -pointsize 24 -fill black -annotate +0-14 'Voted #184 mod' -pointsize 20 -fill white -annotate +0+18 'by ZDoom Community' png8:pngs/Brutal_Heretic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84. [url=https://forum.zdoom.org/viewtopic.php?f=45&amp;t=65691]Brutal Hexen RPG[/url][/b] [[b]1[/b]: [size=85]Valken: 1[/size]]" calcext:value-type="string">
            <text:p>[b]184. [url=https://forum.zdoom.org/viewtopic.php?f=45&amp;t=65691]Brutal Hexen RPG[/url][/b] [[b]1[/b]: [size=85]Valken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Brutal_Hexen_RPG.png" calcext:value-type="string">
            <text:p>convert background.png -gravity Center -size 270 -pointsize 24 -fill black -annotate +0-14 'Voted #184 mod' -pointsize 20 -fill white -annotate +0+18 'by ZDoom Community' png8:pngs/Brutal_Hexen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84. [url=https://forum.zdoom.org/viewtopic.php?f=3&amp;t=37949#p722987]Brutalkick[/url][/b] [[b]1[/b]: [size=85]Hipnotic Rogue: 1[/size]]" calcext:value-type="string">
            <text:p>[b]184. [url=https://forum.zdoom.org/viewtopic.php?f=3&amp;t=37949#p722987]Brutalkick[/url][/b] [[b]1[/b]: [size=85]Hipnotic Rogue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Brutalkick.png" calcext:value-type="string">
            <text:p>convert background.png -gravity Center -size 270 -pointsize 24 -fill black -annotate +0-14 'Voted #184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84. [url=https://www.doomworld.com/idgames/levels/doom2/Ports/a-c/cheogsh]Cheogsh[/url][/b] [[b]1[/b]: [size=85]Kappes Buur: 1[/size]]" calcext:value-type="string">
            <text:p>[b]184. [url=https://www.doomworld.com/idgames/levels/doom2/Ports/a-c/cheogsh]Cheogsh[/url][/b] [[b]1[/b]: [size=85]Kappes Buur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Cheogsh.png" calcext:value-type="string">
            <text:p>convert background.png -gravity Center -size 270 -pointsize 24 -fill black -annotate +0-14 'Voted #184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84. [url=https://www.doomworld.com/idgames/levels/doom2/Ports/a-c/cheogsh2.zip]Cheogsh 2[/url][/b] [[b]1[/b]: [size=85]Kappes Buur: 1[/size]]" calcext:value-type="string">
            <text:p>[b]184. [url=https://www.doomworld.com/idgames/levels/doom2/Ports/a-c/cheogsh2.zip]Cheogsh 2[/url][/b] [[b]1[/b]: [size=85]Kappes Buur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Cheogsh_2.png" calcext:value-type="string">
            <text:p>convert background.png -gravity Center -size 270 -pointsize 24 -fill black -annotate +0-14 'Voted #184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84. [url=https://www.doomworld.com/idgames/?id=12363]Chosen[/url][/b] [[b]1[/b]: [size=85]Bigger C: 1[/size]]" calcext:value-type="string">
            <text:p>[b]184. [url=https://www.doomworld.com/idgames/?id=12363]Chosen[/url][/b] [[b]1[/b]: [size=85]Bigger C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Chosen.png" calcext:value-type="string">
            <text:p>convert background.png -gravity Center -size 270 -pointsize 24 -fill black -annotate +0-14 'Voted #184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84. [url=https://forum.zdoom.org/viewtopic.php?f=61&amp;t=57834#p1017698]Complex Doom: LCA[/url][/b] [[b]1[/b]: [size=85]leodoom85: 1[/size]]" calcext:value-type="string">
            <text:p>[b]184. [url=https://forum.zdoom.org/viewtopic.php?f=61&amp;t=57834#p1017698]Complex Doom: LCA[/url][/b] [[b]1[/b]: [size=85]leodoom85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Complex_Doom:_LCA.png" calcext:value-type="string">
            <text:p>convert background.png -gravity Center -size 270 -pointsize 24 -fill black -annotate +0-14 'Voted #184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84. [url=https://www.moddb.com/mods/counter-strike-doom-martian-offensive-2017]Counter-Strike Doom: Martian Offensive[/url][/b] [[b]1[/b]: [size=85]AlphaEnt: 1[/size]]" calcext:value-type="string">
            <text:p>[b]184. [url=https://www.moddb.com/mods/counter-strike-doom-martian-offensive-2017]Counter-Strike Doom: Martian Offensive[/url][/b] [[b]1[/b]: [size=85]AlphaEnt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Counter-Strike_Doom:_Martian_Offensive.png" calcext:value-type="string">
            <text:p>convert background.png -gravity Center -size 270 -pointsize 24 -fill black -annotate +0-14 'Voted #184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84. [url=https://forum.zdoom.org/viewtopic.php?f=37&amp;t=22137#p435505]Custom Crosshair Pack [/url][/b] [[b]1[/b]: [size=85]Hexereticdoom: 1[/size]]" calcext:value-type="string">
            <text:p>[b]184. [url=https://forum.zdoom.org/viewtopic.php?f=37&amp;t=22137#p435505]Custom Crosshair Pack [/url][/b] [[b]1[/b]: [size=85]Hexereticdoom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Custom_Crosshair_Pack_.png" calcext:value-type="string">
            <text:p>convert background.png -gravity Center -size 270 -pointsize 24 -fill black -annotate +0-14 'Voted #184 mod' -pointsize 20 -fill white -annotate +0+18 'by ZDoom Community' png8:pngs/Custom_Crosshair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84. [url=https://www.doomworld.com/idgames/levels/doom2/Ports/d-f/dark7]Dark 7 (with Mission Pack)[/url][/b] [[b]1[/b]: [size=85]The Ultimate DooMer: 1[/size]]" calcext:value-type="string">
            <text:p>[b]184. [url=https://www.doomworld.com/idgames/levels/doom2/Ports/d-f/dark7]Dark 7 (with Mission Pack)[/url][/b] [[b]1[/b]: [size=85]The Ultimate DooMer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Dark_7__with_Mission_Pack_.png" calcext:value-type="string">
            <text:p>convert background.png -gravity Center -size 270 -pointsize 24 -fill black -annotate +0-14 'Voted #184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84. [url=https://forum.zdoom.org/viewtopic.php?t=57247#p1009500]DarkDoomZ[/url][/b] [[b]1[/b]: [size=85]Hexereticdoom: 1[/size]]" calcext:value-type="string">
            <text:p>[b]184. [url=https://forum.zdoom.org/viewtopic.php?t=57247#p1009500]DarkDoomZ[/url][/b] [[b]1[/b]: [size=85]Hexereticdoom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DarkDoomZ.png" calcext:value-type="string">
            <text:p>convert background.png -gravity Center -size 270 -pointsize 24 -fill black -annotate +0-14 'Voted #184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84. [url=https://forum.zdoom.org/viewtopic.php?f=19&amp;t=65458#p1112779]Darkmoon[/url][/b] [[b]1[/b]: [size=85]Kappes Buur: 1[/size]]" calcext:value-type="string">
            <text:p>[b]184. [url=https://forum.zdoom.org/viewtopic.php?f=19&amp;t=65458#p1112779]Darkmoon[/url][/b] [[b]1[/b]: [size=85]Kappes Buur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Darkmoon.png" calcext:value-type="string">
            <text:p>convert background.png -gravity Center -size 270 -pointsize 24 -fill black -annotate +0-14 'Voted #184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84. [url=https://www.doomworld.com/idgames/levels/doom2/Ports/d-f/dor]Dawn of Reality[/url][/b] [[b]1[/b]: [size=85]Kappes Buur: 1[/size]]" calcext:value-type="string">
            <text:p>[b]184. [url=https://www.doomworld.com/idgames/levels/doom2/Ports/d-f/dor]Dawn of Reality[/url][/b] [[b]1[/b]: [size=85]Kappes Buur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Dawn_of_Reality.png" calcext:value-type="string">
            <text:p>convert background.png -gravity Center -size 270 -pointsize 24 -fill black -annotate +0-14 'Voted #184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84. [url=https://forum.zdoom.org/viewtopic.php?t=46787#p786254]Demonsteele: NowThatsWhatICallMIDI[/url][/b] [[b]1[/b]: [size=85]HaraSwift: 1[/size]]" calcext:value-type="string">
            <text:p>[b]184. [url=https://forum.zdoom.org/viewtopic.php?t=46787#p786254]Demonsteele: NowThatsWhatICallMIDI[/url][/b] [[b]1[/b]: [size=85]HaraSwift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Demonsteele:_NowThatsWhatICallMIDI.png" calcext:value-type="string">
            <text:p>convert background.png -gravity Center -size 270 -pointsize 24 -fill black -annotate +0-14 'Voted #184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84. [url=https://forum.zdoom.org/viewtopic.php?f=43&amp;t=67864]DN3DooM[/url][/b] [[b]1[/b]: [size=85]ClessxAlghazanth: 1[/size]]" calcext:value-type="string">
            <text:p>[b]184. [url=https://forum.zdoom.org/viewtopic.php?f=43&amp;t=67864]DN3DooM[/url][/b] [[b]1[/b]: [size=85]ClessxAlghazanth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DN3DooM.png" calcext:value-type="string">
            <text:p>convert background.png -gravity Center -size 270 -pointsize 24 -fill black -annotate +0-14 'Voted #184 mod' -pointsize 20 -fill white -annotate +0+18 'by ZDoom Community' png8:pngs/DN3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84. [url=https://www.moddb.com/mods/dont-play-with-hell-black-edition]Don’t play with HELL – Black Edition[/url][/b] [[b]1[/b]: [size=85]Ravick: 1[/size]]" calcext:value-type="string">
            <text:p>[b]184. [url=https://www.moddb.com/mods/dont-play-with-hell-black-edition]Don’t play with HELL – Black Edition[/url][/b] [[b]1[/b]: [size=85]Ravick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Don’t_play_with_HELL_–_Black_Edition.png" calcext:value-type="string">
            <text:p>convert background.png -gravity Center -size 270 -pointsize 24 -fill black -annotate +0-14 'Voted #184 mod' -pointsize 20 -fill white -annotate +0+18 'by ZDoom Community' png8:pngs/Don’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84. [url=https://www.doomworld.com/forum/topic/62403-doom-2-minor-sprite-fixing-project-v19-release-updated-12718/]Doom 2 Minor Sprite Fixing Project[/url][/b] [[b]1[/b]: [size=85]m8f: 1[/size]]" calcext:value-type="string">
            <text:p>[b]184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Doom_2_Minor_Sprite_Fixing_Project.png" calcext:value-type="string">
            <text:p>convert background.png -gravity Center -size 270 -pointsize 24 -fill black -annotate +0-14 'Voted #184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84. [url=https://www.doomworld.com/forum/topic/108725-doom-4-vanilla-new-v12-released-faster-weapons/]DOOM 4 VANILLA[/url][/b] [[b]1[/b]: [size=85]Rex705: 1[/size]]" calcext:value-type="string">
            <text:p>[b]184. [url=https://www.doomworld.com/forum/topic/108725-doom-4-vanilla-new-v12-released-faster-weapons/]DOOM 4 VANILLA[/url][/b] [[b]1[/b]: [size=85]Rex705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DOOM_4_VANILLA.png" calcext:value-type="string">
            <text:p>convert background.png -gravity Center -size 270 -pointsize 24 -fill black -annotate +0-14 'Voted #184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84. [url=https://forum.zdoom.org/viewtopic.php?f=43&amp;t=51596]Doom 64 'weapons only'[/url][/b] [[b]1[/b]: [size=85]Hipnotic Rogue: 1[/size]]" calcext:value-type="string">
            <text:p>[b]184. [url=https://forum.zdoom.org/viewtopic.php?f=43&amp;t=51596]Doom 64 'weapons only'[/url][/b] [[b]1[/b]: [size=85]Hipnotic Rogue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Doom_64__weapons_only_.png" calcext:value-type="string">
            <text:p>convert background.png -gravity Center -size 270 -pointsize 24 -fill black -annotate +0-14 'Voted #184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84. [url=https://forum.zdoom.org/viewtopic.php?t=45060#p741205]Doom Ambient Pack[/url][/b] [[b]1[/b]: [size=85]Hexereticdoom: 1[/size]]" calcext:value-type="string">
            <text:p>[b]184. [url=https://forum.zdoom.org/viewtopic.php?t=45060#p741205]Doom Ambient Pack[/url][/b] [[b]1[/b]: [size=85]Hexereticdoom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Doom_Ambient_Pack.png" calcext:value-type="string">
            <text:p>convert background.png -gravity Center -size 270 -pointsize 24 -fill black -annotate +0-14 'Voted #184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84. [url=https://forum.zdoom.org/viewtopic.php?f=43&amp;t=58499#p1027836]Doom Loot Box Mod[/url][/b] [[b]1[/b]: [size=85]IdiotBitz: 1[/size]]" calcext:value-type="string">
            <text:p>[b]184. [url=https://forum.zdoom.org/viewtopic.php?f=43&amp;t=58499#p1027836]Doom Loot Box Mod[/url][/b] [[b]1[/b]: [size=85]IdiotBitz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Doom_Loot_Box_Mod.png" calcext:value-type="string">
            <text:p>convert background.png -gravity Center -size 270 -pointsize 24 -fill black -annotate +0-14 'Voted #184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84. [url=https://www.doomworld.com/vb/thread/15965]Doom Raider:Crypt of the Vile[/url][/b] [[b]1[/b]: [size=85]Kappes Buur: 1[/size]]" calcext:value-type="string">
            <text:p>[b]184. [url=https://www.doomworld.com/vb/thread/15965]Doom Raider:Crypt of the Vile[/url][/b] [[b]1[/b]: [size=85]Kappes Buur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Doom_Raider:Crypt_of_the_Vile.png" calcext:value-type="string">
            <text:p>convert background.png -gravity Center -size 270 -pointsize 24 -fill black -annotate +0-14 'Voted #184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84. [url=https://forum.zdoom.org/viewtopic.php?f=43&amp;t=62911#p1083812]DoomKrakken's Monster Randomizer[/url][/b] [[b]1[/b]: [size=85]shotfan: 1[/size]]" calcext:value-type="string">
            <text:p>[b]184. [url=https://forum.zdoom.org/viewtopic.php?f=43&amp;t=62911#p1083812]DoomKrakken's Monster Randomizer[/url][/b] [[b]1[/b]: [size=85]shotfan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DoomKrakken_s_Monster_Randomizer.png" calcext:value-type="string">
            <text:p>convert background.png -gravity Center -size 270 -pointsize 24 -fill black -annotate +0-14 'Voted #184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84. [url=https://forum.zdoom.org/viewtopic.php?f=19&amp;t=48208#p824651]Eriguns 1[/url][/b] [[b]1[/b]: [size=85]Cyanide: 1[/size]]" calcext:value-type="string">
            <text:p>[b]184. [url=https://forum.zdoom.org/viewtopic.php?f=19&amp;t=48208#p824651]Eriguns 1[/url][/b] [[b]1[/b]: [size=85]Cyanide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Eriguns_1.png" calcext:value-type="string">
            <text:p>convert background.png -gravity Center -size 270 -pointsize 24 -fill black -annotate +0-14 'Voted #184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84. [url=https://www.doomworld.com/idgames/themes/TeamTNT/ed4_rfo/ed4_rfo1]Eternal DOOM IV: Return from Oblivion[/url][/b] [[b]1[/b]: [size=85]Kappes Buur: 1[/size]]" calcext:value-type="string">
            <text:p>[b]184. [url=https://www.doomworld.com/idgames/themes/TeamTNT/ed4_rfo/ed4_rfo1]Eternal DOOM IV: Return from Oblivion[/url][/b] [[b]1[/b]: [size=85]Kappes Buur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Eternal_DOOM_IV:_Return_from_Oblivion.png" calcext:value-type="string">
            <text:p>convert background.png -gravity Center -size 270 -pointsize 24 -fill black -annotate +0-14 'Voted #184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84. [url=https://forum.zdoom.org/viewtopic.php?f=43&amp;t=58923#p1033516]FamiliarDoom[/url][/b] [[b]1[/b]: [size=85]kadu522: 1[/size]]" calcext:value-type="string">
            <text:p>[b]184. [url=https://forum.zdoom.org/viewtopic.php?f=43&amp;t=58923#p1033516]FamiliarDoom[/url][/b] [[b]1[/b]: [size=85]kadu522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FamiliarDoom.png" calcext:value-type="string">
            <text:p>convert background.png -gravity Center -size 270 -pointsize 24 -fill black -annotate +0-14 'Voted #184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84. [url=https://forum.zdoom.org/viewtopic.php?f=43&amp;t=69504]FantasyMonsters 4 Heretic[/url][/b] [[b]1[/b]: [size=85]Valken: 1[/size]]" calcext:value-type="string">
            <text:p>[b]184. [url=https://forum.zdoom.org/viewtopic.php?f=43&amp;t=69504]FantasyMonsters 4 Heretic[/url][/b] [[b]1[/b]: [size=85]Valken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FantasyMonsters_4_Heretic.png" calcext:value-type="string">
            <text:p>convert background.png -gravity Center -size 270 -pointsize 24 -fill black -annotate +0-14 'Voted #184 mod' -pointsize 20 -fill white -annotate +0+18 'by ZDoom Community' png8:pngs/FantasyMonsters_4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84. [url=https://www.doomworld.com/forum/topic/74722-release-fearrific-project-brutality-revised/]Fearrific[/url][/b] [[b]1[/b]: [size=85]Valken: 1[/size]]" calcext:value-type="string">
            <text:p>[b]184. [url=https://www.doomworld.com/forum/topic/74722-release-fearrific-project-brutality-revised/]Fearrific[/url][/b] [[b]1[/b]: [size=85]Valken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Fearrific.png" calcext:value-type="string">
            <text:p>convert background.png -gravity Center -size 270 -pointsize 24 -fill black -annotate +0-14 'Voted #184 mod' -pointsize 20 -fill white -annotate +0+18 'by ZDoom Community' png8:pngs/Fearrif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84. [url=https://iamsparky.wordpress.com/foreverhood/]Foreverhood[/url][/b] [[b]1[/b]: [size=85]Kappes Buur: 1[/size]]" calcext:value-type="string">
            <text:p>[b]184. [url=https://iamsparky.wordpress.com/foreverhood/]Foreverhood[/url][/b] [[b]1[/b]: [size=85]Kappes Buur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Foreverhood.png" calcext:value-type="string">
            <text:p>convert background.png -gravity Center -size 270 -pointsize 24 -fill black -annotate +0-14 'Voted #184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84. [url=https://forum.zdoom.org/viewtopic.php?f=43&amp;t=71086]Gearbox[/url][/b] [[b]1[/b]: [size=85]ClessxAlghazanth: 1[/size]]" calcext:value-type="string">
            <text:p>[b]184. [url=https://forum.zdoom.org/viewtopic.php?f=43&amp;t=71086]Gearbox[/url][/b] [[b]1[/b]: [size=85]ClessxAlghazanth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Gearbox.png" calcext:value-type="string">
            <text:p>convert background.png -gravity Center -size 270 -pointsize 24 -fill black -annotate +0-14 'Voted #184 mod' -pointsize 20 -fill white -annotate +0+18 'by ZDoom Community' png8:pngs/Gear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84. [url=https://forum.zdoom.org/viewtopic.php?f=19&amp;t=57252#p1009564]Ghoul School 3D[/url][/b] [[b]1[/b]: [size=85]Rachael: 1[/size]]" calcext:value-type="string">
            <text:p>[b]184. [url=https://forum.zdoom.org/viewtopic.php?f=19&amp;t=57252#p1009564]Ghoul School 3D[/url][/b] [[b]1[/b]: [size=85]Rachael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Ghoul_School_3D.png" calcext:value-type="string">
            <text:p>convert background.png -gravity Center -size 270 -pointsize 24 -fill black -annotate +0-14 'Voted #184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84. [url=https://forum.zdoom.org/viewtopic.php?f=46&amp;t=56148#p994037]GZSHud[/url][/b] [[b]1[/b]: [size=85]Hipnotic Rogue: 1[/size]]" calcext:value-type="string">
            <text:p>[b]184. [url=https://forum.zdoom.org/viewtopic.php?f=46&amp;t=56148#p994037]GZSHud[/url][/b] [[b]1[/b]: [size=85]Hipnotic Rogue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GZSHud.png" calcext:value-type="string">
            <text:p>convert background.png -gravity Center -size 270 -pointsize 24 -fill black -annotate +0-14 'Voted #184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84. [url=http://painkiller.allfearthesentinel.net/download?file=te13-harder-event.pk3]Harder Event[/url][/b] [[b]1[/b]: [size=85]Dr_Cosmobyte: 1[/size]]" calcext:value-type="string">
            <text:p>[b]184. [url=http://painkiller.allfearthesentinel.net/download?file=te13-harder-event.pk3]Harder Event[/url][/b] [[b]1[/b]: [size=85]Dr_Cosmobyte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Harder_Event.png" calcext:value-type="string">
            <text:p>convert background.png -gravity Center -size 270 -pointsize 24 -fill black -annotate +0-14 'Voted #184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84. [url=https://zdoom.org/wiki/Haze_(working_title)]Haze[/url][/b] [[b]1[/b]: [size=85]Dr_Cosmobyte: 1[/size]]" calcext:value-type="string">
            <text:p>[b]184. [url=https://zdoom.org/wiki/Haze_(working_title)]Haze[/url][/b] [[b]1[/b]: [size=85]Dr_Cosmobyte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Haze.png" calcext:value-type="string">
            <text:p>convert background.png -gravity Center -size 270 -pointsize 24 -fill black -annotate +0-14 'Voted #184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4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84. [url=https://www.doomworld.com/forum/topic/98309-hellwalker-mod/]Hellwalker﻿ Mod[/url][/b] [[b]1[/b]: [size=85]Valken: 1[/size]]" calcext:value-type="string">
            <text:p>[b]184. [url=https://www.doomworld.com/forum/topic/98309-hellwalker-mod/]Hellwalker﻿ Mod[/url][/b] [[b]1[/b]: [size=85]Valken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Hellwalker﻿_Mod.png" calcext:value-type="string">
            <text:p>convert background.png -gravity Center -size 270 -pointsize 24 -fill black -annotate +0-14 'Voted #184 mod' -pointsize 20 -fill white -annotate +0+18 'by ZDoom Community' png8:pngs/Hellwalker﻿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84. [url=https://forum.zdoom.org/viewtopic.php?f=37&amp;t=47973#p817851]Heretic Widescreened HUD[/url][/b] [[b]1[/b]: [size=85]Hipnotic Rogue: 1[/size]]" calcext:value-type="string">
            <text:p>[b]184. [url=https://forum.zdoom.org/viewtopic.php?f=37&amp;t=47973#p817851]Heretic Widescreened HUD[/url][/b] [[b]1[/b]: [size=85]Hipnotic Rogue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Heretic_Widescreened_HUD.png" calcext:value-type="string">
            <text:p>convert background.png -gravity Center -size 270 -pointsize 24 -fill black -annotate +0-14 'Voted #184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84. [url=https://www.doomworld.com/idgames/levels/hexen/v-z/viscerus]Hexen: Scourge of Viscerus[/url][/b] [[b]1[/b]: [size=85]Solmir : 1[/size]]" calcext:value-type="string">
            <text:p>[b]184. [url=https://www.doomworld.com/idgames/levels/hexen/v-z/viscerus]Hexen: Scourge of Viscerus[/url][/b] [[b]1[/b]: [size=85]Solmir 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Hexen:_Scourge_of_Viscerus.png" calcext:value-type="string">
            <text:p>convert background.png -gravity Center -size 270 -pointsize 24 -fill black -annotate +0-14 'Voted #184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84. [url=https://forum.zdoom.org/viewtopic.php?f=43&amp;t=33766#p638587]HeXercise[/url][/b] [[b]1[/b]: [size=85]Eric_: 1[/size]]" calcext:value-type="string">
            <text:p>[b]184. [url=https://forum.zdoom.org/viewtopic.php?f=43&amp;t=33766#p638587]HeXercise[/url][/b] [[b]1[/b]: [size=85]Eric_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HeXercise.png" calcext:value-type="string">
            <text:p>convert background.png -gravity Center -size 270 -pointsize 24 -fill black -annotate +0-14 'Voted #184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84. [url=https://forum.zdoom.org/viewtopic.php?f=43&amp;t=66819]Highway Acceleroid Booster[/url][/b] [[b]1[/b]: [size=85]Jarewill: 1[/size]]" calcext:value-type="string">
            <text:p>[b]184. [url=https://forum.zdoom.org/viewtopic.php?f=43&amp;t=66819]Highway Acceleroid Booster[/url][/b] [[b]1[/b]: [size=85]Jarewill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Highway_Acceleroid_Booster.png" calcext:value-type="string">
            <text:p>convert background.png -gravity Center -size 270 -pointsize 24 -fill black -annotate +0-14 'Voted #184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84. [url=https://www.doomworld.com/idgames/levels/heretic/Ports/hocx]Hordes of Chaos[/url][/b] [[b]1[/b]: [size=85]The Ultimate DooMer: 1[/size]]" calcext:value-type="string">
            <text:p>[b]184. [url=https://www.doomworld.com/idgames/levels/heretic/Ports/hocx]Hordes of Chaos[/url][/b] [[b]1[/b]: [size=85]The Ultimate DooMer: 1[/size]]</text:p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Hordes_of_Chaos.png" calcext:value-type="string">
            <text:p>convert background.png -gravity Center -size 270 -pointsize 24 -fill black -annotate +0-14 'Voted #184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84. [url=https://jp.itch.io/jphud-doom]JP's HUD[/url][/b] [[b]1[/b]: [size=85]Hexereticdoom: 1[/size]]" calcext:value-type="string">
            <text:p>[b]184. [url=https://jp.itch.io/jphud-doom]JP's HUD[/url][/b] [[b]1[/b]: [size=85]Hexereticdoom: 1[/size]]</text:p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JP_s_HUD.png" calcext:value-type="string">
            <text:p>convert background.png -gravity Center -size 270 -pointsize 24 -fill black -annotate +0-14 'Voted #184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84. [url=https://mikestoybox.net/2017/06/29/karnak/]Karnak[/url][/b] [[b]1[/b]: [size=85]Matt: 1[/size]]" calcext:value-type="string">
            <text:p>[b]184. [url=https://mikestoybox.net/2017/06/29/karnak/]Karnak[/url][/b] [[b]1[/b]: [size=85]Matt: 1[/size]]</text:p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Karnak.png" calcext:value-type="string">
            <text:p>convert background.png -gravity Center -size 270 -pointsize 24 -fill black -annotate +0-14 'Voted #184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84. [url=https://jp.itch.io/doom-keymaster]Keymaster[/url][/b] [[b]1[/b]: [size=85]IdiotBitz: 1[/size]]" calcext:value-type="string">
            <text:p>[b]184. [url=https://jp.itch.io/doom-keymaster]Keymaster[/url][/b] [[b]1[/b]: [size=85]IdiotBitz: 1[/size]]</text:p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Keymaster.png" calcext:value-type="string">
            <text:p>convert background.png -gravity Center -size 270 -pointsize 24 -fill black -annotate +0-14 'Voted #184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84. [url=https://forum.zdoom.org/viewtopic.php?t=37786#p719312]Lasting Light[/url][/b] [[b]1[/b]: [size=85]Ravick: 1[/size]]" calcext:value-type="string">
            <text:p>[b]184. [url=https://forum.zdoom.org/viewtopic.php?t=37786#p719312]Lasting Light[/url][/b] [[b]1[/b]: [size=85]Ravick: 1[/size]]</text:p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Lasting_Light.png" calcext:value-type="string">
            <text:p>convert background.png -gravity Center -size 270 -pointsize 24 -fill black -annotate +0-14 'Voted #184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84. [url=https://forum.zdoom.org/viewtopic.php?f=43&amp;t=65583]Legion of Bones[/url][/b] [[b]1[/b]: [size=85]Brohnesorge: 1[/size]]" calcext:value-type="string">
            <text:p>[b]184. [url=https://forum.zdoom.org/viewtopic.php?f=43&amp;t=65583]Legion of Bones[/url][/b] [[b]1[/b]: [size=85]Brohnesorge: 1[/size]]</text:p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Legion_of_Bones.png" calcext:value-type="string">
            <text:p>convert background.png -gravity Center -size 270 -pointsize 24 -fill black -annotate +0-14 'Voted #184 mod' -pointsize 20 -fill white -annotate +0+18 'by ZDoom Community' png8:pngs/Legion_of_Bon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84. [url=https://forum.zdoom.org/viewtopic.php?f=42&amp;t=57364#p1011019]Lilith[/url][/b] [[b]1[/b]: [size=85]AlphaEnt: 1[/size]]" calcext:value-type="string">
            <text:p>[b]184. [url=https://forum.zdoom.org/viewtopic.php?f=42&amp;t=57364#p1011019]Lilith[/url][/b] [[b]1[/b]: [size=85]AlphaEnt: 1[/size]]</text:p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Lilith.png" calcext:value-type="string">
            <text:p>convert background.png -gravity Center -size 270 -pointsize 24 -fill black -annotate +0-14 'Voted #184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84. [url=https://forum.zdoom.org/viewtopic.php?t=15793#p315526]Lizard Squad[/url][/b] [[b]1[/b]: [size=85]lizardcommando: 1[/size]]" calcext:value-type="string">
            <text:p>[b]184. [url=https://forum.zdoom.org/viewtopic.php?t=15793#p315526]Lizard Squad[/url][/b] [[b]1[/b]: [size=85]lizardcommando: 1[/size]]</text:p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Lizard_Squad.png" calcext:value-type="string">
            <text:p>convert background.png -gravity Center -size 270 -pointsize 24 -fill black -annotate +0-14 'Voted #184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84. [url=https://www.doomworld.com/idgames/levels/doom2/Ports/j-l/lslsp_gd]LOST SOULSPHERE: Gold Edition[/url][/b] [[b]1[/b]: [size=85]Major Cooke: 1[/size]]" calcext:value-type="string">
            <text:p>[b]184. [url=https://www.doomworld.com/idgames/levels/doom2/Ports/j-l/lslsp_gd]LOST SOULSPHERE: Gold Edition[/url][/b] [[b]1[/b]: [size=85]Major Cooke: 1[/size]]</text:p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LOST_SOULSPHERE:_Gold_Edition.png" calcext:value-type="string">
            <text:p>convert background.png -gravity Center -size 270 -pointsize 24 -fill black -annotate +0-14 'Voted #184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 office:value-type="string" office:string-value="[b]184. [url=https://forum.zdoom.org/viewtopic.php?f=43&amp;t=52041#p907566]Lowtech Remake[/url][/b] [[b]1[/b]: [size=85]YukesVonFaust: 1[/size]]" calcext:value-type="string">
            <text:p>[b]184. [url=https://forum.zdoom.org/viewtopic.php?f=43&amp;t=52041#p907566]Lowtech Remake[/url][/b] [[b]1[/b]: [size=85]YukesVonFaust: 1[/size]]</text:p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Lowtech_Remake.png" calcext:value-type="string">
            <text:p>convert background.png -gravity Center -size 270 -pointsize 24 -fill black -annotate +0-14 'Voted #184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 office:value-type="string" office:string-value="[b]184. [url=https://forum.zdoom.org/viewtopic.php?f=19&amp;t=28589&amp;start=2490#p925995]MAIS[/url][/b] [[b]1[/b]: [size=85]Sgt. Shivers: 1[/size]]" calcext:value-type="string">
            <text:p>[b]184. [url=https://forum.zdoom.org/viewtopic.php?f=19&amp;t=28589&amp;start=2490#p925995]MAIS[/url][/b] [[b]1[/b]: [size=85]Sgt. Shivers: 1[/size]]</text:p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MAIS.png" calcext:value-type="string">
            <text:p>convert background.png -gravity Center -size 270 -pointsize 24 -fill black -annotate +0-14 'Voted #184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 office:value-type="string" office:string-value="[b]184. [url=https://forum.zdoom.org/viewtopic.php?f=43&amp;t=69492]Malice[/url][/b] [[b]1[/b]: [size=85]Valken: 1[/size]]" calcext:value-type="string">
            <text:p>[b]184. [url=https://forum.zdoom.org/viewtopic.php?f=43&amp;t=69492]Malice[/url][/b] [[b]1[/b]: [size=85]Valken: 1[/size]]</text:p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Malice.png" calcext:value-type="string">
            <text:p>convert background.png -gravity Center -size 270 -pointsize 24 -fill black -annotate +0-14 'Voted #184 mod' -pointsize 20 -fill white -annotate +0+18 'by ZDoom Community' png8:pngs/Mali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 office:value-type="string" office:string-value="[b]184. [url=https://forum.zdoom.org/viewtopic.php?t=48924#p843884]Megabounce[/url][/b] [[b]1[/b]: [size=85]Beed28: 1[/size]]" calcext:value-type="string">
            <text:p>[b]184. [url=https://forum.zdoom.org/viewtopic.php?t=48924#p843884]Megabounce[/url][/b] [[b]1[/b]: [size=85]Beed28: 1[/size]]</text:p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Megabounce.png" calcext:value-type="string">
            <text:p>convert background.png -gravity Center -size 270 -pointsize 24 -fill black -annotate +0-14 'Voted #184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 office:value-type="string" office:string-value="[b]184. [url=https://forum.zdoom.org/viewtopic.php?t=45872#p761776]Metroid: Dreadnought[/url][/b] [[b]1[/b]: [size=85]Cyanide: 1[/size]]" calcext:value-type="string">
            <text:p>[b]184. [url=https://forum.zdoom.org/viewtopic.php?t=45872#p761776]Metroid: Dreadnought[/url][/b] [[b]1[/b]: [size=85]Cyanide: 1[/size]]</text:p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Metroid:_Dreadnought.png" calcext:value-type="string">
            <text:p>convert background.png -gravity Center -size 270 -pointsize 24 -fill black -annotate +0-14 'Voted #184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 office:value-type="string" office:string-value="[b]184. [url=https://forum.zdoom.org/viewtopic.php?f=42&amp;t=53887#p947837]MMDCXIV - Journey into 27 Century[/url][/b] [[b]1[/b]: [size=85]Kappes Buur: 1[/size]]" calcext:value-type="string">
            <text:p>[b]184. [url=https://forum.zdoom.org/viewtopic.php?f=42&amp;t=53887#p947837]MMDCXIV - Journey into 27 Century[/url][/b] [[b]1[/b]: [size=85]Kappes Buur: 1[/size]]</text:p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MMDCXIV_-_Journey_into_27_Century.png" calcext:value-type="string">
            <text:p>convert background.png -gravity Center -size 270 -pointsize 24 -fill black -annotate +0-14 'Voted #184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 office:value-type="string" office:string-value="[b]184. [url=https://forum.zdoom.org/viewtopic.php?t=56838#p1003369]Monster Scouter[/url][/b] [[b]1[/b]: [size=85]Cyanide: 1[/size]]" calcext:value-type="string">
            <text:p>[b]184. [url=https://forum.zdoom.org/viewtopic.php?t=56838#p1003369]Monster Scouter[/url][/b] [[b]1[/b]: [size=85]Cyanide: 1[/size]]</text:p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Monster_Scouter.png" calcext:value-type="string">
            <text:p>convert background.png -gravity Center -size 270 -pointsize 24 -fill black -annotate +0-14 'Voted #184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 office:value-type="string" office:string-value="[b]184. [url=https://forum.zdoom.org/viewtopic.php?f=43&amp;t=56272]Nameless Lite RPG Mod[/url][/b] [[b]1[/b]: [size=85]IdiotBitz: 1[/size]]" calcext:value-type="string">
            <text:p>[b]184. [url=https://forum.zdoom.org/viewtopic.php?f=43&amp;t=56272]Nameless Lite RPG Mod[/url][/b] [[b]1[/b]: [size=85]IdiotBitz: 1[/size]]</text:p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Nameless_Lite_RPG_Mod.png" calcext:value-type="string">
            <text:p>convert background.png -gravity Center -size 270 -pointsize 24 -fill black -annotate +0-14 'Voted #184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 office:value-type="string" office:string-value="[b]184. [url=https://mikestoybox.net/2017/01/04/nerves-of-steel/]Nerves of Steel[/url][/b] [[b]1[/b]: [size=85]Rex705: 1[/size]]" calcext:value-type="string">
            <text:p>[b]184. [url=https://mikestoybox.net/2017/01/04/nerves-of-steel/]Nerves of Steel[/url][/b] [[b]1[/b]: [size=85]Rex705: 1[/size]]</text:p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Nerves_of_Steel.png" calcext:value-type="string">
            <text:p>convert background.png -gravity Center -size 270 -pointsize 24 -fill black -annotate +0-14 'Voted #184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 office:value-type="string" office:string-value="[b]184. [url=http://web.archive.org/web/20100527012514/http://members.multimania.co.uk/Enjay001/]njsplash[/url][/b] [[b]1[/b]: [size=85]Hipnotic Rogue: 1[/size]]" calcext:value-type="string">
            <text:p>[b]184. [url=http://web.archive.org/web/20100527012514/http://members.multimania.co.uk/Enjay001/]njsplash[/url][/b] [[b]1[/b]: [size=85]Hipnotic Rogue: 1[/size]]</text:p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njsplash.png" calcext:value-type="string">
            <text:p>convert background.png -gravity Center -size 270 -pointsize 24 -fill black -annotate +0-14 'Voted #184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 office:value-type="string" office:string-value="[b]184. [url=https://forum.zdoom.org/viewtopic.php?f=43&amp;t=67319]Nobody Told Me About id[/url][/b] [[b]1[/b]: [size=85]terminator44: 1[/size]]" calcext:value-type="string">
            <text:p>[b]184. [url=https://forum.zdoom.org/viewtopic.php?f=43&amp;t=67319]Nobody Told Me About id[/url][/b] [[b]1[/b]: [size=85]terminator44: 1[/size]]</text:p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Nobody_Told_Me_About_id.png" calcext:value-type="string">
            <text:p>convert background.png -gravity Center -size 270 -pointsize 24 -fill black -annotate +0-14 'Voted #184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 office:value-type="string" office:string-value="[b]184. [url=https://forum.zdoom.org/viewtopic.php?f=43&amp;t=68188]Omega Zero mod[/url][/b] [[b]1[/b]: [size=85]Jarewill: 1[/size]]" calcext:value-type="string">
            <text:p>[b]184. [url=https://forum.zdoom.org/viewtopic.php?f=43&amp;t=68188]Omega Zero mod[/url][/b] [[b]1[/b]: [size=85]Jarewill: 1[/size]]</text:p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Omega_Zero_mod.png" calcext:value-type="string">
            <text:p>convert background.png -gravity Center -size 270 -pointsize 24 -fill black -annotate +0-14 'Voted #184 mod' -pointsize 20 -fill white -annotate +0+18 'by ZDoom Community' png8:pngs/Omega_Zero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 office:value-type="string" office:string-value="[b]184. [url=https://www.doomworld.com/idgames/combos/omgwpnv2]OMG Weapons! (and Monsters)[/url][/b] [[b]1[/b]: [size=85]TDRR: 1[/size]]" calcext:value-type="string">
            <text:p>[b]184. [url=https://www.doomworld.com/idgames/combos/omgwpnv2]OMG Weapons! (and Monsters)[/url][/b] [[b]1[/b]: [size=85]TDRR: 1[/size]]</text:p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OMG_Weapons!__and_Monsters_.png" calcext:value-type="string">
            <text:p>convert background.png -gravity Center -size 270 -pointsize 24 -fill black -annotate +0-14 'Voted #184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 office:value-type="string" office:string-value="[b]184. [url=https://forum.zdoom.org/viewtopic.php?f=43&amp;t=72567]Painslayer[/url][/b] [[b]1[/b]: [size=85]Infirnex: 1[/size]]" calcext:value-type="string">
            <text:p>[b]184. [url=https://forum.zdoom.org/viewtopic.php?f=43&amp;t=72567]Painslayer[/url][/b] [[b]1[/b]: [size=85]Infirnex: 1[/size]]</text:p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Painslayer.png" calcext:value-type="string">
            <text:p>convert background.png -gravity Center -size 270 -pointsize 24 -fill black -annotate +0-14 'Voted #184 mod' -pointsize 20 -fill white -annotate +0+18 'by ZDoom Community' png8:pngs/Painslay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 office:value-type="string" office:string-value="[b]184. [url=https://www.doomworld.com/forum/topic/106058-paradise-v2-final-version-8222019/]Paradise[/url][/b] [[b]1[/b]: [size=85]Kappes Buur: 1[/size]]" calcext:value-type="string">
            <text:p>[b]184. [url=https://www.doomworld.com/forum/topic/106058-paradise-v2-final-version-8222019/]Paradise[/url][/b] [[b]1[/b]: [size=85]Kappes Buur: 1[/size]]</text:p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Paradise.png" calcext:value-type="string">
            <text:p>convert background.png -gravity Center -size 270 -pointsize 24 -fill black -annotate +0-14 'Voted #184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 office:value-type="string" office:string-value="[b]184. [url=https://forum.zdoom.org/viewtopic.php?f=19&amp;t=26057#p496393]Parkour[/url][/b] [[b]1[/b]: [size=85]TDRR: 1[/size]]" calcext:value-type="string">
            <text:p>[b]184. [url=https://forum.zdoom.org/viewtopic.php?f=19&amp;t=26057#p496393]Parkour[/url][/b] [[b]1[/b]: [size=85]TDRR: 1[/size]]</text:p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Parkour.png" calcext:value-type="string">
            <text:p>convert background.png -gravity Center -size 270 -pointsize 24 -fill black -annotate +0-14 'Voted #184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 office:value-type="string" office:string-value="[b]184. [url=https://forum.zdoom.org/viewtopic.php?f=19&amp;t=27649#p529231]Pokémon Doom[/url][/b] [[b]1[/b]: [size=85]Marrub: 1[/size]]" calcext:value-type="string">
            <text:p>[b]184. [url=https://forum.zdoom.org/viewtopic.php?f=19&amp;t=27649#p529231]Pokémon Doom[/url][/b] [[b]1[/b]: [size=85]Marrub: 1[/size]]</text:p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Pokémon_Doom.png" calcext:value-type="string">
            <text:p>convert background.png -gravity Center -size 270 -pointsize 24 -fill black -annotate +0-14 'Voted #184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 office:value-type="string" office:string-value="[b]184. [url=https://forum.zdoom.org/viewtopic.php?t=70993]Project Re-Blood[/url][/b] [[b]1[/b]: [size=85]ClessxAlghazanth: 1[/size]]" calcext:value-type="string">
            <text:p>[b]184. [url=https://forum.zdoom.org/viewtopic.php?t=70993]Project Re-Blood[/url][/b] [[b]1[/b]: [size=85]ClessxAlghazanth: 1[/size]]</text:p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Project_Re-Blood.png" calcext:value-type="string">
            <text:p>convert background.png -gravity Center -size 270 -pointsize 24 -fill black -annotate +0-14 'Voted #184 mod' -pointsize 20 -fill white -annotate +0+18 'by ZDoom Community' png8:pngs/Project_Re-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 office:value-type="string" office:string-value="[b]184. [url=https://sites.google.com/site/realgunshardcore/]Real Guns Hardcore[/url][/b] [[b]1[/b]: [size=85]Koto: 1[/size]]" calcext:value-type="string">
            <text:p>[b]184. [url=https://sites.google.com/site/realgunshardcore/]Real Guns Hardcore[/url][/b] [[b]1[/b]: [size=85]Koto: 1[/size]]</text:p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Real_Guns_Hardcore.png" calcext:value-type="string">
            <text:p>convert background.png -gravity Center -size 270 -pointsize 24 -fill black -annotate +0-14 'Voted #184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 office:value-type="string" office:string-value="[b]184. [url=https://www.doomworld.com/idgames/levels/doom2/Ports/p-r/roch]Realm of Cheogsh[/url][/b] [[b]1[/b]: [size=85]Ravick: 1[/size]]" calcext:value-type="string">
            <text:p>[b]184. [url=https://www.doomworld.com/idgames/levels/doom2/Ports/p-r/roch]Realm of Cheogsh[/url][/b] [[b]1[/b]: [size=85]Ravick: 1[/size]]</text:p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Realm_of_Cheogsh.png" calcext:value-type="string">
            <text:p>convert background.png -gravity Center -size 270 -pointsize 24 -fill black -annotate +0-14 'Voted #184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'Old mentions'.B2] &amp; &quot;]&quot; &amp; ['Old mentions'.A2] &amp; &quot;[/url][/b]&quot; &amp;  &quot; [[b]&quot; &amp; [Numbers.C269] &amp; &quot;[/b]: [size=85]&quot; &amp; [Numbers.F269] &amp; &quot;[/size]]&quot;; &quot;&quot;)" office:value-type="string" office:string-value="[b]184. [url=https://www.doomworld.com/forum/topic/103167-brutal-bolognese-gore-mod-the-sucessor-to-ketchup-version-20-released/]Bolognese[/url][/b] [[b]1[/b]: [size=85]IdiotBitz: 1[/size]]" calcext:value-type="string">
            <text:p>[b]184. [url=https://www.doomworld.com/forum/topic/103167-brutal-bolognese-gore-mod-the-sucessor-to-ketchup-version-20-released/]Bolognese[/url][/b] [[b]1[/b]: [size=85]IdiotBitz: 1[/size]]</text:p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Run_For_It!.png" calcext:value-type="string">
            <text:p>convert background.png -gravity Center -size 270 -pointsize 24 -fill black -annotate +0-14 'Voted #184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'Old mentions'.B3] &amp; &quot;]&quot; &amp; ['Old mentions'.A3] &amp; &quot;[/url][/b]&quot; &amp;  &quot; [[b]&quot; &amp; [Numbers.C270] &amp; &quot;[/b]: [size=85]&quot; &amp; [Numbers.F270] &amp; &quot;[/size]]&quot;; &quot;&quot;)" office:value-type="string" office:string-value="[b]184. [url=https://forum.zdoom.org/viewtopic.php?f=43&amp;t=68575]Hellrider[/url][/b] [[b]1[/b]: [size=85]Hipnotic Rogue: 1[/size]]" calcext:value-type="string">
            <text:p>[b]184. [url=https://forum.zdoom.org/viewtopic.php?f=43&amp;t=68575]Hellrider[/url][/b] [[b]1[/b]: [size=85]Hipnotic Rogue: 1[/size]]</text:p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Smooth_fluids.png" calcext:value-type="string">
            <text:p>convert background.png -gravity Center -size 270 -pointsize 24 -fill black -annotate +0-14 'Voted #184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'Old mentions'.B4] &amp; &quot;]&quot; &amp; ['Old mentions'.A4] &amp; &quot;[/url][/b]&quot; &amp;  &quot; [[b]&quot; &amp; [Numbers.C271] &amp; &quot;[/b]: [size=85]&quot; &amp; [Numbers.F271] &amp; &quot;[/size]]&quot;; &quot;&quot;)" office:value-type="string" office:string-value="[b]184. [url=https://forum.zdoom.org/viewtopic.php?f=43&amp;t=63575]Left 4 Doom[/url][/b] [[b]1[/b]: [size=85]Kappes Buur: 1[/size]]" calcext:value-type="string">
            <text:p>[b]184. [url=https://forum.zdoom.org/viewtopic.php?f=43&amp;t=63575]Left 4 Doom[/url][/b] [[b]1[/b]: [size=85]Kappes Buur: 1[/size]]</text:p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SpaceDM9.png" calcext:value-type="string">
            <text:p>convert background.png -gravity Center -size 270 -pointsize 24 -fill black -annotate +0-14 'Voted #184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'Old mentions'.B1] &amp; &quot;]&quot; &amp; ['Old mentions'.A1] &amp; &quot;[/url][/b]&quot; &amp;  &quot; [[b]&quot; &amp; [Numbers.C272] &amp; &quot;[/b]: [size=85]&quot; &amp; [Numbers.F272] &amp; &quot;[/size]]&quot;; &quot;&quot;)" office:value-type="string" office:string-value="[b]184. [url=http://waltersgameboy.tripod.com/simpdoom/]The Ultimate Simpsons Doom [/url][/b] [[b]1[/b]: [size=85]Rachael: 1[/size]]" calcext:value-type="string">
            <text:p>[b]184. [url=http://waltersgameboy.tripod.com/simpdoom/]The Ultimate Simpsons Doom [/url][/b] [[b]1[/b]: [size=85]Rachael: 1[/size]]</text:p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Splatterhouse_3D.png" calcext:value-type="string">
            <text:p>convert background.png -gravity Center -size 270 -pointsize 24 -fill black -annotate +0-14 'Voted #184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 office:value-type="string" office:string-value="[b]184. [url=https://forum.zdoom.org/viewtopic.php?t=56600#p1000024]StatsKeeper[/url][/b] [[b]1[/b]: [size=85]Cyanide: 1[/size]]" calcext:value-type="string">
            <text:p>[b]184. [url=https://forum.zdoom.org/viewtopic.php?t=56600#p1000024]StatsKeeper[/url][/b] [[b]1[/b]: [size=85]Cyanide: 1[/size]]</text:p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StatsKeeper.png" calcext:value-type="string">
            <text:p>convert background.png -gravity Center -size 270 -pointsize 24 -fill black -annotate +0-14 'Voted #184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 office:value-type="string" office:string-value="[b]184. [url=https://forum.zdoom.org/viewtopic.php?f=43&amp;t=57902#p1018827]Sun Damage Omen[/url][/b] [[b]1[/b]: [size=85]Matt: 1[/size]]" calcext:value-type="string">
            <text:p>[b]184. [url=https://forum.zdoom.org/viewtopic.php?f=43&amp;t=57902#p1018827]Sun Damage Omen[/url][/b] [[b]1[/b]: [size=85]Matt: 1[/size]]</text:p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Sun_Damage_Omen.png" calcext:value-type="string">
            <text:p>convert background.png -gravity Center -size 270 -pointsize 24 -fill black -annotate +0-14 'Voted #184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 office:value-type="string" office:string-value="[b]184. [url=https://forum.zdoom.org/viewtopic.php?p=883878#p883878]TGRDM3 (Morgenstern)[/url][/b] [[b]1[/b]: [size=85]Rachael: 1[/size]]" calcext:value-type="string">
            <text:p>[b]184. [url=https://forum.zdoom.org/viewtopic.php?p=883878#p883878]TGRDM3 (Morgenstern)[/url][/b] [[b]1[/b]: [size=85]Rachael: 1[/size]]</text:p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TGRDM3__Morgenstern_.png" calcext:value-type="string">
            <text:p>convert background.png -gravity Center -size 270 -pointsize 24 -fill black -annotate +0-14 'Voted #184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 office:value-type="string" office:string-value="[b]184. [url=https://www.doomworld.com/idgames/levels/doom2/Ports/s-u/tcotd21me]The City of The Damned : Apocalypse[/url][/b] [[b]1[/b]: [size=85]Zan: 1[/size]]" calcext:value-type="string">
            <text:p>[b]184. [url=https://www.doomworld.com/idgames/levels/doom2/Ports/s-u/tcotd21me]The City of The Damned : Apocalypse[/url][/b] [[b]1[/b]: [size=85]Zan: 1[/size]]</text:p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The_City_of_The_Damned_:_Apocalypse.png" calcext:value-type="string">
            <text:p>convert background.png -gravity Center -size 270 -pointsize 24 -fill black -annotate +0-14 'Voted #184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 office:value-type="string" office:string-value="[b]184. [url=http://www.prodigal-game.com/doomwads.html]The Island[/url][/b] [[b]1[/b]: [size=85]Kappes Buur: 1[/size]]" calcext:value-type="string">
            <text:p>[b]184. [url=http://www.prodigal-game.com/doomwads.html]The Island[/url][/b] [[b]1[/b]: [size=85]Kappes Buur: 1[/size]]</text:p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The_Island.png" calcext:value-type="string">
            <text:p>convert background.png -gravity Center -size 270 -pointsize 24 -fill black -annotate +0-14 'Voted #184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 office:value-type="string" office:string-value="[b]184. [url=https://forum.zdoom.org/viewtopic.php?f=43&amp;t=55321#p978965]The Trooper[/url][/b] [[b]1[/b]: [size=85]lil'devil: 1[/size]]" calcext:value-type="string">
            <text:p>[b]184. [url=https://forum.zdoom.org/viewtopic.php?f=43&amp;t=55321#p978965]The Trooper[/url][/b] [[b]1[/b]: [size=85]lil'devil: 1[/size]]</text:p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The_Trooper.png" calcext:value-type="string">
            <text:p>convert background.png -gravity Center -size 270 -pointsize 24 -fill black -annotate +0-14 'Voted #184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'Old mentions'.B5] &amp; &quot;]&quot; &amp; ['Old mentions'.A5] &amp; &quot;[/url][/b]&quot; &amp;  &quot; [[b]&quot; &amp; [Numbers.C279] &amp; &quot;[/b]: [size=85]&quot; &amp; [Numbers.F279] &amp; &quot;[/size]]&quot;; &quot;&quot;)" office:value-type="string" office:string-value="[b]184. [url=https://forum.zdoom.org/viewtopic.php?f=46&amp;t=69564]CBLOOD Ultimate Edition[/url][/b] [[b]1[/b]: [size=85]Curunir: 1[/size]]" calcext:value-type="string">
            <text:p>[b]184. [url=https://forum.zdoom.org/viewtopic.php?f=46&amp;t=69564]CBLOOD Ultimate Edition[/url][/b] [[b]1[/b]: [size=85]Curunir: 1[/size]]</text:p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Thief_-_The_Trail_of_the_Arch-Heretic.png" calcext:value-type="string">
            <text:p>convert background.png -gravity Center -size 270 -pointsize 24 -fill black -annotate +0-14 'Voted #184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 office:value-type="string" office:string-value="[b]184. [url=https://forum.zdoom.org/viewtopic.php?f=43&amp;t=64678]Ultimate Custom Doom[/url][/b] [[b]1[/b]: [size=85]Lagi: 1[/size]]" calcext:value-type="string">
            <text:p>[b]184. [url=https://forum.zdoom.org/viewtopic.php?f=43&amp;t=64678]Ultimate Custom Doom[/url][/b] [[b]1[/b]: [size=85]Lagi: 1[/size]]</text:p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Ultimate_Custom_Doom.png" calcext:value-type="string">
            <text:p>convert background.png -gravity Center -size 270 -pointsize 24 -fill black -annotate +0-14 'Voted #184 mod' -pointsize 20 -fill white -annotate +0+18 'by ZDoom Community' png8:pngs/Ultimate_Custom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 office:value-type="string" office:string-value="[b]184. [url=https://www.moddb.com/mods/vietdoom]VietDoom[/url][/b] [[b]1[/b]: [size=85]undeadmonk354: 1[/size]]" calcext:value-type="string">
            <text:p>[b]184. [url=https://www.moddb.com/mods/vietdoom]VietDoom[/url][/b] [[b]1[/b]: [size=85]undeadmonk354: 1[/size]]</text:p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VietDoom.png" calcext:value-type="string">
            <text:p>convert background.png -gravity Center -size 270 -pointsize 24 -fill black -annotate +0-14 'Voted #184 mod' -pointsize 20 -fill white -annotate +0+18 'by ZDoom Community' png8:pngs/Viet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 office:value-type="string" office:string-value="[b]184. [url=https://forum.zdoom.org/viewtopic.php?t=57338#p1010714]Vignette Shader[/url][/b] [[b]1[/b]: [size=85]Hexereticdoom: 1[/size]]" calcext:value-type="string">
            <text:p>[b]184. [url=https://forum.zdoom.org/viewtopic.php?t=57338#p1010714]Vignette Shader[/url][/b] [[b]1[/b]: [size=85]Hexereticdoom: 1[/size]]</text:p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Vignette_Shader.png" calcext:value-type="string">
            <text:p>convert background.png -gravity Center -size 270 -pointsize 24 -fill black -annotate +0-14 'Voted #184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 office:value-type="string" office:string-value="[b]184. [url=https://forum.zdoom.org/viewtopic.php?f=43&amp;t=67054#p1132997]War Trophies[/url][/b] [[b]1[/b]: [size=85]m8f: 1[/size]]" calcext:value-type="string">
            <text:p>[b]184. [url=https://forum.zdoom.org/viewtopic.php?f=43&amp;t=67054#p1132997]War Trophies[/url][/b] [[b]1[/b]: [size=85]m8f: 1[/size]]</text:p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War_Trophies.png" calcext:value-type="string">
            <text:p>convert background.png -gravity Center -size 270 -pointsize 24 -fill black -annotate +0-14 'Voted #184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 office:value-type="string" office:string-value="[b]184. [url=http://www.moddb.com/addons/na132689]WARDUST heretic Sprites[/url][/b] [[b]1[/b]: [size=85]Hipnotic Rogue: 1[/size]]" calcext:value-type="string">
            <text:p>[b]184. [url=http://www.moddb.com/addons/na132689]WARDUST heretic Sprites[/url][/b] [[b]1[/b]: [size=85]Hipnotic Rogue: 1[/size]]</text:p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WARDUST_heretic_Sprites.png" calcext:value-type="string">
            <text:p>convert background.png -gravity Center -size 270 -pointsize 24 -fill black -annotate +0-14 'Voted #184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 office:value-type="string" office:string-value="[b]184. [url=https://www.afadoomer.com/wolf3d/default.php]Wolfenstein 3D TC[/url][/b] [[b]1[/b]: [size=85]sycspysycspy: 1[/size]]" calcext:value-type="string">
            <text:p>[b]184. [url=https://www.afadoomer.com/wolf3d/default.php]Wolfenstein 3D TC[/url][/b] [[b]1[/b]: [size=85]sycspysycspy: 1[/size]]</text:p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Wolfenstein_3D_TC.png" calcext:value-type="string">
            <text:p>convert background.png -gravity Center -size 270 -pointsize 24 -fill black -annotate +0-14 'Voted #184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 office:value-type="string" office:string-value="[b]184. [url=https://forum.zdoom.org/viewtopic.php?f=43&amp;t=37254#p707405]X-Weapon: Helsturm[/url][/b] [[b]1[/b]: [size=85]shotfan: 1[/size]]" calcext:value-type="string">
            <text:p>[b]184. [url=https://forum.zdoom.org/viewtopic.php?f=43&amp;t=37254#p707405]X-Weapon: Helsturm[/url][/b] [[b]1[/b]: [size=85]shotfan: 1[/size]]</text:p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X-Weapon:_Helsturm.png" calcext:value-type="string">
            <text:p>convert background.png -gravity Center -size 270 -pointsize 24 -fill black -annotate +0-14 'Voted #184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 office:value-type="string" office:string-value="[b]184. [url=https://forum.zdoom.org/viewtopic.php?f=43&amp;t=63652&amp;p=1091577#p1091263]Xim's Star Wars Doom[/url][/b] [[b]1[/b]: [size=85]xim: 1[/size]]" calcext:value-type="string">
            <text:p>[b]184. [url=https://forum.zdoom.org/viewtopic.php?f=43&amp;t=63652&amp;p=1091577#p1091263]Xim's Star Wars Doom[/url][/b] [[b]1[/b]: [size=85]xim: 1[/size]]</text:p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Xim_s_Star_Wars_Doom.png" calcext:value-type="string">
            <text:p>convert background.png -gravity Center -size 270 -pointsize 24 -fill black -annotate +0-14 'Voted #184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 office:value-type="string" office:string-value="[b]184. [url=https://forum.zdoom.org/viewtopic.php?f=43&amp;t=50744#p882979]Zion[/url][/b] [[b]1[/b]: [size=85]Apaul27 : 1[/size]]" calcext:value-type="string">
            <text:p>[b]184. [url=https://forum.zdoom.org/viewtopic.php?f=43&amp;t=50744#p882979]Zion[/url][/b] [[b]1[/b]: [size=85]Apaul27 : 1[/size]]</text:p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Zion.png" calcext:value-type="string">
            <text:p>convert background.png -gravity Center -size 270 -pointsize 24 -fill black -annotate +0-14 'Voted #184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'Old mentions'.B6] &amp; &quot;]&quot; &amp; ['Old mentions'.A6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'Old mentions'.A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Old mention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34"/>
        <table:table-row table:style-name="ro3"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</table:table-row>
        <table:table-row table:style-name="ro3">
          <table:table-cell office:value-type="string" calcext:value-type="string">
            <text:p>Bolognese</text:p>
          </table:table-cell>
          <table:table-cell office:value-type="string" calcext:value-type="string">
            <text:p><text:a xlink:href="https://www.doomworld.com/forum/topic/103167-brutal-bolognese-gore-mod-the-sucessor-to-ketchup-version-20-released/" xlink:type="simple">https://www.doomworld.com/forum/topic/103167-brutal-bolognese-gore-mod-the-sucessor-to-ketchup-version-20-released/</text:a></text:p>
          </table:table-cell>
        </table:table-row>
        <table:table-row table:style-name="ro3">
          <table:table-cell office:value-type="string" calcext:value-type="string">
            <text:p>Hellrider</text:p>
          </table:table-cell>
          <table:table-cell office:value-type="string" calcext:value-type="string">
            <text:p><text:a xlink:href="https://forum.zdoom.org/viewtopic.php?f=43&amp;t=68575" xlink:type="simple">https://forum.zdoom.org/viewtopic.php?f=43&amp;t=68575</text:a></text:p>
          </table:table-cell>
        </table:table-row>
        <table:table-row table:style-name="ro3">
          <table:table-cell office:value-type="string" calcext:value-type="string">
            <text:p>Left 4 Doom</text:p>
          </table:table-cell>
          <table:table-cell office:value-type="string" calcext:value-type="string">
            <text:p><text:a xlink:href="https://forum.zdoom.org/viewtopic.php?f=43&amp;t=63575" xlink:type="simple">https://forum.zdoom.org/viewtopic.php?f=43&amp;t=63575</text:a></text:p>
          </table:table-cell>
        </table:table-row>
        <table:table-row table:style-name="ro3">
          <table:table-cell office:value-type="string" calcext:value-type="string">
            <text:p>CBLOOD Ultimate Edition</text:p>
          </table:table-cell>
          <table:table-cell office:value-type="string" calcext:value-type="string">
            <text:p>https://forum.zdoom.org/viewtopic.php?f=46&amp;t=69564</text:p>
          </table:table-cell>
        </table:table-row>
        <table:table-row table:style-name="ro3"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able-cell-properties fo:background-color="#ccccc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/00/0000</text:date>, <text:time style:data-style-name="N2" text:time-value="20:00:35.7162786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2-03-05T20:03:56.814526333</dc:date>
    <meta:editing-duration>P1DT21H22M9S</meta:editing-duration>
    <meta:editing-cycles>251</meta:editing-cycles>
    <meta:generator>LibreOffice/7.2.5.2.0$Linux_X86_64 LibreOffice_project/20$Build-2</meta:generator>
    <meta:document-statistic meta:table-count="3" meta:cell-count="4755" meta:object-count="0"/>
  </office:meta>
</office:document-meta>
</file>